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9244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0.698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5665in"/>
    </style:style>
    <style:style style:name="co34" style:family="table-column">
      <style:table-column-properties fo:break-before="auto" style:column-width="0.7335in"/>
    </style:style>
    <style:style style:name="co35" style:family="table-column">
      <style:table-column-properties fo:break-before="auto" style:column-width="0.7098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7598in"/>
    </style:style>
    <style:style style:name="co42" style:family="table-column">
      <style:table-column-properties fo:break-before="auto" style:column-width="1.2189in"/>
    </style:style>
    <style:style style:name="co43" style:family="table-column">
      <style:table-column-properties fo:break-before="auto" style:column-width="0.8126in"/>
    </style:style>
    <style:style style:name="co44" style:family="table-column">
      <style:table-column-properties fo:break-before="auto" style:column-width="1.1165in"/>
    </style:style>
    <style:style style:name="co45" style:family="table-column">
      <style:table-column-properties fo:break-before="auto" style:column-width="1.2071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1.0146in"/>
    </style:style>
    <style:style style:name="co48" style:family="table-column">
      <style:table-column-properties fo:break-before="auto" style:column-width="0.9693in"/>
    </style:style>
    <style:style style:name="co49" style:family="table-column">
      <style:table-column-properties fo:break-before="auto" style:column-width="1.5346in"/>
    </style:style>
    <style:style style:name="co50" style:family="table-column">
      <style:table-column-properties fo:break-before="auto" style:column-width="0.7217in"/>
    </style:style>
    <style:style style:name="co51" style:family="table-column">
      <style:table-column-properties fo:break-before="auto" style:column-width="1.2402in"/>
    </style:style>
    <style:style style:name="co52" style:family="table-column">
      <style:table-column-properties fo:break-before="auto" style:column-width="1.2972in"/>
    </style:style>
    <style:style style:name="co53" style:family="table-column">
      <style:table-column-properties fo:break-before="auto" style:column-width="0.8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10d0c"/>
    </style:style>
    <style:style style:name="ta5" style:family="table" style:master-page-name="Default">
      <style:table-properties table:display="true" style:writing-mode="lr-tb" table:tab-color="#5eb91e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84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84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84">
      <style:table-cell-properties fo:background-color="#ffff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20" style:family="table-cell" style:parent-style-name="Default" style:data-style-name="N84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84">
      <style:table-cell-properties fo:background-color="#ffff00"/>
    </style:style>
    <style:style style:name="ce26" style:family="table-cell" style:parent-style-name="Default" style:data-style-name="N122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34" style:family="table-cell" style:parent-style-name="Default" style:data-style-name="N122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fo:background-color="#ffffff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33" style:family="table-cell" style:parent-style-name="Default" style:data-style-name="N3">
      <style:table-cell-properties fo:background-color="#ffffff"/>
    </style:style>
    <style:style style:name="ce40" style:family="table-cell" style:parent-style-name="Default">
      <style:table-cell-properties fo:background-color="#000000"/>
      <style:text-properties fo:color="#ffffff"/>
    </style:style>
    <style:style style:name="ce41" style:family="table-cell" style:parent-style-name="Default">
      <style:table-cell-properties fo:background-color="#ffffff"/>
      <style:text-properties fo:color="#000000"/>
    </style:style>
    <style:style style:name="ce42" style:family="table-cell" style:parent-style-name="Default">
      <style:table-cell-properties fo:background-color="#81d41a"/>
      <style:text-properties fo:color="#000000"/>
    </style:style>
    <style:style style:name="ce51" style:family="table-cell" style:parent-style-name="Default" style:data-style-name="N84">
      <style:table-cell-properties fo:background-color="#b4c7dc"/>
      <style:text-properties fo:color="#000000"/>
    </style:style>
    <style:style style:name="ce43" style:family="table-cell" style:parent-style-name="Default" style:data-style-name="N84">
      <style:table-cell-properties fo:background-color="#ffffff"/>
      <style:text-properties fo:color="#000000"/>
    </style:style>
    <style:style style:name="ce7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4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5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7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6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4">
      <style:table-cell-properties fo:background-color="#b4c7dc"/>
      <style:text-properties fo:color="#000000"/>
    </style:style>
    <style:style style:name="ce48" style:family="table-cell" style:parent-style-name="Default" style:data-style-name="N124">
      <style:table-cell-properties fo:background-color="#ffffff"/>
      <style:text-properties fo:color="#000000"/>
    </style:style>
    <style:style style:name="ce66" style:family="table-cell" style:parent-style-name="Default" style:data-style-name="N124">
      <style:table-cell-properties fo:background-color="#ffffff"/>
      <style:text-properties fo:color="#000000" fo:font-weight="bold" style:font-weight-asian="bold" style:font-weight-complex="bold"/>
    </style:style>
    <style:style style:name="ce67" style:family="table-cell" style:parent-style-name="Default" style:data-style-name="N126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ce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8" style:family="table-cell" style:parent-style-name="Default" style:data-style-name="N121">
      <style:table-cell-properties fo:background-color="#ffffff"/>
    </style:style>
    <style:style style:name="ce99" style:family="table-cell" style:parent-style-name="Default" style:data-style-name="N4">
      <style:table-cell-properties fo:background-color="#ffffff"/>
      <style:text-properties fo:color="#000000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/>
    </style:style>
    <style:style style:name="ce101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2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3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c9211e"/>
    </style:style>
    <style:style style:name="ce104" style:family="table-cell" style:parent-style-name="Default" style:data-style-name="N121">
      <style:table-cell-properties fo:background-color="#b4c7dc"/>
      <style:text-properties fo:color="#c9211e"/>
    </style:style>
    <style:style style:name="ce105" style:family="table-cell" style:parent-style-name="Default" style:data-style-name="N121">
      <style:table-cell-properties fo:background-color="#b4c7d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ual_calc" table:style-name="ta1">
        <table:shapes>
          <draw:frame draw:z-index="0" draw:style-name="gr1" draw:text-style-name="P1" svg:width="6.2929in" svg:height="3.5453in" svg:x="12.4996in" svg:y="0.1854in">
            <draw:object draw:notify-on-update-of-ranges="manual_calc.I1:manual_calc.I1 manual_calc.I2:manual_calc.I45 manual_calc.K1:manual_calc.K1 manual_calc.K2:manual_calc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" draw:style-name="gr1" draw:text-style-name="P1" svg:width="6.3004in" svg:height="3.5453in" svg:x="12.7402in" svg:y="4.1106in">
            <draw:object draw:notify-on-update-of-ranges="manual_calc.F2:manual_calc.F45 manual_calc.J1:manual_calc.J1 manual_calc.J2:manual_calc.J45 manual_calc.L1:manual_calc.L1 manual_calc.L2:manual_calc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2"/>
        <table:table-column table:style-name="co11" table:number-columns-repeated="1011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crv_nm</text:p>
          </table:table-cell>
          <table:table-cell table:style-name="ce1" office:value-type="string" calcext:value-type="string">
            <text:p>scn_no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1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style-name="ce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df</text:p>
          </table:table-cell>
          <table:table-cell table:style-name="ce34" office:value-type="string" calcext:value-type="string">
            <text:p>end df</text:p>
          </table:table-cell>
          <table:table-cell table:style-name="ce34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3524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096" calcext:value-type="float">
            <text:p>0.504109589041096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7285" calcext:value-type="float">
            <text:p>-0.0036568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04" calcext:value-type="float">
            <text:p>0.495890410958904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4667" calcext:value-type="float">
            <text:p>-0.0014130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699" calcext:value-type="float">
            <text:p>0.501369863013699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495" calcext:value-type="float">
            <text:p>-0.0005840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egin date</text:p>
          </table:table-cell>
          <table:table-cell table:style-name="ce31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4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1" calcext:value-type="float">
            <text:p>0.5041095890411</text:p>
          </table:table-cell>
          <table:table-cell table:formula="of:=[.F59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" calcext:value-type="float">
            <text:p>0.4958904109589</text:p>
          </table:table-cell>
          <table:table-cell table:formula="of:=[.F60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7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68" calcext:value-type="float">
            <text:p>-0.0013713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1">
          <table:table-cell table:style-name="ce31" office:value-type="string" calcext:value-type="string">
            <text:p>begin date</text:p>
          </table:table-cell>
          <table:table-cell table:style-name="ce31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2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1" calcext:value-type="float">
            <text:p>0.5041095890411</text:p>
          </table:table-cell>
          <table:table-cell table:formula="of:=[.F68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" calcext:value-type="float">
            <text:p>0.4958904109589</text:p>
          </table:table-cell>
          <table:table-cell table:formula="of:=[.F69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7" calcext:value-type="float">
            <text:p>0.5013698630137</text:p>
          </table:table-cell>
          <table:table-cell table:formula="of:=[.F70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4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462" calcext:value-type="float">
            <text:p>-0.0018890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bcrv_eur" table:style-name="ta2">
        <table:table-column table:style-name="co12" table:default-cell-style-name="ce2"/>
        <table:table-column table:style-name="co11" table:default-cell-style-name="ce33"/>
        <table:table-column table:style-name="co11" table:number-columns-repeated="1020" table:default-cell-style-name="ce2"/>
        <table:table-row table:style-name="ro1">
          <table:table-cell table:style-name="ce31" office:value-type="string" calcext:value-type="string">
            <text:p>crv_nm</text:p>
          </table:table-cell>
          <table:table-cell table:style-name="ce32" office:value-type="string" calcext:value-type="string">
            <text:p>tenor</text:p>
          </table:table-cell>
          <table:table-cell table:style-name="ce34" office:value-type="string" calcext:value-type="string">
            <text:p>rate</text:p>
          </table:table-cell>
          <table:table-cell table:style-name="ce34" office:value-type="string" calcext:value-type="string">
            <text:p>year_frac</text:p>
          </table:table-cell>
          <table:table-cell table:style-name="ce34" office:value-type="string" calcext:value-type="string">
            <text:p>year_frac_1</text:p>
          </table:table-cell>
          <table:table-cell table:style-name="ce31" office:value-type="string" calcext:value-type="string">
            <text:p>year_frac_2</text:p>
          </table:table-cell>
          <table:table-cell table:style-name="ce34" office:value-type="string" calcext:value-type="string">
            <text:p>df_calc</text:p>
          </table:table-cell>
          <table:table-cell table:style-name="ce34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0.0037444" calcext:value-type="float">
            <text:p>-0.0037444</text:p>
          </table:table-cell>
          <table:table-cell table:style-name="ce4" table:formula="of:=[.B2]/365" office:value-type="float" office:value="0.00273972602739726" calcext:value-type="float">
            <text:p>0.0027397</text:p>
          </table:table-cell>
          <table:table-cell table:style-name="ce4" table:formula="of:=[.D2]-FLOOR([.D2])" office:value-type="float" office:value="0.00273972602739726" calcext:value-type="float">
            <text:p>0.0027397</text:p>
          </table:table-cell>
          <table:table-cell table:style-name="ce5" table:formula="of:=[.D2]-[.E2]" office:value-type="float" office:value="0" calcext:value-type="float">
            <text:p>0</text:p>
          </table:table-cell>
          <table:table-cell table:style-name="ce6" table:formula="of:=1/(1+[.C2]*[.E2])*1/(1+[.C2])^[.F2]" office:value-type="float" office:value="1.00001025873538" calcext:value-type="float">
            <text:p>1.0000103</text:p>
          </table:table-cell>
          <table:table-cell table:style-name="ce6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-0.0037997" calcext:value-type="float">
            <text:p>-0.0037997</text:p>
          </table:table-cell>
          <table:table-cell table:style-name="ce4" table:formula="of:=[.B3]/365" office:value-type="float" office:value="0.0191780821917808" calcext:value-type="float">
            <text:p>0.0191781</text:p>
          </table:table-cell>
          <table:table-cell table:style-name="ce4" table:formula="of:=[.D3]-FLOOR([.D3])" office:value-type="float" office:value="0.0191780821917808" calcext:value-type="float">
            <text:p>0.0191781</text:p>
          </table:table-cell>
          <table:table-cell table:style-name="ce5" table:formula="of:=[.D3]-[.E3]" office:value-type="float" office:value="0" calcext:value-type="float">
            <text:p>0</text:p>
          </table:table-cell>
          <table:table-cell table:style-name="ce6" table:formula="of:=1/(1+[.C3]*[.E3])*1/(1+[.C3])^[.F3]" office:value-type="float" office:value="1.00007287626947" calcext:value-type="float">
            <text:p>1.0000729</text:p>
          </table:table-cell>
          <table:table-cell table:style-name="ce6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-0.0037677" calcext:value-type="float">
            <text:p>-0.0037677</text:p>
          </table:table-cell>
          <table:table-cell table:style-name="ce4" table:formula="of:=[.B4]/365" office:value-type="float" office:value="0.0821917808219178" calcext:value-type="float">
            <text:p>0.0821918</text:p>
          </table:table-cell>
          <table:table-cell table:style-name="ce4" table:formula="of:=[.D4]-FLOOR([.D4])" office:value-type="float" office:value="0.0821917808219178" calcext:value-type="float">
            <text:p>0.0821918</text:p>
          </table:table-cell>
          <table:table-cell table:style-name="ce5" table:formula="of:=[.D4]-[.E4]" office:value-type="float" office:value="0" calcext:value-type="float">
            <text:p>0</text:p>
          </table:table-cell>
          <table:table-cell table:style-name="ce6" table:formula="of:=1/(1+[.C4]*[.E4])*1/(1+[.C4])^[.F4]" office:value-type="float" office:value="1.00030976990028" calcext:value-type="float">
            <text:p>1.0003098</text:p>
          </table:table-cell>
          <table:table-cell table:style-name="ce6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-0.0034353" calcext:value-type="float">
            <text:p>-0.0034353</text:p>
          </table:table-cell>
          <table:table-cell table:style-name="ce4" table:formula="of:=[.B5]/365" office:value-type="float" office:value="0.167123287671233" calcext:value-type="float">
            <text:p>0.1671233</text:p>
          </table:table-cell>
          <table:table-cell table:style-name="ce4" table:formula="of:=[.D5]-FLOOR([.D5])" office:value-type="float" office:value="0.167123287671233" calcext:value-type="float">
            <text:p>0.1671233</text:p>
          </table:table-cell>
          <table:table-cell table:style-name="ce5" table:formula="of:=[.D5]-[.E5]" office:value-type="float" office:value="0" calcext:value-type="float">
            <text:p>0</text:p>
          </table:table-cell>
          <table:table-cell table:style-name="ce6" table:formula="of:=1/(1+[.C5]*[.E5])*1/(1+[.C5])^[.F5]" office:value-type="float" office:value="1.00057444843168" calcext:value-type="float">
            <text:p>1.0005744</text:p>
          </table:table-cell>
          <table:table-cell table:style-name="ce6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-0.0030285" calcext:value-type="float">
            <text:p>-0.0030285</text:p>
          </table:table-cell>
          <table:table-cell table:style-name="ce4" table:formula="of:=[.B6]/365" office:value-type="float" office:value="0.249315068493151" calcext:value-type="float">
            <text:p>0.2493151</text:p>
          </table:table-cell>
          <table:table-cell table:style-name="ce4" table:formula="of:=[.D6]-FLOOR([.D6])" office:value-type="float" office:value="0.249315068493151" calcext:value-type="float">
            <text:p>0.2493151</text:p>
          </table:table-cell>
          <table:table-cell table:style-name="ce5" table:formula="of:=[.D6]-[.E6]" office:value-type="float" office:value="0" calcext:value-type="float">
            <text:p>0</text:p>
          </table:table-cell>
          <table:table-cell table:style-name="ce6" table:formula="of:=1/(1+[.C6]*[.E6])*1/(1+[.C6])^[.F6]" office:value-type="float" office:value="1.00075562121725" calcext:value-type="float">
            <text:p>1.0007556</text:p>
          </table:table-cell>
          <table:table-cell table:style-name="ce6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-0.0026597" calcext:value-type="float">
            <text:p>-0.0026597</text:p>
          </table:table-cell>
          <table:table-cell table:style-name="ce4" table:formula="of:=[.B7]/365" office:value-type="float" office:value="0.331506849315068" calcext:value-type="float">
            <text:p>0.3315068</text:p>
          </table:table-cell>
          <table:table-cell table:style-name="ce4" table:formula="of:=[.D7]-FLOOR([.D7])" office:value-type="float" office:value="0.331506849315068" calcext:value-type="float">
            <text:p>0.3315068</text:p>
          </table:table-cell>
          <table:table-cell table:style-name="ce5" table:formula="of:=[.D7]-[.E7]" office:value-type="float" office:value="0" calcext:value-type="float">
            <text:p>0</text:p>
          </table:table-cell>
          <table:table-cell table:style-name="ce6" table:formula="of:=1/(1+[.C7]*[.E7])*1/(1+[.C7])^[.F7]" office:value-type="float" office:value="1.00088248686353" calcext:value-type="float">
            <text:p>1.0008825</text:p>
          </table:table-cell>
          <table:table-cell table:style-name="ce6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-0.0022991" calcext:value-type="float">
            <text:p>-0.0022991</text:p>
          </table:table-cell>
          <table:table-cell table:style-name="ce4" table:formula="of:=[.B8]/365" office:value-type="float" office:value="0.413698630136986" calcext:value-type="float">
            <text:p>0.4136986</text:p>
          </table:table-cell>
          <table:table-cell table:style-name="ce4" table:formula="of:=[.D8]-FLOOR([.D8])" office:value-type="float" office:value="0.413698630136986" calcext:value-type="float">
            <text:p>0.4136986</text:p>
          </table:table-cell>
          <table:table-cell table:style-name="ce5" table:formula="of:=[.D8]-[.E8]" office:value-type="float" office:value="0" calcext:value-type="float">
            <text:p>0</text:p>
          </table:table-cell>
          <table:table-cell table:style-name="ce6" table:formula="of:=1/(1+[.C8]*[.E8])*1/(1+[.C8])^[.F8]" office:value-type="float" office:value="1.00095204003869" calcext:value-type="float">
            <text:p>1.0009520</text:p>
          </table:table-cell>
          <table:table-cell table:style-name="ce6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-0.0019263" calcext:value-type="float">
            <text:p>-0.0019263</text:p>
          </table:table-cell>
          <table:table-cell table:style-name="ce4" table:formula="of:=[.B9]/365" office:value-type="float" office:value="0.498630136986301" calcext:value-type="float">
            <text:p>0.4986301</text:p>
          </table:table-cell>
          <table:table-cell table:style-name="ce4" table:formula="of:=[.D9]-FLOOR([.D9])" office:value-type="float" office:value="0.498630136986301" calcext:value-type="float">
            <text:p>0.4986301</text:p>
          </table:table-cell>
          <table:table-cell table:style-name="ce5" table:formula="of:=[.D9]-[.E9]" office:value-type="float" office:value="0" calcext:value-type="float">
            <text:p>0</text:p>
          </table:table-cell>
          <table:table-cell table:style-name="ce6" table:formula="of:=1/(1+[.C9]*[.E9])*1/(1+[.C9])^[.F9]" office:value-type="float" office:value="1.00096143470171" calcext:value-type="float">
            <text:p>1.0009614</text:p>
          </table:table-cell>
          <table:table-cell table:style-name="ce6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-0.0016725" calcext:value-type="float">
            <text:p>-0.0016725</text:p>
          </table:table-cell>
          <table:table-cell table:style-name="ce4" table:formula="of:=[.B10]/365" office:value-type="float" office:value="0.580821917808219" calcext:value-type="float">
            <text:p>0.5808219</text:p>
          </table:table-cell>
          <table:table-cell table:style-name="ce4" table:formula="of:=[.D10]-FLOOR([.D10])" office:value-type="float" office:value="0.580821917808219" calcext:value-type="float">
            <text:p>0.5808219</text:p>
          </table:table-cell>
          <table:table-cell table:style-name="ce5" table:formula="of:=[.D10]-[.E10]" office:value-type="float" office:value="0" calcext:value-type="float">
            <text:p>0</text:p>
          </table:table-cell>
          <table:table-cell table:style-name="ce6" table:formula="of:=1/(1+[.C10]*[.E10])*1/(1+[.C10])^[.F10]" office:value-type="float" office:value="1.00097236924099" calcext:value-type="float">
            <text:p>1.0009724</text:p>
          </table:table-cell>
          <table:table-cell table:style-name="ce6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-0.0014323" calcext:value-type="float">
            <text:p>-0.0014323</text:p>
          </table:table-cell>
          <table:table-cell table:style-name="ce4" table:formula="of:=[.B11]/365" office:value-type="float" office:value="0.665753424657534" calcext:value-type="float">
            <text:p>0.6657534</text:p>
          </table:table-cell>
          <table:table-cell table:style-name="ce4" table:formula="of:=[.D11]-FLOOR([.D11])" office:value-type="float" office:value="0.665753424657534" calcext:value-type="float">
            <text:p>0.6657534</text:p>
          </table:table-cell>
          <table:table-cell table:style-name="ce5" table:formula="of:=[.D11]-[.E11]" office:value-type="float" office:value="0" calcext:value-type="float">
            <text:p>0</text:p>
          </table:table-cell>
          <table:table-cell table:style-name="ce6" table:formula="of:=1/(1+[.C11]*[.E11])*1/(1+[.C11])^[.F11]" office:value-type="float" office:value="1.00095446877207" calcext:value-type="float">
            <text:p>1.0009545</text:p>
          </table:table-cell>
          <table:table-cell table:style-name="ce6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4" office:value-type="float" office:value="-0.0011999" calcext:value-type="float">
            <text:p>-0.0011999</text:p>
          </table:table-cell>
          <table:table-cell table:style-name="ce4" table:formula="of:=[.B12]/365" office:value-type="float" office:value="0.747945205479452" calcext:value-type="float">
            <text:p>0.7479452</text:p>
          </table:table-cell>
          <table:table-cell table:style-name="ce4" table:formula="of:=[.D12]-FLOOR([.D12])" office:value-type="float" office:value="0.747945205479452" calcext:value-type="float">
            <text:p>0.7479452</text:p>
          </table:table-cell>
          <table:table-cell table:style-name="ce5" table:formula="of:=[.D12]-[.E12]" office:value-type="float" office:value="0" calcext:value-type="float">
            <text:p>0</text:p>
          </table:table-cell>
          <table:table-cell table:style-name="ce6" table:formula="of:=1/(1+[.C12]*[.E12])*1/(1+[.C12])^[.F12]" office:value-type="float" office:value="1.00089826560902" calcext:value-type="float">
            <text:p>1.0008983</text:p>
          </table:table-cell>
          <table:table-cell table:style-name="ce6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-0.0009557" calcext:value-type="float">
            <text:p>-0.0009557</text:p>
          </table:table-cell>
          <table:table-cell table:style-name="ce4" table:formula="of:=[.B13]/365" office:value-type="float" office:value="0.832876712328767" calcext:value-type="float">
            <text:p>0.8328767</text:p>
          </table:table-cell>
          <table:table-cell table:style-name="ce4" table:formula="of:=[.D13]-FLOOR([.D13])" office:value-type="float" office:value="0.832876712328767" calcext:value-type="float">
            <text:p>0.8328767</text:p>
          </table:table-cell>
          <table:table-cell table:style-name="ce5" table:formula="of:=[.D13]-[.E13]" office:value-type="float" office:value="0" calcext:value-type="float">
            <text:p>0</text:p>
          </table:table-cell>
          <table:table-cell table:style-name="ce6" table:formula="of:=1/(1+[.C13]*[.E13])*1/(1+[.C13])^[.F13]" office:value-type="float" office:value="1.00079661436329" calcext:value-type="float">
            <text:p>1.0007966</text:p>
          </table:table-cell>
          <table:table-cell table:style-name="ce6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-0.0007186" calcext:value-type="float">
            <text:p>-0.0007186</text:p>
          </table:table-cell>
          <table:table-cell table:style-name="ce4" table:formula="of:=[.B14]/365" office:value-type="float" office:value="0.915068493150685" calcext:value-type="float">
            <text:p>0.9150685</text:p>
          </table:table-cell>
          <table:table-cell table:style-name="ce4" table:formula="of:=[.D14]-FLOOR([.D14])" office:value-type="float" office:value="0.915068493150685" calcext:value-type="float">
            <text:p>0.9150685</text:p>
          </table:table-cell>
          <table:table-cell table:style-name="ce5" table:formula="of:=[.D14]-[.E14]" office:value-type="float" office:value="0" calcext:value-type="float">
            <text:p>0</text:p>
          </table:table-cell>
          <table:table-cell table:style-name="ce6" table:formula="of:=1/(1+[.C14]*[.E14])*1/(1+[.C14])^[.F14]" office:value-type="float" office:value="1.00065800089966" calcext:value-type="float">
            <text:p>1.0006580</text:p>
          </table:table-cell>
          <table:table-cell table:style-name="ce6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-0.0004735" calcext:value-type="float">
            <text:p>-0.0004735</text:p>
          </table:table-cell>
          <table:table-cell table:style-name="ce4" table:formula="of:=[.B15]/365" office:value-type="float" office:value="1" calcext:value-type="float">
            <text:p>1.0000000</text:p>
          </table:table-cell>
          <table:table-cell table:style-name="ce4" table:formula="of:=[.D15]-FLOOR([.D15])" office:value-type="float" office:value="0" calcext:value-type="float">
            <text:p>0.0000000</text:p>
          </table:table-cell>
          <table:table-cell table:style-name="ce5" table:formula="of:=[.D15]-[.E15]" office:value-type="float" office:value="1" calcext:value-type="float">
            <text:p>1</text:p>
          </table:table-cell>
          <table:table-cell table:style-name="ce6" table:formula="of:=1/(1+[.C15]*[.E15])*1/(1+[.C15])^[.F15]" office:value-type="float" office:value="1.00047372430846" calcext:value-type="float">
            <text:p>1.0004737</text:p>
          </table:table-cell>
          <table:table-cell table:style-name="ce6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-0.0015406" calcext:value-type="float">
            <text:p>-0.0015406</text:p>
          </table:table-cell>
          <table:table-cell table:style-name="ce4" table:formula="of:=[.B16]/365" office:value-type="float" office:value="1.5041095890411" calcext:value-type="float">
            <text:p>1.5041096</text:p>
          </table:table-cell>
          <table:table-cell table:style-name="ce4" table:formula="of:=[.D16]-FLOOR([.D16])" office:value-type="float" office:value="0.504109589041096" calcext:value-type="float">
            <text:p>0.5041096</text:p>
          </table:table-cell>
          <table:table-cell table:style-name="ce5" table:formula="of:=[.D16]-[.E16]" office:value-type="float" office:value="1" calcext:value-type="float">
            <text:p>1</text:p>
          </table:table-cell>
          <table:table-cell table:style-name="ce6" table:formula="of:=1/(1+[.C16]*[.E16])*1/(1+[.C16])^[.F16]" office:value-type="float" office:value="1.00232141122387" calcext:value-type="float">
            <text:p>1.0023214</text:p>
          </table:table-cell>
          <table:table-cell table:style-name="ce6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4" office:value-type="float" office:value="-0.0015087" calcext:value-type="float">
            <text:p>-0.0015087</text:p>
          </table:table-cell>
          <table:table-cell table:style-name="ce4" table:formula="of:=[.B17]/365" office:value-type="float" office:value="2" calcext:value-type="float">
            <text:p>2.0000000</text:p>
          </table:table-cell>
          <table:table-cell table:style-name="ce4" table:formula="of:=[.D17]-FLOOR([.D17])" office:value-type="float" office:value="0" calcext:value-type="float">
            <text:p>0.0000000</text:p>
          </table:table-cell>
          <table:table-cell table:style-name="ce5" table:formula="of:=[.D17]-[.E17]" office:value-type="float" office:value="2" calcext:value-type="float">
            <text:p>2</text:p>
          </table:table-cell>
          <table:table-cell table:style-name="ce6" table:formula="of:=1/(1+[.C17]*[.E17])*1/(1+[.C17])^[.F17]" office:value-type="float" office:value="1.00302424228929" calcext:value-type="float">
            <text:p>1.0030242</text:p>
          </table:table-cell>
          <table:table-cell table:style-name="ce6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4" office:value-type="float" office:value="-0.0011393" calcext:value-type="float">
            <text:p>-0.0011393</text:p>
          </table:table-cell>
          <table:table-cell table:style-name="ce4" table:formula="of:=[.B18]/365" office:value-type="float" office:value="3" calcext:value-type="float">
            <text:p>3.0000000</text:p>
          </table:table-cell>
          <table:table-cell table:style-name="ce4" table:formula="of:=[.D18]-FLOOR([.D18])" office:value-type="float" office:value="0" calcext:value-type="float">
            <text:p>0.0000000</text:p>
          </table:table-cell>
          <table:table-cell table:style-name="ce5" table:formula="of:=[.D18]-[.E18]" office:value-type="float" office:value="3" calcext:value-type="float">
            <text:p>3</text:p>
          </table:table-cell>
          <table:table-cell table:style-name="ce6" table:formula="of:=1/(1+[.C18]*[.E18])*1/(1+[.C18])^[.F18]" office:value-type="float" office:value="1.00342570284042" calcext:value-type="float">
            <text:p>1.0034257</text:p>
          </table:table-cell>
          <table:table-cell table:style-name="ce6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4" office:value-type="float" office:value="-0.0004672" calcext:value-type="float">
            <text:p>-0.0004672</text:p>
          </table:table-cell>
          <table:table-cell table:style-name="ce4" table:formula="of:=[.B19]/365" office:value-type="float" office:value="4" calcext:value-type="float">
            <text:p>4.0000000</text:p>
          </table:table-cell>
          <table:table-cell table:style-name="ce4" table:formula="of:=[.D19]-FLOOR([.D19])" office:value-type="float" office:value="0" calcext:value-type="float">
            <text:p>0.0000000</text:p>
          </table:table-cell>
          <table:table-cell table:style-name="ce5" table:formula="of:=[.D19]-[.E19]" office:value-type="float" office:value="4" calcext:value-type="float">
            <text:p>4</text:p>
          </table:table-cell>
          <table:table-cell table:style-name="ce6" table:formula="of:=1/(1+[.C19]*[.E19])*1/(1+[.C19])^[.F19]" office:value-type="float" office:value="1.00187098479964" calcext:value-type="float">
            <text:p>1.0018710</text:p>
          </table:table-cell>
          <table:table-cell table:style-name="ce6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4" office:value-type="float" office:value="0.0003754" calcext:value-type="float">
            <text:p>0.0003754</text:p>
          </table:table-cell>
          <table:table-cell table:style-name="ce4" table:formula="of:=[.B20]/365" office:value-type="float" office:value="5" calcext:value-type="float">
            <text:p>5.0000000</text:p>
          </table:table-cell>
          <table:table-cell table:style-name="ce4" table:formula="of:=[.D20]-FLOOR([.D20])" office:value-type="float" office:value="0" calcext:value-type="float">
            <text:p>0.0000000</text:p>
          </table:table-cell>
          <table:table-cell table:style-name="ce5" table:formula="of:=[.D20]-[.E20]" office:value-type="float" office:value="5" calcext:value-type="float">
            <text:p>5</text:p>
          </table:table-cell>
          <table:table-cell table:style-name="ce6" table:formula="of:=1/(1+[.C20]*[.E20])*1/(1+[.C20])^[.F20]" office:value-type="float" office:value="0.998125112027173" calcext:value-type="float">
            <text:p>0.9981251</text:p>
          </table:table-cell>
          <table:table-cell table:style-name="ce6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4" office:value-type="float" office:value="0.0013668" calcext:value-type="float">
            <text:p>0.0013668</text:p>
          </table:table-cell>
          <table:table-cell table:style-name="ce4" table:formula="of:=[.B21]/365" office:value-type="float" office:value="6" calcext:value-type="float">
            <text:p>6.0000000</text:p>
          </table:table-cell>
          <table:table-cell table:style-name="ce4" table:formula="of:=[.D21]-FLOOR([.D21])" office:value-type="float" office:value="0" calcext:value-type="float">
            <text:p>0.0000000</text:p>
          </table:table-cell>
          <table:table-cell table:style-name="ce5" table:formula="of:=[.D21]-[.E21]" office:value-type="float" office:value="6" calcext:value-type="float">
            <text:p>6</text:p>
          </table:table-cell>
          <table:table-cell table:style-name="ce6" table:formula="of:=1/(1+[.C21]*[.E21])*1/(1+[.C21])^[.F21]" office:value-type="float" office:value="0.991838288436474" calcext:value-type="float">
            <text:p>0.9918383</text:p>
          </table:table-cell>
          <table:table-cell table:style-name="ce6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4" office:value-type="float" office:value="0.0024591" calcext:value-type="float">
            <text:p>0.0024591</text:p>
          </table:table-cell>
          <table:table-cell table:style-name="ce4" table:formula="of:=[.B22]/365" office:value-type="float" office:value="7" calcext:value-type="float">
            <text:p>7.0000000</text:p>
          </table:table-cell>
          <table:table-cell table:style-name="ce4" table:formula="of:=[.D22]-FLOOR([.D22])" office:value-type="float" office:value="0" calcext:value-type="float">
            <text:p>0.0000000</text:p>
          </table:table-cell>
          <table:table-cell table:style-name="ce5" table:formula="of:=[.D22]-[.E22]" office:value-type="float" office:value="7" calcext:value-type="float">
            <text:p>7</text:p>
          </table:table-cell>
          <table:table-cell table:style-name="ce6" table:formula="of:=1/(1+[.C22]*[.E22])*1/(1+[.C22])^[.F22]" office:value-type="float" office:value="0.982954379346057" calcext:value-type="float">
            <text:p>0.9829544</text:p>
          </table:table-cell>
          <table:table-cell table:style-name="ce6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4" office:value-type="float" office:value="0.0035795" calcext:value-type="float">
            <text:p>0.0035795</text:p>
          </table:table-cell>
          <table:table-cell table:style-name="ce4" table:formula="of:=[.B23]/365" office:value-type="float" office:value="8" calcext:value-type="float">
            <text:p>8.0000000</text:p>
          </table:table-cell>
          <table:table-cell table:style-name="ce4" table:formula="of:=[.D23]-FLOOR([.D23])" office:value-type="float" office:value="0" calcext:value-type="float">
            <text:p>0.0000000</text:p>
          </table:table-cell>
          <table:table-cell table:style-name="ce5" table:formula="of:=[.D23]-[.E23]" office:value-type="float" office:value="8" calcext:value-type="float">
            <text:p>8</text:p>
          </table:table-cell>
          <table:table-cell table:style-name="ce6" table:formula="of:=1/(1+[.C23]*[.E23])*1/(1+[.C23])^[.F23]" office:value-type="float" office:value="0.971819811623921" calcext:value-type="float">
            <text:p>0.9718198</text:p>
          </table:table-cell>
          <table:table-cell table:style-name="ce6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4" office:value-type="float" office:value="0.0046812" calcext:value-type="float">
            <text:p>0.0046812</text:p>
          </table:table-cell>
          <table:table-cell table:style-name="ce4" table:formula="of:=[.B24]/365" office:value-type="float" office:value="9" calcext:value-type="float">
            <text:p>9.0000000</text:p>
          </table:table-cell>
          <table:table-cell table:style-name="ce4" table:formula="of:=[.D24]-FLOOR([.D24])" office:value-type="float" office:value="0" calcext:value-type="float">
            <text:p>0.0000000</text:p>
          </table:table-cell>
          <table:table-cell table:style-name="ce5" table:formula="of:=[.D24]-[.E24]" office:value-type="float" office:value="9" calcext:value-type="float">
            <text:p>9</text:p>
          </table:table-cell>
          <table:table-cell table:style-name="ce6" table:formula="of:=1/(1+[.C24]*[.E24])*1/(1+[.C24])^[.F24]" office:value-type="float" office:value="0.958838622298966" calcext:value-type="float">
            <text:p>0.9588386</text:p>
          </table:table-cell>
          <table:table-cell table:style-name="ce6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4" office:value-type="float" office:value="0.0056606" calcext:value-type="float">
            <text:p>0.0056606</text:p>
          </table:table-cell>
          <table:table-cell table:style-name="ce4" table:formula="of:=[.B25]/365" office:value-type="float" office:value="10" calcext:value-type="float">
            <text:p>10.0000000</text:p>
          </table:table-cell>
          <table:table-cell table:style-name="ce4" table:formula="of:=[.D25]-FLOOR([.D25])" office:value-type="float" office:value="0" calcext:value-type="float">
            <text:p>0.0000000</text:p>
          </table:table-cell>
          <table:table-cell table:style-name="ce5" table:formula="of:=[.D25]-[.E25]" office:value-type="float" office:value="10" calcext:value-type="float">
            <text:p>10</text:p>
          </table:table-cell>
          <table:table-cell table:style-name="ce6" table:formula="of:=1/(1+[.C25]*[.E25])*1/(1+[.C25])^[.F25]" office:value-type="float" office:value="0.945117150791681" calcext:value-type="float">
            <text:p>0.9451172</text:p>
          </table:table-cell>
          <table:table-cell table:style-name="ce6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4" office:value-type="float" office:value="0.0065243" calcext:value-type="float">
            <text:p>0.0065243</text:p>
          </table:table-cell>
          <table:table-cell table:style-name="ce4" table:formula="of:=[.B26]/365" office:value-type="float" office:value="11" calcext:value-type="float">
            <text:p>11.0000000</text:p>
          </table:table-cell>
          <table:table-cell table:style-name="ce4" table:formula="of:=[.D26]-FLOOR([.D26])" office:value-type="float" office:value="0" calcext:value-type="float">
            <text:p>0.0000000</text:p>
          </table:table-cell>
          <table:table-cell table:style-name="ce5" table:formula="of:=[.D26]-[.E26]" office:value-type="float" office:value="11" calcext:value-type="float">
            <text:p>11</text:p>
          </table:table-cell>
          <table:table-cell table:style-name="ce6" table:formula="of:=1/(1+[.C26]*[.E26])*1/(1+[.C26])^[.F26]" office:value-type="float" office:value="0.930964440264206" calcext:value-type="float">
            <text:p>0.9309644</text:p>
          </table:table-cell>
          <table:table-cell table:style-name="ce6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4" office:value-type="float" office:value="0.0073844" calcext:value-type="float">
            <text:p>0.0073844</text:p>
          </table:table-cell>
          <table:table-cell table:style-name="ce4" table:formula="of:=[.B27]/365" office:value-type="float" office:value="12" calcext:value-type="float">
            <text:p>12.0000000</text:p>
          </table:table-cell>
          <table:table-cell table:style-name="ce4" table:formula="of:=[.D27]-FLOOR([.D27])" office:value-type="float" office:value="0" calcext:value-type="float">
            <text:p>0.0000000</text:p>
          </table:table-cell>
          <table:table-cell table:style-name="ce5" table:formula="of:=[.D27]-[.E27]" office:value-type="float" office:value="12" calcext:value-type="float">
            <text:p>12</text:p>
          </table:table-cell>
          <table:table-cell table:style-name="ce6" table:formula="of:=1/(1+[.C27]*[.E27])*1/(1+[.C27])^[.F27]" office:value-type="float" office:value="0.915497884510075" calcext:value-type="float">
            <text:p>0.9154979</text:p>
          </table:table-cell>
          <table:table-cell table:style-name="ce6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4" office:value-type="float" office:value="0.0079789" calcext:value-type="float">
            <text:p>0.0079789</text:p>
          </table:table-cell>
          <table:table-cell table:style-name="ce4" table:formula="of:=[.B28]/365" office:value-type="float" office:value="13" calcext:value-type="float">
            <text:p>13.0000000</text:p>
          </table:table-cell>
          <table:table-cell table:style-name="ce4" table:formula="of:=[.D28]-FLOOR([.D28])" office:value-type="float" office:value="0" calcext:value-type="float">
            <text:p>0.0000000</text:p>
          </table:table-cell>
          <table:table-cell table:style-name="ce5" table:formula="of:=[.D28]-[.E28]" office:value-type="float" office:value="13" calcext:value-type="float">
            <text:p>13</text:p>
          </table:table-cell>
          <table:table-cell table:style-name="ce6" table:formula="of:=1/(1+[.C28]*[.E28])*1/(1+[.C28])^[.F28]" office:value-type="float" office:value="0.901843678315785" calcext:value-type="float">
            <text:p>0.9018437</text:p>
          </table:table-cell>
          <table:table-cell table:style-name="ce6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4" office:value-type="float" office:value="0.0085678" calcext:value-type="float">
            <text:p>0.0085678</text:p>
          </table:table-cell>
          <table:table-cell table:style-name="ce4" table:formula="of:=[.B29]/365" office:value-type="float" office:value="14" calcext:value-type="float">
            <text:p>14.0000000</text:p>
          </table:table-cell>
          <table:table-cell table:style-name="ce4" table:formula="of:=[.D29]-FLOOR([.D29])" office:value-type="float" office:value="0" calcext:value-type="float">
            <text:p>0.0000000</text:p>
          </table:table-cell>
          <table:table-cell table:style-name="ce5" table:formula="of:=[.D29]-[.E29]" office:value-type="float" office:value="14" calcext:value-type="float">
            <text:p>14</text:p>
          </table:table-cell>
          <table:table-cell table:style-name="ce6" table:formula="of:=1/(1+[.C29]*[.E29])*1/(1+[.C29])^[.F29]" office:value-type="float" office:value="0.887418790097192" calcext:value-type="float">
            <text:p>0.8874188</text:p>
          </table:table-cell>
          <table:table-cell table:style-name="ce6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4" office:value-type="float" office:value="0.0091564" calcext:value-type="float">
            <text:p>0.0091564</text:p>
          </table:table-cell>
          <table:table-cell table:style-name="ce4" table:formula="of:=[.B30]/365" office:value-type="float" office:value="15" calcext:value-type="float">
            <text:p>15.0000000</text:p>
          </table:table-cell>
          <table:table-cell table:style-name="ce4" table:formula="of:=[.D30]-FLOOR([.D30])" office:value-type="float" office:value="0" calcext:value-type="float">
            <text:p>0.0000000</text:p>
          </table:table-cell>
          <table:table-cell table:style-name="ce5" table:formula="of:=[.D30]-[.E30]" office:value-type="float" office:value="15" calcext:value-type="float">
            <text:p>15</text:p>
          </table:table-cell>
          <table:table-cell table:style-name="ce6" table:formula="of:=1/(1+[.C30]*[.E30])*1/(1+[.C30])^[.F30]" office:value-type="float" office:value="0.872213526924539" calcext:value-type="float">
            <text:p>0.8722135</text:p>
          </table:table-cell>
          <table:table-cell table:style-name="ce6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4" office:value-type="float" office:value="0.0094329" calcext:value-type="float">
            <text:p>0.0094329</text:p>
          </table:table-cell>
          <table:table-cell table:style-name="ce4" table:formula="of:=[.B31]/365" office:value-type="float" office:value="16" calcext:value-type="float">
            <text:p>16.0000000</text:p>
          </table:table-cell>
          <table:table-cell table:style-name="ce4" table:formula="of:=[.D31]-FLOOR([.D31])" office:value-type="float" office:value="0" calcext:value-type="float">
            <text:p>0.0000000</text:p>
          </table:table-cell>
          <table:table-cell table:style-name="ce5" table:formula="of:=[.D31]-[.E31]" office:value-type="float" office:value="16" calcext:value-type="float">
            <text:p>16</text:p>
          </table:table-cell>
          <table:table-cell table:style-name="ce6" table:formula="of:=1/(1+[.C31]*[.E31])*1/(1+[.C31])^[.F31]" office:value-type="float" office:value="0.860519494956026" calcext:value-type="float">
            <text:p>0.8605195</text:p>
          </table:table-cell>
          <table:table-cell table:style-name="ce6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4" office:value-type="float" office:value="0.0097032" calcext:value-type="float">
            <text:p>0.0097032</text:p>
          </table:table-cell>
          <table:table-cell table:style-name="ce4" table:formula="of:=[.B32]/365" office:value-type="float" office:value="17" calcext:value-type="float">
            <text:p>17.0000000</text:p>
          </table:table-cell>
          <table:table-cell table:style-name="ce4" table:formula="of:=[.D32]-FLOOR([.D32])" office:value-type="float" office:value="0" calcext:value-type="float">
            <text:p>0.0000000</text:p>
          </table:table-cell>
          <table:table-cell table:style-name="ce5" table:formula="of:=[.D32]-[.E32]" office:value-type="float" office:value="17" calcext:value-type="float">
            <text:p>17</text:p>
          </table:table-cell>
          <table:table-cell table:style-name="ce6" table:formula="of:=1/(1+[.C32]*[.E32])*1/(1+[.C32])^[.F32]" office:value-type="float" office:value="0.848606873205503" calcext:value-type="float">
            <text:p>0.8486069</text:p>
          </table:table-cell>
          <table:table-cell table:style-name="ce6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4" office:value-type="float" office:value="0.0099735" calcext:value-type="float">
            <text:p>0.0099735</text:p>
          </table:table-cell>
          <table:table-cell table:style-name="ce4" table:formula="of:=[.B33]/365" office:value-type="float" office:value="18" calcext:value-type="float">
            <text:p>18.0000000</text:p>
          </table:table-cell>
          <table:table-cell table:style-name="ce4" table:formula="of:=[.D33]-FLOOR([.D33])" office:value-type="float" office:value="0" calcext:value-type="float">
            <text:p>0.0000000</text:p>
          </table:table-cell>
          <table:table-cell table:style-name="ce5" table:formula="of:=[.D33]-[.E33]" office:value-type="float" office:value="18" calcext:value-type="float">
            <text:p>18</text:p>
          </table:table-cell>
          <table:table-cell table:style-name="ce6" table:formula="of:=1/(1+[.C33]*[.E33])*1/(1+[.C33])^[.F33]" office:value-type="float" office:value="0.836412244562558" calcext:value-type="float">
            <text:p>0.8364122</text:p>
          </table:table-cell>
          <table:table-cell table:style-name="ce6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4" office:value-type="float" office:value="0.0102437" calcext:value-type="float">
            <text:p>0.0102437</text:p>
          </table:table-cell>
          <table:table-cell table:style-name="ce4" table:formula="of:=[.B34]/365" office:value-type="float" office:value="19" calcext:value-type="float">
            <text:p>19.0000000</text:p>
          </table:table-cell>
          <table:table-cell table:style-name="ce4" table:formula="of:=[.D34]-FLOOR([.D34])" office:value-type="float" office:value="0" calcext:value-type="float">
            <text:p>0.0000000</text:p>
          </table:table-cell>
          <table:table-cell table:style-name="ce5" table:formula="of:=[.D34]-[.E34]" office:value-type="float" office:value="19" calcext:value-type="float">
            <text:p>19</text:p>
          </table:table-cell>
          <table:table-cell table:style-name="ce6" table:formula="of:=1/(1+[.C34]*[.E34])*1/(1+[.C34])^[.F34]" office:value-type="float" office:value="0.823954319046608" calcext:value-type="float">
            <text:p>0.8239543</text:p>
          </table:table-cell>
          <table:table-cell table:style-name="ce6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4" office:value-type="float" office:value="0.0105138" calcext:value-type="float">
            <text:p>0.0105138</text:p>
          </table:table-cell>
          <table:table-cell table:style-name="ce4" table:formula="of:=[.B35]/365" office:value-type="float" office:value="20" calcext:value-type="float">
            <text:p>20.0000000</text:p>
          </table:table-cell>
          <table:table-cell table:style-name="ce4" table:formula="of:=[.D35]-FLOOR([.D35])" office:value-type="float" office:value="0" calcext:value-type="float">
            <text:p>0.0000000</text:p>
          </table:table-cell>
          <table:table-cell table:style-name="ce5" table:formula="of:=[.D35]-[.E35]" office:value-type="float" office:value="20" calcext:value-type="float">
            <text:p>20</text:p>
          </table:table-cell>
          <table:table-cell table:style-name="ce6" table:formula="of:=1/(1+[.C35]*[.E35])*1/(1+[.C35])^[.F35]" office:value-type="float" office:value="0.81125058692763" calcext:value-type="float">
            <text:p>0.8112506</text:p>
          </table:table-cell>
          <table:table-cell table:style-name="ce6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4" office:value-type="float" office:value="0.0105719" calcext:value-type="float">
            <text:p>0.0105719</text:p>
          </table:table-cell>
          <table:table-cell table:style-name="ce4" table:formula="of:=[.B36]/365" office:value-type="float" office:value="21" calcext:value-type="float">
            <text:p>21.0000000</text:p>
          </table:table-cell>
          <table:table-cell table:style-name="ce4" table:formula="of:=[.D36]-FLOOR([.D36])" office:value-type="float" office:value="0" calcext:value-type="float">
            <text:p>0.0000000</text:p>
          </table:table-cell>
          <table:table-cell table:style-name="ce5" table:formula="of:=[.D36]-[.E36]" office:value-type="float" office:value="21" calcext:value-type="float">
            <text:p>21</text:p>
          </table:table-cell>
          <table:table-cell table:style-name="ce6" table:formula="of:=1/(1+[.C36]*[.E36])*1/(1+[.C36])^[.F36]" office:value-type="float" office:value="0.801841298615143" calcext:value-type="float">
            <text:p>0.8018413</text:p>
          </table:table-cell>
          <table:table-cell table:style-name="ce6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4" office:value-type="float" office:value="0.0106246" calcext:value-type="float">
            <text:p>0.0106246</text:p>
          </table:table-cell>
          <table:table-cell table:style-name="ce4" table:formula="of:=[.B37]/365" office:value-type="float" office:value="22" calcext:value-type="float">
            <text:p>22.0000000</text:p>
          </table:table-cell>
          <table:table-cell table:style-name="ce4" table:formula="of:=[.D37]-FLOOR([.D37])" office:value-type="float" office:value="0" calcext:value-type="float">
            <text:p>0.0000000</text:p>
          </table:table-cell>
          <table:table-cell table:style-name="ce5" table:formula="of:=[.D37]-[.E37]" office:value-type="float" office:value="22" calcext:value-type="float">
            <text:p>22</text:p>
          </table:table-cell>
          <table:table-cell table:style-name="ce6" table:formula="of:=1/(1+[.C37]*[.E37])*1/(1+[.C37])^[.F37]" office:value-type="float" office:value="0.792543232872256" calcext:value-type="float">
            <text:p>0.7925432</text:p>
          </table:table-cell>
          <table:table-cell table:style-name="ce6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4" office:value-type="float" office:value="0.0106774" calcext:value-type="float">
            <text:p>0.0106774</text:p>
          </table:table-cell>
          <table:table-cell table:style-name="ce4" table:formula="of:=[.B38]/365" office:value-type="float" office:value="23" calcext:value-type="float">
            <text:p>23.0000000</text:p>
          </table:table-cell>
          <table:table-cell table:style-name="ce4" table:formula="of:=[.D38]-FLOOR([.D38])" office:value-type="float" office:value="0" calcext:value-type="float">
            <text:p>0.0000000</text:p>
          </table:table-cell>
          <table:table-cell table:style-name="ce5" table:formula="of:=[.D38]-[.E38]" office:value-type="float" office:value="23" calcext:value-type="float">
            <text:p>23</text:p>
          </table:table-cell>
          <table:table-cell table:style-name="ce6" table:formula="of:=1/(1+[.C38]*[.E38])*1/(1+[.C38])^[.F38]" office:value-type="float" office:value="0.783269557727848" calcext:value-type="float">
            <text:p>0.7832696</text:p>
          </table:table-cell>
          <table:table-cell table:style-name="ce6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4" office:value-type="float" office:value="0.0107301" calcext:value-type="float">
            <text:p>0.0107301</text:p>
          </table:table-cell>
          <table:table-cell table:style-name="ce4" table:formula="of:=[.B39]/365" office:value-type="float" office:value="24" calcext:value-type="float">
            <text:p>24.0000000</text:p>
          </table:table-cell>
          <table:table-cell table:style-name="ce4" table:formula="of:=[.D39]-FLOOR([.D39])" office:value-type="float" office:value="0" calcext:value-type="float">
            <text:p>0.0000000</text:p>
          </table:table-cell>
          <table:table-cell table:style-name="ce5" table:formula="of:=[.D39]-[.E39]" office:value-type="float" office:value="24" calcext:value-type="float">
            <text:p>24</text:p>
          </table:table-cell>
          <table:table-cell table:style-name="ce6" table:formula="of:=1/(1+[.C39]*[.E39])*1/(1+[.C39])^[.F39]" office:value-type="float" office:value="0.774025404273263" calcext:value-type="float">
            <text:p>0.7740254</text:p>
          </table:table-cell>
          <table:table-cell table:style-name="ce6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4" office:value-type="float" office:value="0.0107829" calcext:value-type="float">
            <text:p>0.0107829</text:p>
          </table:table-cell>
          <table:table-cell table:style-name="ce4" table:formula="of:=[.B40]/365" office:value-type="float" office:value="25" calcext:value-type="float">
            <text:p>25.0000000</text:p>
          </table:table-cell>
          <table:table-cell table:style-name="ce4" table:formula="of:=[.D40]-FLOOR([.D40])" office:value-type="float" office:value="0" calcext:value-type="float">
            <text:p>0.0000000</text:p>
          </table:table-cell>
          <table:table-cell table:style-name="ce5" table:formula="of:=[.D40]-[.E40]" office:value-type="float" office:value="25" calcext:value-type="float">
            <text:p>25</text:p>
          </table:table-cell>
          <table:table-cell table:style-name="ce6" table:formula="of:=1/(1+[.C40]*[.E40])*1/(1+[.C40])^[.F40]" office:value-type="float" office:value="0.764808749251682" calcext:value-type="float">
            <text:p>0.7648087</text:p>
          </table:table-cell>
          <table:table-cell table:style-name="ce6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4" office:value-type="float" office:value="0.0107337" calcext:value-type="float">
            <text:p>0.0107337</text:p>
          </table:table-cell>
          <table:table-cell table:style-name="ce4" table:formula="of:=[.B41]/365" office:value-type="float" office:value="30" calcext:value-type="float">
            <text:p>30.0000000</text:p>
          </table:table-cell>
          <table:table-cell table:style-name="ce4" table:formula="of:=[.D41]-FLOOR([.D41])" office:value-type="float" office:value="0" calcext:value-type="float">
            <text:p>0.0000000</text:p>
          </table:table-cell>
          <table:table-cell table:style-name="ce5" table:formula="of:=[.D41]-[.E41]" office:value-type="float" office:value="30" calcext:value-type="float">
            <text:p>30</text:p>
          </table:table-cell>
          <table:table-cell table:style-name="ce6" table:formula="of:=1/(1+[.C41]*[.E41])*1/(1+[.C41])^[.F41]" office:value-type="float" office:value="0.725934794374435" calcext:value-type="float">
            <text:p>0.7259348</text:p>
          </table:table-cell>
          <table:table-cell table:style-name="ce6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4" office:value-type="float" office:value="0.0104457" calcext:value-type="float">
            <text:p>0.0104457</text:p>
          </table:table-cell>
          <table:table-cell table:style-name="ce4" table:formula="of:=[.B42]/365" office:value-type="float" office:value="35" calcext:value-type="float">
            <text:p>35.0000000</text:p>
          </table:table-cell>
          <table:table-cell table:style-name="ce4" table:formula="of:=[.D42]-FLOOR([.D42])" office:value-type="float" office:value="0" calcext:value-type="float">
            <text:p>0.0000000</text:p>
          </table:table-cell>
          <table:table-cell table:style-name="ce5" table:formula="of:=[.D42]-[.E42]" office:value-type="float" office:value="35" calcext:value-type="float">
            <text:p>35</text:p>
          </table:table-cell>
          <table:table-cell table:style-name="ce6" table:formula="of:=1/(1+[.C42]*[.E42])*1/(1+[.C42])^[.F42]" office:value-type="float" office:value="0.695097453407395" calcext:value-type="float">
            <text:p>0.6950975</text:p>
          </table:table-cell>
          <table:table-cell table:style-name="ce6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4" office:value-type="float" office:value="0.0101561" calcext:value-type="float">
            <text:p>0.0101561</text:p>
          </table:table-cell>
          <table:table-cell table:style-name="ce4" table:formula="of:=[.B43]/365" office:value-type="float" office:value="40" calcext:value-type="float">
            <text:p>40.0000000</text:p>
          </table:table-cell>
          <table:table-cell table:style-name="ce4" table:formula="of:=[.D43]-FLOOR([.D43])" office:value-type="float" office:value="0" calcext:value-type="float">
            <text:p>0.0000000</text:p>
          </table:table-cell>
          <table:table-cell table:style-name="ce5" table:formula="of:=[.D43]-[.E43]" office:value-type="float" office:value="40" calcext:value-type="float">
            <text:p>40</text:p>
          </table:table-cell>
          <table:table-cell table:style-name="ce6" table:formula="of:=1/(1+[.C43]*[.E43])*1/(1+[.C43])^[.F43]" office:value-type="float" office:value="0.667513986978632" calcext:value-type="float">
            <text:p>0.6675140</text:p>
          </table:table-cell>
          <table:table-cell table:style-name="ce6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4" office:value-type="float" office:value="0.0098665" calcext:value-type="float">
            <text:p>0.0098665</text:p>
          </table:table-cell>
          <table:table-cell table:style-name="ce4" table:formula="of:=[.B44]/365" office:value-type="float" office:value="45" calcext:value-type="float">
            <text:p>45.0000000</text:p>
          </table:table-cell>
          <table:table-cell table:style-name="ce4" table:formula="of:=[.D44]-FLOOR([.D44])" office:value-type="float" office:value="0" calcext:value-type="float">
            <text:p>0.0000000</text:p>
          </table:table-cell>
          <table:table-cell table:style-name="ce5" table:formula="of:=[.D44]-[.E44]" office:value-type="float" office:value="45" calcext:value-type="float">
            <text:p>45</text:p>
          </table:table-cell>
          <table:table-cell table:style-name="ce6" table:formula="of:=1/(1+[.C44]*[.E44])*1/(1+[.C44])^[.F44]" office:value-type="float" office:value="0.642867606613861" calcext:value-type="float">
            <text:p>0.6428676</text:p>
          </table:table-cell>
          <table:table-cell table:style-name="ce6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4" office:value-type="float" office:value="0.0095767" calcext:value-type="float">
            <text:p>0.0095767</text:p>
          </table:table-cell>
          <table:table-cell table:style-name="ce4" table:formula="of:=[.B45]/365" office:value-type="float" office:value="50" calcext:value-type="float">
            <text:p>50.0000000</text:p>
          </table:table-cell>
          <table:table-cell table:style-name="ce4" table:formula="of:=[.D45]-FLOOR([.D45])" office:value-type="float" office:value="0" calcext:value-type="float">
            <text:p>0.0000000</text:p>
          </table:table-cell>
          <table:table-cell table:style-name="ce5" table:formula="of:=[.D45]-[.E45]" office:value-type="float" office:value="50" calcext:value-type="float">
            <text:p>50</text:p>
          </table:table-cell>
          <table:table-cell table:style-name="ce6" table:formula="of:=1/(1+[.C45]*[.E45])*1/(1+[.C45])^[.F45]" office:value-type="float" office:value="0.620917718274925" calcext:value-type="float">
            <text:p>0.6209177</text:p>
          </table:table-cell>
          <table:table-cell table:style-name="ce6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2">
        <table:table-column table:style-name="co12" table:default-cell-style-name="ce2"/>
        <table:table-column table:style-name="co11" table:default-cell-style-name="ce33"/>
        <table:table-column table:style-name="co11" table:default-cell-style-name="ce2"/>
        <table:table-column table:style-name="co13" table:default-cell-style-name="ce2"/>
        <table:table-column table:style-name="co11" table:number-columns-repeated="1017" table:default-cell-style-name="ce2"/>
        <table:table-row table:style-name="ro1">
          <table:table-cell table:style-name="ce31" office:value-type="string" calcext:value-type="string">
            <text:p>crv_nm</text:p>
          </table:table-cell>
          <table:table-cell table:style-name="ce32" office:value-type="string" calcext:value-type="string">
            <text:p>tenor</text:p>
          </table:table-cell>
          <table:table-cell table:style-name="ce34" office:value-type="string" calcext:value-type="string">
            <text:p>spread</text:p>
          </table:table-cell>
          <table:table-cell table:style-name="ce34" office:value-type="string" calcext:value-type="string">
            <text:p>underlying_rate</text:p>
          </table:table-cell>
          <table:table-cell table:style-name="ce34" office:value-type="string" calcext:value-type="string">
            <text:p>rate</text:p>
          </table:table-cell>
          <table:table-cell table:style-name="ce34" office:value-type="string" calcext:value-type="string">
            <text:p>year_frac</text:p>
          </table:table-cell>
          <table:table-cell table:style-name="ce34" office:value-type="string" calcext:value-type="string">
            <text:p>year_frac_1</text:p>
          </table:table-cell>
          <table:table-cell table:style-name="ce31" office:value-type="string" calcext:value-type="string">
            <text:p>year_frac_2</text:p>
          </table:table-cell>
          <table:table-cell table:style-name="ce34" office:value-type="string" calcext:value-type="string">
            <text:p>df_calc</text:p>
          </table:table-cell>
          <table:table-cell table:style-name="ce34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0.0009095" calcext:value-type="float">
            <text:p>-0.0009095</text:p>
          </table:table-cell>
          <table:table-cell table:style-name="ce4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4" table:formula="of:=[.C2]+[.D2]" office:value-type="float" office:value="-0.0046539" calcext:value-type="float">
            <text:p>-0.0046539</text:p>
          </table:table-cell>
          <table:table-cell table:style-name="ce4" table:formula="of:=[.B2]/365" office:value-type="float" office:value="0.00273972602739726" calcext:value-type="float">
            <text:p>0.0027397</text:p>
          </table:table-cell>
          <table:table-cell table:style-name="ce4" table:formula="of:=[.F2]-FLOOR([.F2])" office:value-type="float" office:value="0.00273972602739726" calcext:value-type="float">
            <text:p>0.0027397</text:p>
          </table:table-cell>
          <table:table-cell table:style-name="ce5" table:formula="of:=[.F2]-[.G2]" office:value-type="float" office:value="0" calcext:value-type="float">
            <text:p>0</text:p>
          </table:table-cell>
          <table:table-cell table:style-name="ce6" table:formula="of:=1/(1+[.E2]*[.G2])*1/(1+[.E2])^[.H2]" office:value-type="float" office:value="1.00001275057353" calcext:value-type="float">
            <text:p>1.0000128</text:p>
          </table:table-cell>
          <table:table-cell table:style-name="ce6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-0.0008544" calcext:value-type="float">
            <text:p>-0.0008544</text:p>
          </table:table-cell>
          <table:table-cell table:style-name="ce4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4" table:formula="of:=[.C3]+[.D3]" office:value-type="float" office:value="-0.0046541" calcext:value-type="float">
            <text:p>-0.0046541</text:p>
          </table:table-cell>
          <table:table-cell table:style-name="ce4" table:formula="of:=[.B3]/365" office:value-type="float" office:value="0.0191780821917808" calcext:value-type="float">
            <text:p>0.0191781</text:p>
          </table:table-cell>
          <table:table-cell table:style-name="ce4" table:formula="of:=[.F3]-FLOOR([.F3])" office:value-type="float" office:value="0.0191780821917808" calcext:value-type="float">
            <text:p>0.0191781</text:p>
          </table:table-cell>
          <table:table-cell table:style-name="ce5" table:formula="of:=[.F3]-[.G3]" office:value-type="float" office:value="0" calcext:value-type="float">
            <text:p>0</text:p>
          </table:table-cell>
          <table:table-cell table:style-name="ce6" table:formula="of:=1/(1+[.E3]*[.G3])*1/(1+[.E3])^[.H3]" office:value-type="float" office:value="1.0000892646798" calcext:value-type="float">
            <text:p>1.0000893</text:p>
          </table:table-cell>
          <table:table-cell table:style-name="ce6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-0.0008868" calcext:value-type="float">
            <text:p>-0.0008868</text:p>
          </table:table-cell>
          <table:table-cell table:style-name="ce4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4" table:formula="of:=[.C4]+[.D4]" office:value-type="float" office:value="-0.0046545" calcext:value-type="float">
            <text:p>-0.0046545</text:p>
          </table:table-cell>
          <table:table-cell table:style-name="ce4" table:formula="of:=[.B4]/365" office:value-type="float" office:value="0.0821917808219178" calcext:value-type="float">
            <text:p>0.0821918</text:p>
          </table:table-cell>
          <table:table-cell table:style-name="ce4" table:formula="of:=[.F4]-FLOOR([.F4])" office:value-type="float" office:value="0.0821917808219178" calcext:value-type="float">
            <text:p>0.0821918</text:p>
          </table:table-cell>
          <table:table-cell table:style-name="ce5" table:formula="of:=[.F4]-[.G4]" office:value-type="float" office:value="0" calcext:value-type="float">
            <text:p>0</text:p>
          </table:table-cell>
          <table:table-cell table:style-name="ce6" table:formula="of:=1/(1+[.E4]*[.G4])*1/(1+[.E4])^[.H4]" office:value-type="float" office:value="1.00038270805326" calcext:value-type="float">
            <text:p>1.0003827</text:p>
          </table:table-cell>
          <table:table-cell table:style-name="ce6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-0.0012204" calcext:value-type="float">
            <text:p>-0.0012204</text:p>
          </table:table-cell>
          <table:table-cell table:style-name="ce4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4" table:formula="of:=[.C5]+[.D5]" office:value-type="float" office:value="-0.0046557" calcext:value-type="float">
            <text:p>-0.0046557</text:p>
          </table:table-cell>
          <table:table-cell table:style-name="ce4" table:formula="of:=[.B5]/365" office:value-type="float" office:value="0.167123287671233" calcext:value-type="float">
            <text:p>0.1671233</text:p>
          </table:table-cell>
          <table:table-cell table:style-name="ce4" table:formula="of:=[.F5]-FLOOR([.F5])" office:value-type="float" office:value="0.167123287671233" calcext:value-type="float">
            <text:p>0.1671233</text:p>
          </table:table-cell>
          <table:table-cell table:style-name="ce5" table:formula="of:=[.F5]-[.G5]" office:value-type="float" office:value="0" calcext:value-type="float">
            <text:p>0</text:p>
          </table:table-cell>
          <table:table-cell table:style-name="ce6" table:formula="of:=1/(1+[.E5]*[.G5])*1/(1+[.E5])^[.H5]" office:value-type="float" office:value="1.00077868176392" calcext:value-type="float">
            <text:p>1.0007787</text:p>
          </table:table-cell>
          <table:table-cell table:style-name="ce6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-0.0013793" calcext:value-type="float">
            <text:p>-0.0013793</text:p>
          </table:table-cell>
          <table:table-cell table:style-name="ce4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4" table:formula="of:=[.C6]+[.D6]" office:value-type="float" office:value="-0.0044078" calcext:value-type="float">
            <text:p>-0.0044078</text:p>
          </table:table-cell>
          <table:table-cell table:style-name="ce4" table:formula="of:=[.B6]/365" office:value-type="float" office:value="0.249315068493151" calcext:value-type="float">
            <text:p>0.2493151</text:p>
          </table:table-cell>
          <table:table-cell table:style-name="ce4" table:formula="of:=[.F6]-FLOOR([.F6])" office:value-type="float" office:value="0.249315068493151" calcext:value-type="float">
            <text:p>0.2493151</text:p>
          </table:table-cell>
          <table:table-cell table:style-name="ce5" table:formula="of:=[.F6]-[.G6]" office:value-type="float" office:value="0" calcext:value-type="float">
            <text:p>0</text:p>
          </table:table-cell>
          <table:table-cell table:style-name="ce6" table:formula="of:=1/(1+[.E6]*[.G6])*1/(1+[.E6])^[.H6]" office:value-type="float" office:value="1.00110013993674" calcext:value-type="float">
            <text:p>1.0011001</text:p>
          </table:table-cell>
          <table:table-cell table:style-name="ce6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-0.0019574" calcext:value-type="float">
            <text:p>-0.0019574</text:p>
          </table:table-cell>
          <table:table-cell table:style-name="ce4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4" table:formula="of:=[.C7]+[.D7]" office:value-type="float" office:value="-0.0046171" calcext:value-type="float">
            <text:p>-0.0046171</text:p>
          </table:table-cell>
          <table:table-cell table:style-name="ce4" table:formula="of:=[.B7]/365" office:value-type="float" office:value="0.331506849315068" calcext:value-type="float">
            <text:p>0.3315068</text:p>
          </table:table-cell>
          <table:table-cell table:style-name="ce4" table:formula="of:=[.F7]-FLOOR([.F7])" office:value-type="float" office:value="0.331506849315068" calcext:value-type="float">
            <text:p>0.3315068</text:p>
          </table:table-cell>
          <table:table-cell table:style-name="ce5" table:formula="of:=[.F7]-[.G7]" office:value-type="float" office:value="0" calcext:value-type="float">
            <text:p>0</text:p>
          </table:table-cell>
          <table:table-cell table:style-name="ce6" table:formula="of:=1/(1+[.E7]*[.G7])*1/(1+[.E7])^[.H7]" office:value-type="float" office:value="1.00153294660246" calcext:value-type="float">
            <text:p>1.0015329</text:p>
          </table:table-cell>
          <table:table-cell table:style-name="ce6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33" table:formula="of:=[.B9]" office:value-type="float" office:value="182" calcext:value-type="float">
            <text:p>182</text:p>
          </table:table-cell>
          <table:table-cell table:style-name="ce6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-0.0026072" calcext:value-type="float">
            <text:p>-0.0026072</text:p>
          </table:table-cell>
          <table:table-cell table:style-name="ce4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4" table:formula="of:=[.C8]+[.D8]" office:value-type="float" office:value="-0.0049063" calcext:value-type="float">
            <text:p>-0.0049063</text:p>
          </table:table-cell>
          <table:table-cell table:style-name="ce4" table:formula="of:=[.B8]/365" office:value-type="float" office:value="0.413698630136986" calcext:value-type="float">
            <text:p>0.4136986</text:p>
          </table:table-cell>
          <table:table-cell table:style-name="ce4" table:formula="of:=[.F8]-FLOOR([.F8])" office:value-type="float" office:value="0.413698630136986" calcext:value-type="float">
            <text:p>0.4136986</text:p>
          </table:table-cell>
          <table:table-cell table:style-name="ce5" table:formula="of:=[.F8]-[.G8]" office:value-type="float" office:value="0" calcext:value-type="float">
            <text:p>0</text:p>
          </table:table-cell>
          <table:table-cell table:style-name="ce6" table:formula="of:=1/(1+[.E8]*[.G8])*1/(1+[.E8])^[.H8]" office:value-type="float" office:value="1.00203385777034" calcext:value-type="float">
            <text:p>1.0020339</text:p>
          </table:table-cell>
          <table:table-cell table:style-name="ce6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33" table:formula="of:=[.B10]" office:value-type="float" office:value="212" calcext:value-type="float">
            <text:p>212</text:p>
          </table:table-cell>
          <table:table-cell table:style-name="ce6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-0.0032786" calcext:value-type="float">
            <text:p>-0.0032786</text:p>
          </table:table-cell>
          <table:table-cell table:style-name="ce4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4" table:formula="of:=[.C9]+[.D9]" office:value-type="float" office:value="-0.0052049" calcext:value-type="float">
            <text:p>-0.0052049</text:p>
          </table:table-cell>
          <table:table-cell table:style-name="ce4" table:formula="of:=[.B9]/365" office:value-type="float" office:value="0.498630136986301" calcext:value-type="float">
            <text:p>0.4986301</text:p>
          </table:table-cell>
          <table:table-cell table:style-name="ce4" table:formula="of:=[.F9]-FLOOR([.F9])" office:value-type="float" office:value="0.498630136986301" calcext:value-type="float">
            <text:p>0.4986301</text:p>
          </table:table-cell>
          <table:table-cell table:style-name="ce5" table:formula="of:=[.F9]-[.G9]" office:value-type="float" office:value="0" calcext:value-type="float">
            <text:p>0</text:p>
          </table:table-cell>
          <table:table-cell table:style-name="ce6" table:formula="of:=1/(1+[.E9]*[.G9])*1/(1+[.E9])^[.H9]" office:value-type="float" office:value="1.00260207321265" calcext:value-type="float">
            <text:p>1.0026021</text:p>
          </table:table-cell>
          <table:table-cell table:style-name="ce6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-0.0035013" calcext:value-type="float">
            <text:p>-0.0035013</text:p>
          </table:table-cell>
          <table:table-cell table:style-name="ce4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4" table:formula="of:=[.C10]+[.D10]" office:value-type="float" office:value="-0.0051738" calcext:value-type="float">
            <text:p>-0.0051738</text:p>
          </table:table-cell>
          <table:table-cell table:style-name="ce4" table:formula="of:=[.B10]/365" office:value-type="float" office:value="0.580821917808219" calcext:value-type="float">
            <text:p>0.5808219</text:p>
          </table:table-cell>
          <table:table-cell table:style-name="ce4" table:formula="of:=[.F10]-FLOOR([.F10])" office:value-type="float" office:value="0.580821917808219" calcext:value-type="float">
            <text:p>0.5808219</text:p>
          </table:table-cell>
          <table:table-cell table:style-name="ce5" table:formula="of:=[.F10]-[.G10]" office:value-type="float" office:value="0" calcext:value-type="float">
            <text:p>0</text:p>
          </table:table-cell>
          <table:table-cell table:style-name="ce6" table:formula="of:=1/(1+[.E10]*[.G10])*1/(1+[.E10])^[.H10]" office:value-type="float" office:value="1.0030141140211" calcext:value-type="float">
            <text:p>1.0030141</text:p>
          </table:table-cell>
          <table:table-cell table:style-name="ce6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-0.003643" calcext:value-type="float">
            <text:p>-0.0036430</text:p>
          </table:table-cell>
          <table:table-cell table:style-name="ce4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4" table:formula="of:=[.C11]+[.D11]" office:value-type="float" office:value="-0.0050753" calcext:value-type="float">
            <text:p>-0.0050753</text:p>
          </table:table-cell>
          <table:table-cell table:style-name="ce4" table:formula="of:=[.B11]/365" office:value-type="float" office:value="0.665753424657534" calcext:value-type="float">
            <text:p>0.6657534</text:p>
          </table:table-cell>
          <table:table-cell table:style-name="ce4" table:formula="of:=[.F11]-FLOOR([.F11])" office:value-type="float" office:value="0.665753424657534" calcext:value-type="float">
            <text:p>0.6657534</text:p>
          </table:table-cell>
          <table:table-cell table:style-name="ce5" table:formula="of:=[.F11]-[.G11]" office:value-type="float" office:value="0" calcext:value-type="float">
            <text:p>0</text:p>
          </table:table-cell>
          <table:table-cell table:style-name="ce6" table:formula="of:=1/(1+[.E11]*[.G11])*1/(1+[.E11])^[.H11]" office:value-type="float" office:value="1.00339035401778" calcext:value-type="float">
            <text:p>1.0033904</text:p>
          </table:table-cell>
          <table:table-cell table:style-name="ce6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4" office:value-type="float" office:value="-0.0037802" calcext:value-type="float">
            <text:p>-0.0037802</text:p>
          </table:table-cell>
          <table:table-cell table:style-name="ce4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4" table:formula="of:=[.C12]+[.D12]" office:value-type="float" office:value="-0.0049801" calcext:value-type="float">
            <text:p>-0.0049801</text:p>
          </table:table-cell>
          <table:table-cell table:style-name="ce4" table:formula="of:=[.B12]/365" office:value-type="float" office:value="0.747945205479452" calcext:value-type="float">
            <text:p>0.7479452</text:p>
          </table:table-cell>
          <table:table-cell table:style-name="ce4" table:formula="of:=[.F12]-FLOOR([.F12])" office:value-type="float" office:value="0.747945205479452" calcext:value-type="float">
            <text:p>0.7479452</text:p>
          </table:table-cell>
          <table:table-cell table:style-name="ce5" table:formula="of:=[.F12]-[.G12]" office:value-type="float" office:value="0" calcext:value-type="float">
            <text:p>0</text:p>
          </table:table-cell>
          <table:table-cell table:style-name="ce6" table:formula="of:=1/(1+[.E12]*[.G12])*1/(1+[.E12])^[.H12]" office:value-type="float" office:value="1.00373876823846" calcext:value-type="float">
            <text:p>1.0037388</text:p>
          </table:table-cell>
          <table:table-cell table:style-name="ce6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-0.0038392" calcext:value-type="float">
            <text:p>-0.0038392</text:p>
          </table:table-cell>
          <table:table-cell table:style-name="ce4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4" table:formula="of:=[.C13]+[.D13]" office:value-type="float" office:value="-0.0047949" calcext:value-type="float">
            <text:p>-0.0047949</text:p>
          </table:table-cell>
          <table:table-cell table:style-name="ce4" table:formula="of:=[.B13]/365" office:value-type="float" office:value="0.832876712328767" calcext:value-type="float">
            <text:p>0.8328767</text:p>
          </table:table-cell>
          <table:table-cell table:style-name="ce4" table:formula="of:=[.F13]-FLOOR([.F13])" office:value-type="float" office:value="0.832876712328767" calcext:value-type="float">
            <text:p>0.8328767</text:p>
          </table:table-cell>
          <table:table-cell table:style-name="ce5" table:formula="of:=[.F13]-[.G13]" office:value-type="float" office:value="0" calcext:value-type="float">
            <text:p>0</text:p>
          </table:table-cell>
          <table:table-cell table:style-name="ce6" table:formula="of:=1/(1+[.E13]*[.G13])*1/(1+[.E13])^[.H13]" office:value-type="float" office:value="1.00400957302057" calcext:value-type="float">
            <text:p>1.0040096</text:p>
          </table:table-cell>
          <table:table-cell table:style-name="ce6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-0.003877" calcext:value-type="float">
            <text:p>-0.0038770</text:p>
          </table:table-cell>
          <table:table-cell table:style-name="ce4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4" table:formula="of:=[.C14]+[.D14]" office:value-type="float" office:value="-0.0045956" calcext:value-type="float">
            <text:p>-0.0045956</text:p>
          </table:table-cell>
          <table:table-cell table:style-name="ce4" table:formula="of:=[.B14]/365" office:value-type="float" office:value="0.915068493150685" calcext:value-type="float">
            <text:p>0.9150685</text:p>
          </table:table-cell>
          <table:table-cell table:style-name="ce4" table:formula="of:=[.F14]-FLOOR([.F14])" office:value-type="float" office:value="0.915068493150685" calcext:value-type="float">
            <text:p>0.9150685</text:p>
          </table:table-cell>
          <table:table-cell table:style-name="ce5" table:formula="of:=[.F14]-[.G14]" office:value-type="float" office:value="0" calcext:value-type="float">
            <text:p>0</text:p>
          </table:table-cell>
          <table:table-cell table:style-name="ce6" table:formula="of:=1/(1+[.E14]*[.G14])*1/(1+[.E14])^[.H14]" office:value-type="float" office:value="1.00422304790303" calcext:value-type="float">
            <text:p>1.0042230</text:p>
          </table:table-cell>
          <table:table-cell table:style-name="ce6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-0.0039161" calcext:value-type="float">
            <text:p>-0.0039161</text:p>
          </table:table-cell>
          <table:table-cell table:style-name="ce4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4" table:formula="of:=[.C15]+[.D15]" office:value-type="float" office:value="-0.0043896" calcext:value-type="float">
            <text:p>-0.0043896</text:p>
          </table:table-cell>
          <table:table-cell table:style-name="ce4" table:formula="of:=[.B15]/365" office:value-type="float" office:value="1" calcext:value-type="float">
            <text:p>1.0000000</text:p>
          </table:table-cell>
          <table:table-cell table:style-name="ce4" table:formula="of:=[.F15]-FLOOR([.F15])" office:value-type="float" office:value="0" calcext:value-type="float">
            <text:p>0.0000000</text:p>
          </table:table-cell>
          <table:table-cell table:style-name="ce5" table:formula="of:=[.F15]-[.G15]" office:value-type="float" office:value="1" calcext:value-type="float">
            <text:p>1</text:p>
          </table:table-cell>
          <table:table-cell table:style-name="ce6" table:formula="of:=1/(1+[.E15]*[.G15])*1/(1+[.E15])^[.H15]" office:value-type="float" office:value="1.00440895354247" calcext:value-type="float">
            <text:p>1.0044090</text:p>
          </table:table-cell>
          <table:table-cell table:style-name="ce6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-0.0029608" calcext:value-type="float">
            <text:p>-0.0029608</text:p>
          </table:table-cell>
          <table:table-cell table:style-name="ce4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4" table:formula="of:=[.C16]+[.D16]" office:value-type="float" office:value="-0.0045014" calcext:value-type="float">
            <text:p>-0.0045014</text:p>
          </table:table-cell>
          <table:table-cell table:style-name="ce4" table:formula="of:=[.B16]/365" office:value-type="float" office:value="1.5041095890411" calcext:value-type="float">
            <text:p>1.5041096</text:p>
          </table:table-cell>
          <table:table-cell table:style-name="ce4" table:formula="of:=[.F16]-FLOOR([.F16])" office:value-type="float" office:value="0.504109589041096" calcext:value-type="float">
            <text:p>0.5041096</text:p>
          </table:table-cell>
          <table:table-cell table:style-name="ce5" table:formula="of:=[.F16]-[.G16]" office:value-type="float" office:value="1" calcext:value-type="float">
            <text:p>1</text:p>
          </table:table-cell>
          <table:table-cell table:style-name="ce6" table:formula="of:=1/(1+[.E16]*[.G16])*1/(1+[.E16])^[.H16]" office:value-type="float" office:value="1.00680639819991" calcext:value-type="float">
            <text:p>1.0068064</text:p>
          </table:table-cell>
          <table:table-cell table:style-name="ce6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4" office:value-type="float" office:value="-0.003102" calcext:value-type="float">
            <text:p>-0.0031020</text:p>
          </table:table-cell>
          <table:table-cell table:style-name="ce4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4" table:formula="of:=[.C17]+[.D17]" office:value-type="float" office:value="-0.0046107" calcext:value-type="float">
            <text:p>-0.0046107</text:p>
          </table:table-cell>
          <table:table-cell table:style-name="ce4" table:formula="of:=[.B17]/365" office:value-type="float" office:value="2" calcext:value-type="float">
            <text:p>2.0000000</text:p>
          </table:table-cell>
          <table:table-cell table:style-name="ce4" table:formula="of:=[.F17]-FLOOR([.F17])" office:value-type="float" office:value="0" calcext:value-type="float">
            <text:p>0.0000000</text:p>
          </table:table-cell>
          <table:table-cell table:style-name="ce5" table:formula="of:=[.F17]-[.G17]" office:value-type="float" office:value="2" calcext:value-type="float">
            <text:p>2</text:p>
          </table:table-cell>
          <table:table-cell table:style-name="ce6" table:formula="of:=1/(1+[.E17]*[.G17])*1/(1+[.E17])^[.H17]" office:value-type="float" office:value="1.00928557000294" calcext:value-type="float">
            <text:p>1.0092856</text:p>
          </table:table-cell>
          <table:table-cell table:style-name="ce6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4" office:value-type="float" office:value="-0.0031284" calcext:value-type="float">
            <text:p>-0.0031284</text:p>
          </table:table-cell>
          <table:table-cell table:style-name="ce4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4" table:formula="of:=[.C18]+[.D18]" office:value-type="float" office:value="-0.0042677" calcext:value-type="float">
            <text:p>-0.0042677</text:p>
          </table:table-cell>
          <table:table-cell table:style-name="ce4" table:formula="of:=[.B18]/365" office:value-type="float" office:value="3" calcext:value-type="float">
            <text:p>3.0000000</text:p>
          </table:table-cell>
          <table:table-cell table:style-name="ce4" table:formula="of:=[.F18]-FLOOR([.F18])" office:value-type="float" office:value="0" calcext:value-type="float">
            <text:p>0.0000000</text:p>
          </table:table-cell>
          <table:table-cell table:style-name="ce5" table:formula="of:=[.F18]-[.G18]" office:value-type="float" office:value="3" calcext:value-type="float">
            <text:p>3</text:p>
          </table:table-cell>
          <table:table-cell table:style-name="ce6" table:formula="of:=1/(1+[.E18]*[.G18])*1/(1+[.E18])^[.H18]" office:value-type="float" office:value="1.01291316187292" calcext:value-type="float">
            <text:p>1.0129132</text:p>
          </table:table-cell>
          <table:table-cell table:style-name="ce6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4" office:value-type="float" office:value="-0.0026575" calcext:value-type="float">
            <text:p>-0.0026575</text:p>
          </table:table-cell>
          <table:table-cell table:style-name="ce4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4" table:formula="of:=[.C19]+[.D19]" office:value-type="float" office:value="-0.0031247" calcext:value-type="float">
            <text:p>-0.0031247</text:p>
          </table:table-cell>
          <table:table-cell table:style-name="ce4" table:formula="of:=[.B19]/365" office:value-type="float" office:value="4" calcext:value-type="float">
            <text:p>4.0000000</text:p>
          </table:table-cell>
          <table:table-cell table:style-name="ce4" table:formula="of:=[.F19]-FLOOR([.F19])" office:value-type="float" office:value="0" calcext:value-type="float">
            <text:p>0.0000000</text:p>
          </table:table-cell>
          <table:table-cell table:style-name="ce5" table:formula="of:=[.F19]-[.G19]" office:value-type="float" office:value="4" calcext:value-type="float">
            <text:p>4</text:p>
          </table:table-cell>
          <table:table-cell table:style-name="ce6" table:formula="of:=1/(1+[.E19]*[.G19])*1/(1+[.E19])^[.H19]" office:value-type="float" office:value="1.01259705103004" calcext:value-type="float">
            <text:p>1.0125971</text:p>
          </table:table-cell>
          <table:table-cell table:style-name="ce6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4" office:value-type="float" office:value="-0.002501" calcext:value-type="float">
            <text:p>-0.0025010</text:p>
          </table:table-cell>
          <table:table-cell table:style-name="ce4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4" table:formula="of:=[.C20]+[.D20]" office:value-type="float" office:value="-0.0021256" calcext:value-type="float">
            <text:p>-0.0021256</text:p>
          </table:table-cell>
          <table:table-cell table:style-name="ce4" table:formula="of:=[.B20]/365" office:value-type="float" office:value="5" calcext:value-type="float">
            <text:p>5.0000000</text:p>
          </table:table-cell>
          <table:table-cell table:style-name="ce4" table:formula="of:=[.F20]-FLOOR([.F20])" office:value-type="float" office:value="0" calcext:value-type="float">
            <text:p>0.0000000</text:p>
          </table:table-cell>
          <table:table-cell table:style-name="ce5" table:formula="of:=[.F20]-[.G20]" office:value-type="float" office:value="5" calcext:value-type="float">
            <text:p>5</text:p>
          </table:table-cell>
          <table:table-cell table:style-name="ce6" table:formula="of:=1/(1+[.E20]*[.G20])*1/(1+[.E20])^[.H20]" office:value-type="float" office:value="1.01069611019903" calcext:value-type="float">
            <text:p>1.0106961</text:p>
          </table:table-cell>
          <table:table-cell table:style-name="ce6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4" office:value-type="float" office:value="-0.0023217" calcext:value-type="float">
            <text:p>-0.0023217</text:p>
          </table:table-cell>
          <table:table-cell table:style-name="ce4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4" table:formula="of:=[.C21]+[.D21]" office:value-type="float" office:value="-0.0009549" calcext:value-type="float">
            <text:p>-0.0009549</text:p>
          </table:table-cell>
          <table:table-cell table:style-name="ce4" table:formula="of:=[.B21]/365" office:value-type="float" office:value="6" calcext:value-type="float">
            <text:p>6.0000000</text:p>
          </table:table-cell>
          <table:table-cell table:style-name="ce4" table:formula="of:=[.F21]-FLOOR([.F21])" office:value-type="float" office:value="0" calcext:value-type="float">
            <text:p>0.0000000</text:p>
          </table:table-cell>
          <table:table-cell table:style-name="ce5" table:formula="of:=[.F21]-[.G21]" office:value-type="float" office:value="6" calcext:value-type="float">
            <text:p>6</text:p>
          </table:table-cell>
          <table:table-cell table:style-name="ce6" table:formula="of:=1/(1+[.E21]*[.G21])*1/(1+[.E21])^[.H21]" office:value-type="float" office:value="1.00574859737895" calcext:value-type="float">
            <text:p>1.0057486</text:p>
          </table:table-cell>
          <table:table-cell table:style-name="ce6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4" office:value-type="float" office:value="-0.0020378" calcext:value-type="float">
            <text:p>-0.0020378</text:p>
          </table:table-cell>
          <table:table-cell table:style-name="ce4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4" table:formula="of:=[.C22]+[.D22]" office:value-type="float" office:value="0.0004213" calcext:value-type="float">
            <text:p>0.0004213</text:p>
          </table:table-cell>
          <table:table-cell table:style-name="ce4" table:formula="of:=[.B22]/365" office:value-type="float" office:value="7" calcext:value-type="float">
            <text:p>7.0000000</text:p>
          </table:table-cell>
          <table:table-cell table:style-name="ce4" table:formula="of:=[.F22]-FLOOR([.F22])" office:value-type="float" office:value="0" calcext:value-type="float">
            <text:p>0.0000000</text:p>
          </table:table-cell>
          <table:table-cell table:style-name="ce5" table:formula="of:=[.F22]-[.G22]" office:value-type="float" office:value="7" calcext:value-type="float">
            <text:p>7</text:p>
          </table:table-cell>
          <table:table-cell table:style-name="ce6" table:formula="of:=1/(1+[.E22]*[.G22])*1/(1+[.E22])^[.H22]" office:value-type="float" office:value="0.99705586354857" calcext:value-type="float">
            <text:p>0.9970559</text:p>
          </table:table-cell>
          <table:table-cell table:style-name="ce6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4" office:value-type="float" office:value="-0.0015775" calcext:value-type="float">
            <text:p>-0.0015775</text:p>
          </table:table-cell>
          <table:table-cell table:style-name="ce4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4" table:formula="of:=[.C23]+[.D23]" office:value-type="float" office:value="0.002002" calcext:value-type="float">
            <text:p>0.0020020</text:p>
          </table:table-cell>
          <table:table-cell table:style-name="ce4" table:formula="of:=[.B23]/365" office:value-type="float" office:value="8" calcext:value-type="float">
            <text:p>8.0000000</text:p>
          </table:table-cell>
          <table:table-cell table:style-name="ce4" table:formula="of:=[.F23]-FLOOR([.F23])" office:value-type="float" office:value="0" calcext:value-type="float">
            <text:p>0.0000000</text:p>
          </table:table-cell>
          <table:table-cell table:style-name="ce5" table:formula="of:=[.F23]-[.G23]" office:value-type="float" office:value="8" calcext:value-type="float">
            <text:p>8</text:p>
          </table:table-cell>
          <table:table-cell table:style-name="ce6" table:formula="of:=1/(1+[.E23]*[.G23])*1/(1+[.E23])^[.H23]" office:value-type="float" office:value="0.984127330536909" calcext:value-type="float">
            <text:p>0.9841273</text:p>
          </table:table-cell>
          <table:table-cell table:style-name="ce6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4" office:value-type="float" office:value="-0.0010673" calcext:value-type="float">
            <text:p>-0.0010673</text:p>
          </table:table-cell>
          <table:table-cell table:style-name="ce4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4" table:formula="of:=[.C24]+[.D24]" office:value-type="float" office:value="0.0036139" calcext:value-type="float">
            <text:p>0.0036139</text:p>
          </table:table-cell>
          <table:table-cell table:style-name="ce4" table:formula="of:=[.B24]/365" office:value-type="float" office:value="9" calcext:value-type="float">
            <text:p>9.0000000</text:p>
          </table:table-cell>
          <table:table-cell table:style-name="ce4" table:formula="of:=[.F24]-FLOOR([.F24])" office:value-type="float" office:value="0" calcext:value-type="float">
            <text:p>0.0000000</text:p>
          </table:table-cell>
          <table:table-cell table:style-name="ce5" table:formula="of:=[.F24]-[.G24]" office:value-type="float" office:value="9" calcext:value-type="float">
            <text:p>9</text:p>
          </table:table-cell>
          <table:table-cell table:style-name="ce6" table:formula="of:=1/(1+[.E24]*[.G24])*1/(1+[.E24])^[.H24]" office:value-type="float" office:value="0.96805490818424" calcext:value-type="float">
            <text:p>0.9680549</text:p>
          </table:table-cell>
          <table:table-cell table:style-name="ce6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4" office:value-type="float" office:value="-0.0005993" calcext:value-type="float">
            <text:p>-0.0005993</text:p>
          </table:table-cell>
          <table:table-cell table:style-name="ce4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4" table:formula="of:=[.C25]+[.D25]" office:value-type="float" office:value="0.0050613" calcext:value-type="float">
            <text:p>0.0050613</text:p>
          </table:table-cell>
          <table:table-cell table:style-name="ce4" table:formula="of:=[.B25]/365" office:value-type="float" office:value="10" calcext:value-type="float">
            <text:p>10.0000000</text:p>
          </table:table-cell>
          <table:table-cell table:style-name="ce4" table:formula="of:=[.F25]-FLOOR([.F25])" office:value-type="float" office:value="0" calcext:value-type="float">
            <text:p>0.0000000</text:p>
          </table:table-cell>
          <table:table-cell table:style-name="ce5" table:formula="of:=[.F25]-[.G25]" office:value-type="float" office:value="10" calcext:value-type="float">
            <text:p>10</text:p>
          </table:table-cell>
          <table:table-cell table:style-name="ce6" table:formula="of:=1/(1+[.E25]*[.G25])*1/(1+[.E25])^[.H25]" office:value-type="float" office:value="0.950767860401858" calcext:value-type="float">
            <text:p>0.9507679</text:p>
          </table:table-cell>
          <table:table-cell table:style-name="ce6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4" office:value-type="float" office:value="-0.0004377" calcext:value-type="float">
            <text:p>-0.0004377</text:p>
          </table:table-cell>
          <table:table-cell table:style-name="ce4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4" table:formula="of:=[.C26]+[.D26]" office:value-type="float" office:value="0.0060866" calcext:value-type="float">
            <text:p>0.0060866</text:p>
          </table:table-cell>
          <table:table-cell table:style-name="ce4" table:formula="of:=[.B26]/365" office:value-type="float" office:value="11" calcext:value-type="float">
            <text:p>11.0000000</text:p>
          </table:table-cell>
          <table:table-cell table:style-name="ce4" table:formula="of:=[.F26]-FLOOR([.F26])" office:value-type="float" office:value="0" calcext:value-type="float">
            <text:p>0.0000000</text:p>
          </table:table-cell>
          <table:table-cell table:style-name="ce5" table:formula="of:=[.F26]-[.G26]" office:value-type="float" office:value="11" calcext:value-type="float">
            <text:p>11</text:p>
          </table:table-cell>
          <table:table-cell table:style-name="ce6" table:formula="of:=1/(1+[.E26]*[.G26])*1/(1+[.E26])^[.H26]" office:value-type="float" office:value="0.935429341622447" calcext:value-type="float">
            <text:p>0.9354293</text:p>
          </table:table-cell>
          <table:table-cell table:style-name="ce6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4" office:value-type="float" office:value="-0.0003851" calcext:value-type="float">
            <text:p>-0.0003851</text:p>
          </table:table-cell>
          <table:table-cell table:style-name="ce4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4" table:formula="of:=[.C27]+[.D27]" office:value-type="float" office:value="0.0069993" calcext:value-type="float">
            <text:p>0.0069993</text:p>
          </table:table-cell>
          <table:table-cell table:style-name="ce4" table:formula="of:=[.B27]/365" office:value-type="float" office:value="12" calcext:value-type="float">
            <text:p>12.0000000</text:p>
          </table:table-cell>
          <table:table-cell table:style-name="ce4" table:formula="of:=[.F27]-FLOOR([.F27])" office:value-type="float" office:value="0" calcext:value-type="float">
            <text:p>0.0000000</text:p>
          </table:table-cell>
          <table:table-cell table:style-name="ce5" table:formula="of:=[.F27]-[.G27]" office:value-type="float" office:value="12" calcext:value-type="float">
            <text:p>12</text:p>
          </table:table-cell>
          <table:table-cell table:style-name="ce6" table:formula="of:=1/(1+[.E27]*[.G27])*1/(1+[.E27])^[.H27]" office:value-type="float" office:value="0.919708025197438" calcext:value-type="float">
            <text:p>0.9197080</text:p>
          </table:table-cell>
          <table:table-cell table:style-name="ce6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4" office:value-type="float" office:value="-0.0000655" calcext:value-type="float">
            <text:p>-0.0000655</text:p>
          </table:table-cell>
          <table:table-cell table:style-name="ce4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4" table:formula="of:=[.C28]+[.D28]" office:value-type="float" office:value="0.0079134" calcext:value-type="float">
            <text:p>0.0079134</text:p>
          </table:table-cell>
          <table:table-cell table:style-name="ce4" table:formula="of:=[.B28]/365" office:value-type="float" office:value="13" calcext:value-type="float">
            <text:p>13.0000000</text:p>
          </table:table-cell>
          <table:table-cell table:style-name="ce4" table:formula="of:=[.F28]-FLOOR([.F28])" office:value-type="float" office:value="0" calcext:value-type="float">
            <text:p>0.0000000</text:p>
          </table:table-cell>
          <table:table-cell table:style-name="ce5" table:formula="of:=[.F28]-[.G28]" office:value-type="float" office:value="13" calcext:value-type="float">
            <text:p>13</text:p>
          </table:table-cell>
          <table:table-cell table:style-name="ce6" table:formula="of:=1/(1+[.E28]*[.G28])*1/(1+[.E28])^[.H28]" office:value-type="float" office:value="0.902605866204651" calcext:value-type="float">
            <text:p>0.9026059</text:p>
          </table:table-cell>
          <table:table-cell table:style-name="ce6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4" office:value-type="float" office:value="0.0002594" calcext:value-type="float">
            <text:p>0.0002594</text:p>
          </table:table-cell>
          <table:table-cell table:style-name="ce4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4" table:formula="of:=[.C29]+[.D29]" office:value-type="float" office:value="0.0088272" calcext:value-type="float">
            <text:p>0.0088272</text:p>
          </table:table-cell>
          <table:table-cell table:style-name="ce4" table:formula="of:=[.B29]/365" office:value-type="float" office:value="14" calcext:value-type="float">
            <text:p>14.0000000</text:p>
          </table:table-cell>
          <table:table-cell table:style-name="ce4" table:formula="of:=[.F29]-FLOOR([.F29])" office:value-type="float" office:value="0" calcext:value-type="float">
            <text:p>0.0000000</text:p>
          </table:table-cell>
          <table:table-cell table:style-name="ce5" table:formula="of:=[.F29]-[.G29]" office:value-type="float" office:value="14" calcext:value-type="float">
            <text:p>14</text:p>
          </table:table-cell>
          <table:table-cell table:style-name="ce6" table:formula="of:=1/(1+[.E29]*[.G29])*1/(1+[.E29])^[.H29]" office:value-type="float" office:value="0.884229572675727" calcext:value-type="float">
            <text:p>0.8842296</text:p>
          </table:table-cell>
          <table:table-cell table:style-name="ce6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4" office:value-type="float" office:value="0.0005843" calcext:value-type="float">
            <text:p>0.0005843</text:p>
          </table:table-cell>
          <table:table-cell table:style-name="ce4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4" table:formula="of:=[.C30]+[.D30]" office:value-type="float" office:value="0.0097407" calcext:value-type="float">
            <text:p>0.0097407</text:p>
          </table:table-cell>
          <table:table-cell table:style-name="ce4" table:formula="of:=[.B30]/365" office:value-type="float" office:value="15" calcext:value-type="float">
            <text:p>15.0000000</text:p>
          </table:table-cell>
          <table:table-cell table:style-name="ce4" table:formula="of:=[.F30]-FLOOR([.F30])" office:value-type="float" office:value="0" calcext:value-type="float">
            <text:p>0.0000000</text:p>
          </table:table-cell>
          <table:table-cell table:style-name="ce5" table:formula="of:=[.F30]-[.G30]" office:value-type="float" office:value="15" calcext:value-type="float">
            <text:p>15</text:p>
          </table:table-cell>
          <table:table-cell table:style-name="ce6" table:formula="of:=1/(1+[.E30]*[.G30])*1/(1+[.E30])^[.H30]" office:value-type="float" office:value="0.864673345807935" calcext:value-type="float">
            <text:p>0.8646733</text:p>
          </table:table-cell>
          <table:table-cell table:style-name="ce6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4" office:value-type="float" office:value="0.0010296" calcext:value-type="float">
            <text:p>0.0010296</text:p>
          </table:table-cell>
          <table:table-cell table:style-name="ce4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4" table:formula="of:=[.C31]+[.D31]" office:value-type="float" office:value="0.0104625" calcext:value-type="float">
            <text:p>0.0104625</text:p>
          </table:table-cell>
          <table:table-cell table:style-name="ce4" table:formula="of:=[.B31]/365" office:value-type="float" office:value="16" calcext:value-type="float">
            <text:p>16.0000000</text:p>
          </table:table-cell>
          <table:table-cell table:style-name="ce4" table:formula="of:=[.F31]-FLOOR([.F31])" office:value-type="float" office:value="0" calcext:value-type="float">
            <text:p>0.0000000</text:p>
          </table:table-cell>
          <table:table-cell table:style-name="ce5" table:formula="of:=[.F31]-[.G31]" office:value-type="float" office:value="16" calcext:value-type="float">
            <text:p>16</text:p>
          </table:table-cell>
          <table:table-cell table:style-name="ce6" table:formula="of:=1/(1+[.E31]*[.G31])*1/(1+[.E31])^[.H31]" office:value-type="float" office:value="0.846597122911854" calcext:value-type="float">
            <text:p>0.8465971</text:p>
          </table:table-cell>
          <table:table-cell table:style-name="ce6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4" office:value-type="float" office:value="0.0014203" calcext:value-type="float">
            <text:p>0.0014203</text:p>
          </table:table-cell>
          <table:table-cell table:style-name="ce4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4" table:formula="of:=[.C32]+[.D32]" office:value-type="float" office:value="0.0111235" calcext:value-type="float">
            <text:p>0.0111235</text:p>
          </table:table-cell>
          <table:table-cell table:style-name="ce4" table:formula="of:=[.B32]/365" office:value-type="float" office:value="17" calcext:value-type="float">
            <text:p>17.0000000</text:p>
          </table:table-cell>
          <table:table-cell table:style-name="ce4" table:formula="of:=[.F32]-FLOOR([.F32])" office:value-type="float" office:value="0" calcext:value-type="float">
            <text:p>0.0000000</text:p>
          </table:table-cell>
          <table:table-cell table:style-name="ce5" table:formula="of:=[.F32]-[.G32]" office:value-type="float" office:value="17" calcext:value-type="float">
            <text:p>17</text:p>
          </table:table-cell>
          <table:table-cell table:style-name="ce6" table:formula="of:=1/(1+[.E32]*[.G32])*1/(1+[.E32])^[.H32]" office:value-type="float" office:value="0.828568711610452" calcext:value-type="float">
            <text:p>0.8285687</text:p>
          </table:table-cell>
          <table:table-cell table:style-name="ce6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4" office:value-type="float" office:value="0.0018109" calcext:value-type="float">
            <text:p>0.0018109</text:p>
          </table:table-cell>
          <table:table-cell table:style-name="ce4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4" table:formula="of:=[.C33]+[.D33]" office:value-type="float" office:value="0.0117844" calcext:value-type="float">
            <text:p>0.0117844</text:p>
          </table:table-cell>
          <table:table-cell table:style-name="ce4" table:formula="of:=[.B33]/365" office:value-type="float" office:value="18" calcext:value-type="float">
            <text:p>18.0000000</text:p>
          </table:table-cell>
          <table:table-cell table:style-name="ce4" table:formula="of:=[.F33]-FLOOR([.F33])" office:value-type="float" office:value="0" calcext:value-type="float">
            <text:p>0.0000000</text:p>
          </table:table-cell>
          <table:table-cell table:style-name="ce5" table:formula="of:=[.F33]-[.G33]" office:value-type="float" office:value="18" calcext:value-type="float">
            <text:p>18</text:p>
          </table:table-cell>
          <table:table-cell table:style-name="ce6" table:formula="of:=1/(1+[.E33]*[.G33])*1/(1+[.E33])^[.H33]" office:value-type="float" office:value="0.809871987101763" calcext:value-type="float">
            <text:p>0.8098720</text:p>
          </table:table-cell>
          <table:table-cell table:style-name="ce6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4" office:value-type="float" office:value="0.0022016" calcext:value-type="float">
            <text:p>0.0022016</text:p>
          </table:table-cell>
          <table:table-cell table:style-name="ce4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4" table:formula="of:=[.C34]+[.D34]" office:value-type="float" office:value="0.0124453" calcext:value-type="float">
            <text:p>0.0124453</text:p>
          </table:table-cell>
          <table:table-cell table:style-name="ce4" table:formula="of:=[.B34]/365" office:value-type="float" office:value="19" calcext:value-type="float">
            <text:p>19.0000000</text:p>
          </table:table-cell>
          <table:table-cell table:style-name="ce4" table:formula="of:=[.F34]-FLOOR([.F34])" office:value-type="float" office:value="0" calcext:value-type="float">
            <text:p>0.0000000</text:p>
          </table:table-cell>
          <table:table-cell table:style-name="ce5" table:formula="of:=[.F34]-[.G34]" office:value-type="float" office:value="19" calcext:value-type="float">
            <text:p>19</text:p>
          </table:table-cell>
          <table:table-cell table:style-name="ce6" table:formula="of:=1/(1+[.E34]*[.G34])*1/(1+[.E34])^[.H34]" office:value-type="float" office:value="0.790569756184273" calcext:value-type="float">
            <text:p>0.7905698</text:p>
          </table:table-cell>
          <table:table-cell table:style-name="ce6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4" office:value-type="float" office:value="0.002234" calcext:value-type="float">
            <text:p>0.0022340</text:p>
          </table:table-cell>
          <table:table-cell table:style-name="ce4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4" table:formula="of:=[.C35]+[.D35]" office:value-type="float" office:value="0.0127478" calcext:value-type="float">
            <text:p>0.0127478</text:p>
          </table:table-cell>
          <table:table-cell table:style-name="ce4" table:formula="of:=[.B35]/365" office:value-type="float" office:value="20" calcext:value-type="float">
            <text:p>20.0000000</text:p>
          </table:table-cell>
          <table:table-cell table:style-name="ce4" table:formula="of:=[.F35]-FLOOR([.F35])" office:value-type="float" office:value="0" calcext:value-type="float">
            <text:p>0.0000000</text:p>
          </table:table-cell>
          <table:table-cell table:style-name="ce5" table:formula="of:=[.F35]-[.G35]" office:value-type="float" office:value="20" calcext:value-type="float">
            <text:p>20</text:p>
          </table:table-cell>
          <table:table-cell table:style-name="ce6" table:formula="of:=1/(1+[.E35]*[.G35])*1/(1+[.E35])^[.H35]" office:value-type="float" office:value="0.776200344744619" calcext:value-type="float">
            <text:p>0.7762003</text:p>
          </table:table-cell>
          <table:table-cell table:style-name="ce6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4" office:value-type="float" office:value="0.0024797" calcext:value-type="float">
            <text:p>0.0024797</text:p>
          </table:table-cell>
          <table:table-cell table:style-name="ce4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4" table:formula="of:=[.C36]+[.D36]" office:value-type="float" office:value="0.0130516" calcext:value-type="float">
            <text:p>0.0130516</text:p>
          </table:table-cell>
          <table:table-cell table:style-name="ce4" table:formula="of:=[.B36]/365" office:value-type="float" office:value="21" calcext:value-type="float">
            <text:p>21.0000000</text:p>
          </table:table-cell>
          <table:table-cell table:style-name="ce4" table:formula="of:=[.F36]-FLOOR([.F36])" office:value-type="float" office:value="0" calcext:value-type="float">
            <text:p>0.0000000</text:p>
          </table:table-cell>
          <table:table-cell table:style-name="ce5" table:formula="of:=[.F36]-[.G36]" office:value-type="float" office:value="21" calcext:value-type="float">
            <text:p>21</text:p>
          </table:table-cell>
          <table:table-cell table:style-name="ce6" table:formula="of:=1/(1+[.E36]*[.G36])*1/(1+[.E36])^[.H36]" office:value-type="float" office:value="0.761617820256453" calcext:value-type="float">
            <text:p>0.7616178</text:p>
          </table:table-cell>
          <table:table-cell table:style-name="ce6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4" office:value-type="float" office:value="0.0027308" calcext:value-type="float">
            <text:p>0.0027308</text:p>
          </table:table-cell>
          <table:table-cell table:style-name="ce4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4" table:formula="of:=[.C37]+[.D37]" office:value-type="float" office:value="0.0133554" calcext:value-type="float">
            <text:p>0.0133554</text:p>
          </table:table-cell>
          <table:table-cell table:style-name="ce4" table:formula="of:=[.B37]/365" office:value-type="float" office:value="22" calcext:value-type="float">
            <text:p>22.0000000</text:p>
          </table:table-cell>
          <table:table-cell table:style-name="ce4" table:formula="of:=[.F37]-FLOOR([.F37])" office:value-type="float" office:value="0" calcext:value-type="float">
            <text:p>0.0000000</text:p>
          </table:table-cell>
          <table:table-cell table:style-name="ce5" table:formula="of:=[.F37]-[.G37]" office:value-type="float" office:value="22" calcext:value-type="float">
            <text:p>22</text:p>
          </table:table-cell>
          <table:table-cell table:style-name="ce6" table:formula="of:=1/(1+[.E37]*[.G37])*1/(1+[.E37])^[.H37]" office:value-type="float" office:value="0.746862588258524" calcext:value-type="float">
            <text:p>0.7468626</text:p>
          </table:table-cell>
          <table:table-cell table:style-name="ce6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4" office:value-type="float" office:value="0.0029819" calcext:value-type="float">
            <text:p>0.0029819</text:p>
          </table:table-cell>
          <table:table-cell table:style-name="ce4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4" table:formula="of:=[.C38]+[.D38]" office:value-type="float" office:value="0.0136593" calcext:value-type="float">
            <text:p>0.0136593</text:p>
          </table:table-cell>
          <table:table-cell table:style-name="ce4" table:formula="of:=[.B38]/365" office:value-type="float" office:value="23" calcext:value-type="float">
            <text:p>23.0000000</text:p>
          </table:table-cell>
          <table:table-cell table:style-name="ce4" table:formula="of:=[.F38]-FLOOR([.F38])" office:value-type="float" office:value="0" calcext:value-type="float">
            <text:p>0.0000000</text:p>
          </table:table-cell>
          <table:table-cell table:style-name="ce5" table:formula="of:=[.F38]-[.G38]" office:value-type="float" office:value="23" calcext:value-type="float">
            <text:p>23</text:p>
          </table:table-cell>
          <table:table-cell table:style-name="ce6" table:formula="of:=1/(1+[.E38]*[.G38])*1/(1+[.E38])^[.H38]" office:value-type="float" office:value="0.731953998150574" calcext:value-type="float">
            <text:p>0.7319540</text:p>
          </table:table-cell>
          <table:table-cell table:style-name="ce6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4" office:value-type="float" office:value="0.0032329" calcext:value-type="float">
            <text:p>0.0032329</text:p>
          </table:table-cell>
          <table:table-cell table:style-name="ce4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4" table:formula="of:=[.C39]+[.D39]" office:value-type="float" office:value="0.013963" calcext:value-type="float">
            <text:p>0.0139630</text:p>
          </table:table-cell>
          <table:table-cell table:style-name="ce4" table:formula="of:=[.B39]/365" office:value-type="float" office:value="24" calcext:value-type="float">
            <text:p>24.0000000</text:p>
          </table:table-cell>
          <table:table-cell table:style-name="ce4" table:formula="of:=[.F39]-FLOOR([.F39])" office:value-type="float" office:value="0" calcext:value-type="float">
            <text:p>0.0000000</text:p>
          </table:table-cell>
          <table:table-cell table:style-name="ce5" table:formula="of:=[.F39]-[.G39]" office:value-type="float" office:value="24" calcext:value-type="float">
            <text:p>24</text:p>
          </table:table-cell>
          <table:table-cell table:style-name="ce6" table:formula="of:=1/(1+[.E39]*[.G39])*1/(1+[.E39])^[.H39]" office:value-type="float" office:value="0.716917886656162" calcext:value-type="float">
            <text:p>0.7169179</text:p>
          </table:table-cell>
          <table:table-cell table:style-name="ce6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4" office:value-type="float" office:value="0.003484" calcext:value-type="float">
            <text:p>0.0034840</text:p>
          </table:table-cell>
          <table:table-cell table:style-name="ce4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4" table:formula="of:=[.C40]+[.D40]" office:value-type="float" office:value="0.0142669" calcext:value-type="float">
            <text:p>0.0142669</text:p>
          </table:table-cell>
          <table:table-cell table:style-name="ce4" table:formula="of:=[.B40]/365" office:value-type="float" office:value="25" calcext:value-type="float">
            <text:p>25.0000000</text:p>
          </table:table-cell>
          <table:table-cell table:style-name="ce4" table:formula="of:=[.F40]-FLOOR([.F40])" office:value-type="float" office:value="0" calcext:value-type="float">
            <text:p>0.0000000</text:p>
          </table:table-cell>
          <table:table-cell table:style-name="ce5" table:formula="of:=[.F40]-[.G40]" office:value-type="float" office:value="25" calcext:value-type="float">
            <text:p>25</text:p>
          </table:table-cell>
          <table:table-cell table:style-name="ce6" table:formula="of:=1/(1+[.E40]*[.G40])*1/(1+[.E40])^[.H40]" office:value-type="float" office:value="0.701768193551329" calcext:value-type="float">
            <text:p>0.7017682</text:p>
          </table:table-cell>
          <table:table-cell table:style-name="ce6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4" office:value-type="float" office:value="0.0050557" calcext:value-type="float">
            <text:p>0.0050557</text:p>
          </table:table-cell>
          <table:table-cell table:style-name="ce4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4" table:formula="of:=[.C41]+[.D41]" office:value-type="float" office:value="0.0157894" calcext:value-type="float">
            <text:p>0.0157894</text:p>
          </table:table-cell>
          <table:table-cell table:style-name="ce4" table:formula="of:=[.B41]/365" office:value-type="float" office:value="30" calcext:value-type="float">
            <text:p>30.0000000</text:p>
          </table:table-cell>
          <table:table-cell table:style-name="ce4" table:formula="of:=[.F41]-FLOOR([.F41])" office:value-type="float" office:value="0" calcext:value-type="float">
            <text:p>0.0000000</text:p>
          </table:table-cell>
          <table:table-cell table:style-name="ce5" table:formula="of:=[.F41]-[.G41]" office:value-type="float" office:value="30" calcext:value-type="float">
            <text:p>30</text:p>
          </table:table-cell>
          <table:table-cell table:style-name="ce6" table:formula="of:=1/(1+[.E41]*[.G41])*1/(1+[.E41])^[.H41]" office:value-type="float" office:value="0.625013939580218" calcext:value-type="float">
            <text:p>0.6250139</text:p>
          </table:table-cell>
          <table:table-cell table:style-name="ce6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4" office:value-type="float" office:value="0.0053468" calcext:value-type="float">
            <text:p>0.0053468</text:p>
          </table:table-cell>
          <table:table-cell table:style-name="ce4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4" table:formula="of:=[.C42]+[.D42]" office:value-type="float" office:value="0.0157925" calcext:value-type="float">
            <text:p>0.0157925</text:p>
          </table:table-cell>
          <table:table-cell table:style-name="ce4" table:formula="of:=[.B42]/365" office:value-type="float" office:value="35" calcext:value-type="float">
            <text:p>35.0000000</text:p>
          </table:table-cell>
          <table:table-cell table:style-name="ce4" table:formula="of:=[.F42]-FLOOR([.F42])" office:value-type="float" office:value="0" calcext:value-type="float">
            <text:p>0.0000000</text:p>
          </table:table-cell>
          <table:table-cell table:style-name="ce5" table:formula="of:=[.F42]-[.G42]" office:value-type="float" office:value="35" calcext:value-type="float">
            <text:p>35</text:p>
          </table:table-cell>
          <table:table-cell table:style-name="ce6" table:formula="of:=1/(1+[.E42]*[.G42])*1/(1+[.E42])^[.H42]" office:value-type="float" office:value="0.57786305900897" calcext:value-type="float">
            <text:p>0.5778631</text:p>
          </table:table-cell>
          <table:table-cell table:style-name="ce6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4" office:value-type="float" office:value="0.0056393" calcext:value-type="float">
            <text:p>0.0056393</text:p>
          </table:table-cell>
          <table:table-cell table:style-name="ce4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4" table:formula="of:=[.C43]+[.D43]" office:value-type="float" office:value="0.0157954" calcext:value-type="float">
            <text:p>0.0157954</text:p>
          </table:table-cell>
          <table:table-cell table:style-name="ce4" table:formula="of:=[.B43]/365" office:value-type="float" office:value="40" calcext:value-type="float">
            <text:p>40.0000000</text:p>
          </table:table-cell>
          <table:table-cell table:style-name="ce4" table:formula="of:=[.F43]-FLOOR([.F43])" office:value-type="float" office:value="0" calcext:value-type="float">
            <text:p>0.0000000</text:p>
          </table:table-cell>
          <table:table-cell table:style-name="ce5" table:formula="of:=[.F43]-[.G43]" office:value-type="float" office:value="40" calcext:value-type="float">
            <text:p>40</text:p>
          </table:table-cell>
          <table:table-cell table:style-name="ce6" table:formula="of:=1/(1+[.E43]*[.G43])*1/(1+[.E43])^[.H43]" office:value-type="float" office:value="0.534257131116159" calcext:value-type="float">
            <text:p>0.5342571</text:p>
          </table:table-cell>
          <table:table-cell table:style-name="ce6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4" office:value-type="float" office:value="0.0059319" calcext:value-type="float">
            <text:p>0.0059319</text:p>
          </table:table-cell>
          <table:table-cell table:style-name="ce4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4" table:formula="of:=[.C44]+[.D44]" office:value-type="float" office:value="0.0157984" calcext:value-type="float">
            <text:p>0.0157984</text:p>
          </table:table-cell>
          <table:table-cell table:style-name="ce4" table:formula="of:=[.B44]/365" office:value-type="float" office:value="45" calcext:value-type="float">
            <text:p>45.0000000</text:p>
          </table:table-cell>
          <table:table-cell table:style-name="ce4" table:formula="of:=[.F44]-FLOOR([.F44])" office:value-type="float" office:value="0" calcext:value-type="float">
            <text:p>0.0000000</text:p>
          </table:table-cell>
          <table:table-cell table:style-name="ce5" table:formula="of:=[.F44]-[.G44]" office:value-type="float" office:value="45" calcext:value-type="float">
            <text:p>45</text:p>
          </table:table-cell>
          <table:table-cell table:style-name="ce6" table:formula="of:=1/(1+[.E44]*[.G44])*1/(1+[.E44])^[.H44]" office:value-type="float" office:value="0.493925446018258" calcext:value-type="float">
            <text:p>0.4939254</text:p>
          </table:table-cell>
          <table:table-cell table:style-name="ce6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4" office:value-type="float" office:value="0.0062244" calcext:value-type="float">
            <text:p>0.0062244</text:p>
          </table:table-cell>
          <table:table-cell table:style-name="ce4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4" table:formula="of:=[.C45]+[.D45]" office:value-type="float" office:value="0.0158011" calcext:value-type="float">
            <text:p>0.0158011</text:p>
          </table:table-cell>
          <table:table-cell table:style-name="ce4" table:formula="of:=[.B45]/365" office:value-type="float" office:value="50" calcext:value-type="float">
            <text:p>50.0000000</text:p>
          </table:table-cell>
          <table:table-cell table:style-name="ce4" table:formula="of:=[.F45]-FLOOR([.F45])" office:value-type="float" office:value="0" calcext:value-type="float">
            <text:p>0.0000000</text:p>
          </table:table-cell>
          <table:table-cell table:style-name="ce5" table:formula="of:=[.F45]-[.G45]" office:value-type="float" office:value="50" calcext:value-type="float">
            <text:p>50</text:p>
          </table:table-cell>
          <table:table-cell table:style-name="ce6" table:formula="of:=1/(1+[.E45]*[.G45])*1/(1+[.E45])^[.H45]" office:value-type="float" office:value="0.456631703363103" calcext:value-type="float">
            <text:p>0.4566317</text:p>
          </table:table-cell>
          <table:table-cell table:style-name="ce6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ND01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0" table:default-cell-style-name="ce41"/>
        <table:table-column table:style-name="co22" table:default-cell-style-name="ce41"/>
        <table:table-column table:style-name="co20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1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78" office:value-type="string" calcext:value-type="string">
            <text:p>n/a</text:p>
          </table:table-cell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1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fix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table:number-columns-repeated="7"/>
          <table:table-cell table:style-name="ce42" office:value-type="string" calcext:value-type="string">
            <text:p>TREASCRV.BEF</text:p>
          </table:table-cell>
          <table:table-cell table:style-name="ce42"/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 date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 nominal</text:p>
          </table:table-cell>
          <table:table-cell table:style-name="ce57" office:value-type="string" calcext:value-type="string">
            <text:p>fwd crv nm</text:p>
          </table:table-cell>
          <table:table-cell table:style-name="ce57" office:value-type="string" calcext:value-type="string">
            <text:p>fwd df</text:p>
          </table:table-cell>
          <table:table-cell table:style-name="ce57" office:value-type="string" calcext:value-type="string">
            <text:p>rate mult</text:p>
          </table:table-cell>
          <table:table-cell table:style-name="ce57" office:value-type="string" calcext:value-type="string">
            <text:p>rate add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 year frac</text:p>
          </table:table-cell>
          <table:table-cell table:style-name="ce1" office:value-type="string" calcext:value-type="string">
            <text:p>cpn 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 crv nm</text:p>
          </table:table-cell>
          <table:table-cell table:style-name="ce1" office:value-type="string" calcext:value-type="string">
            <text:p>disc df</text:p>
          </table:table-cell>
          <table:table-cell table:style-name="ce1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43" table:formula="of:=[.A11]" office:value-type="date" office:date-value="2021-12-03" calcext:value-type="date">
            <text:p>2021-12-03</text:p>
          </table:table-cell>
          <table:table-cell table:style-name="ce43" table:formula="of:=[.C11]" office:value-type="date" office:date-value="2021-12-30" calcext:value-type="date">
            <text:p>2021-12-30</text:p>
          </table:table-cell>
          <table:table-cell table:style-name="ce43" office:value-type="date" office:date-value="2022-06-30" calcext:value-type="date">
            <text:p>2022-06-30</text:p>
          </table:table-cell>
          <table:table-cell table:style-name="ce44" table:formula="of:=[.C12]-[.A12]" office:value-type="float" office:value="209" calcext:value-type="float">
            <text:p>209</text:p>
          </table:table-cell>
          <table:table-cell table:style-name="ce45" table:formula="of:=[.G11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2]-[.F12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11]" office:value-type="percentage" office:value="0.01" calcext:value-type="percentage">
            <text:p>1.00000%</text:p>
          </table:table-cell>
          <table:table-cell table:style-name="ce45" table:formula="of:=([.C12]-[.B12])/360" office:value-type="float" office:value="0.505555555555556" calcext:value-type="float">
            <text:p>0.50556</text:p>
          </table:table-cell>
          <table:table-cell table:style-name="ce45" table:formula="of:=[.E12]*[.L12]*[.M12]" office:value-type="float" office:value="5.05555555555556" calcext:value-type="float">
            <text:p>5.05556</text:p>
          </table:table-cell>
          <table:table-cell table:style-name="ce45" table:formula="of:=[.F12]+[.N12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48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5.08333333333333" calcext:value-type="float">
            <text:p>5.08333</text:p>
          </table:table-cell>
          <table:table-cell table:style-name="ce55" table:formula="of:=[.F13]+[.N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5.10749429989223" calcext:value-type="float">
            <text:p>5.10749</text:p>
          </table:table-cell>
          <table:table-cell table:number-columns-repeated="1006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13]" office:value-type="percentage" office:value="0.01" calcext:value-type="percentage">
            <text:p>1.00000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L14]*[.M14]" office:value-type="float" office:value="5.05555555555556" calcext:value-type="float">
            <text:p>5.05556</text:p>
          </table:table-cell>
          <table:table-cell table:style-name="ce45" table:formula="of:=[.F14]+[.N14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O14]*[.Q14]" office:value-type="float" office:value="5.09166039049013" calcext:value-type="float">
            <text:p>5.09166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5.08333333333333" calcext:value-type="float">
            <text:p>5.08333</text:p>
          </table:table-cell>
          <table:table-cell table:style-name="ce55" table:formula="of:=[.F15]+[.N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5.13201415554728" calcext:value-type="float">
            <text:p>5.13201</text:p>
          </table:table-cell>
          <table:table-cell table:number-columns-repeated="1006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3-12-30" calcext:value-type="date">
            <text:p>2023-12-30</text:p>
          </table:table-cell>
          <table:table-cell table:style-name="ce43" office:value-type="date" office:date-value="2024-06-30" calcext:value-type="date">
            <text:p>2024-06-30</text:p>
          </table:table-cell>
          <table:table-cell table:style-name="ce44" table:formula="of:=[.C16]-[.A16]" office:value-type="float" office:value="940" calcext:value-type="float">
            <text:p>940</text:p>
          </table:table-cell>
          <table:table-cell table:style-name="ce45" table:formula="of:=[.G15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6]-[.F16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15]" office:value-type="percentage" office:value="0.01" calcext:value-type="percentage">
            <text:p>1.00000%</text:p>
          </table:table-cell>
          <table:table-cell table:style-name="ce45" table:formula="of:=([.C16]-[.B16])/360" office:value-type="float" office:value="0.508333333333333" calcext:value-type="float">
            <text:p>0.50833</text:p>
          </table:table-cell>
          <table:table-cell table:style-name="ce45" table:formula="of:=[.E16]*[.L16]*[.M16]" office:value-type="float" office:value="5.08333333333333" calcext:value-type="float">
            <text:p>5.08333</text:p>
          </table:table-cell>
          <table:table-cell table:style-name="ce45" table:formula="of:=[.F16]+[.N16]" office:value-type="float" office:value="5.08333333333333" calcext:value-type="float">
            <text:p>5.0833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48" table:formula="of:=[.O16]*[.Q16]" office:value-type="float" office:value="5.14155666072951" calcext:value-type="float">
            <text:p>5.14156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5.08333333333333" calcext:value-type="float">
            <text:p>5.08333</text:p>
          </table:table-cell>
          <table:table-cell table:style-name="ce55" table:formula="of:=[.F17]+[.N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5.14926641181127" calcext:value-type="float">
            <text:p>5.14927</text:p>
          </table:table-cell>
          <table:table-cell table:number-columns-repeated="1006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17]" office:value-type="percentage" office:value="0.01" calcext:value-type="percentage">
            <text:p>1.00000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L18]*[.M18]" office:value-type="float" office:value="5.05555555555556" calcext:value-type="float">
            <text:p>5.05556</text:p>
          </table:table-cell>
          <table:table-cell table:style-name="ce45" table:formula="of:=[.F18]+[.N18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O18]*[.Q18]" office:value-type="float" office:value="5.12134341277909" calcext:value-type="float">
            <text:p>5.12134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5.08333333333333" calcext:value-type="float">
            <text:p>5.08333</text:p>
          </table:table-cell>
          <table:table-cell table:style-name="ce55" table:formula="of:=[.F19]+[.N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5.14698914281375" calcext:value-type="float">
            <text:p>5.14699</text:p>
          </table:table-cell>
          <table:table-cell table:number-columns-repeated="1006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25-12-30" calcext:value-type="date">
            <text:p>2025-12-30</text:p>
          </table:table-cell>
          <table:table-cell table:style-name="ce43" office:value-type="date" office:date-value="2026-06-30" calcext:value-type="date">
            <text:p>2026-06-30</text:p>
          </table:table-cell>
          <table:table-cell table:style-name="ce44" table:formula="of:=[.C20]-[.A20]" office:value-type="float" office:value="1670" calcext:value-type="float">
            <text:p>1,670</text:p>
          </table:table-cell>
          <table:table-cell table:style-name="ce45" table:formula="of:=[.G19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0]-[.F20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19]" office:value-type="percentage" office:value="0.01" calcext:value-type="percentage">
            <text:p>1.00000%</text:p>
          </table:table-cell>
          <table:table-cell table:style-name="ce45" table:formula="of:=([.C20]-[.B20])/360" office:value-type="float" office:value="0.505555555555556" calcext:value-type="float">
            <text:p>0.50556</text:p>
          </table:table-cell>
          <table:table-cell table:style-name="ce45" table:formula="of:=[.E20]*[.L20]*[.M20]" office:value-type="float" office:value="5.05555555555556" calcext:value-type="float">
            <text:p>5.05556</text:p>
          </table:table-cell>
          <table:table-cell table:style-name="ce45" table:formula="of:=[.F20]+[.N20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48" table:formula="of:=[.O20]*[.Q20]" office:value-type="float" office:value="5.11495399182432" calcext:value-type="float">
            <text:p>5.11495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5.08333333333333" calcext:value-type="float">
            <text:p>5.08333</text:p>
          </table:table-cell>
          <table:table-cell table:style-name="ce55" table:formula="of:=[.F21]+[.N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5.13619604591296" calcext:value-type="float">
            <text:p>5.13620</text:p>
          </table:table-cell>
          <table:table-cell table:number-columns-repeated="1006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21]" office:value-type="percentage" office:value="0.01" calcext:value-type="percentage">
            <text:p>1.00000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L22]*[.M22]" office:value-type="float" office:value="5.05555555555556" calcext:value-type="float">
            <text:p>5.05556</text:p>
          </table:table-cell>
          <table:table-cell table:style-name="ce45" table:formula="of:=[.F22]+[.N22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O22]*[.Q22]" office:value-type="float" office:value="5.09667838722471" calcext:value-type="float">
            <text:p>5.09668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5.08333333333333" calcext:value-type="float">
            <text:p>5.08333</text:p>
          </table:table-cell>
          <table:table-cell table:style-name="ce55" table:formula="of:=[.F23]+[.N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5.10964794600823" calcext:value-type="float">
            <text:p>5.10965</text:p>
          </table:table-cell>
          <table:table-cell table:number-columns-repeated="1006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27-12-30" calcext:value-type="date">
            <text:p>2027-12-30</text:p>
          </table:table-cell>
          <table:table-cell table:style-name="ce43" office:value-type="date" office:date-value="2028-06-30" calcext:value-type="date">
            <text:p>2028-06-30</text:p>
          </table:table-cell>
          <table:table-cell table:style-name="ce44" table:formula="of:=[.C24]-[.A24]" office:value-type="float" office:value="2401" calcext:value-type="float">
            <text:p>2,401</text:p>
          </table:table-cell>
          <table:table-cell table:style-name="ce45" table:formula="of:=[.G2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4]-[.F24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23]" office:value-type="percentage" office:value="0.01" calcext:value-type="percentage">
            <text:p>1.00000%</text:p>
          </table:table-cell>
          <table:table-cell table:style-name="ce45" table:formula="of:=([.C24]-[.B24])/360" office:value-type="float" office:value="0.508333333333333" calcext:value-type="float">
            <text:p>0.50833</text:p>
          </table:table-cell>
          <table:table-cell table:style-name="ce45" table:formula="of:=[.E24]*[.L24]*[.M24]" office:value-type="float" office:value="5.08333333333333" calcext:value-type="float">
            <text:p>5.08333</text:p>
          </table:table-cell>
          <table:table-cell table:style-name="ce45" table:formula="of:=[.F24]+[.N24]" office:value-type="float" office:value="5.08333333333333" calcext:value-type="float">
            <text:p>5.0833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48" table:formula="of:=[.O24]*[.Q24]" office:value-type="float" office:value="5.08866474997902" calcext:value-type="float">
            <text:p>5.08866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5.08333333333333" calcext:value-type="float">
            <text:p>5.08333</text:p>
          </table:table-cell>
          <table:table-cell table:style-name="ce55" table:formula="of:=[.F25]+[.N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5.06369564426948" calcext:value-type="float">
            <text:p>5.06370</text:p>
          </table:table-cell>
          <table:table-cell table:number-columns-repeated="1006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25]" office:value-type="percentage" office:value="0.01" calcext:value-type="percentage">
            <text:p>1.00000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L26]*[.M26]" office:value-type="float" office:value="5.05555555555556" calcext:value-type="float">
            <text:p>5.05556</text:p>
          </table:table-cell>
          <table:table-cell table:style-name="ce45" table:formula="of:=[.F26]+[.N26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O26]*[.Q26]" office:value-type="float" office:value="5.00469751701461" calcext:value-type="float">
            <text:p>5.00470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5.08333333333333" calcext:value-type="float">
            <text:p>5.08333</text:p>
          </table:table-cell>
          <table:table-cell table:style-name="ce55" table:formula="of:=[.F27]+[.N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4.99668935069313" calcext:value-type="float">
            <text:p>4.99669</text:p>
          </table:table-cell>
          <table:table-cell table:number-columns-repeated="1006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29-12-30" calcext:value-type="date">
            <text:p>2029-12-30</text:p>
          </table:table-cell>
          <table:table-cell table:style-name="ce43" office:value-type="date" office:date-value="2030-06-30" calcext:value-type="date">
            <text:p>2030-06-30</text:p>
          </table:table-cell>
          <table:table-cell table:style-name="ce44" table:formula="of:=[.C28]-[.A28]" office:value-type="float" office:value="3131" calcext:value-type="float">
            <text:p>3,131</text:p>
          </table:table-cell>
          <table:table-cell table:style-name="ce45" table:formula="of:=[.G27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8]-[.F28]" office:value-type="float" office:value="1000" calcext:value-type="float">
            <text:p>1,000.00000</text:p>
          </table:table-cell>
          <table:table-cell table:style-name="ce5"/>
          <table:table-cell table:style-name="ce46" table:number-columns-repeated="3"/>
          <table:table-cell table:style-name="ce46" table:formula="of:=[.L27]" office:value-type="percentage" office:value="0.01" calcext:value-type="percentage">
            <text:p>1.00000%</text:p>
          </table:table-cell>
          <table:table-cell table:style-name="ce45" table:formula="of:=([.C28]-[.B28])/360" office:value-type="float" office:value="0.505555555555556" calcext:value-type="float">
            <text:p>0.50556</text:p>
          </table:table-cell>
          <table:table-cell table:style-name="ce45" table:formula="of:=[.E28]*[.L28]*[.M28]" office:value-type="float" office:value="5.05555555555556" calcext:value-type="float">
            <text:p>5.05556</text:p>
          </table:table-cell>
          <table:table-cell table:style-name="ce45" table:formula="of:=[.F28]+[.N28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48" table:formula="of:=[.O28]*[.Q28]" office:value-type="float" office:value="4.93008918313411" calcext:value-type="float">
            <text:p>4.93009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5.08333333333333" calcext:value-type="float">
            <text:p>5.08333</text:p>
          </table:table-cell>
          <table:table-cell table:style-name="ce55" table:formula="of:=[.F29]+[.N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4.91441791084583" calcext:value-type="float">
            <text:p>4.91442</text:p>
          </table:table-cell>
          <table:table-cell table:number-columns-repeated="1006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/>
          <table:table-cell table:style-name="ce46" table:number-columns-repeated="3"/>
          <table:table-cell table:style-name="ce46" table:formula="of:=[.L29]" office:value-type="percentage" office:value="0.01" calcext:value-type="percentage">
            <text:p>1.00000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L30]*[.M30]" office:value-type="float" office:value="5.05555555555556" calcext:value-type="float">
            <text:p>5.05556</text:p>
          </table:table-cell>
          <table:table-cell table:style-name="ce45" table:formula="of:=[.F30]+[.N30]" office:value-type="float" office:value="1005.05555555556" calcext:value-type="float">
            <text:p>1,00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O30]*[.Q30]" office:value-type="float" office:value="963.200801883625" calcext:value-type="float">
            <text:p>963.2008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66" table:formula="of:=SUM([.R11:.R30])" office:value-type="float" office:value="1059.70252758049" calcext:value-type="float">
            <text:p>1,059.70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37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27" table:default-cell-style-name="ce41"/>
        <table:table-column table:style-name="co11" table:number-columns-repeated="2" table:default-cell-style-name="ce41"/>
        <table:table-column table:style-name="co28" table:default-cell-style-name="ce41"/>
        <table:table-column table:style-name="co29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78" office:value-type="string" calcext:value-type="string">
            <text:p>n/a</text:p>
          </table:table-cell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2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fwd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0025" calcext:value-type="float">
            <text:p>0.0025</text:p>
          </table:table-cell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 date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 nominal</text:p>
          </table:table-cell>
          <table:table-cell table:style-name="ce57" office:value-type="string" calcext:value-type="string">
            <text:p>fwd crv nm</text:p>
          </table:table-cell>
          <table:table-cell table:style-name="ce57" office:value-type="string" calcext:value-type="string">
            <text:p>fwd df</text:p>
          </table:table-cell>
          <table:table-cell table:style-name="ce57" office:value-type="string" calcext:value-type="string">
            <text:p>rate mult</text:p>
          </table:table-cell>
          <table:table-cell table:style-name="ce57" office:value-type="string" calcext:value-type="string">
            <text:p>rate add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 year frac</text:p>
          </table:table-cell>
          <table:table-cell table:style-name="ce1" office:value-type="string" calcext:value-type="string">
            <text:p>cpn 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 crv nm</text:p>
          </table:table-cell>
          <table:table-cell table:style-name="ce1" office:value-type="string" calcext:value-type="string">
            <text:p>disc df</text:p>
          </table:table-cell>
          <table:table-cell table:style-name="ce1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43" table:formula="of:=[.A11]" office:value-type="date" office:date-value="2021-12-03" calcext:value-type="date">
            <text:p>2021-12-03</text:p>
          </table:table-cell>
          <table:table-cell table:style-name="ce43" table:formula="of:=[.C11]" office:value-type="date" office:date-value="2021-12-30" calcext:value-type="date">
            <text:p>2021-12-30</text:p>
          </table:table-cell>
          <table:table-cell table:style-name="ce43" office:value-type="date" office:date-value="2022-06-30" calcext:value-type="date">
            <text:p>2022-06-30</text:p>
          </table:table-cell>
          <table:table-cell table:style-name="ce44" table:formula="of:=[.C12]-[.A12]" office:value-type="float" office:value="209" calcext:value-type="float">
            <text:p>209</text:p>
          </table:table-cell>
          <table:table-cell table:style-name="ce45" table:formula="of:=[.G11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2]-[.F1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45" office:value-type="float" office:value="1" calcext:value-type="float">
            <text:p>1.00000</text:p>
          </table:table-cell>
          <table:table-cell table:style-name="ce46" office:value-type="percentage" office:value="0.0025" calcext:value-type="percentage">
            <text:p>0.25000%</text:p>
          </table:table-cell>
          <table:table-cell table:style-name="ce46" table:formula="of:=[.J12]*(([.I11]/[.I12]-1)/[.M12])+[.K12]" office:value-type="percentage" office:value="0.00112846156534348" calcext:value-type="percentage">
            <text:p>0.11285%</text:p>
          </table:table-cell>
          <table:table-cell table:style-name="ce45" table:formula="of:=([.C12]-[.B12])/360" office:value-type="float" office:value="0.505555555555556" calcext:value-type="float">
            <text:p>0.50556</text:p>
          </table:table-cell>
          <table:table-cell table:style-name="ce45" table:formula="of:=[.E12]*[.L12]*[.M12]" office:value-type="float" office:value="0.570500013590317" calcext:value-type="float">
            <text:p>0.57050</text:p>
          </table:table-cell>
          <table:table-cell table:style-name="ce45" table:formula="of:=[.F12]+[.N12]" office:value-type="float" office:value="0.570500013590317" calcext:value-type="float">
            <text:p>0.5705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48" table:formula="of:=[.O12]*[.Q12]" office:value-type="float" office:value="0.572196182085201" calcext:value-type="float">
            <text:p>0.57220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5" table:formula="of:=[.J12]" office:value-type="float" office:value="1" calcext:value-type="float">
            <text:p>1.00000</text:p>
          </table:table-cell>
          <table:table-cell table:style-name="ce60" table:formula="of:=[.K12]" office:value-type="percentage" office:value="0.0025" calcext:value-type="percentage">
            <text:p>0.25000%</text:p>
          </table:table-cell>
          <table:table-cell table:style-name="ce60" table:formula="of:=[.J13]*(([.I12]/[.I13]-1)/[.M13])+[.K13]" office:value-type="percentage" office:value="0.0030819672304636" calcext:value-type="percentage">
            <text:p>0.30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1.56666667548566" calcext:value-type="float">
            <text:p>1.56667</text:p>
          </table:table-cell>
          <table:table-cell table:style-name="ce55" table:formula="of:=[.F13]+[.N13]" office:value-type="float" office:value="1.56666667548566" calcext:value-type="float">
            <text:p>1.5666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1.57411300620475" calcext:value-type="float">
            <text:p>1.57411</text:p>
          </table:table-cell>
          <table:table-cell table:number-columns-repeated="1006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5" table:formula="of:=[.J13]" office:value-type="float" office:value="1" calcext:value-type="float">
            <text:p>1.00000</text:p>
          </table:table-cell>
          <table:table-cell table:style-name="ce46" table:formula="of:=[.K13]" office:value-type="percentage" office:value="0.0025" calcext:value-type="percentage">
            <text:p>0.25000%</text:p>
          </table:table-cell>
          <table:table-cell table:style-name="ce46" table:formula="of:=[.J14]*(([.I13]/[.I14]-1)/[.M14])+[.K14]" office:value-type="percentage" office:value="-0.000939746969571787" calcext:value-type="percentage">
            <text:p>-0.09397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L14]*[.M14]" office:value-type="float" office:value="-0.475094301283515" calcext:value-type="float">
            <text:p>-0.47509</text:p>
          </table:table-cell>
          <table:table-cell table:style-name="ce45" table:formula="of:=[.F14]+[.N14]" office:value-type="float" office:value="-0.475094301283515" calcext:value-type="float">
            <text:p>-0.4750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O14]*[.Q14]" office:value-type="float" office:value="-0.47848724220518" calcext:value-type="float">
            <text:p>-0.47849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.0025" calcext:value-type="percentage">
            <text:p>0.25000%</text:p>
          </table:table-cell>
          <table:table-cell table:style-name="ce60" table:formula="of:=[.J15]*(([.I14]/[.I15]-1)/[.M15])+[.K15]" office:value-type="percentage" office:value="0.00120768672162555" calcext:value-type="percentage">
            <text:p>0.12077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0.613907416826321" calcext:value-type="float">
            <text:p>0.61391</text:p>
          </table:table-cell>
          <table:table-cell table:style-name="ce55" table:formula="of:=[.F15]+[.N15]" office:value-type="float" office:value="0.613907416826321" calcext:value-type="float">
            <text:p>0.6139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0.61978653508488" calcext:value-type="float">
            <text:p>0.61979</text:p>
          </table:table-cell>
          <table:table-cell table:number-columns-repeated="1006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3-12-30" calcext:value-type="date">
            <text:p>2023-12-30</text:p>
          </table:table-cell>
          <table:table-cell table:style-name="ce43" office:value-type="date" office:date-value="2024-06-30" calcext:value-type="date">
            <text:p>2024-06-30</text:p>
          </table:table-cell>
          <table:table-cell table:style-name="ce44" table:formula="of:=[.C16]-[.A16]" office:value-type="float" office:value="940" calcext:value-type="float">
            <text:p>940</text:p>
          </table:table-cell>
          <table:table-cell table:style-name="ce45" table:formula="of:=[.G15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6]-[.F1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45" table:formula="of:=[.J15]" office:value-type="float" office:value="1" calcext:value-type="float">
            <text:p>1.00000</text:p>
          </table:table-cell>
          <table:table-cell table:style-name="ce46" table:formula="of:=[.K15]" office:value-type="percentage" office:value="0.0025" calcext:value-type="percentage">
            <text:p>0.25000%</text:p>
          </table:table-cell>
          <table:table-cell table:style-name="ce46" table:formula="of:=[.J16]*(([.I15]/[.I16]-1)/[.M16])+[.K16]" office:value-type="percentage" office:value="0.00197776508666849" calcext:value-type="percentage">
            <text:p>0.19778%</text:p>
          </table:table-cell>
          <table:table-cell table:style-name="ce45" table:formula="of:=([.C16]-[.B16])/360" office:value-type="float" office:value="0.508333333333333" calcext:value-type="float">
            <text:p>0.50833</text:p>
          </table:table-cell>
          <table:table-cell table:style-name="ce45" table:formula="of:=[.E16]*[.L16]*[.M16]" office:value-type="float" office:value="1.00536391905648" calcext:value-type="float">
            <text:p>1.00536</text:p>
          </table:table-cell>
          <table:table-cell table:style-name="ce45" table:formula="of:=[.F16]+[.N16]" office:value-type="float" office:value="1.00536391905648" calcext:value-type="float">
            <text:p>1.0053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48" table:formula="of:=[.O16]*[.Q16]" office:value-type="float" office:value="1.01687912547186" calcext:value-type="float">
            <text:p>1.01688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5" table:formula="of:=[.J16]" office:value-type="float" office:value="1" calcext:value-type="float">
            <text:p>1.00000</text:p>
          </table:table-cell>
          <table:table-cell table:style-name="ce60" table:formula="of:=[.K16]" office:value-type="percentage" office:value="0.0025" calcext:value-type="percentage">
            <text:p>0.25000%</text:p>
          </table:table-cell>
          <table:table-cell table:style-name="ce60" table:formula="of:=[.J17]*(([.I16]/[.I17]-1)/[.M17])+[.K17]" office:value-type="percentage" office:value="0.00248345542078496" calcext:value-type="percentage">
            <text:p>0.2483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1.26242317223235" calcext:value-type="float">
            <text:p>1.26242</text:p>
          </table:table-cell>
          <table:table-cell table:style-name="ce55" table:formula="of:=[.F17]+[.N17]" office:value-type="float" office:value="1.26242317223235" calcext:value-type="float">
            <text:p>1.2624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1.27879735834786" calcext:value-type="float">
            <text:p>1.27880</text:p>
          </table:table-cell>
          <table:table-cell table:number-columns-repeated="1006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5" table:formula="of:=[.J17]" office:value-type="float" office:value="1" calcext:value-type="float">
            <text:p>1.00000</text:p>
          </table:table-cell>
          <table:table-cell table:style-name="ce46" table:formula="of:=[.K17]" office:value-type="percentage" office:value="0.0025" calcext:value-type="percentage">
            <text:p>0.25000%</text:p>
          </table:table-cell>
          <table:table-cell table:style-name="ce46" table:formula="of:=[.J18]*(([.I17]/[.I18]-1)/[.M18])+[.K18]" office:value-type="percentage" office:value="0.00379930854900393" calcext:value-type="percentage">
            <text:p>0.37993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L18]*[.M18]" office:value-type="float" office:value="1.92076154421866" calcext:value-type="float">
            <text:p>1.92076</text:p>
          </table:table-cell>
          <table:table-cell table:style-name="ce45" table:formula="of:=[.F18]+[.N18]" office:value-type="float" office:value="1.92076154421866" calcext:value-type="float">
            <text:p>1.9207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O18]*[.Q18]" office:value-type="float" office:value="1.94575638105566" calcext:value-type="float">
            <text:p>1.94576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.0025" calcext:value-type="percentage">
            <text:p>0.25000%</text:p>
          </table:table-cell>
          <table:table-cell table:style-name="ce60" table:formula="of:=[.J19]*(([.I18]/[.I19]-1)/[.M19])+[.K19]" office:value-type="percentage" office:value="0.00456731972832868" calcext:value-type="percentage">
            <text:p>0.45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2.32172086190041" calcext:value-type="float">
            <text:p>2.32172</text:p>
          </table:table-cell>
          <table:table-cell table:style-name="ce55" table:formula="of:=[.F19]+[.N19]" office:value-type="float" office:value="2.32172086190041" calcext:value-type="float">
            <text:p>2.321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2.35079450534668" calcext:value-type="float">
            <text:p>2.35079</text:p>
          </table:table-cell>
          <table:table-cell table:number-columns-repeated="1006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25-12-30" calcext:value-type="date">
            <text:p>2025-12-30</text:p>
          </table:table-cell>
          <table:table-cell table:style-name="ce43" office:value-type="date" office:date-value="2026-06-30" calcext:value-type="date">
            <text:p>2026-06-30</text:p>
          </table:table-cell>
          <table:table-cell table:style-name="ce44" table:formula="of:=[.C20]-[.A20]" office:value-type="float" office:value="1670" calcext:value-type="float">
            <text:p>1,670</text:p>
          </table:table-cell>
          <table:table-cell table:style-name="ce45" table:formula="of:=[.G19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0]-[.F20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45" table:formula="of:=[.J19]" office:value-type="float" office:value="1" calcext:value-type="float">
            <text:p>1.00000</text:p>
          </table:table-cell>
          <table:table-cell table:style-name="ce46" table:formula="of:=[.K19]" office:value-type="percentage" office:value="0.0025" calcext:value-type="percentage">
            <text:p>0.25000%</text:p>
          </table:table-cell>
          <table:table-cell table:style-name="ce46" table:formula="of:=[.J20]*(([.I19]/[.I20]-1)/[.M20])+[.K20]" office:value-type="percentage" office:value="0.00590890013855569" calcext:value-type="percentage">
            <text:p>0.59089%</text:p>
          </table:table-cell>
          <table:table-cell table:style-name="ce45" table:formula="of:=([.C20]-[.B20])/360" office:value-type="float" office:value="0.505555555555556" calcext:value-type="float">
            <text:p>0.50556</text:p>
          </table:table-cell>
          <table:table-cell table:style-name="ce45" table:formula="of:=[.E20]*[.L20]*[.M20]" office:value-type="float" office:value="2.98727729226982" calcext:value-type="float">
            <text:p>2.98728</text:p>
          </table:table-cell>
          <table:table-cell table:style-name="ce45" table:formula="of:=[.F20]+[.N20]" office:value-type="float" office:value="2.98727729226982" calcext:value-type="float">
            <text:p>2.98728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48" table:formula="of:=[.O20]*[.Q20]" office:value-type="float" office:value="3.02237523509967" calcext:value-type="float">
            <text:p>3.02238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5" table:formula="of:=[.J20]" office:value-type="float" office:value="1" calcext:value-type="float">
            <text:p>1.00000</text:p>
          </table:table-cell>
          <table:table-cell table:style-name="ce60" table:formula="of:=[.K20]" office:value-type="percentage" office:value="0.0025" calcext:value-type="percentage">
            <text:p>0.25000%</text:p>
          </table:table-cell>
          <table:table-cell table:style-name="ce60" table:formula="of:=[.J21]*(([.I20]/[.I21]-1)/[.M21])+[.K21]" office:value-type="percentage" office:value="0.00685419173020927" calcext:value-type="percentage">
            <text:p>0.68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3.48421412952304" calcext:value-type="float">
            <text:p>3.48421</text:p>
          </table:table-cell>
          <table:table-cell table:style-name="ce55" table:formula="of:=[.F21]+[.N21]" office:value-type="float" office:value="3.48421412952304" calcext:value-type="float">
            <text:p>3.4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3.52044724626302" calcext:value-type="float">
            <text:p>3.52045</text:p>
          </table:table-cell>
          <table:table-cell table:number-columns-repeated="1006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5" table:formula="of:=[.J21]" office:value-type="float" office:value="1" calcext:value-type="float">
            <text:p>1.00000</text:p>
          </table:table-cell>
          <table:table-cell table:style-name="ce46" table:formula="of:=[.K21]" office:value-type="percentage" office:value="0.0025" calcext:value-type="percentage">
            <text:p>0.25000%</text:p>
          </table:table-cell>
          <table:table-cell table:style-name="ce46" table:formula="of:=[.J22]*(([.I21]/[.I22]-1)/[.M22])+[.K22]" office:value-type="percentage" office:value="0.00840202816377494" calcext:value-type="percentage">
            <text:p>0.84020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L22]*[.M22]" office:value-type="float" office:value="4.24769201613067" calcext:value-type="float">
            <text:p>4.24769</text:p>
          </table:table-cell>
          <table:table-cell table:style-name="ce45" table:formula="of:=[.F22]+[.N22]" office:value-type="float" office:value="4.24769201613067" calcext:value-type="float">
            <text:p>4.2476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O22]*[.Q22]" office:value-type="float" office:value="4.28224353511651" calcext:value-type="float">
            <text:p>4.28224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.0025" calcext:value-type="percentage">
            <text:p>0.25000%</text:p>
          </table:table-cell>
          <table:table-cell table:style-name="ce60" table:formula="of:=[.J23]*(([.I22]/[.I23]-1)/[.M23])+[.K23]" office:value-type="percentage" office:value="0.00947188735867739" calcext:value-type="percentage">
            <text:p>0.94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81487607399434" calcext:value-type="float">
            <text:p>4.81488</text:p>
          </table:table-cell>
          <table:table-cell table:style-name="ce55" table:formula="of:=[.F23]+[.N23]" office:value-type="float" office:value="4.81487607399434" calcext:value-type="float">
            <text:p>4.8148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83980097870872" calcext:value-type="float">
            <text:p>4.83980</text:p>
          </table:table-cell>
          <table:table-cell table:number-columns-repeated="1006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27-12-30" calcext:value-type="date">
            <text:p>2027-12-30</text:p>
          </table:table-cell>
          <table:table-cell table:style-name="ce43" office:value-type="date" office:date-value="2028-06-30" calcext:value-type="date">
            <text:p>2028-06-30</text:p>
          </table:table-cell>
          <table:table-cell table:style-name="ce44" table:formula="of:=[.C24]-[.A24]" office:value-type="float" office:value="2401" calcext:value-type="float">
            <text:p>2,401</text:p>
          </table:table-cell>
          <table:table-cell table:style-name="ce45" table:formula="of:=[.G2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4]-[.F2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45" table:formula="of:=[.J23]" office:value-type="float" office:value="1" calcext:value-type="float">
            <text:p>1.00000</text:p>
          </table:table-cell>
          <table:table-cell table:style-name="ce46" table:formula="of:=[.K23]" office:value-type="percentage" office:value="0.0025" calcext:value-type="percentage">
            <text:p>0.25000%</text:p>
          </table:table-cell>
          <table:table-cell table:style-name="ce46" table:formula="of:=[.J24]*(([.I23]/[.I24]-1)/[.M24])+[.K24]" office:value-type="percentage" office:value="0.0110235185089598" calcext:value-type="percentage">
            <text:p>1.10235%</text:p>
          </table:table-cell>
          <table:table-cell table:style-name="ce45" table:formula="of:=([.C24]-[.B24])/360" office:value-type="float" office:value="0.508333333333333" calcext:value-type="float">
            <text:p>0.50833</text:p>
          </table:table-cell>
          <table:table-cell table:style-name="ce45" table:formula="of:=[.E24]*[.L24]*[.M24]" office:value-type="float" office:value="5.60362190872121" calcext:value-type="float">
            <text:p>5.60362</text:p>
          </table:table-cell>
          <table:table-cell table:style-name="ce45" table:formula="of:=[.F24]+[.N24]" office:value-type="float" office:value="5.60362190872121" calcext:value-type="float">
            <text:p>5.60362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48" table:formula="of:=[.O24]*[.Q24]" office:value-type="float" office:value="5.60949900572849" calcext:value-type="float">
            <text:p>5.60950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5" table:formula="of:=[.J24]" office:value-type="float" office:value="1" calcext:value-type="float">
            <text:p>1.00000</text:p>
          </table:table-cell>
          <table:table-cell table:style-name="ce60" table:formula="of:=[.K24]" office:value-type="percentage" office:value="0.0025" calcext:value-type="percentage">
            <text:p>0.25000%</text:p>
          </table:table-cell>
          <table:table-cell table:style-name="ce60" table:formula="of:=[.J25]*(([.I24]/[.I25]-1)/[.M25])+[.K25]" office:value-type="percentage" office:value="0.0121325965870095" calcext:value-type="percentage">
            <text:p>1.21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6.16740326506315" calcext:value-type="float">
            <text:p>6.16740</text:p>
          </table:table-cell>
          <table:table-cell table:style-name="ce55" table:formula="of:=[.F25]+[.N25]" office:value-type="float" office:value="6.16740326506315" calcext:value-type="float">
            <text:p>6.16740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6.14357764913187" calcext:value-type="float">
            <text:p>6.14358</text:p>
          </table:table-cell>
          <table:table-cell table:number-columns-repeated="1006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5" table:formula="of:=[.J25]" office:value-type="float" office:value="1" calcext:value-type="float">
            <text:p>1.00000</text:p>
          </table:table-cell>
          <table:table-cell table:style-name="ce46" table:formula="of:=[.K25]" office:value-type="percentage" office:value="0.0025" calcext:value-type="percentage">
            <text:p>0.25000%</text:p>
          </table:table-cell>
          <table:table-cell table:style-name="ce46" table:formula="of:=[.J26]*(([.I25]/[.I26]-1)/[.M26])+[.K26]" office:value-type="percentage" office:value="0.0133923129557578" calcext:value-type="percentage">
            <text:p>1.33923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L26]*[.M26]" office:value-type="float" office:value="6.770558216522" calcext:value-type="float">
            <text:p>6.77056</text:p>
          </table:table-cell>
          <table:table-cell table:style-name="ce45" table:formula="of:=[.F26]+[.N26]" office:value-type="float" office:value="6.770558216522" calcext:value-type="float">
            <text:p>6.770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O26]*[.Q26]" office:value-type="float" office:value="6.70244753967636" calcext:value-type="float">
            <text:p>6.70245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.0025" calcext:value-type="percentage">
            <text:p>0.25000%</text:p>
          </table:table-cell>
          <table:table-cell table:style-name="ce60" table:formula="of:=[.J27]*(([.I26]/[.I27]-1)/[.M27])+[.K27]" office:value-type="percentage" office:value="0.0144689385638009" calcext:value-type="percentage">
            <text:p>1.44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7.35504376993212" calcext:value-type="float">
            <text:p>7.35504</text:p>
          </table:table-cell>
          <table:table-cell table:style-name="ce55" table:formula="of:=[.F27]+[.N27]" office:value-type="float" office:value="7.35504376993212" calcext:value-type="float">
            <text:p>7.355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7.22967912375772" calcext:value-type="float">
            <text:p>7.22968</text:p>
          </table:table-cell>
          <table:table-cell table:number-columns-repeated="1006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29-12-30" calcext:value-type="date">
            <text:p>2029-12-30</text:p>
          </table:table-cell>
          <table:table-cell table:style-name="ce43" office:value-type="date" office:date-value="2030-06-30" calcext:value-type="date">
            <text:p>2030-06-30</text:p>
          </table:table-cell>
          <table:table-cell table:style-name="ce44" table:formula="of:=[.C28]-[.A28]" office:value-type="float" office:value="3131" calcext:value-type="float">
            <text:p>3,131</text:p>
          </table:table-cell>
          <table:table-cell table:style-name="ce45" table:formula="of:=[.G27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8]-[.F2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45" table:formula="of:=[.J27]" office:value-type="float" office:value="1" calcext:value-type="float">
            <text:p>1.00000</text:p>
          </table:table-cell>
          <table:table-cell table:style-name="ce46" table:formula="of:=[.K27]" office:value-type="percentage" office:value="0.0025" calcext:value-type="percentage">
            <text:p>0.25000%</text:p>
          </table:table-cell>
          <table:table-cell table:style-name="ce46" table:formula="of:=[.J28]*(([.I27]/[.I28]-1)/[.M28])+[.K28]" office:value-type="percentage" office:value="0.0154400440761589" calcext:value-type="percentage">
            <text:p>1.54400%</text:p>
          </table:table-cell>
          <table:table-cell table:style-name="ce45" table:formula="of:=([.C28]-[.B28])/360" office:value-type="float" office:value="0.505555555555556" calcext:value-type="float">
            <text:p>0.50556</text:p>
          </table:table-cell>
          <table:table-cell table:style-name="ce45" table:formula="of:=[.E28]*[.L28]*[.M28]" office:value-type="float" office:value="7.80580006072478" calcext:value-type="float">
            <text:p>7.80580</text:p>
          </table:table-cell>
          <table:table-cell table:style-name="ce45" table:formula="of:=[.F28]+[.N28]" office:value-type="float" office:value="7.80580006072478" calcext:value-type="float">
            <text:p>7.8058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48" table:formula="of:=[.O28]*[.Q28]" office:value-type="float" office:value="7.61207942869849" calcext:value-type="float">
            <text:p>7.61208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5" table:formula="of:=[.J28]" office:value-type="float" office:value="1" calcext:value-type="float">
            <text:p>1.00000</text:p>
          </table:table-cell>
          <table:table-cell table:style-name="ce60" table:formula="of:=[.K28]" office:value-type="percentage" office:value="0.0025" calcext:value-type="percentage">
            <text:p>0.25000%</text:p>
          </table:table-cell>
          <table:table-cell table:style-name="ce60" table:formula="of:=[.J29]*(([.I28]/[.I29]-1)/[.M29])+[.K29]" office:value-type="percentage" office:value="0.0163446885289075" calcext:value-type="percentage">
            <text:p>1.63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8.30855000219466" calcext:value-type="float">
            <text:p>8.30855</text:p>
          </table:table-cell>
          <table:table-cell table:style-name="ce55" table:formula="of:=[.F29]+[.N29]" office:value-type="float" office:value="8.30855000219466" calcext:value-type="float">
            <text:p>8.308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8.03246300536596" calcext:value-type="float">
            <text:p>8.03246</text:p>
          </table:table-cell>
          <table:table-cell table:number-columns-repeated="1006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5" table:formula="of:=[.J29]" office:value-type="float" office:value="1" calcext:value-type="float">
            <text:p>1.00000</text:p>
          </table:table-cell>
          <table:table-cell table:style-name="ce46" table:formula="of:=[.K29]" office:value-type="percentage" office:value="0.0025" calcext:value-type="percentage">
            <text:p>0.25000%</text:p>
          </table:table-cell>
          <table:table-cell table:style-name="ce46" table:formula="of:=[.J30]*(([.I29]/[.I30]-1)/[.M30])+[.K30]" office:value-type="percentage" office:value="0.016442782817737" calcext:value-type="percentage">
            <text:p>1.64428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L30]*[.M30]" office:value-type="float" office:value="8.31274020230038" calcext:value-type="float">
            <text:p>8.31274</text:p>
          </table:table-cell>
          <table:table-cell table:style-name="ce45" table:formula="of:=[.F30]+[.N30]" office:value-type="float" office:value="1008.3127402023" calcext:value-type="float">
            <text:p>1,008.31274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O30]*[.Q30]" office:value-type="float" office:value="966.322343619583" calcext:value-type="float">
            <text:p>966.322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2"/>
          <table:table-cell table:number-columns-repeated="7"/>
          <table:table-cell table:style-name="ce66" table:formula="of:=SUM([.R11:.R30])" office:value-type="float" office:value="1037.28187635456" calcext:value-type="float">
            <text:p>1,037.28188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40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38" table:default-cell-style-name="ce41"/>
        <table:table-column table:style-name="co21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78" office:value-type="string" calcext:value-type="string">
            <text:p>n/a</text:p>
          </table:table-cell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3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par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1Y</text:p>
          </table:table-cell>
          <table:table-cell table:style-name="ce42" table:number-columns-repeated="3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 date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 nominal</text:p>
          </table:table-cell>
          <table:table-cell table:style-name="ce57" office:value-type="string" calcext:value-type="string">
            <text:p>fwd crv nm</text:p>
          </table:table-cell>
          <table:table-cell table:style-name="ce57" office:value-type="string" calcext:value-type="string">
            <text:p>fwd df</text:p>
          </table:table-cell>
          <table:table-cell table:style-name="ce57" office:value-type="string" calcext:value-type="string">
            <text:p>rate mult</text:p>
          </table:table-cell>
          <table:table-cell table:style-name="ce57" office:value-type="string" calcext:value-type="string">
            <text:p>rate add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 year frac</text:p>
          </table:table-cell>
          <table:table-cell table:style-name="ce1" office:value-type="string" calcext:value-type="string">
            <text:p>cpn 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 crv nm</text:p>
          </table:table-cell>
          <table:table-cell table:style-name="ce1" office:value-type="string" calcext:value-type="string">
            <text:p>disc df</text:p>
          </table:table-cell>
          <table:table-cell table:style-name="ce1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43" table:formula="of:=[.A12]" office:value-type="date" office:date-value="2021-12-03" calcext:value-type="date">
            <text:p>2021-12-03</text:p>
          </table:table-cell>
          <table:table-cell table:style-name="ce43" table:formula="of:=[.C12]" office:value-type="date" office:date-value="2022-06-30" calcext:value-type="date">
            <text:p>2022-06-30</text:p>
          </table:table-cell>
          <table:table-cell table:style-name="ce43" office:value-type="date" office:date-value="2022-12-30" calcext:value-type="date">
            <text:p>2022-12-30</text:p>
          </table:table-cell>
          <table:table-cell table:style-name="ce44" table:formula="of:=[.C13]-[.A13]" office:value-type="float" office:value="392" calcext:value-type="float">
            <text:p>392</text:p>
          </table:table-cell>
          <table:table-cell table:style-name="ce45" table:formula="of:=[.G12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3]-[.F13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45" office:value-type="float" office:value="1.1" calcext:value-type="float">
            <text:p>1.10000</text:p>
          </table:table-cell>
          <table:table-cell table:style-name="ce46" office:value-type="percentage" office:value="0" calcext:value-type="percentage">
            <text:p>0.00000%</text:p>
          </table:table-cell>
          <table:table-cell table:style-name="ce46" table:formula="of:=[.L14]" office:value-type="percentage" office:value="-0.0015676436687635" calcext:value-type="percentage">
            <text:p>-0.15676%</text:p>
          </table:table-cell>
          <table:table-cell table:style-name="ce45" table:formula="of:=([.C13]-[.B13])/360" office:value-type="float" office:value="0.508333333333333" calcext:value-type="float">
            <text:p>0.50833</text:p>
          </table:table-cell>
          <table:table-cell table:style-name="ce45" table:formula="of:=[.E13]*[.L13]*[.M13]" office:value-type="float" office:value="-0.796885531621443" calcext:value-type="float">
            <text:p>-0.79689</text:p>
          </table:table-cell>
          <table:table-cell table:style-name="ce45" table:formula="of:=[.F13]+[.N13]" office:value-type="float" office:value="-0.796885531621443" calcext:value-type="float">
            <text:p>-0.7968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48" table:formula="of:=[.O13]*[.Q13]" office:value-type="float" office:value="-0.800673110247169" calcext:value-type="float">
            <text:p>-0.80067</text:p>
          </table:table-cell>
          <table:table-cell table:number-columns-repeated="1006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5" table:formula="of:=[.J13]" office:value-type="float" office:value="1.1" calcext:value-type="float">
            <text:p>1.10000</text:p>
          </table:table-cell>
          <table:table-cell table:style-name="ce46" table:formula="of:=[.K13]" office:value-type="percentage" office:value="0" calcext:value-type="percentage">
            <text:p>0.00000%</text:p>
          </table:table-cell>
          <table:table-cell table:style-name="ce46" table:formula="of:=[.J13]*(([.G12]*[.I12]-[.F13]*[.I13]-[.F14]*[.I14]-[.G14]*[.I14])/([.M13]*[.I13]*[.E13]+[.M14]*[.I14]*[.E14]))+[.K13]" office:value-type="percentage" office:value="-0.0015676436687635" calcext:value-type="percentage">
            <text:p>-0.15676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L14]*[.M14]" office:value-type="float" office:value="-0.792530965874879" calcext:value-type="float">
            <text:p>-0.79253</text:p>
          </table:table-cell>
          <table:table-cell table:style-name="ce45" table:formula="of:=[.F14]+[.N14]" office:value-type="float" office:value="-0.792530965874879" calcext:value-type="float">
            <text:p>-0.7925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O14]*[.Q14]" office:value-type="float" office:value="-0.798190917464571" calcext:value-type="float">
            <text:p>-0.79819</text:p>
          </table:table-cell>
          <table:table-cell/>
          <table:table-cell table:style-name="ce68" table:formula="of:=[.G12]*[.I12]-([.E13]*[.L13]*[.M13]*[.I13]+[.E14]*[.L14]*[.M14]*[.I14]+[.F13]*[.I13]+[.F14]*[.I14]+[.G14]*[.I14])" office:value-type="percentage" office:value="0.144715841997709" calcext:value-type="percentage">
            <text:p>14.47%</text:p>
          </table:table-cell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.1" calcext:value-type="float">
            <text:p>1.1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97945279105664" calcext:value-type="percentage">
            <text:p>-0.09979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507288850212046" calcext:value-type="float">
            <text:p>-0.50729</text:p>
          </table:table-cell>
          <table:table-cell table:style-name="ce55" table:formula="of:=[.F15]+[.N15]" office:value-type="float" office:value="-0.507288850212046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512146929883184" calcext:value-type="float">
            <text:p>-0.51215</text:p>
          </table:table-cell>
          <table:table-cell table:number-columns-repeated="1006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5]" office:value-type="float" office:value="1.1" calcext:value-type="float">
            <text:p>1.10000</text:p>
          </table:table-cell>
          <table:table-cell table:style-name="ce60" table:formula="of:=[.K15]" office:value-type="percentage" office:value="0" calcext:value-type="percentage">
            <text:p>0.00000%</text:p>
          </table:table-cell>
          <table:table-cell table:style-name="ce60" table:formula="of:=[.J15]*(([.G14]*[.I14]-[.F15]*[.I15]-[.F16]*[.I16]-[.G16]*[.I16])/([.M15]*[.I15]*[.E15]+[.M16]*[.I16]*[.E16]))+[.K15]" office:value-type="percentage" office:value="-0.000997945279105664" calcext:value-type="percentage">
            <text:p>-0.09979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507288850212046" calcext:value-type="float">
            <text:p>-0.50729</text:p>
          </table:table-cell>
          <table:table-cell table:style-name="ce55" table:formula="of:=[.F16]+[.N16]" office:value-type="float" office:value="-0.507288850212046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-0.51309921968293" calcext:value-type="float">
            <text:p>-0.51310</text:p>
          </table:table-cell>
          <table:table-cell/>
          <table:table-cell table:style-name="ce68" table:formula="of:=[.G14]*[.I14]-([.E15]*[.L15]*[.M15]*[.I15]+[.E16]*[.L16]*[.M16]*[.I16]+[.F15]*[.I15]+[.F16]*[.I16]+[.G16]*[.I16])" office:value-type="percentage" office:value="0.0925306339344161" calcext:value-type="percentage">
            <text:p>9.25%</text:p>
          </table:table-cell>
          <table:table-cell table:number-columns-repeated="1004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4-06-30" calcext:value-type="date">
            <text:p>2024-06-30</text:p>
          </table:table-cell>
          <table:table-cell table:style-name="ce43" office:value-type="date" office:date-value="2024-12-30" calcext:value-type="date">
            <text:p>2024-12-30</text:p>
          </table:table-cell>
          <table:table-cell table:style-name="ce44" table:formula="of:=[.C17]-[.A17]" office:value-type="float" office:value="1123" calcext:value-type="float">
            <text:p>1,123</text:p>
          </table:table-cell>
          <table:table-cell table:style-name="ce45" table:formula="of:=[.G16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7]-[.F17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45" table:formula="of:=[.J16]" office:value-type="float" office:value="1.1" calcext:value-type="float">
            <text:p>1.10000</text:p>
          </table:table-cell>
          <table:table-cell table:style-name="ce46" table:formula="of:=[.K16]" office:value-type="percentage" office:value="0" calcext:value-type="percentage">
            <text:p>0.00000%</text:p>
          </table:table-cell>
          <table:table-cell table:style-name="ce46" table:formula="of:=[.L18]" office:value-type="percentage" office:value="0.000703299775355521" calcext:value-type="percentage">
            <text:p>0.07033%</text:p>
          </table:table-cell>
          <table:table-cell table:style-name="ce45" table:formula="of:=([.C17]-[.B17])/360" office:value-type="float" office:value="0.508333333333333" calcext:value-type="float">
            <text:p>0.50833</text:p>
          </table:table-cell>
          <table:table-cell table:style-name="ce45" table:formula="of:=[.E17]*[.L17]*[.M17]" office:value-type="float" office:value="0.357510719139056" calcext:value-type="float">
            <text:p>0.35751</text:p>
          </table:table-cell>
          <table:table-cell table:style-name="ce45" table:formula="of:=[.F17]+[.N17]" office:value-type="float" office:value="0.357510719139056" calcext:value-type="float">
            <text:p>0.35751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48" table:formula="of:=[.O17]*[.Q17]" office:value-type="float" office:value="0.36214779106726" calcext:value-type="float">
            <text:p>0.36215</text:p>
          </table:table-cell>
          <table:table-cell table:number-columns-repeated="1006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5" table:formula="of:=[.J17]" office:value-type="float" office:value="1.1" calcext:value-type="float">
            <text:p>1.10000</text:p>
          </table:table-cell>
          <table:table-cell table:style-name="ce46" table:formula="of:=[.K17]" office:value-type="percentage" office:value="0" calcext:value-type="percentage">
            <text:p>0.00000%</text:p>
          </table:table-cell>
          <table:table-cell table:style-name="ce46" table:formula="of:=[.J17]*(([.G16]*[.I16]-[.F17]*[.I17]-[.F18]*[.I18]-[.G18]*[.I18])/([.M17]*[.I17]*[.E17]+[.M18]*[.I18]*[.E18]))+[.K17]" office:value-type="percentage" office:value="0.000703299775355521" calcext:value-type="percentage">
            <text:p>0.07033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L18]*[.M18]" office:value-type="float" office:value="0.355557108651958" calcext:value-type="float">
            <text:p>0.35556</text:p>
          </table:table-cell>
          <table:table-cell table:style-name="ce45" table:formula="of:=[.F18]+[.N18]" office:value-type="float" office:value="0.355557108651958" calcext:value-type="float">
            <text:p>0.3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O18]*[.Q18]" office:value-type="float" office:value="0.360183967172601" calcext:value-type="float">
            <text:p>0.36018</text:p>
          </table:table-cell>
          <table:table-cell/>
          <table:table-cell table:style-name="ce68" table:formula="of:=[.G16]*[.I16]-([.E17]*[.L17]*[.M17]*[.I17]+[.E18]*[.L18]*[.M18]*[.I18]+[.F17]*[.I17]+[.F18]*[.I18]+[.G18]*[.I18])" office:value-type="percentage" office:value="-0.0650204831622432" calcext:value-type="percentage">
            <text:p>-6.50%</text:p>
          </table:table-cell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.1" calcext:value-type="float">
            <text:p>1.1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300926410330626" calcext:value-type="percentage">
            <text:p>0.3009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52970925251402" calcext:value-type="float">
            <text:p>1.52971</text:p>
          </table:table-cell>
          <table:table-cell table:style-name="ce55" table:formula="of:=[.F19]+[.N19]" office:value-type="float" office:value="1.52970925251402" calcext:value-type="float">
            <text:p>1.5297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54886496675765" calcext:value-type="float">
            <text:p>1.54886</text:p>
          </table:table-cell>
          <table:table-cell table:number-columns-repeated="1006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9]" office:value-type="float" office:value="1.1" calcext:value-type="float">
            <text:p>1.10000</text:p>
          </table:table-cell>
          <table:table-cell table:style-name="ce60" table:formula="of:=[.K19]" office:value-type="percentage" office:value="0" calcext:value-type="percentage">
            <text:p>0.00000%</text:p>
          </table:table-cell>
          <table:table-cell table:style-name="ce60" table:formula="of:=[.J19]*(([.G18]*[.I18]-[.F19]*[.I19]-[.F20]*[.I20]-[.G20]*[.I20])/([.M19]*[.I19]*[.E19]+[.M20]*[.I20]*[.E20]))+[.K19]" office:value-type="percentage" office:value="0.00300926410330626" calcext:value-type="percentage">
            <text:p>0.30093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52135018556039" calcext:value-type="float">
            <text:p>1.52135</text:p>
          </table:table-cell>
          <table:table-cell table:style-name="ce55" table:formula="of:=[.F20]+[.N20]" office:value-type="float" office:value="1.52135018556039" calcext:value-type="float">
            <text:p>1.5213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.539224743766" calcext:value-type="float">
            <text:p>1.53922</text:p>
          </table:table-cell>
          <table:table-cell/>
          <table:table-cell table:style-name="ce68" table:formula="of:=[.G18]*[.I18]-([.E19]*[.L19]*[.M19]*[.I19]+[.E20]*[.L20]*[.M20]*[.I20]+[.F19]*[.I19]+[.F20]*[.I20]+[.G20]*[.I20])" office:value-type="percentage" office:value="-0.277586369170308" calcext:value-type="percentage">
            <text:p>-27.76%</text:p>
          </table:table-cell>
          <table:table-cell table:number-columns-repeated="1004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26-06-30" calcext:value-type="date">
            <text:p>2026-06-30</text:p>
          </table:table-cell>
          <table:table-cell table:style-name="ce43" office:value-type="date" office:date-value="2026-12-30" calcext:value-type="date">
            <text:p>2026-12-30</text:p>
          </table:table-cell>
          <table:table-cell table:style-name="ce44" table:formula="of:=[.C21]-[.A21]" office:value-type="float" office:value="1853" calcext:value-type="float">
            <text:p>1,853</text:p>
          </table:table-cell>
          <table:table-cell table:style-name="ce45" table:formula="of:=[.G20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1]-[.F21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45" table:formula="of:=[.J20]" office:value-type="float" office:value="1.1" calcext:value-type="float">
            <text:p>1.10000</text:p>
          </table:table-cell>
          <table:table-cell table:style-name="ce46" table:formula="of:=[.K20]" office:value-type="percentage" office:value="0" calcext:value-type="percentage">
            <text:p>0.00000%</text:p>
          </table:table-cell>
          <table:table-cell table:style-name="ce46" table:formula="of:=[.L22]" office:value-type="percentage" office:value="0.0056373204213369" calcext:value-type="percentage">
            <text:p>0.56373%</text:p>
          </table:table-cell>
          <table:table-cell table:style-name="ce45" table:formula="of:=([.C21]-[.B21])/360" office:value-type="float" office:value="0.508333333333333" calcext:value-type="float">
            <text:p>0.50833</text:p>
          </table:table-cell>
          <table:table-cell table:style-name="ce45" table:formula="of:=[.E21]*[.L21]*[.M21]" office:value-type="float" office:value="2.86563788084625" calcext:value-type="float">
            <text:p>2.86564</text:p>
          </table:table-cell>
          <table:table-cell table:style-name="ce45" table:formula="of:=[.F21]+[.N21]" office:value-type="float" office:value="2.86563788084625" calcext:value-type="float">
            <text:p>2.86564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48" table:formula="of:=[.O21]*[.Q21]" office:value-type="float" office:value="2.89543828576149" calcext:value-type="float">
            <text:p>2.89544</text:p>
          </table:table-cell>
          <table:table-cell table:number-columns-repeated="1006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5" table:formula="of:=[.J21]" office:value-type="float" office:value="1.1" calcext:value-type="float">
            <text:p>1.10000</text:p>
          </table:table-cell>
          <table:table-cell table:style-name="ce46" table:formula="of:=[.K21]" office:value-type="percentage" office:value="0" calcext:value-type="percentage">
            <text:p>0.00000%</text:p>
          </table:table-cell>
          <table:table-cell table:style-name="ce46" table:formula="of:=[.J21]*(([.G20]*[.I20]-[.F21]*[.I21]-[.F22]*[.I22]-[.G22]*[.I22])/([.M21]*[.I21]*[.E21]+[.M22]*[.I22]*[.E22]))+[.K21]" office:value-type="percentage" office:value="0.0056373204213369" calcext:value-type="percentage">
            <text:p>0.56373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L22]*[.M22]" office:value-type="float" office:value="2.84997865745366" calcext:value-type="float">
            <text:p>2.84998</text:p>
          </table:table-cell>
          <table:table-cell table:style-name="ce45" table:formula="of:=[.F22]+[.N22]" office:value-type="float" office:value="2.84997865745366" calcext:value-type="float">
            <text:p>2.84998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O22]*[.Q22]" office:value-type="float" office:value="2.87316091532883" calcext:value-type="float">
            <text:p>2.87316</text:p>
          </table:table-cell>
          <table:table-cell/>
          <table:table-cell table:style-name="ce68" table:formula="of:=[.G20]*[.I20]-([.E21]*[.L21]*[.M21]*[.I21]+[.E22]*[.L22]*[.M22]*[.I22]+[.F21]*[.I21]+[.F22]*[.I22]+[.G22]*[.I22])" office:value-type="percentage" office:value="-0.517643252869334" calcext:value-type="percentage">
            <text:p>-51.76%</text:p>
          </table:table-cell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.1" calcext:value-type="float">
            <text:p>1.1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852062842908724" calcext:value-type="percentage">
            <text:p>0.85206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33131945145268" calcext:value-type="float">
            <text:p>4.33132</text:p>
          </table:table-cell>
          <table:table-cell table:style-name="ce55" table:formula="of:=[.F23]+[.N23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35374115513849" calcext:value-type="float">
            <text:p>4.35374</text:p>
          </table:table-cell>
          <table:table-cell table:number-columns-repeated="1006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3]" office:value-type="float" office:value="1.1" calcext:value-type="float">
            <text:p>1.10000</text:p>
          </table:table-cell>
          <table:table-cell table:style-name="ce60" table:formula="of:=[.K23]" office:value-type="percentage" office:value="0" calcext:value-type="percentage">
            <text:p>0.00000%</text:p>
          </table:table-cell>
          <table:table-cell table:style-name="ce60" table:formula="of:=[.J23]*(([.G22]*[.I22]-[.F23]*[.I23]-[.F24]*[.I24]-[.G24]*[.I24])/([.M23]*[.I23]*[.E23]+[.M24]*[.I24]*[.E24]))+[.K23]" office:value-type="percentage" office:value="0.00852062842908724" calcext:value-type="percentage">
            <text:p>0.8520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4.33131945145268" calcext:value-type="float">
            <text:p>4.33132</text:p>
          </table:table-cell>
          <table:table-cell table:style-name="ce55" table:formula="of:=[.F24]+[.N24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4.33586215347654" calcext:value-type="float">
            <text:p>4.33586</text:p>
          </table:table-cell>
          <table:table-cell/>
          <table:table-cell table:style-name="ce68" table:formula="of:=[.G22]*[.I22]-([.E23]*[.L23]*[.M23]*[.I23]+[.E24]*[.L24]*[.M24]*[.I24]+[.F23]*[.I23]+[.F24]*[.I24]+[.G24]*[.I24])" office:value-type="percentage" office:value="-0.778922461240086" calcext:value-type="percentage">
            <text:p>-77.89%</text:p>
          </table:table-cell>
          <table:table-cell table:number-columns-repeated="1004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28-06-30" calcext:value-type="date">
            <text:p>2028-06-30</text:p>
          </table:table-cell>
          <table:table-cell table:style-name="ce43" office:value-type="date" office:date-value="2028-12-30" calcext:value-type="date">
            <text:p>2028-12-30</text:p>
          </table:table-cell>
          <table:table-cell table:style-name="ce44" table:formula="of:=[.C25]-[.A25]" office:value-type="float" office:value="2584" calcext:value-type="float">
            <text:p>2,584</text:p>
          </table:table-cell>
          <table:table-cell table:style-name="ce45" table:formula="of:=[.G24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5]-[.F25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45" table:formula="of:=[.J24]" office:value-type="float" office:value="1.1" calcext:value-type="float">
            <text:p>1.10000</text:p>
          </table:table-cell>
          <table:table-cell table:style-name="ce46" table:formula="of:=[.K24]" office:value-type="percentage" office:value="0" calcext:value-type="percentage">
            <text:p>0.00000%</text:p>
          </table:table-cell>
          <table:table-cell table:style-name="ce46" table:formula="of:=[.L26]" office:value-type="percentage" office:value="0.0112848996808813" calcext:value-type="percentage">
            <text:p>1.12849%</text:p>
          </table:table-cell>
          <table:table-cell table:style-name="ce45" table:formula="of:=([.C25]-[.B25])/360" office:value-type="float" office:value="0.508333333333333" calcext:value-type="float">
            <text:p>0.50833</text:p>
          </table:table-cell>
          <table:table-cell table:style-name="ce45" table:formula="of:=[.E25]*[.L25]*[.M25]" office:value-type="float" office:value="5.73649067111466" calcext:value-type="float">
            <text:p>5.73649</text:p>
          </table:table-cell>
          <table:table-cell table:style-name="ce45" table:formula="of:=[.F25]+[.N25]" office:value-type="float" office:value="5.73649067111466" calcext:value-type="float">
            <text:p>5.7364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48" table:formula="of:=[.O25]*[.Q25]" office:value-type="float" office:value="5.71432973600967" calcext:value-type="float">
            <text:p>5.71433</text:p>
          </table:table-cell>
          <table:table-cell table:number-columns-repeated="1006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5" table:formula="of:=[.J25]" office:value-type="float" office:value="1.1" calcext:value-type="float">
            <text:p>1.10000</text:p>
          </table:table-cell>
          <table:table-cell table:style-name="ce46" table:formula="of:=[.K25]" office:value-type="percentage" office:value="0" calcext:value-type="percentage">
            <text:p>0.00000%</text:p>
          </table:table-cell>
          <table:table-cell table:style-name="ce46" table:formula="of:=[.J25]*(([.G24]*[.I24]-[.F25]*[.I25]-[.F26]*[.I26]-[.G26]*[.I26])/([.M25]*[.I25]*[.E25]+[.M26]*[.I26]*[.E26]))+[.K25]" office:value-type="percentage" office:value="0.0112848996808813" calcext:value-type="percentage">
            <text:p>1.12849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L26]*[.M26]" office:value-type="float" office:value="5.70514372755667" calcext:value-type="float">
            <text:p>5.70514</text:p>
          </table:table-cell>
          <table:table-cell table:style-name="ce45" table:formula="of:=[.F26]+[.N26]" office:value-type="float" office:value="5.70514372755667" calcext:value-type="float">
            <text:p>5.70514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O26]*[.Q26]" office:value-type="float" office:value="5.64775094126657" calcext:value-type="float">
            <text:p>5.64775</text:p>
          </table:table-cell>
          <table:table-cell/>
          <table:table-cell table:style-name="ce68" table:formula="of:=[.G24]*[.I24]-([.E25]*[.L25]*[.M25]*[.I25]+[.E26]*[.L26]*[.M26]*[.I26]+[.F25]*[.I25]+[.F26]*[.I26]+[.G26]*[.I26])" office:value-type="percentage" office:value="-1.01878680045911" calcext:value-type="percentage">
            <text:p>-101.88%</text:p>
          </table:table-cell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.1" calcext:value-type="float">
            <text:p>1.1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36967358231477" calcext:value-type="percentage">
            <text:p>1.36967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6.96250737676673" calcext:value-type="float">
            <text:p>6.96251</text:p>
          </table:table-cell>
          <table:table-cell table:style-name="ce55" table:formula="of:=[.F27]+[.N27]" office:value-type="float" office:value="6.96250737676673" calcext:value-type="float">
            <text:p>6.9625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6.84383340267792" calcext:value-type="float">
            <text:p>6.84383</text:p>
          </table:table-cell>
          <table:table-cell table:number-columns-repeated="1006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7]" office:value-type="float" office:value="1.1" calcext:value-type="float">
            <text:p>1.10000</text:p>
          </table:table-cell>
          <table:table-cell table:style-name="ce60" table:formula="of:=[.K27]" office:value-type="percentage" office:value="0" calcext:value-type="percentage">
            <text:p>0.00000%</text:p>
          </table:table-cell>
          <table:table-cell table:style-name="ce60" table:formula="of:=[.J27]*(([.G26]*[.I26]-[.F27]*[.I27]-[.F28]*[.I28]-[.G28]*[.I28])/([.M27]*[.I27]*[.E27]+[.M28]*[.I28]*[.E28]))+[.K27]" office:value-type="percentage" office:value="0.0136967358231477" calcext:value-type="percentage">
            <text:p>1.36967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6.92446088836911" calcext:value-type="float">
            <text:p>6.92446</text:p>
          </table:table-cell>
          <table:table-cell table:style-name="ce55" table:formula="of:=[.F28]+[.N28]" office:value-type="float" office:value="6.92446088836911" calcext:value-type="float">
            <text:p>6.9244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6.75261291259459" calcext:value-type="float">
            <text:p>6.75261</text:p>
          </table:table-cell>
          <table:table-cell/>
          <table:table-cell table:style-name="ce68" table:formula="of:=[.G26]*[.I26]-([.E27]*[.L27]*[.M27]*[.I27]+[.E28]*[.L28]*[.M28]*[.I28]+[.F27]*[.I27]+[.F28]*[.I28]+[.G28]*[.I28])" office:value-type="percentage" office:value="-1.22169058483553" calcext:value-type="percentage">
            <text:p>-122.17%</text:p>
          </table:table-cell>
          <table:table-cell table:number-columns-repeated="1004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0-06-30" calcext:value-type="date">
            <text:p>2030-06-30</text:p>
          </table:table-cell>
          <table:table-cell table:style-name="ce43" office:value-type="date" office:date-value="2030-12-30" calcext:value-type="date">
            <text:p>2030-12-30</text:p>
          </table:table-cell>
          <table:table-cell table:style-name="ce44" table:formula="of:=[.C29]-[.A29]" office:value-type="float" office:value="3314" calcext:value-type="float">
            <text:p>3,314</text:p>
          </table:table-cell>
          <table:table-cell table:style-name="ce45" table:formula="of:=[.G28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9]-[.F29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45" table:formula="of:=[.J28]" office:value-type="float" office:value="1.1" calcext:value-type="float">
            <text:p>1.10000</text:p>
          </table:table-cell>
          <table:table-cell table:style-name="ce46" table:formula="of:=[.K28]" office:value-type="percentage" office:value="0" calcext:value-type="percentage">
            <text:p>0.00000%</text:p>
          </table:table-cell>
          <table:table-cell table:style-name="ce46" table:formula="of:=[.L30]" office:value-type="percentage" office:value="0.0152827719490859" calcext:value-type="percentage">
            <text:p>1.52828%</text:p>
          </table:table-cell>
          <table:table-cell table:style-name="ce45" table:formula="of:=([.C29]-[.B29])/360" office:value-type="float" office:value="0.508333333333333" calcext:value-type="float">
            <text:p>0.50833</text:p>
          </table:table-cell>
          <table:table-cell table:style-name="ce45" table:formula="of:=[.E29]*[.L29]*[.M29]" office:value-type="float" office:value="7.76874240745199" calcext:value-type="float">
            <text:p>7.76874</text:p>
          </table:table-cell>
          <table:table-cell table:style-name="ce45" table:formula="of:=[.F29]+[.N29]" office:value-type="float" office:value="7.76874240745199" calcext:value-type="float">
            <text:p>7.76874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48" table:formula="of:=[.O29]*[.Q29]" office:value-type="float" office:value="7.51059281939599" calcext:value-type="float">
            <text:p>7.51059</text:p>
          </table:table-cell>
          <table:table-cell table:number-columns-repeated="1006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5" table:formula="of:=[.J29]" office:value-type="float" office:value="1.1" calcext:value-type="float">
            <text:p>1.10000</text:p>
          </table:table-cell>
          <table:table-cell table:style-name="ce46" table:formula="of:=[.K29]" office:value-type="percentage" office:value="0" calcext:value-type="percentage">
            <text:p>0.00000%</text:p>
          </table:table-cell>
          <table:table-cell table:style-name="ce46" table:formula="of:=[.J29]*(([.G28]*[.I28]-[.F29]*[.I29]-[.F30]*[.I30]-[.G30]*[.I30])/([.M29]*[.I29]*[.E29]+[.M30]*[.I30]*[.E30]))+[.K29]" office:value-type="percentage" office:value="0.0152827719490859" calcext:value-type="percentage">
            <text:p>1.52828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L30]*[.M30]" office:value-type="float" office:value="7.72629026314898" calcext:value-type="float">
            <text:p>7.72629</text:p>
          </table:table-cell>
          <table:table-cell table:style-name="ce45" table:formula="of:=[.F30]+[.N30]" office:value-type="float" office:value="1007.72629026315" calcext:value-type="float">
            <text:p>1,007.7262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O30]*[.Q30]" office:value-type="float" office:value="965.760315930135" calcext:value-type="float">
            <text:p>965.76032</text:p>
          </table:table-cell>
          <table:table-cell/>
          <table:table-cell table:style-name="ce68" table:formula="of:=[.G28]*[.I28]-([.E29]*[.L29]*[.M29]*[.I29]+[.E30]*[.L30]*[.M30]*[.I30]+[.F29]*[.I29]+[.F30]*[.I30]+[.G30]*[.I30])" office:value-type="percentage" office:value="-1.34449754221055" calcext:value-type="percentage">
            <text:p>-134.4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2"/>
          <table:table-cell table:number-columns-repeated="6"/>
          <table:table-cell table:style-name="ce66" table:formula="of:=SUM([.R11:.R30])" office:value-type="float" office:value="1024.02962003917" calcext:value-type="float">
            <text:p>1,024.0296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6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40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38" table:default-cell-style-name="ce41"/>
        <table:table-column table:style-name="co11" table:number-columns-repeated="2" table:default-cell-style-name="ce41"/>
        <table:table-column table:style-name="co28" table:default-cell-style-name="ce41"/>
        <table:table-column table:style-name="co29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78" office:value-type="string" calcext:value-type="string">
            <text:p>n/a</text:p>
          </table:table-cell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4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par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1Y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2Y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2"/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 date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 nominal</text:p>
          </table:table-cell>
          <table:table-cell table:style-name="ce57" office:value-type="string" calcext:value-type="string">
            <text:p>fwd crv nm</text:p>
          </table:table-cell>
          <table:table-cell table:style-name="ce57" office:value-type="string" calcext:value-type="string">
            <text:p>fwd df</text:p>
          </table:table-cell>
          <table:table-cell table:style-name="ce57" office:value-type="string" calcext:value-type="string">
            <text:p>rate mult</text:p>
          </table:table-cell>
          <table:table-cell table:style-name="ce57" office:value-type="string" calcext:value-type="string">
            <text:p>rate add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 year frac</text:p>
          </table:table-cell>
          <table:table-cell table:style-name="ce1" office:value-type="string" calcext:value-type="string">
            <text:p>cpn 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 crv nm</text:p>
          </table:table-cell>
          <table:table-cell table:style-name="ce1" office:value-type="string" calcext:value-type="string">
            <text:p>disc df</text:p>
          </table:table-cell>
          <table:table-cell table:style-name="ce1" office:value-type="string" calcext:value-type="string">
            <text:p>npv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105.367898972385" calcext:value-type="float">
            <text:p>105.36790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12]" office:value-type="date" office:date-value="2021-12-03" calcext:value-type="date">
            <text:p>2021-12-03</text:p>
          </table:table-cell>
          <table:table-cell table:style-name="ce43" table:formula="of:=[.C12]" office:value-type="date" office:date-value="2022-06-30" calcext:value-type="date">
            <text:p>2022-06-30</text:p>
          </table:table-cell>
          <table:table-cell table:style-name="ce43" office:value-type="date" office:date-value="2022-12-30" calcext:value-type="date">
            <text:p>2022-12-30</text:p>
          </table:table-cell>
          <table:table-cell table:style-name="ce44" table:formula="of:=[.C13]-[.A13]" office:value-type="float" office:value="392" calcext:value-type="float">
            <text:p>392</text:p>
          </table:table-cell>
          <table:table-cell table:style-name="ce45" table:formula="of:=[.G12]" office:value-type="float" office:value="900" calcext:value-type="float">
            <text:p>9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3]-[.F13]" office:value-type="float" office:value="900" calcext:value-type="float">
            <text:p>9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45" office:value-type="float" office:value="1" calcext:value-type="float">
            <text:p>1.00000</text:p>
          </table:table-cell>
          <table:table-cell table:style-name="ce46" office:value-type="percentage" office:value="0" calcext:value-type="percentage">
            <text:p>0.00000%</text:p>
          </table:table-cell>
          <table:table-cell table:style-name="ce46" table:formula="of:=[.L14]" office:value-type="percentage" office:value="-0.00142513060796673" calcext:value-type="percentage">
            <text:p>-0.14251%</text:p>
          </table:table-cell>
          <table:table-cell table:style-name="ce45" table:formula="of:=([.C13]-[.B13])/360" office:value-type="float" office:value="0.508333333333333" calcext:value-type="float">
            <text:p>0.50833</text:p>
          </table:table-cell>
          <table:table-cell table:style-name="ce45" table:formula="of:=[.E13]*[.L13]*[.M13]" office:value-type="float" office:value="-0.651997253144777" calcext:value-type="float">
            <text:p>-0.65200</text:p>
          </table:table-cell>
          <table:table-cell table:style-name="ce45" table:formula="of:=[.F13]+[.N13]" office:value-type="float" office:value="-0.651997253144777" calcext:value-type="float">
            <text:p>-0.6520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48" table:formula="of:=[.O13]*[.Q13]" office:value-type="float" office:value="-0.65509618111128" calcext:value-type="float">
            <text:p>-0.65510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900" calcext:value-type="float">
            <text:p>9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900" calcext:value-type="float">
            <text:p>9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5" table:formula="of:=[.J13]" office:value-type="float" office:value="1" calcext:value-type="float">
            <text:p>1.00000</text:p>
          </table:table-cell>
          <table:table-cell table:style-name="ce46" table:formula="of:=[.K13]" office:value-type="percentage" office:value="0" calcext:value-type="percentage">
            <text:p>0.00000%</text:p>
          </table:table-cell>
          <table:table-cell table:style-name="ce46" table:formula="of:=[.J14]*(([.G12]*[.I12]-[.F13]*[.I13]-[.F14]*[.I14]-[.G14]*[.I14])/([.M13]*[.I13]*[.E13]+[.M14]*[.I14]*[.E14]))+[.K14]" office:value-type="percentage" office:value="-0.00142513060796673" calcext:value-type="percentage">
            <text:p>-0.14251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L14]*[.M14]" office:value-type="float" office:value="-0.648434426624861" calcext:value-type="float">
            <text:p>-0.64843</text:p>
          </table:table-cell>
          <table:table-cell table:style-name="ce45" table:formula="of:=[.F14]+[.N14]" office:value-type="float" office:value="-0.648434426624861" calcext:value-type="float">
            <text:p>-0.6484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O14]*[.Q14]" office:value-type="float" office:value="-0.653065296107337" calcext:value-type="float">
            <text:p>-0.65307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3]" office:value-type="float" office:value="1" calcext:value-type="float">
            <text:p>1.00000</text:p>
          </table:table-cell>
          <table:table-cell table:style-name="ce60" table:formula="of:=[.K13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07222981005149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415054513809855" calcext:value-type="float">
            <text:p>-0.41505</text:p>
          </table:table-cell>
          <table:table-cell table:style-name="ce55" table:formula="of:=[.F15]+[.N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41902930626806" calcext:value-type="float">
            <text:p>-0.41903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J16]*(([.G14]*[.I14]-[.F15]*[.I15]-[.F16]*[.I16]-[.G16]*[.I16])/([.M15]*[.I15]*[.E15]+[.M16]*[.I16]*[.E16]))+[.K14]" office:value-type="percentage" office:value="-0.000907222981005149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415054513809855" calcext:value-type="float">
            <text:p>-0.41505</text:p>
          </table:table-cell>
          <table:table-cell table:style-name="ce55" table:formula="of:=[.F16]+[.N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100.725568479916" calcext:value-type="float">
            <text:p>100.72557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4-06-30" calcext:value-type="date">
            <text:p>2024-06-30</text:p>
          </table:table-cell>
          <table:table-cell table:style-name="ce43" office:value-type="date" office:date-value="2024-12-30" calcext:value-type="date">
            <text:p>2024-12-30</text:p>
          </table:table-cell>
          <table:table-cell table:style-name="ce44" table:formula="of:=[.C17]-[.A17]" office:value-type="float" office:value="1123" calcext:value-type="float">
            <text:p>1,123</text:p>
          </table:table-cell>
          <table:table-cell table:style-name="ce45" table:formula="of:=[.G16]" office:value-type="float" office:value="800" calcext:value-type="float">
            <text:p>8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7]-[.F17]" office:value-type="float" office:value="800" calcext:value-type="float">
            <text:p>8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45" table:formula="of:=[.J16]" office:value-type="float" office:value="1" calcext:value-type="float">
            <text:p>1.00000</text:p>
          </table:table-cell>
          <table:table-cell table:style-name="ce46" table:formula="of:=[.K16]" office:value-type="percentage" office:value="0" calcext:value-type="percentage">
            <text:p>0.00000%</text:p>
          </table:table-cell>
          <table:table-cell table:style-name="ce46" table:formula="of:=[.L18]" office:value-type="percentage" office:value="0.000639363432141327" calcext:value-type="percentage">
            <text:p>0.06394%</text:p>
          </table:table-cell>
          <table:table-cell table:style-name="ce45" table:formula="of:=([.C17]-[.B17])/360" office:value-type="float" office:value="0.508333333333333" calcext:value-type="float">
            <text:p>0.50833</text:p>
          </table:table-cell>
          <table:table-cell table:style-name="ce45" table:formula="of:=[.E17]*[.L17]*[.M17]" office:value-type="float" office:value="0.260007795737473" calcext:value-type="float">
            <text:p>0.26001</text:p>
          </table:table-cell>
          <table:table-cell table:style-name="ce45" table:formula="of:=[.F17]+[.N17]" office:value-type="float" office:value="0.260007795737473" calcext:value-type="float">
            <text:p>0.26001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48" table:formula="of:=[.O17]*[.Q17]" office:value-type="float" office:value="0.263380211685257" calcext:value-type="float">
            <text:p>0.26338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800" calcext:value-type="float">
            <text:p>8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800" calcext:value-type="float">
            <text:p>8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5" table:formula="of:=[.J17]" office:value-type="float" office:value="1" calcext:value-type="float">
            <text:p>1.00000</text:p>
          </table:table-cell>
          <table:table-cell table:style-name="ce46" table:formula="of:=[.K17]" office:value-type="percentage" office:value="0" calcext:value-type="percentage">
            <text:p>0.00000%</text:p>
          </table:table-cell>
          <table:table-cell table:style-name="ce46" table:formula="of:=[.J18]*(([.G16]*[.I16]-[.F17]*[.I17]-[.F18]*[.I18]-[.G18]*[.I18])/([.M17]*[.I17]*[.E17]+[.M18]*[.I18]*[.E18]))+[.K18]" office:value-type="percentage" office:value="0.000639363432141327" calcext:value-type="percentage">
            <text:p>0.06394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L18]*[.M18]" office:value-type="float" office:value="0.258586988110493" calcext:value-type="float">
            <text:p>0.25859</text:p>
          </table:table-cell>
          <table:table-cell table:style-name="ce45" table:formula="of:=[.F18]+[.N18]" office:value-type="float" office:value="0.258586988110493" calcext:value-type="float">
            <text:p>0.2585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O18]*[.Q18]" office:value-type="float" office:value="0.261951976125505" calcext:value-type="float">
            <text:p>0.26195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7]" office:value-type="float" office:value="1" calcext:value-type="float">
            <text:p>1.00000</text:p>
          </table:table-cell>
          <table:table-cell table:style-name="ce60" table:formula="of:=[.K17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11251582001016" calcext:value-type="float">
            <text:p>1.11252</text:p>
          </table:table-cell>
          <table:table-cell table:style-name="ce55" table:formula="of:=[.F19]+[.N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12644724855098" calcext:value-type="float">
            <text:p>1.12645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J20]*(([.G18]*[.I18]-[.F19]*[.I19]-[.F20]*[.I20]-[.G20]*[.I20])/([.M19]*[.I19]*[.E19]+[.M20]*[.I20]*[.E20]))+[.K18]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10643649858934" calcext:value-type="float">
            <text:p>1.10644</text:p>
          </table:table-cell>
          <table:table-cell table:style-name="ce55" table:formula="of:=[.F20]+[.N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02.294350301282" calcext:value-type="float">
            <text:p>102.29435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26-06-30" calcext:value-type="date">
            <text:p>2026-06-30</text:p>
          </table:table-cell>
          <table:table-cell table:style-name="ce43" office:value-type="date" office:date-value="2026-12-30" calcext:value-type="date">
            <text:p>2026-12-30</text:p>
          </table:table-cell>
          <table:table-cell table:style-name="ce44" table:formula="of:=[.C21]-[.A21]" office:value-type="float" office:value="1853" calcext:value-type="float">
            <text:p>1,853</text:p>
          </table:table-cell>
          <table:table-cell table:style-name="ce45" table:formula="of:=[.G20]" office:value-type="float" office:value="700" calcext:value-type="float">
            <text:p>7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1]-[.F21]" office:value-type="float" office:value="700" calcext:value-type="float">
            <text:p>7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45" table:formula="of:=[.J20]" office:value-type="float" office:value="1" calcext:value-type="float">
            <text:p>1.00000</text:p>
          </table:table-cell>
          <table:table-cell table:style-name="ce46" table:formula="of:=[.K20]" office:value-type="percentage" office:value="0" calcext:value-type="percentage">
            <text:p>0.00000%</text:p>
          </table:table-cell>
          <table:table-cell table:style-name="ce46" table:formula="of:=[.L22]" office:value-type="percentage" office:value="0.00512483674666991" calcext:value-type="percentage">
            <text:p>0.51248%</text:p>
          </table:table-cell>
          <table:table-cell table:style-name="ce45" table:formula="of:=([.C21]-[.B21])/360" office:value-type="float" office:value="0.508333333333333" calcext:value-type="float">
            <text:p>0.50833</text:p>
          </table:table-cell>
          <table:table-cell table:style-name="ce45" table:formula="of:=[.E21]*[.L21]*[.M21]" office:value-type="float" office:value="1.82358774235671" calcext:value-type="float">
            <text:p>1.82359</text:p>
          </table:table-cell>
          <table:table-cell table:style-name="ce45" table:formula="of:=[.F21]+[.N21]" office:value-type="float" office:value="1.82358774235671" calcext:value-type="float">
            <text:p>1.8235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48" table:formula="of:=[.O21]*[.Q21]" office:value-type="float" office:value="1.84255163639368" calcext:value-type="float">
            <text:p>1.84255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700" calcext:value-type="float">
            <text:p>7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700" calcext:value-type="float">
            <text:p>7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5" table:formula="of:=[.J21]" office:value-type="float" office:value="1" calcext:value-type="float">
            <text:p>1.00000</text:p>
          </table:table-cell>
          <table:table-cell table:style-name="ce46" table:formula="of:=[.K21]" office:value-type="percentage" office:value="0" calcext:value-type="percentage">
            <text:p>0.00000%</text:p>
          </table:table-cell>
          <table:table-cell table:style-name="ce46" table:formula="of:=[.J22]*(([.G20]*[.I20]-[.F21]*[.I21]-[.F22]*[.I22]-[.G22]*[.I22])/([.M21]*[.I21]*[.E21]+[.M22]*[.I22]*[.E22]))+[.K22]" office:value-type="percentage" office:value="0.00512483674666991" calcext:value-type="percentage">
            <text:p>0.51248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L22]*[.M22]" office:value-type="float" office:value="1.81362278201596" calcext:value-type="float">
            <text:p>1.81362</text:p>
          </table:table-cell>
          <table:table-cell table:style-name="ce45" table:formula="of:=[.F22]+[.N22]" office:value-type="float" office:value="1.81362278201596" calcext:value-type="float">
            <text:p>1.81362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O22]*[.Q22]" office:value-type="float" office:value="1.82837512793653" calcext:value-type="float">
            <text:p>1.82838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1]" office:value-type="float" office:value="1" calcext:value-type="float">
            <text:p>1.00000</text:p>
          </table:table-cell>
          <table:table-cell table:style-name="ce60" table:formula="of:=[.K21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2.75629419637899" calcext:value-type="float">
            <text:p>2.75629</text:p>
          </table:table-cell>
          <table:table-cell table:style-name="ce55" table:formula="of:=[.F23]+[.N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2.77056255326997" calcext:value-type="float">
            <text:p>2.77056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J24]*(([.G22]*[.I22]-[.F23]*[.I23]-[.F24]*[.I24]-[.G24]*[.I24])/([.M23]*[.I23]*[.E23]+[.M24]*[.I24]*[.E24]))+[.K22]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2.75629419637899" calcext:value-type="float">
            <text:p>2.75629</text:p>
          </table:table-cell>
          <table:table-cell table:style-name="ce55" table:formula="of:=[.F24]+[.N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102.864065334214" calcext:value-type="float">
            <text:p>102.86407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28-06-30" calcext:value-type="date">
            <text:p>2028-06-30</text:p>
          </table:table-cell>
          <table:table-cell table:style-name="ce43" office:value-type="date" office:date-value="2028-12-30" calcext:value-type="date">
            <text:p>2028-12-30</text:p>
          </table:table-cell>
          <table:table-cell table:style-name="ce44" table:formula="of:=[.C25]-[.A25]" office:value-type="float" office:value="2584" calcext:value-type="float">
            <text:p>2,584</text:p>
          </table:table-cell>
          <table:table-cell table:style-name="ce45" table:formula="of:=[.G24]" office:value-type="float" office:value="600" calcext:value-type="float">
            <text:p>6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5]-[.F25]" office:value-type="float" office:value="600" calcext:value-type="float">
            <text:p>6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45" table:formula="of:=[.J24]" office:value-type="float" office:value="1" calcext:value-type="float">
            <text:p>1.00000</text:p>
          </table:table-cell>
          <table:table-cell table:style-name="ce46" table:formula="of:=[.K24]" office:value-type="percentage" office:value="0" calcext:value-type="percentage">
            <text:p>0.00000%</text:p>
          </table:table-cell>
          <table:table-cell table:style-name="ce46" table:formula="of:=[.L26]" office:value-type="percentage" office:value="0.0102589997098919" calcext:value-type="percentage">
            <text:p>1.02590%</text:p>
          </table:table-cell>
          <table:table-cell table:style-name="ce45" table:formula="of:=([.C25]-[.B25])/360" office:value-type="float" office:value="0.508333333333333" calcext:value-type="float">
            <text:p>0.50833</text:p>
          </table:table-cell>
          <table:table-cell table:style-name="ce45" table:formula="of:=[.E25]*[.L25]*[.M25]" office:value-type="float" office:value="3.12899491151703" calcext:value-type="float">
            <text:p>3.12899</text:p>
          </table:table-cell>
          <table:table-cell table:style-name="ce45" table:formula="of:=[.F25]+[.N25]" office:value-type="float" office:value="3.12899491151703" calcext:value-type="float">
            <text:p>3.1289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48" table:formula="of:=[.O25]*[.Q25]" office:value-type="float" office:value="3.11690712873249" calcext:value-type="float">
            <text:p>3.1169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600" calcext:value-type="float">
            <text:p>6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600" calcext:value-type="float">
            <text:p>6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5" table:formula="of:=[.J25]" office:value-type="float" office:value="1" calcext:value-type="float">
            <text:p>1.00000</text:p>
          </table:table-cell>
          <table:table-cell table:style-name="ce46" table:formula="of:=[.K25]" office:value-type="percentage" office:value="0" calcext:value-type="percentage">
            <text:p>0.00000%</text:p>
          </table:table-cell>
          <table:table-cell table:style-name="ce46" table:formula="of:=[.J26]*(([.G24]*[.I24]-[.F25]*[.I25]-[.F26]*[.I26]-[.G26]*[.I26])/([.M25]*[.I25]*[.E25]+[.M26]*[.I26]*[.E26]))+[.K26]" office:value-type="percentage" office:value="0.0102589997098919" calcext:value-type="percentage">
            <text:p>1.02590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L26]*[.M26]" office:value-type="float" office:value="3.11189657866722" calcext:value-type="float">
            <text:p>3.11190</text:p>
          </table:table-cell>
          <table:table-cell table:style-name="ce45" table:formula="of:=[.F26]+[.N26]" office:value-type="float" office:value="3.11189657866722" calcext:value-type="float">
            <text:p>3.1119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O26]*[.Q26]" office:value-type="float" office:value="3.08059142250898" calcext:value-type="float">
            <text:p>3.08059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5]" office:value-type="float" office:value="1" calcext:value-type="float">
            <text:p>1.00000</text:p>
          </table:table-cell>
          <table:table-cell table:style-name="ce60" table:formula="of:=[.K25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3.79773129641825" calcext:value-type="float">
            <text:p>3.79773</text:p>
          </table:table-cell>
          <table:table-cell table:style-name="ce55" table:formula="of:=[.F27]+[.N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3.73300003782435" calcext:value-type="float">
            <text:p>3.73300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J28]*(([.G26]*[.I26]-[.F27]*[.I27]-[.F28]*[.I28]-[.G28]*[.I28])/([.M27]*[.I27]*[.E27]+[.M28]*[.I28]*[.E28]))+[.K26]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3.77697866638319" calcext:value-type="float">
            <text:p>3.77698</text:p>
          </table:table-cell>
          <table:table-cell table:style-name="ce55" table:formula="of:=[.F28]+[.N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101.201490985347" calcext:value-type="float">
            <text:p>101.20149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0-06-30" calcext:value-type="date">
            <text:p>2030-06-30</text:p>
          </table:table-cell>
          <table:table-cell table:style-name="ce43" office:value-type="date" office:date-value="2030-12-30" calcext:value-type="date">
            <text:p>2030-12-30</text:p>
          </table:table-cell>
          <table:table-cell table:style-name="ce44" table:formula="of:=[.C29]-[.A29]" office:value-type="float" office:value="3314" calcext:value-type="float">
            <text:p>3,314</text:p>
          </table:table-cell>
          <table:table-cell table:style-name="ce45" table:formula="of:=[.G28]" office:value-type="float" office:value="500" calcext:value-type="float">
            <text:p>5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9]-[.F29]" office:value-type="float" office:value="500" calcext:value-type="float">
            <text:p>5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45" table:formula="of:=[.J28]" office:value-type="float" office:value="1" calcext:value-type="float">
            <text:p>1.00000</text:p>
          </table:table-cell>
          <table:table-cell table:style-name="ce46" table:formula="of:=[.K28]" office:value-type="percentage" office:value="0" calcext:value-type="percentage">
            <text:p>0.00000%</text:p>
          </table:table-cell>
          <table:table-cell table:style-name="ce46" table:formula="of:=[.L30]" office:value-type="percentage" office:value="0.0138934290446235" calcext:value-type="percentage">
            <text:p>1.38934%</text:p>
          </table:table-cell>
          <table:table-cell table:style-name="ce45" table:formula="of:=([.C29]-[.B29])/360" office:value-type="float" office:value="0.508333333333333" calcext:value-type="float">
            <text:p>0.50833</text:p>
          </table:table-cell>
          <table:table-cell table:style-name="ce45" table:formula="of:=[.E29]*[.L29]*[.M29]" office:value-type="float" office:value="3.53124654884181" calcext:value-type="float">
            <text:p>3.53125</text:p>
          </table:table-cell>
          <table:table-cell table:style-name="ce45" table:formula="of:=[.F29]+[.N29]" office:value-type="float" office:value="3.53124654884181" calcext:value-type="float">
            <text:p>3.53125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48" table:formula="of:=[.O29]*[.Q29]" office:value-type="float" office:value="3.41390582699818" calcext:value-type="float">
            <text:p>3.41391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500" calcext:value-type="float">
            <text:p>500.00000</text:p>
          </table:table-cell>
          <table:table-cell table:style-name="ce45" office:value-type="float" office:value="500" calcext:value-type="float">
            <text:p>5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5" table:formula="of:=[.J29]" office:value-type="float" office:value="1" calcext:value-type="float">
            <text:p>1.00000</text:p>
          </table:table-cell>
          <table:table-cell table:style-name="ce46" table:formula="of:=[.K29]" office:value-type="percentage" office:value="0" calcext:value-type="percentage">
            <text:p>0.00000%</text:p>
          </table:table-cell>
          <table:table-cell table:style-name="ce46" table:formula="of:=[.J30]*(([.G28]*[.I28]-[.F29]*[.I29]-[.F30]*[.I30]-[.G30]*[.I30])/([.M29]*[.I29]*[.E29]+[.M30]*[.I30]*[.E30]))+[.K30]" office:value-type="percentage" office:value="0.0138934290446235" calcext:value-type="percentage">
            <text:p>1.38934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L30]*[.M30]" office:value-type="float" office:value="3.51195011961317" calcext:value-type="float">
            <text:p>3.51195</text:p>
          </table:table-cell>
          <table:table-cell table:style-name="ce45" table:formula="of:=[.F30]+[.N30]" office:value-type="float" office:value="503.511950119613" calcext:value-type="float">
            <text:p>503.51195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O30]*[.Q30]" office:value-type="float" office:value="482.543588195099" calcext:value-type="float">
            <text:p>482.54359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10"/>
          <table:table-cell table:style-name="ce46"/>
          <table:table-cell table:number-columns-repeated="6"/>
          <table:table-cell table:style-name="ce66" table:formula="of:=SUM([.R11:.R30])" office:value-type="float" office:value="1019.79252879082" calcext:value-type="float">
            <text:p>1,019.79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5" table:style-name="ta4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40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38" table:default-cell-style-name="ce41"/>
        <table:table-column table:style-name="co11" table:number-columns-repeated="2" table:default-cell-style-name="ce41"/>
        <table:table-column table:style-name="co28" table:default-cell-style-name="ce41"/>
        <table:table-column table:style-name="co29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3" table:style-name="ce47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n/a</text:p>
          </table:table-cell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5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table:number-columns-repeated="12"/>
          <table:table-cell table:style-name="ce42" office:value-type="string" calcext:value-type="string">
            <text:p>TREASCRV.BEF</text:p>
          </table:table-cell>
          <table:table-cell table:style-name="ce42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 date</text:p>
          </table:table-cell>
          <table:table-cell table:style-name="ce1" office:value-type="string" calcext:value-type="string">
            <text:p>begin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 nominal</text:p>
          </table:table-cell>
          <table:table-cell table:style-name="ce57" office:value-type="string" calcext:value-type="string">
            <text:p>fwd crv nm</text:p>
          </table:table-cell>
          <table:table-cell table:style-name="ce57" office:value-type="string" calcext:value-type="string">
            <text:p>fwd df</text:p>
          </table:table-cell>
          <table:table-cell table:style-name="ce57" office:value-type="string" calcext:value-type="string">
            <text:p>rate mult</text:p>
          </table:table-cell>
          <table:table-cell table:style-name="ce57" office:value-type="string" calcext:value-type="string">
            <text:p>rate add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 year frac</text:p>
          </table:table-cell>
          <table:table-cell table:style-name="ce1" office:value-type="string" calcext:value-type="string">
            <text:p>cpn 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 crv nm</text:p>
          </table:table-cell>
          <table:table-cell table:style-name="ce1" office:value-type="string" calcext:value-type="string">
            <text:p>disc df</text:p>
          </table:table-cell>
          <table:table-cell table:style-name="ce1" office:value-type="string" calcext:value-type="string">
            <text:p>npv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style-name="ce43" office:value-type="date" office:date-value="2021-12-03" calcext:value-type="date">
            <text:p>2021-12-03</text:p>
          </table:table-cell>
          <table:table-cell table:style-name="ce43" office:value-type="date" office:date-value="2021-06-30" calcext:value-type="date">
            <text:p>2021-06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11]-[.A11]" office:value-type="float" office:value="3496" calcext:value-type="float">
            <text:p>3,496</text:p>
          </table:table-cell>
          <table:table-cell table:style-name="ce45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1]-[.F11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5"/>
          <table:table-cell table:style-name="ce46" table:number-columns-repeated="2"/>
          <table:table-cell table:style-name="ce45" table:number-columns-repeated="2"/>
          <table:table-cell table:style-name="ce45" table:formula="of:=[.F11]+[.G11]" office:value-type="float" office:value="1000" calcext:value-type="float">
            <text:p>1,000.0000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1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O11]*[.Q11]" office:value-type="float" office:value="958.355780990834" calcext:value-type="float">
            <text:p>958.35578</text:p>
          </table:table-cell>
          <table:table-cell/>
          <table:table-cell table:style-name="ce2"/>
          <table:table-cell table:number-columns-repeated="1004"/>
        </table:table-row>
        <table:table-row table:style-name="ro1">
          <table:table-cell table:number-columns-repeated="10"/>
          <table:table-cell table:style-name="ce46"/>
          <table:table-cell table:number-columns-repeated="6"/>
          <table:table-cell table:style-name="ce66" table:formula="of:=SUM([.R11:.R11])" office:value-type="float" office:value="958.355780990834" calcext:value-type="float">
            <text:p>958.355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1" table:style-name="ta5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41" table:default-cell-style-name="ce41"/>
        <table:table-column table:style-name="co18" table:default-cell-style-name="ce41"/>
        <table:table-column table:style-name="co42" table:default-cell-style-name="ce41"/>
        <table:table-column table:style-name="co43" table:default-cell-style-name="ce41"/>
        <table:table-column table:style-name="co44" table:default-cell-style-name="ce41"/>
        <table:table-column table:style-name="co45" table:default-cell-style-name="ce41"/>
        <table:table-column table:style-name="co4" table:default-cell-style-name="ce41"/>
        <table:table-column table:style-name="co22" table:default-cell-style-name="ce41"/>
        <table:table-column table:style-name="co46" table:default-cell-style-name="ce41"/>
        <table:table-column table:style-name="co47" table:default-cell-style-name="ce41"/>
        <table:table-column table:style-name="co39" table:default-cell-style-name="ce41"/>
        <table:table-column table:style-name="co48" table:default-cell-style-name="ce41"/>
        <table:table-column table:style-name="co38" table:default-cell-style-name="ce41"/>
        <table:table-column table:style-name="co21" table:default-cell-style-name="ce41"/>
        <table:table-column table:style-name="co45" table:default-cell-style-name="ce41"/>
        <table:table-column table:style-name="co28" table:default-cell-style-name="ce41"/>
        <table:table-column table:style-name="co21" table:number-columns-repeated="2" table:default-cell-style-name="ce41"/>
        <table:table-column table:style-name="co49" table:default-cell-style-name="ce41"/>
        <table:table-column table:style-name="co42" table:default-cell-style-name="ce41"/>
        <table:table-column table:style-name="co31" table:default-cell-style-name="ce41"/>
        <table:table-column table:style-name="co45" table:default-cell-style-name="ce41"/>
        <table:table-column table:style-name="co50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3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ann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internal_rate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first_ann_date</text:p>
          </table:table-cell>
          <table:table-cell table:style-name="ce40" office:value-type="string" calcext:value-type="string">
            <text:p>an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47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INTERBCRV.EUR</text:p>
          </table:table-cell>
          <table:table-cell/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2" table:number-columns-repeated="2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7" office:value-type="string" calcext:value-type="string">
            <text:p>rate mult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amort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7" office:value-type="string" calcext:value-type="string">
            <text:p>internal interest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style-name="ce2" table:number-columns-repeated="3"/>
          <table:table-cell table:style-name="ce95" table:number-columns-repeated="997"/>
        </table:table-row>
        <table:table-row table:style-name="ro1">
          <table:table-cell table:style-name="ce43" office:value-type="date" office:date-value="2021-12-03" calcext:value-type="date">
            <text:p>2021-12-03</text:p>
          </table:table-cell>
          <table:table-cell table:style-name="ce43" office:value-type="date" office:date-value="2021-06-30" calcext:value-type="date">
            <text:p>2021-06-30</text:p>
          </table:table-cell>
          <table:table-cell table:style-name="ce43" table:formula="of:=DATE(YEAR([.B11])+1;MONTH([.B11]); DAY([.B11]))" office:value-type="date" office:date-value="2022-06-30" calcext:value-type="date">
            <text:p>2022-06-30</text:p>
          </table:table-cell>
          <table:table-cell table:style-name="ce44" table:formula="of:=[.C11]-[.A11]" office:value-type="float" office:value="209" calcext:value-type="float">
            <text:p>209</text:p>
          </table:table-cell>
          <table:table-cell table:style-name="ce44" office:value-type="float" office:value="20" calcext:value-type="float">
            <text:p>20</text:p>
          </table:table-cell>
          <table:table-cell table:style-name="ce45" office:value-type="float" office:value="1" calcext:value-type="float">
            <text:p>1.00000</text:p>
          </table:table-cell>
          <table:table-cell table:style-name="ce45" office:value-type="float" office:value="1000" calcext:value-type="float">
            <text:p>1,000.00000</text:p>
          </table:table-cell>
          <table:table-cell table:style-name="ce46" office:value-type="percentage" office:value="0.01" calcext:value-type="percentage">
            <text:p>1.00000%</text:p>
          </table:table-cell>
          <table:table-cell table:style-name="ce98" office:value-type="float" office:value="1" calcext:value-type="float">
            <text:p>1.00000</text:p>
          </table:table-cell>
          <table:table-cell table:style-name="ce98" office:value-type="float" office:value="0.01" calcext:value-type="float">
            <text:p>0.01000</text:p>
          </table:table-cell>
          <table:table-cell table:style-name="ce46" office:value-type="percentage" office:value="0.02" calcext:value-type="percentage">
            <text:p>2.00000%</text:p>
          </table:table-cell>
          <table:table-cell table:style-name="ce45" table:formula="of:=[.G11]*CALC_ANNUITY_PAYMENT([.K11];[.E11];1/[.F11])" office:value-type="float" office:value="61.1567181252904" calcext:value-type="float">
            <text:p>61.15672</text:p>
          </table:table-cell>
          <table:table-cell table:style-name="ce45" table:formula="of:=[.K11]*[.G11]*[.F11]" office:value-type="float" office:value="20" calcext:value-type="float">
            <text:p>20.00000</text:p>
          </table:table-cell>
          <table:table-cell table:style-name="ce45" table:formula="of:=[.L11]-[.M11]" office:value-type="float" office:value="41.1567181252904" calcext:value-type="float">
            <text:p>41.15672</text:p>
          </table:table-cell>
          <table:table-cell table:style-name="ce45" table:formula="of:=[.G11]-[.N11]" office:value-type="float" office:value="958.84328187471" calcext:value-type="float">
            <text:p>958.8432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45" table:formula="of:=[.G11]*[.H11]*[.F11]" office:value-type="float" office:value="10" calcext:value-type="float">
            <text:p>10.00000</text:p>
          </table:table-cell>
          <table:table-cell table:style-name="ce45" table:formula="of:=[.M11]+[.N11]" office:value-type="float" office:value="61.1567181252904" calcext:value-type="float">
            <text:p>61.15672</text:p>
          </table:table-cell>
          <table:table-cell table:style-name="ce45" table:formula="of:=[.R11]+[.N11]" office:value-type="float" office:value="51.1567181252904" calcext:value-type="float">
            <text:p>51.1567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48" table:formula="of:=[.S11]*[.V11]" office:value-type="float" office:value="61.2162332046576" calcext:value-type="float">
            <text:p>61.21623</text:p>
          </table:table-cell>
          <table:table-cell table:style-name="ce48" table:formula="of:=[.T11]*[.V11]" office:value-type="float" office:value="51.2065016361249" calcext:value-type="float">
            <text:p>51.20650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1]" office:value-type="date" office:date-value="2021-12-03" calcext:value-type="date">
            <text:p>2021-12-03</text:p>
          </table:table-cell>
          <table:table-cell table:style-name="ce43" table:formula="of:=[.C11]" office:value-type="date" office:date-value="2022-06-30" calcext:value-type="date">
            <text:p>2022-06-30</text:p>
          </table:table-cell>
          <table:table-cell table:style-name="ce43" table:formula="of:=DATE(YEAR([.B12])+1;MONTH([.B12]); DAY([.B12]))" office:value-type="date" office:date-value="2023-06-30" calcext:value-type="date">
            <text:p>2023-06-30</text:p>
          </table:table-cell>
          <table:table-cell table:style-name="ce44" table:formula="of:=[.C12]-[.A12]" office:value-type="float" office:value="574" calcext:value-type="float">
            <text:p>574</text:p>
          </table:table-cell>
          <table:table-cell table:style-name="ce44" table:formula="of:=[.E11]-1" office:value-type="float" office:value="19" calcext:value-type="float">
            <text:p>19</text:p>
          </table:table-cell>
          <table:table-cell table:style-name="ce45" table:formula="of:=[.F11]" office:value-type="float" office:value="1" calcext:value-type="float">
            <text:p>1.00000</text:p>
          </table:table-cell>
          <table:table-cell table:style-name="ce45" table:formula="of:=[.O11]" office:value-type="float" office:value="958.84328187471" calcext:value-type="float">
            <text:p>958.84328</text:p>
          </table:table-cell>
          <table:table-cell table:style-name="ce46" table:formula="of:=[.H11]" office:value-type="percentage" office:value="0.01" calcext:value-type="percentage">
            <text:p>1.00000%</text:p>
          </table:table-cell>
          <table:table-cell table:style-name="ce98" table:formula="of:=[.I11]" office:value-type="float" office:value="1" calcext:value-type="float">
            <text:p>1.00000</text:p>
          </table:table-cell>
          <table:table-cell table:style-name="ce98" table:formula="of:=[.J11]" office:value-type="float" office:value="0.01" calcext:value-type="float">
            <text:p>0.01000</text:p>
          </table:table-cell>
          <table:table-cell table:style-name="ce46" table:formula="of:=[.K11]" office:value-type="percentage" office:value="0.02" calcext:value-type="percentage">
            <text:p>2.00000%</text:p>
          </table:table-cell>
          <table:table-cell table:style-name="ce45" table:formula="of:=[.G12]*CALC_ANNUITY_PAYMENT([.K12];[.E12];1/[.F12])" office:value-type="float" office:value="61.1567181252904" calcext:value-type="float">
            <text:p>61.15672</text:p>
          </table:table-cell>
          <table:table-cell table:style-name="ce45" table:formula="of:=[.K12]*[.G12]*[.F12]" office:value-type="float" office:value="19.1768656374942" calcext:value-type="float">
            <text:p>19.17687</text:p>
          </table:table-cell>
          <table:table-cell table:style-name="ce45" table:formula="of:=[.L12]-[.M12]" office:value-type="float" office:value="41.9798524877962" calcext:value-type="float">
            <text:p>41.97985</text:p>
          </table:table-cell>
          <table:table-cell table:style-name="ce45" table:formula="of:=[.G12]-[.N12]" office:value-type="float" office:value="916.863429386913" calcext:value-type="float">
            <text:p>916.8634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45" table:formula="of:=[.G12]*[.H12]*[.F12]" office:value-type="float" office:value="9.5884328187471" calcext:value-type="float">
            <text:p>9.58843</text:p>
          </table:table-cell>
          <table:table-cell table:style-name="ce45" table:formula="of:=[.M12]+[.N12]" office:value-type="float" office:value="61.1567181252904" calcext:value-type="float">
            <text:p>61.15672</text:p>
          </table:table-cell>
          <table:table-cell table:style-name="ce45" table:formula="of:=[.R12]+[.N12]" office:value-type="float" office:value="51.5682853065433" calcext:value-type="float">
            <text:p>51.5682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48" table:formula="of:=[.S12]*[.V12]" office:value-type="float" office:value="61.3047366642308" calcext:value-type="float">
            <text:p>61.30474</text:p>
          </table:table-cell>
          <table:table-cell table:style-name="ce48" table:formula="of:=[.T12]*[.V12]" office:value-type="float" office:value="51.6930968150859" calcext:value-type="float">
            <text:p>51.69310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2]" office:value-type="date" office:date-value="2021-12-03" calcext:value-type="date">
            <text:p>2021-12-03</text:p>
          </table:table-cell>
          <table:table-cell table:style-name="ce43" table:formula="of:=[.C12]" office:value-type="date" office:date-value="2023-06-30" calcext:value-type="date">
            <text:p>2023-06-30</text:p>
          </table:table-cell>
          <table:table-cell table:style-name="ce43" table:formula="of:=DATE(YEAR([.B13])+1;MONTH([.B13]); DAY([.B13]))" office:value-type="date" office:date-value="2024-06-30" calcext:value-type="date">
            <text:p>2024-06-30</text:p>
          </table:table-cell>
          <table:table-cell table:style-name="ce44" table:formula="of:=[.C13]-[.A13]" office:value-type="float" office:value="940" calcext:value-type="float">
            <text:p>940</text:p>
          </table:table-cell>
          <table:table-cell table:style-name="ce44" table:formula="of:=[.E12]-1" office:value-type="float" office:value="18" calcext:value-type="float">
            <text:p>18</text:p>
          </table:table-cell>
          <table:table-cell table:style-name="ce45" table:formula="of:=[.F12]" office:value-type="float" office:value="1" calcext:value-type="float">
            <text:p>1.00000</text:p>
          </table:table-cell>
          <table:table-cell table:style-name="ce45" table:formula="of:=[.O12]" office:value-type="float" office:value="916.863429386913" calcext:value-type="float">
            <text:p>916.86343</text:p>
          </table:table-cell>
          <table:table-cell table:style-name="ce46" table:formula="of:=[.H12]" office:value-type="percentage" office:value="0.01" calcext:value-type="percentage">
            <text:p>1.00000%</text:p>
          </table:table-cell>
          <table:table-cell table:style-name="ce98" table:formula="of:=[.I12]" office:value-type="float" office:value="1" calcext:value-type="float">
            <text:p>1.00000</text:p>
          </table:table-cell>
          <table:table-cell table:style-name="ce98" table:formula="of:=[.J12]" office:value-type="float" office:value="0.01" calcext:value-type="float">
            <text:p>0.01000</text:p>
          </table:table-cell>
          <table:table-cell table:style-name="ce46" table:formula="of:=[.K12]" office:value-type="percentage" office:value="0.02" calcext:value-type="percentage">
            <text:p>2.00000%</text:p>
          </table:table-cell>
          <table:table-cell table:style-name="ce45" table:formula="of:=[.G13]*CALC_ANNUITY_PAYMENT([.K13];[.E13];1/[.F13])" office:value-type="float" office:value="61.1567181252904" calcext:value-type="float">
            <text:p>61.15672</text:p>
          </table:table-cell>
          <table:table-cell table:style-name="ce45" table:formula="of:=[.K13]*[.G13]*[.F13]" office:value-type="float" office:value="18.3372685877383" calcext:value-type="float">
            <text:p>18.33727</text:p>
          </table:table-cell>
          <table:table-cell table:style-name="ce45" table:formula="of:=[.L13]-[.M13]" office:value-type="float" office:value="42.8194495375521" calcext:value-type="float">
            <text:p>42.81945</text:p>
          </table:table-cell>
          <table:table-cell table:style-name="ce45" table:formula="of:=[.G13]-[.N13]" office:value-type="float" office:value="874.043979849361" calcext:value-type="float">
            <text:p>874.0439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45" table:formula="of:=[.G13]*[.H13]*[.F13]" office:value-type="float" office:value="9.16863429386913" calcext:value-type="float">
            <text:p>9.16863</text:p>
          </table:table-cell>
          <table:table-cell table:style-name="ce45" table:formula="of:=[.M13]+[.N13]" office:value-type="float" office:value="61.1567181252904" calcext:value-type="float">
            <text:p>61.15672</text:p>
          </table:table-cell>
          <table:table-cell table:style-name="ce45" table:formula="of:=[.R13]+[.N13]" office:value-type="float" office:value="51.9880838314213" calcext:value-type="float">
            <text:p>51.9880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48" table:formula="of:=[.S13]*[.V13]" office:value-type="float" office:value="61.3613253632055" calcext:value-type="float">
            <text:p>61.36133</text:p>
          </table:table-cell>
          <table:table-cell table:style-name="ce48" table:formula="of:=[.T13]*[.V13]" office:value-type="float" office:value="52.1620162882849" calcext:value-type="float">
            <text:p>52.16202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4-06-30" calcext:value-type="date">
            <text:p>2024-06-30</text:p>
          </table:table-cell>
          <table:table-cell table:style-name="ce43" table:formula="of:=DATE(YEAR([.B14])+1;MONTH([.B14]); DAY([.B14]))" office:value-type="date" office:date-value="2025-06-30" calcext:value-type="date">
            <text:p>2025-06-30</text:p>
          </table:table-cell>
          <table:table-cell table:style-name="ce44" table:formula="of:=[.C14]-[.A14]" office:value-type="float" office:value="1305" calcext:value-type="float">
            <text:p>1,305</text:p>
          </table:table-cell>
          <table:table-cell table:style-name="ce44" table:formula="of:=[.E13]-1" office:value-type="float" office:value="17" calcext:value-type="float">
            <text:p>17</text:p>
          </table:table-cell>
          <table:table-cell table:style-name="ce45" table:formula="of:=[.F13]" office:value-type="float" office:value="1" calcext:value-type="float">
            <text:p>1.00000</text:p>
          </table:table-cell>
          <table:table-cell table:style-name="ce45" table:formula="of:=[.O13]" office:value-type="float" office:value="874.043979849361" calcext:value-type="float">
            <text:p>874.04398</text:p>
          </table:table-cell>
          <table:table-cell table:style-name="ce46" table:formula="of:=[.H13]" office:value-type="percentage" office:value="0.01" calcext:value-type="percentage">
            <text:p>1.00000%</text:p>
          </table:table-cell>
          <table:table-cell table:style-name="ce98" table:formula="of:=[.I13]" office:value-type="float" office:value="1" calcext:value-type="float">
            <text:p>1.00000</text:p>
          </table:table-cell>
          <table:table-cell table:style-name="ce98" table:formula="of:=[.J13]" office:value-type="float" office:value="0.01" calcext:value-type="float">
            <text:p>0.01000</text:p>
          </table:table-cell>
          <table:table-cell table:style-name="ce46" table:formula="of:=[.K13]" office:value-type="percentage" office:value="0.02" calcext:value-type="percentage">
            <text:p>2.00000%</text:p>
          </table:table-cell>
          <table:table-cell table:style-name="ce45" table:formula="of:=[.G14]*CALC_ANNUITY_PAYMENT([.K14];[.E14];1/[.F14])" office:value-type="float" office:value="61.1567181252904" calcext:value-type="float">
            <text:p>61.15672</text:p>
          </table:table-cell>
          <table:table-cell table:style-name="ce45" table:formula="of:=[.K14]*[.G14]*[.F14]" office:value-type="float" office:value="17.4808795969872" calcext:value-type="float">
            <text:p>17.48088</text:p>
          </table:table-cell>
          <table:table-cell table:style-name="ce45" table:formula="of:=[.L14]-[.M14]" office:value-type="float" office:value="43.6758385283032" calcext:value-type="float">
            <text:p>43.67584</text:p>
          </table:table-cell>
          <table:table-cell table:style-name="ce45" table:formula="of:=[.G14]-[.N14]" office:value-type="float" office:value="830.368141321058" calcext:value-type="float">
            <text:p>830.3681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45" table:formula="of:=[.G14]*[.H14]*[.F14]" office:value-type="float" office:value="8.74043979849361" calcext:value-type="float">
            <text:p>8.74044</text:p>
          </table:table-cell>
          <table:table-cell table:style-name="ce45" table:formula="of:=[.M14]+[.N14]" office:value-type="float" office:value="61.1567181252904" calcext:value-type="float">
            <text:p>61.15672</text:p>
          </table:table-cell>
          <table:table-cell table:style-name="ce45" table:formula="of:=[.R14]+[.N14]" office:value-type="float" office:value="52.4162783267968" calcext:value-type="float">
            <text:p>52.4162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48" table:formula="of:=[.S14]*[.V14]" office:value-type="float" office:value="61.3215609695943" calcext:value-type="float">
            <text:p>61.32156</text:p>
          </table:table-cell>
          <table:table-cell table:style-name="ce48" table:formula="of:=[.T14]*[.V14]" office:value-type="float" office:value="52.5575620429948" calcext:value-type="float">
            <text:p>52.55756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4]" office:value-type="date" office:date-value="2021-12-03" calcext:value-type="date">
            <text:p>2021-12-03</text:p>
          </table:table-cell>
          <table:table-cell table:style-name="ce43" table:formula="of:=[.C14]" office:value-type="date" office:date-value="2025-06-30" calcext:value-type="date">
            <text:p>2025-06-30</text:p>
          </table:table-cell>
          <table:table-cell table:style-name="ce43" table:formula="of:=DATE(YEAR([.B15])+1;MONTH([.B15]); DAY([.B15]))" office:value-type="date" office:date-value="2026-06-30" calcext:value-type="date">
            <text:p>2026-06-30</text:p>
          </table:table-cell>
          <table:table-cell table:style-name="ce44" table:formula="of:=[.C15]-[.A15]" office:value-type="float" office:value="1670" calcext:value-type="float">
            <text:p>1,670</text:p>
          </table:table-cell>
          <table:table-cell table:style-name="ce44" table:formula="of:=[.E14]-1" office:value-type="float" office:value="16" calcext:value-type="float">
            <text:p>16</text:p>
          </table:table-cell>
          <table:table-cell table:style-name="ce45" table:formula="of:=[.F14]" office:value-type="float" office:value="1" calcext:value-type="float">
            <text:p>1.00000</text:p>
          </table:table-cell>
          <table:table-cell table:style-name="ce45" table:formula="of:=[.O14]" office:value-type="float" office:value="830.368141321058" calcext:value-type="float">
            <text:p>830.36814</text:p>
          </table:table-cell>
          <table:table-cell table:style-name="ce46" table:formula="of:=[.H14]" office:value-type="percentage" office:value="0.01" calcext:value-type="percentage">
            <text:p>1.00000%</text:p>
          </table:table-cell>
          <table:table-cell table:style-name="ce98" table:formula="of:=[.I14]" office:value-type="float" office:value="1" calcext:value-type="float">
            <text:p>1.00000</text:p>
          </table:table-cell>
          <table:table-cell table:style-name="ce98" table:formula="of:=[.J14]" office:value-type="float" office:value="0.01" calcext:value-type="float">
            <text:p>0.01000</text:p>
          </table:table-cell>
          <table:table-cell table:style-name="ce46" table:formula="of:=[.K14]" office:value-type="percentage" office:value="0.02" calcext:value-type="percentage">
            <text:p>2.00000%</text:p>
          </table:table-cell>
          <table:table-cell table:style-name="ce45" table:formula="of:=[.G15]*CALC_ANNUITY_PAYMENT([.K15];[.E15];1/[.F15])" office:value-type="float" office:value="61.1567181252904" calcext:value-type="float">
            <text:p>61.15672</text:p>
          </table:table-cell>
          <table:table-cell table:style-name="ce45" table:formula="of:=[.K15]*[.G15]*[.F15]" office:value-type="float" office:value="16.6073628264212" calcext:value-type="float">
            <text:p>16.60736</text:p>
          </table:table-cell>
          <table:table-cell table:style-name="ce45" table:formula="of:=[.L15]-[.M15]" office:value-type="float" office:value="44.5493552988692" calcext:value-type="float">
            <text:p>44.54936</text:p>
          </table:table-cell>
          <table:table-cell table:style-name="ce45" table:formula="of:=[.G15]-[.N15]" office:value-type="float" office:value="785.818786022189" calcext:value-type="float">
            <text:p>785.8187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45" table:formula="of:=[.G15]*[.H15]*[.F15]" office:value-type="float" office:value="8.30368141321058" calcext:value-type="float">
            <text:p>8.30368</text:p>
          </table:table-cell>
          <table:table-cell table:style-name="ce45" table:formula="of:=[.M15]+[.N15]" office:value-type="float" office:value="61.1567181252904" calcext:value-type="float">
            <text:p>61.15672</text:p>
          </table:table-cell>
          <table:table-cell table:style-name="ce45" table:formula="of:=[.R15]+[.N15]" office:value-type="float" office:value="52.8530367120798" calcext:value-type="float">
            <text:p>52.8530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48" table:formula="of:=[.S15]*[.V15]" office:value-type="float" office:value="61.1517982562466" calcext:value-type="float">
            <text:p>61.15180</text:p>
          </table:table-cell>
          <table:table-cell table:style-name="ce48" table:formula="of:=[.T15]*[.V15]" office:value-type="float" office:value="52.8487848485534" calcext:value-type="float">
            <text:p>52.84878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6-06-30" calcext:value-type="date">
            <text:p>2026-06-30</text:p>
          </table:table-cell>
          <table:table-cell table:style-name="ce43" table:formula="of:=DATE(YEAR([.B16])+1;MONTH([.B16]); DAY([.B16]))" office:value-type="date" office:date-value="2027-06-30" calcext:value-type="date">
            <text:p>2027-06-30</text:p>
          </table:table-cell>
          <table:table-cell table:style-name="ce44" table:formula="of:=[.C16]-[.A16]" office:value-type="float" office:value="2035" calcext:value-type="float">
            <text:p>2,035</text:p>
          </table:table-cell>
          <table:table-cell table:style-name="ce44" table:formula="of:=[.E15]-1" office:value-type="float" office:value="15" calcext:value-type="float">
            <text:p>15</text:p>
          </table:table-cell>
          <table:table-cell table:style-name="ce45" table:formula="of:=[.F15]" office:value-type="float" office:value="1" calcext:value-type="float">
            <text:p>1.00000</text:p>
          </table:table-cell>
          <table:table-cell table:style-name="ce45" table:formula="of:=[.O15]" office:value-type="float" office:value="785.818786022189" calcext:value-type="float">
            <text:p>785.81879</text:p>
          </table:table-cell>
          <table:table-cell table:style-name="ce46" table:formula="of:=[.H15]" office:value-type="percentage" office:value="0.01" calcext:value-type="percentage">
            <text:p>1.00000%</text:p>
          </table:table-cell>
          <table:table-cell table:style-name="ce98" table:formula="of:=[.I15]" office:value-type="float" office:value="1" calcext:value-type="float">
            <text:p>1.00000</text:p>
          </table:table-cell>
          <table:table-cell table:style-name="ce98" table:formula="of:=[.J15]" office:value-type="float" office:value="0.01" calcext:value-type="float">
            <text:p>0.01000</text:p>
          </table:table-cell>
          <table:table-cell table:style-name="ce46" table:formula="of:=[.K15]" office:value-type="percentage" office:value="0.02" calcext:value-type="percentage">
            <text:p>2.00000%</text:p>
          </table:table-cell>
          <table:table-cell table:style-name="ce45" table:formula="of:=[.G16]*CALC_ANNUITY_PAYMENT([.K16];[.E16];1/[.F16])" office:value-type="float" office:value="61.1567181252904" calcext:value-type="float">
            <text:p>61.15672</text:p>
          </table:table-cell>
          <table:table-cell table:style-name="ce45" table:formula="of:=[.K16]*[.G16]*[.F16]" office:value-type="float" office:value="15.7163757204438" calcext:value-type="float">
            <text:p>15.71638</text:p>
          </table:table-cell>
          <table:table-cell table:style-name="ce45" table:formula="of:=[.L16]-[.M16]" office:value-type="float" office:value="45.4403424048466" calcext:value-type="float">
            <text:p>45.44034</text:p>
          </table:table-cell>
          <table:table-cell table:style-name="ce45" table:formula="of:=[.G16]-[.N16]" office:value-type="float" office:value="740.378443617342" calcext:value-type="float">
            <text:p>740.3784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45" table:formula="of:=[.G16]*[.H16]*[.F16]" office:value-type="float" office:value="7.85818786022189" calcext:value-type="float">
            <text:p>7.85819</text:p>
          </table:table-cell>
          <table:table-cell table:style-name="ce45" table:formula="of:=[.M16]+[.N16]" office:value-type="float" office:value="61.1567181252904" calcext:value-type="float">
            <text:p>61.15672</text:p>
          </table:table-cell>
          <table:table-cell table:style-name="ce45" table:formula="of:=[.R16]+[.N16]" office:value-type="float" office:value="53.2985302650685" calcext:value-type="float">
            <text:p>53.2985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48" table:formula="of:=[.S16]*[.V16]" office:value-type="float" office:value="60.8352246311947" calcext:value-type="float">
            <text:p>60.83522</text:p>
          </table:table-cell>
          <table:table-cell table:style-name="ce48" table:formula="of:=[.T16]*[.V16]" office:value-type="float" office:value="53.0183463171664" calcext:value-type="float">
            <text:p>53.01835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7-06-30" calcext:value-type="date">
            <text:p>2027-06-30</text:p>
          </table:table-cell>
          <table:table-cell table:style-name="ce43" table:formula="of:=DATE(YEAR([.B17])+1;MONTH([.B17]); DAY([.B17]))" office:value-type="date" office:date-value="2028-06-30" calcext:value-type="date">
            <text:p>2028-06-30</text:p>
          </table:table-cell>
          <table:table-cell table:style-name="ce44" table:formula="of:=[.C17]-[.A17]" office:value-type="float" office:value="2401" calcext:value-type="float">
            <text:p>2,401</text:p>
          </table:table-cell>
          <table:table-cell table:style-name="ce44" table:formula="of:=[.E16]-1" office:value-type="float" office:value="14" calcext:value-type="float">
            <text:p>14</text:p>
          </table:table-cell>
          <table:table-cell table:style-name="ce45" table:formula="of:=[.F16]" office:value-type="float" office:value="1" calcext:value-type="float">
            <text:p>1.00000</text:p>
          </table:table-cell>
          <table:table-cell table:style-name="ce45" table:formula="of:=[.O16]" office:value-type="float" office:value="740.378443617342" calcext:value-type="float">
            <text:p>740.37844</text:p>
          </table:table-cell>
          <table:table-cell table:style-name="ce46" table:formula="of:=[.H16]" office:value-type="percentage" office:value="0.01" calcext:value-type="percentage">
            <text:p>1.00000%</text:p>
          </table:table-cell>
          <table:table-cell table:style-name="ce98" table:formula="of:=[.I16]" office:value-type="float" office:value="1" calcext:value-type="float">
            <text:p>1.00000</text:p>
          </table:table-cell>
          <table:table-cell table:style-name="ce98" table:formula="of:=[.J16]" office:value-type="float" office:value="0.01" calcext:value-type="float">
            <text:p>0.01000</text:p>
          </table:table-cell>
          <table:table-cell table:style-name="ce46" table:formula="of:=[.K16]" office:value-type="percentage" office:value="0.02" calcext:value-type="percentage">
            <text:p>2.00000%</text:p>
          </table:table-cell>
          <table:table-cell table:style-name="ce45" table:formula="of:=[.G17]*CALC_ANNUITY_PAYMENT([.K17];[.E17];1/[.F17])" office:value-type="float" office:value="61.1567181252904" calcext:value-type="float">
            <text:p>61.15672</text:p>
          </table:table-cell>
          <table:table-cell table:style-name="ce45" table:formula="of:=[.K17]*[.G17]*[.F17]" office:value-type="float" office:value="14.8075688723468" calcext:value-type="float">
            <text:p>14.80757</text:p>
          </table:table-cell>
          <table:table-cell table:style-name="ce45" table:formula="of:=[.L17]-[.M17]" office:value-type="float" office:value="46.3491492529435" calcext:value-type="float">
            <text:p>46.34915</text:p>
          </table:table-cell>
          <table:table-cell table:style-name="ce45" table:formula="of:=[.G17]-[.N17]" office:value-type="float" office:value="694.029294364399" calcext:value-type="float">
            <text:p>694.0292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45" table:formula="of:=[.G17]*[.H17]*[.F17]" office:value-type="float" office:value="7.40378443617342" calcext:value-type="float">
            <text:p>7.40378</text:p>
          </table:table-cell>
          <table:table-cell table:style-name="ce45" table:formula="of:=[.M17]+[.N17]" office:value-type="float" office:value="61.1567181252904" calcext:value-type="float">
            <text:p>61.15672</text:p>
          </table:table-cell>
          <table:table-cell table:style-name="ce45" table:formula="of:=[.R17]+[.N17]" office:value-type="float" office:value="53.752933689117" calcext:value-type="float">
            <text:p>53.7529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48" table:formula="of:=[.S17]*[.V17]" office:value-type="float" office:value="60.3588612171595" calcext:value-type="float">
            <text:p>60.35886</text:p>
          </table:table-cell>
          <table:table-cell table:style-name="ce48" table:formula="of:=[.T17]*[.V17]" office:value-type="float" office:value="53.0516673231177" calcext:value-type="float">
            <text:p>53.05167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8-06-30" calcext:value-type="date">
            <text:p>2028-06-30</text:p>
          </table:table-cell>
          <table:table-cell table:style-name="ce43" table:formula="of:=DATE(YEAR([.B18])+1;MONTH([.B18]); DAY([.B18]))" office:value-type="date" office:date-value="2029-06-30" calcext:value-type="date">
            <text:p>2029-06-30</text:p>
          </table:table-cell>
          <table:table-cell table:style-name="ce44" table:formula="of:=[.C18]-[.A18]" office:value-type="float" office:value="2766" calcext:value-type="float">
            <text:p>2,766</text:p>
          </table:table-cell>
          <table:table-cell table:style-name="ce44" table:formula="of:=[.E17]-1" office:value-type="float" office:value="13" calcext:value-type="float">
            <text:p>13</text:p>
          </table:table-cell>
          <table:table-cell table:style-name="ce45" table:formula="of:=[.F17]" office:value-type="float" office:value="1" calcext:value-type="float">
            <text:p>1.00000</text:p>
          </table:table-cell>
          <table:table-cell table:style-name="ce45" table:formula="of:=[.O17]" office:value-type="float" office:value="694.029294364399" calcext:value-type="float">
            <text:p>694.02929</text:p>
          </table:table-cell>
          <table:table-cell table:style-name="ce46" table:formula="of:=[.H17]" office:value-type="percentage" office:value="0.01" calcext:value-type="percentage">
            <text:p>1.00000%</text:p>
          </table:table-cell>
          <table:table-cell table:style-name="ce98" table:formula="of:=[.I17]" office:value-type="float" office:value="1" calcext:value-type="float">
            <text:p>1.00000</text:p>
          </table:table-cell>
          <table:table-cell table:style-name="ce98" table:formula="of:=[.J17]" office:value-type="float" office:value="0.01" calcext:value-type="float">
            <text:p>0.01000</text:p>
          </table:table-cell>
          <table:table-cell table:style-name="ce46" table:formula="of:=[.K17]" office:value-type="percentage" office:value="0.02" calcext:value-type="percentage">
            <text:p>2.00000%</text:p>
          </table:table-cell>
          <table:table-cell table:style-name="ce45" table:formula="of:=[.G18]*CALC_ANNUITY_PAYMENT([.K18];[.E18];1/[.F18])" office:value-type="float" office:value="61.1567181252904" calcext:value-type="float">
            <text:p>61.15672</text:p>
          </table:table-cell>
          <table:table-cell table:style-name="ce45" table:formula="of:=[.K18]*[.G18]*[.F18]" office:value-type="float" office:value="13.880585887288" calcext:value-type="float">
            <text:p>13.88059</text:p>
          </table:table-cell>
          <table:table-cell table:style-name="ce45" table:formula="of:=[.L18]-[.M18]" office:value-type="float" office:value="47.2761322380024" calcext:value-type="float">
            <text:p>47.27613</text:p>
          </table:table-cell>
          <table:table-cell table:style-name="ce45" table:formula="of:=[.G18]-[.N18]" office:value-type="float" office:value="646.753162126396" calcext:value-type="float">
            <text:p>646.7531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45" table:formula="of:=[.G18]*[.H18]*[.F18]" office:value-type="float" office:value="6.94029294364399" calcext:value-type="float">
            <text:p>6.94029</text:p>
          </table:table-cell>
          <table:table-cell table:style-name="ce45" table:formula="of:=[.M18]+[.N18]" office:value-type="float" office:value="61.1567181252904" calcext:value-type="float">
            <text:p>61.15672</text:p>
          </table:table-cell>
          <table:table-cell table:style-name="ce45" table:formula="of:=[.R18]+[.N18]" office:value-type="float" office:value="54.2164251816464" calcext:value-type="float">
            <text:p>54.2164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48" table:formula="of:=[.S18]*[.V18]" office:value-type="float" office:value="59.7358046453051" calcext:value-type="float">
            <text:p>59.73580</text:p>
          </table:table-cell>
          <table:table-cell table:style-name="ce48" table:formula="of:=[.T18]*[.V18]" office:value-type="float" office:value="52.9567622739771" calcext:value-type="float">
            <text:p>52.95676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8]" office:value-type="date" office:date-value="2021-12-03" calcext:value-type="date">
            <text:p>2021-12-03</text:p>
          </table:table-cell>
          <table:table-cell table:style-name="ce43" table:formula="of:=[.C18]" office:value-type="date" office:date-value="2029-06-30" calcext:value-type="date">
            <text:p>2029-06-30</text:p>
          </table:table-cell>
          <table:table-cell table:style-name="ce43" table:formula="of:=DATE(YEAR([.B19])+1;MONTH([.B19]); DAY([.B19]))" office:value-type="date" office:date-value="2030-06-30" calcext:value-type="date">
            <text:p>2030-06-30</text:p>
          </table:table-cell>
          <table:table-cell table:style-name="ce44" table:formula="of:=[.C19]-[.A19]" office:value-type="float" office:value="3131" calcext:value-type="float">
            <text:p>3,131</text:p>
          </table:table-cell>
          <table:table-cell table:style-name="ce44" table:formula="of:=[.E18]-1" office:value-type="float" office:value="12" calcext:value-type="float">
            <text:p>12</text:p>
          </table:table-cell>
          <table:table-cell table:style-name="ce45" table:formula="of:=[.F18]" office:value-type="float" office:value="1" calcext:value-type="float">
            <text:p>1.00000</text:p>
          </table:table-cell>
          <table:table-cell table:style-name="ce45" table:formula="of:=[.O18]" office:value-type="float" office:value="646.753162126396" calcext:value-type="float">
            <text:p>646.75316</text:p>
          </table:table-cell>
          <table:table-cell table:style-name="ce46" table:formula="of:=[.H18]" office:value-type="percentage" office:value="0.01" calcext:value-type="percentage">
            <text:p>1.00000%</text:p>
          </table:table-cell>
          <table:table-cell table:style-name="ce98" table:formula="of:=[.I18]" office:value-type="float" office:value="1" calcext:value-type="float">
            <text:p>1.00000</text:p>
          </table:table-cell>
          <table:table-cell table:style-name="ce98" table:formula="of:=[.J18]" office:value-type="float" office:value="0.01" calcext:value-type="float">
            <text:p>0.01000</text:p>
          </table:table-cell>
          <table:table-cell table:style-name="ce46" table:formula="of:=[.K18]" office:value-type="percentage" office:value="0.02" calcext:value-type="percentage">
            <text:p>2.00000%</text:p>
          </table:table-cell>
          <table:table-cell table:style-name="ce45" table:formula="of:=[.G19]*CALC_ANNUITY_PAYMENT([.K19];[.E19];1/[.F19])" office:value-type="float" office:value="61.1567181252904" calcext:value-type="float">
            <text:p>61.15672</text:p>
          </table:table-cell>
          <table:table-cell table:style-name="ce45" table:formula="of:=[.K19]*[.G19]*[.F19]" office:value-type="float" office:value="12.9350632425279" calcext:value-type="float">
            <text:p>12.93506</text:p>
          </table:table-cell>
          <table:table-cell table:style-name="ce45" table:formula="of:=[.L19]-[.M19]" office:value-type="float" office:value="48.2216548827625" calcext:value-type="float">
            <text:p>48.22165</text:p>
          </table:table-cell>
          <table:table-cell table:style-name="ce45" table:formula="of:=[.G19]-[.N19]" office:value-type="float" office:value="598.531507243634" calcext:value-type="float">
            <text:p>598.53151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45" table:formula="of:=[.G19]*[.H19]*[.F19]" office:value-type="float" office:value="6.46753162126396" calcext:value-type="float">
            <text:p>6.46753</text:p>
          </table:table-cell>
          <table:table-cell table:style-name="ce45" table:formula="of:=[.M19]+[.N19]" office:value-type="float" office:value="61.1567181252904" calcext:value-type="float">
            <text:p>61.15672</text:p>
          </table:table-cell>
          <table:table-cell table:style-name="ce45" table:formula="of:=[.R19]+[.N19]" office:value-type="float" office:value="54.6891865040264" calcext:value-type="float">
            <text:p>54.6891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48" table:formula="of:=[.S19]*[.V19]" office:value-type="float" office:value="58.988658777974" calcext:value-type="float">
            <text:p>58.98866</text:p>
          </table:table-cell>
          <table:table-cell table:style-name="ce48" table:formula="of:=[.T19]*[.V19]" office:value-type="float" office:value="52.7504068305607" calcext:value-type="float">
            <text:p>52.75041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30-06-30" calcext:value-type="date">
            <text:p>2030-06-30</text:p>
          </table:table-cell>
          <table:table-cell table:style-name="ce43" table:formula="of:=DATE(YEAR([.B20])+1;MONTH([.B20]); DAY([.B20]))" office:value-type="date" office:date-value="2031-06-30" calcext:value-type="date">
            <text:p>2031-06-30</text:p>
          </table:table-cell>
          <table:table-cell table:style-name="ce44" table:formula="of:=[.C20]-[.A20]" office:value-type="float" office:value="3496" calcext:value-type="float">
            <text:p>3,496</text:p>
          </table:table-cell>
          <table:table-cell table:style-name="ce44" table:formula="of:=[.E19]-1" office:value-type="float" office:value="11" calcext:value-type="float">
            <text:p>11</text:p>
          </table:table-cell>
          <table:table-cell table:style-name="ce45" table:formula="of:=[.F19]" office:value-type="float" office:value="1" calcext:value-type="float">
            <text:p>1.00000</text:p>
          </table:table-cell>
          <table:table-cell table:style-name="ce45" table:formula="of:=[.O19]" office:value-type="float" office:value="598.531507243634" calcext:value-type="float">
            <text:p>598.53151</text:p>
          </table:table-cell>
          <table:table-cell table:style-name="ce46" table:formula="of:=[.H19]" office:value-type="percentage" office:value="0.01" calcext:value-type="percentage">
            <text:p>1.00000%</text:p>
          </table:table-cell>
          <table:table-cell table:style-name="ce98" table:formula="of:=[.I19]" office:value-type="float" office:value="1" calcext:value-type="float">
            <text:p>1.00000</text:p>
          </table:table-cell>
          <table:table-cell table:style-name="ce98" table:formula="of:=[.J19]" office:value-type="float" office:value="0.01" calcext:value-type="float">
            <text:p>0.01000</text:p>
          </table:table-cell>
          <table:table-cell table:style-name="ce46" table:formula="of:=[.K19]" office:value-type="percentage" office:value="0.02" calcext:value-type="percentage">
            <text:p>2.00000%</text:p>
          </table:table-cell>
          <table:table-cell table:style-name="ce45" table:formula="of:=[.G20]*CALC_ANNUITY_PAYMENT([.K20];[.E20];1/[.F20])" office:value-type="float" office:value="61.1567181252904" calcext:value-type="float">
            <text:p>61.15672</text:p>
          </table:table-cell>
          <table:table-cell table:style-name="ce45" table:formula="of:=[.K20]*[.G20]*[.F20]" office:value-type="float" office:value="11.9706301448727" calcext:value-type="float">
            <text:p>11.97063</text:p>
          </table:table-cell>
          <table:table-cell table:style-name="ce45" table:formula="of:=[.L20]-[.M20]" office:value-type="float" office:value="49.1860879804177" calcext:value-type="float">
            <text:p>49.18609</text:p>
          </table:table-cell>
          <table:table-cell table:style-name="ce45" table:formula="of:=[.G20]-[.N20]" office:value-type="float" office:value="549.345419263216" calcext:value-type="float">
            <text:p>549.3454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45" table:formula="of:=[.G20]*[.H20]*[.F20]" office:value-type="float" office:value="5.98531507243634" calcext:value-type="float">
            <text:p>5.98532</text:p>
          </table:table-cell>
          <table:table-cell table:style-name="ce45" table:formula="of:=[.M20]+[.N20]" office:value-type="float" office:value="61.1567181252904" calcext:value-type="float">
            <text:p>61.15672</text:p>
          </table:table-cell>
          <table:table-cell table:style-name="ce45" table:formula="of:=[.R20]+[.N20]" office:value-type="float" office:value="55.171403052854" calcext:value-type="float">
            <text:p>55.1714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48" table:formula="of:=[.S20]*[.V20]" office:value-type="float" office:value="58.1664082058828" calcext:value-type="float">
            <text:p>58.16641</text:p>
          </table:table-cell>
          <table:table-cell table:style-name="ce48" table:formula="of:=[.T20]*[.V20]" office:value-type="float" office:value="52.4737502213435" calcext:value-type="float">
            <text:p>52.47375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31-06-30" calcext:value-type="date">
            <text:p>2031-06-30</text:p>
          </table:table-cell>
          <table:table-cell table:style-name="ce43" table:formula="of:=DATE(YEAR([.B21])+1;MONTH([.B21]); DAY([.B21]))" office:value-type="date" office:date-value="2032-06-30" calcext:value-type="date">
            <text:p>2032-06-30</text:p>
          </table:table-cell>
          <table:table-cell table:style-name="ce44" table:formula="of:=[.C21]-[.A21]" office:value-type="float" office:value="3862" calcext:value-type="float">
            <text:p>3,862</text:p>
          </table:table-cell>
          <table:table-cell table:style-name="ce44" table:formula="of:=[.E20]-1" office:value-type="float" office:value="10" calcext:value-type="float">
            <text:p>10</text:p>
          </table:table-cell>
          <table:table-cell table:style-name="ce45" table:formula="of:=[.F20]" office:value-type="float" office:value="1" calcext:value-type="float">
            <text:p>1.00000</text:p>
          </table:table-cell>
          <table:table-cell table:style-name="ce45" table:formula="of:=[.O20]" office:value-type="float" office:value="549.345419263216" calcext:value-type="float">
            <text:p>549.34542</text:p>
          </table:table-cell>
          <table:table-cell table:style-name="ce46" table:formula="of:=[.H20]" office:value-type="percentage" office:value="0.01" calcext:value-type="percentage">
            <text:p>1.00000%</text:p>
          </table:table-cell>
          <table:table-cell table:style-name="ce98" table:formula="of:=[.I20]" office:value-type="float" office:value="1" calcext:value-type="float">
            <text:p>1.00000</text:p>
          </table:table-cell>
          <table:table-cell table:style-name="ce98" table:formula="of:=[.J20]" office:value-type="float" office:value="0.01" calcext:value-type="float">
            <text:p>0.01000</text:p>
          </table:table-cell>
          <table:table-cell table:style-name="ce46" table:formula="of:=[.I21]*[.H21]+[.J21]" office:value-type="percentage" office:value="0.02" calcext:value-type="percentage">
            <text:p>2.00000%</text:p>
          </table:table-cell>
          <table:table-cell table:style-name="ce45" table:formula="of:=[.G21]*CALC_ANNUITY_PAYMENT([.K21];[.E21];1/[.F21])" office:value-type="float" office:value="61.1567181252904" calcext:value-type="float">
            <text:p>61.15672</text:p>
          </table:table-cell>
          <table:table-cell table:style-name="ce45" table:formula="of:=[.K21]*[.G21]*[.F21]" office:value-type="float" office:value="10.9869083852643" calcext:value-type="float">
            <text:p>10.98691</text:p>
          </table:table-cell>
          <table:table-cell table:style-name="ce45" table:formula="of:=[.L21]-[.M21]" office:value-type="float" office:value="50.169809740026" calcext:value-type="float">
            <text:p>50.16981</text:p>
          </table:table-cell>
          <table:table-cell table:style-name="ce45" table:formula="of:=[.G21]-[.N21]" office:value-type="float" office:value="499.17560952319" calcext:value-type="float">
            <text:p>499.17561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45" table:formula="of:=[.G21]*[.H21]*[.F21]" office:value-type="float" office:value="5.49345419263216" calcext:value-type="float">
            <text:p>5.49345</text:p>
          </table:table-cell>
          <table:table-cell table:style-name="ce45" table:formula="of:=[.M21]+[.N21]" office:value-type="float" office:value="61.1567181252904" calcext:value-type="float">
            <text:p>61.15672</text:p>
          </table:table-cell>
          <table:table-cell table:style-name="ce45" table:formula="of:=[.R21]+[.N21]" office:value-type="float" office:value="55.6632639326582" calcext:value-type="float">
            <text:p>55.6632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48" table:formula="of:=[.S21]*[.V21]" office:value-type="float" office:value="57.3076124555677" calcext:value-type="float">
            <text:p>57.30761</text:p>
          </table:table-cell>
          <table:table-cell table:style-name="ce48" table:formula="of:=[.T21]*[.V21]" office:value-type="float" office:value="52.1599074516985" calcext:value-type="float">
            <text:p>52.15991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32-06-30" calcext:value-type="date">
            <text:p>2032-06-30</text:p>
          </table:table-cell>
          <table:table-cell table:style-name="ce43" table:formula="of:=DATE(YEAR([.B22])+1;MONTH([.B22]); DAY([.B22]))" office:value-type="date" office:date-value="2033-06-30" calcext:value-type="date">
            <text:p>2033-06-30</text:p>
          </table:table-cell>
          <table:table-cell table:style-name="ce44" table:formula="of:=[.C22]-[.A22]" office:value-type="float" office:value="4227" calcext:value-type="float">
            <text:p>4,227</text:p>
          </table:table-cell>
          <table:table-cell table:style-name="ce44" table:formula="of:=[.E21]-1" office:value-type="float" office:value="9" calcext:value-type="float">
            <text:p>9</text:p>
          </table:table-cell>
          <table:table-cell table:style-name="ce45" table:formula="of:=[.F21]" office:value-type="float" office:value="1" calcext:value-type="float">
            <text:p>1.00000</text:p>
          </table:table-cell>
          <table:table-cell table:style-name="ce45" table:formula="of:=[.O21]" office:value-type="float" office:value="499.17560952319" calcext:value-type="float">
            <text:p>499.17561</text:p>
          </table:table-cell>
          <table:table-cell table:style-name="ce46" table:formula="of:=[.H21]" office:value-type="percentage" office:value="0.01" calcext:value-type="percentage">
            <text:p>1.00000%</text:p>
          </table:table-cell>
          <table:table-cell table:style-name="ce98" table:formula="of:=[.I21]" office:value-type="float" office:value="1" calcext:value-type="float">
            <text:p>1.00000</text:p>
          </table:table-cell>
          <table:table-cell table:style-name="ce98" table:formula="of:=[.J21]" office:value-type="float" office:value="0.01" calcext:value-type="float">
            <text:p>0.01000</text:p>
          </table:table-cell>
          <table:table-cell table:style-name="ce46" table:formula="of:=[.I22]*[.H22]+[.J22]" office:value-type="percentage" office:value="0.02" calcext:value-type="percentage">
            <text:p>2.00000%</text:p>
          </table:table-cell>
          <table:table-cell table:style-name="ce45" table:formula="of:=[.G22]*CALC_ANNUITY_PAYMENT([.K22];[.E22];1/[.F22])" office:value-type="float" office:value="61.1567181252904" calcext:value-type="float">
            <text:p>61.15672</text:p>
          </table:table-cell>
          <table:table-cell table:style-name="ce45" table:formula="of:=[.K22]*[.G22]*[.F22]" office:value-type="float" office:value="9.9835121904638" calcext:value-type="float">
            <text:p>9.98351</text:p>
          </table:table-cell>
          <table:table-cell table:style-name="ce45" table:formula="of:=[.L22]-[.M22]" office:value-type="float" office:value="51.1732059348266" calcext:value-type="float">
            <text:p>51.17321</text:p>
          </table:table-cell>
          <table:table-cell table:style-name="ce45" table:formula="of:=[.G22]-[.N22]" office:value-type="float" office:value="448.002403588363" calcext:value-type="float">
            <text:p>448.0024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45" table:formula="of:=[.G22]*[.H22]*[.F22]" office:value-type="float" office:value="4.9917560952319" calcext:value-type="float">
            <text:p>4.99176</text:p>
          </table:table-cell>
          <table:table-cell table:style-name="ce45" table:formula="of:=[.M22]+[.N22]" office:value-type="float" office:value="61.1567181252904" calcext:value-type="float">
            <text:p>61.15672</text:p>
          </table:table-cell>
          <table:table-cell table:style-name="ce45" table:formula="of:=[.R22]+[.N22]" office:value-type="float" office:value="56.1649620300585" calcext:value-type="float">
            <text:p>56.1649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48" table:formula="of:=[.S22]*[.V22]" office:value-type="float" office:value="56.3947441920354" calcext:value-type="float">
            <text:p>56.39474</text:p>
          </table:table-cell>
          <table:table-cell table:style-name="ce48" table:formula="of:=[.T22]*[.V22]" office:value-type="float" office:value="51.7916716811312" calcext:value-type="float">
            <text:p>51.79167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2]" office:value-type="date" office:date-value="2021-12-03" calcext:value-type="date">
            <text:p>2021-12-03</text:p>
          </table:table-cell>
          <table:table-cell table:style-name="ce43" table:formula="of:=[.C22]" office:value-type="date" office:date-value="2033-06-30" calcext:value-type="date">
            <text:p>2033-06-30</text:p>
          </table:table-cell>
          <table:table-cell table:style-name="ce43" table:formula="of:=DATE(YEAR([.B23])+1;MONTH([.B23]); DAY([.B23]))" office:value-type="date" office:date-value="2034-06-30" calcext:value-type="date">
            <text:p>2034-06-30</text:p>
          </table:table-cell>
          <table:table-cell table:style-name="ce44" table:formula="of:=[.C23]-[.A23]" office:value-type="float" office:value="4592" calcext:value-type="float">
            <text:p>4,592</text:p>
          </table:table-cell>
          <table:table-cell table:style-name="ce44" table:formula="of:=[.E22]-1" office:value-type="float" office:value="8" calcext:value-type="float">
            <text:p>8</text:p>
          </table:table-cell>
          <table:table-cell table:style-name="ce45" table:formula="of:=[.F22]" office:value-type="float" office:value="1" calcext:value-type="float">
            <text:p>1.00000</text:p>
          </table:table-cell>
          <table:table-cell table:style-name="ce45" table:formula="of:=[.O22]" office:value-type="float" office:value="448.002403588363" calcext:value-type="float">
            <text:p>448.00240</text:p>
          </table:table-cell>
          <table:table-cell table:style-name="ce46" table:formula="of:=[.H22]" office:value-type="percentage" office:value="0.01" calcext:value-type="percentage">
            <text:p>1.00000%</text:p>
          </table:table-cell>
          <table:table-cell table:style-name="ce98" table:formula="of:=[.I22]" office:value-type="float" office:value="1" calcext:value-type="float">
            <text:p>1.00000</text:p>
          </table:table-cell>
          <table:table-cell table:style-name="ce98" table:formula="of:=[.J22]" office:value-type="float" office:value="0.01" calcext:value-type="float">
            <text:p>0.01000</text:p>
          </table:table-cell>
          <table:table-cell table:style-name="ce46" table:formula="of:=[.I23]*[.H23]+[.J23]" office:value-type="percentage" office:value="0.02" calcext:value-type="percentage">
            <text:p>2.00000%</text:p>
          </table:table-cell>
          <table:table-cell table:style-name="ce45" table:formula="of:=[.G23]*CALC_ANNUITY_PAYMENT([.K23];[.E23];1/[.F23])" office:value-type="float" office:value="61.1567181252904" calcext:value-type="float">
            <text:p>61.15672</text:p>
          </table:table-cell>
          <table:table-cell table:style-name="ce45" table:formula="of:=[.K23]*[.G23]*[.F23]" office:value-type="float" office:value="8.96004807176727" calcext:value-type="float">
            <text:p>8.96005</text:p>
          </table:table-cell>
          <table:table-cell table:style-name="ce45" table:formula="of:=[.L23]-[.M23]" office:value-type="float" office:value="52.1966700535231" calcext:value-type="float">
            <text:p>52.19667</text:p>
          </table:table-cell>
          <table:table-cell table:style-name="ce45" table:formula="of:=[.G23]-[.N23]" office:value-type="float" office:value="395.80573353484" calcext:value-type="float">
            <text:p>395.8057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45" table:formula="of:=[.G23]*[.H23]*[.F23]" office:value-type="float" office:value="4.48002403588363" calcext:value-type="float">
            <text:p>4.48002</text:p>
          </table:table-cell>
          <table:table-cell table:style-name="ce45" table:formula="of:=[.M23]+[.N23]" office:value-type="float" office:value="61.1567181252904" calcext:value-type="float">
            <text:p>61.15672</text:p>
          </table:table-cell>
          <table:table-cell table:style-name="ce45" table:formula="of:=[.R23]+[.N23]" office:value-type="float" office:value="56.6766940894067" calcext:value-type="float">
            <text:p>56.6766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48" table:formula="of:=[.S23]*[.V23]" office:value-type="float" office:value="55.5098486432214" calcext:value-type="float">
            <text:p>55.50985</text:p>
          </table:table-cell>
          <table:table-cell table:style-name="ce48" table:formula="of:=[.T23]*[.V23]" office:value-type="float" office:value="51.4434849832157" calcext:value-type="float">
            <text:p>51.44348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34-06-30" calcext:value-type="date">
            <text:p>2034-06-30</text:p>
          </table:table-cell>
          <table:table-cell table:style-name="ce43" table:formula="of:=DATE(YEAR([.B24])+1;MONTH([.B24]); DAY([.B24]))" office:value-type="date" office:date-value="2035-06-30" calcext:value-type="date">
            <text:p>2035-06-30</text:p>
          </table:table-cell>
          <table:table-cell table:style-name="ce44" table:formula="of:=[.C24]-[.A24]" office:value-type="float" office:value="4957" calcext:value-type="float">
            <text:p>4,957</text:p>
          </table:table-cell>
          <table:table-cell table:style-name="ce44" table:formula="of:=[.E23]-1" office:value-type="float" office:value="7" calcext:value-type="float">
            <text:p>7</text:p>
          </table:table-cell>
          <table:table-cell table:style-name="ce45" table:formula="of:=[.F23]" office:value-type="float" office:value="1" calcext:value-type="float">
            <text:p>1.00000</text:p>
          </table:table-cell>
          <table:table-cell table:style-name="ce45" table:formula="of:=[.O23]" office:value-type="float" office:value="395.80573353484" calcext:value-type="float">
            <text:p>395.80573</text:p>
          </table:table-cell>
          <table:table-cell table:style-name="ce46" table:formula="of:=[.H23]" office:value-type="percentage" office:value="0.01" calcext:value-type="percentage">
            <text:p>1.00000%</text:p>
          </table:table-cell>
          <table:table-cell table:style-name="ce98" table:formula="of:=[.I23]" office:value-type="float" office:value="1" calcext:value-type="float">
            <text:p>1.00000</text:p>
          </table:table-cell>
          <table:table-cell table:style-name="ce98" table:formula="of:=[.J23]" office:value-type="float" office:value="0.01" calcext:value-type="float">
            <text:p>0.01000</text:p>
          </table:table-cell>
          <table:table-cell table:style-name="ce46" table:formula="of:=[.I24]*[.H24]+[.J24]" office:value-type="percentage" office:value="0.02" calcext:value-type="percentage">
            <text:p>2.00000%</text:p>
          </table:table-cell>
          <table:table-cell table:style-name="ce45" table:formula="of:=[.G24]*CALC_ANNUITY_PAYMENT([.K24];[.E24];1/[.F24])" office:value-type="float" office:value="61.1567181252904" calcext:value-type="float">
            <text:p>61.15672</text:p>
          </table:table-cell>
          <table:table-cell table:style-name="ce45" table:formula="of:=[.K24]*[.G24]*[.F24]" office:value-type="float" office:value="7.9161146706968" calcext:value-type="float">
            <text:p>7.91611</text:p>
          </table:table-cell>
          <table:table-cell table:style-name="ce45" table:formula="of:=[.L24]-[.M24]" office:value-type="float" office:value="53.2406034545936" calcext:value-type="float">
            <text:p>53.24060</text:p>
          </table:table-cell>
          <table:table-cell table:style-name="ce45" table:formula="of:=[.G24]-[.N24]" office:value-type="float" office:value="342.565130080247" calcext:value-type="float">
            <text:p>342.5651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45" table:formula="of:=[.G24]*[.H24]*[.F24]" office:value-type="float" office:value="3.9580573353484" calcext:value-type="float">
            <text:p>3.95806</text:p>
          </table:table-cell>
          <table:table-cell table:style-name="ce45" table:formula="of:=[.M24]+[.N24]" office:value-type="float" office:value="61.1567181252904" calcext:value-type="float">
            <text:p>61.15672</text:p>
          </table:table-cell>
          <table:table-cell table:style-name="ce45" table:formula="of:=[.R24]+[.N24]" office:value-type="float" office:value="57.198660789942" calcext:value-type="float">
            <text:p>57.1986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48" table:formula="of:=[.S24]*[.V24]" office:value-type="float" office:value="54.6469629972476" calcext:value-type="float">
            <text:p>54.64696</text:p>
          </table:table-cell>
          <table:table-cell table:style-name="ce48" table:formula="of:=[.T24]*[.V24]" office:value-type="float" office:value="51.1102164324197" calcext:value-type="float">
            <text:p>51.11022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35-06-30" calcext:value-type="date">
            <text:p>2035-06-30</text:p>
          </table:table-cell>
          <table:table-cell table:style-name="ce43" table:formula="of:=DATE(YEAR([.B25])+1;MONTH([.B25]); DAY([.B25]))" office:value-type="date" office:date-value="2036-06-30" calcext:value-type="date">
            <text:p>2036-06-30</text:p>
          </table:table-cell>
          <table:table-cell table:style-name="ce44" table:formula="of:=[.C25]-[.A25]" office:value-type="float" office:value="5323" calcext:value-type="float">
            <text:p>5,323</text:p>
          </table:table-cell>
          <table:table-cell table:style-name="ce44" table:formula="of:=[.E24]-1" office:value-type="float" office:value="6" calcext:value-type="float">
            <text:p>6</text:p>
          </table:table-cell>
          <table:table-cell table:style-name="ce45" table:formula="of:=[.F24]" office:value-type="float" office:value="1" calcext:value-type="float">
            <text:p>1.00000</text:p>
          </table:table-cell>
          <table:table-cell table:style-name="ce45" table:formula="of:=[.O24]" office:value-type="float" office:value="342.565130080247" calcext:value-type="float">
            <text:p>342.56513</text:p>
          </table:table-cell>
          <table:table-cell table:style-name="ce46" table:formula="of:=[.H24]" office:value-type="percentage" office:value="0.01" calcext:value-type="percentage">
            <text:p>1.00000%</text:p>
          </table:table-cell>
          <table:table-cell table:style-name="ce98" table:formula="of:=[.I24]" office:value-type="float" office:value="1" calcext:value-type="float">
            <text:p>1.00000</text:p>
          </table:table-cell>
          <table:table-cell table:style-name="ce98" table:formula="of:=[.J24]" office:value-type="float" office:value="0.01" calcext:value-type="float">
            <text:p>0.01000</text:p>
          </table:table-cell>
          <table:table-cell table:style-name="ce46" table:formula="of:=[.I25]*[.H25]+[.J25]" office:value-type="percentage" office:value="0.02" calcext:value-type="percentage">
            <text:p>2.00000%</text:p>
          </table:table-cell>
          <table:table-cell table:style-name="ce45" table:formula="of:=[.G25]*CALC_ANNUITY_PAYMENT([.K25];[.E25];1/[.F25])" office:value-type="float" office:value="61.1567181252904" calcext:value-type="float">
            <text:p>61.15672</text:p>
          </table:table-cell>
          <table:table-cell table:style-name="ce45" table:formula="of:=[.K25]*[.G25]*[.F25]" office:value-type="float" office:value="6.85130260160493" calcext:value-type="float">
            <text:p>6.85130</text:p>
          </table:table-cell>
          <table:table-cell table:style-name="ce45" table:formula="of:=[.L25]-[.M25]" office:value-type="float" office:value="54.3054155236854" calcext:value-type="float">
            <text:p>54.30542</text:p>
          </table:table-cell>
          <table:table-cell table:style-name="ce45" table:formula="of:=[.G25]-[.N25]" office:value-type="float" office:value="288.259714556561" calcext:value-type="float">
            <text:p>288.25971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45" table:formula="of:=[.G25]*[.H25]*[.F25]" office:value-type="float" office:value="3.42565130080247" calcext:value-type="float">
            <text:p>3.42565</text:p>
          </table:table-cell>
          <table:table-cell table:style-name="ce45" table:formula="of:=[.M25]+[.N25]" office:value-type="float" office:value="61.1567181252904" calcext:value-type="float">
            <text:p>61.15672</text:p>
          </table:table-cell>
          <table:table-cell table:style-name="ce45" table:formula="of:=[.R25]+[.N25]" office:value-type="float" office:value="57.7310668244879" calcext:value-type="float">
            <text:p>57.73107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48" table:formula="of:=[.S25]*[.V25]" office:value-type="float" office:value="53.7340847371266" calcext:value-type="float">
            <text:p>53.73408</text:p>
          </table:table-cell>
          <table:table-cell table:style-name="ce48" table:formula="of:=[.T25]*[.V25]" office:value-type="float" office:value="50.7242071158315" calcext:value-type="float">
            <text:p>50.72421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36-06-30" calcext:value-type="date">
            <text:p>2036-06-30</text:p>
          </table:table-cell>
          <table:table-cell table:style-name="ce43" table:formula="of:=DATE(YEAR([.B26])+1;MONTH([.B26]); DAY([.B26]))" office:value-type="date" office:date-value="2037-06-30" calcext:value-type="date">
            <text:p>2037-06-30</text:p>
          </table:table-cell>
          <table:table-cell table:style-name="ce44" table:formula="of:=[.C26]-[.A26]" office:value-type="float" office:value="5688" calcext:value-type="float">
            <text:p>5,688</text:p>
          </table:table-cell>
          <table:table-cell table:style-name="ce44" table:formula="of:=[.E25]-1" office:value-type="float" office:value="5" calcext:value-type="float">
            <text:p>5</text:p>
          </table:table-cell>
          <table:table-cell table:style-name="ce45" table:formula="of:=[.F25]" office:value-type="float" office:value="1" calcext:value-type="float">
            <text:p>1.00000</text:p>
          </table:table-cell>
          <table:table-cell table:style-name="ce45" table:formula="of:=[.O25]" office:value-type="float" office:value="288.259714556561" calcext:value-type="float">
            <text:p>288.25971</text:p>
          </table:table-cell>
          <table:table-cell table:style-name="ce46" table:formula="of:=[.H25]" office:value-type="percentage" office:value="0.01" calcext:value-type="percentage">
            <text:p>1.00000%</text:p>
          </table:table-cell>
          <table:table-cell table:style-name="ce98" table:formula="of:=[.I25]" office:value-type="float" office:value="1" calcext:value-type="float">
            <text:p>1.00000</text:p>
          </table:table-cell>
          <table:table-cell table:style-name="ce98" table:formula="of:=[.J25]" office:value-type="float" office:value="0.01" calcext:value-type="float">
            <text:p>0.01000</text:p>
          </table:table-cell>
          <table:table-cell table:style-name="ce46" table:formula="of:=[.I26]*[.H26]+[.J26]" office:value-type="percentage" office:value="0.02" calcext:value-type="percentage">
            <text:p>2.00000%</text:p>
          </table:table-cell>
          <table:table-cell table:style-name="ce45" table:formula="of:=[.G26]*CALC_ANNUITY_PAYMENT([.K26];[.E26];1/[.F26])" office:value-type="float" office:value="61.1567181252904" calcext:value-type="float">
            <text:p>61.15672</text:p>
          </table:table-cell>
          <table:table-cell table:style-name="ce45" table:formula="of:=[.K26]*[.G26]*[.F26]" office:value-type="float" office:value="5.76519429113122" calcext:value-type="float">
            <text:p>5.76519</text:p>
          </table:table-cell>
          <table:table-cell table:style-name="ce45" table:formula="of:=[.L26]-[.M26]" office:value-type="float" office:value="55.3915238341591" calcext:value-type="float">
            <text:p>55.39152</text:p>
          </table:table-cell>
          <table:table-cell table:style-name="ce45" table:formula="of:=[.G26]-[.N26]" office:value-type="float" office:value="232.868190722402" calcext:value-type="float">
            <text:p>232.8681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5" table:formula="of:=[.G26]*[.H26]*[.F26]" office:value-type="float" office:value="2.88259714556561" calcext:value-type="float">
            <text:p>2.88260</text:p>
          </table:table-cell>
          <table:table-cell table:style-name="ce45" table:formula="of:=[.M26]+[.N26]" office:value-type="float" office:value="61.1567181252904" calcext:value-type="float">
            <text:p>61.15672</text:p>
          </table:table-cell>
          <table:table-cell table:style-name="ce45" table:formula="of:=[.R26]+[.N26]" office:value-type="float" office:value="58.2741209797247" calcext:value-type="float">
            <text:p>58.2741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8" table:formula="of:=[.S26]*[.V26]" office:value-type="float" office:value="52.9261624045912" calcext:value-type="float">
            <text:p>52.92616</text:p>
          </table:table-cell>
          <table:table-cell table:style-name="ce48" table:formula="of:=[.T26]*[.V26]" office:value-type="float" office:value="50.4315091702456" calcext:value-type="float">
            <text:p>50.43151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6]" office:value-type="date" office:date-value="2021-12-03" calcext:value-type="date">
            <text:p>2021-12-03</text:p>
          </table:table-cell>
          <table:table-cell table:style-name="ce43" table:formula="of:=[.C26]" office:value-type="date" office:date-value="2037-06-30" calcext:value-type="date">
            <text:p>2037-06-30</text:p>
          </table:table-cell>
          <table:table-cell table:style-name="ce43" table:formula="of:=DATE(YEAR([.B27])+1;MONTH([.B27]); DAY([.B27]))" office:value-type="date" office:date-value="2038-06-30" calcext:value-type="date">
            <text:p>2038-06-30</text:p>
          </table:table-cell>
          <table:table-cell table:style-name="ce44" table:formula="of:=[.C27]-[.A27]" office:value-type="float" office:value="6053" calcext:value-type="float">
            <text:p>6,053</text:p>
          </table:table-cell>
          <table:table-cell table:style-name="ce44" table:formula="of:=[.E26]-1" office:value-type="float" office:value="4" calcext:value-type="float">
            <text:p>4</text:p>
          </table:table-cell>
          <table:table-cell table:style-name="ce45" table:formula="of:=[.F26]" office:value-type="float" office:value="1" calcext:value-type="float">
            <text:p>1.00000</text:p>
          </table:table-cell>
          <table:table-cell table:style-name="ce45" table:formula="of:=[.O26]" office:value-type="float" office:value="232.868190722402" calcext:value-type="float">
            <text:p>232.86819</text:p>
          </table:table-cell>
          <table:table-cell table:style-name="ce46" table:formula="of:=[.H26]" office:value-type="percentage" office:value="0.01" calcext:value-type="percentage">
            <text:p>1.00000%</text:p>
          </table:table-cell>
          <table:table-cell table:style-name="ce98" table:formula="of:=[.I26]" office:value-type="float" office:value="1" calcext:value-type="float">
            <text:p>1.00000</text:p>
          </table:table-cell>
          <table:table-cell table:style-name="ce98" table:formula="of:=[.J26]" office:value-type="float" office:value="0.01" calcext:value-type="float">
            <text:p>0.01000</text:p>
          </table:table-cell>
          <table:table-cell table:style-name="ce46" table:formula="of:=[.I27]*[.H27]+[.J27]" office:value-type="percentage" office:value="0.02" calcext:value-type="percentage">
            <text:p>2.00000%</text:p>
          </table:table-cell>
          <table:table-cell table:style-name="ce45" table:formula="of:=[.G27]*CALC_ANNUITY_PAYMENT([.K27];[.E27];1/[.F27])" office:value-type="float" office:value="61.1567181252904" calcext:value-type="float">
            <text:p>61.15672</text:p>
          </table:table-cell>
          <table:table-cell table:style-name="ce45" table:formula="of:=[.K27]*[.G27]*[.F27]" office:value-type="float" office:value="4.65736381444804" calcext:value-type="float">
            <text:p>4.65736</text:p>
          </table:table-cell>
          <table:table-cell table:style-name="ce45" table:formula="of:=[.L27]-[.M27]" office:value-type="float" office:value="56.4993543108423" calcext:value-type="float">
            <text:p>56.49935</text:p>
          </table:table-cell>
          <table:table-cell table:style-name="ce45" table:formula="of:=[.G27]-[.N27]" office:value-type="float" office:value="176.36883641156" calcext:value-type="float">
            <text:p>176.3688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5" table:formula="of:=[.G27]*[.H27]*[.F27]" office:value-type="float" office:value="2.32868190722402" calcext:value-type="float">
            <text:p>2.32868</text:p>
          </table:table-cell>
          <table:table-cell table:style-name="ce45" table:formula="of:=[.M27]+[.N27]" office:value-type="float" office:value="61.1567181252904" calcext:value-type="float">
            <text:p>61.15672</text:p>
          </table:table-cell>
          <table:table-cell table:style-name="ce45" table:formula="of:=[.R27]+[.N27]" office:value-type="float" office:value="58.8280362180664" calcext:value-type="float">
            <text:p>58.8280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8" table:formula="of:=[.S27]*[.V27]" office:value-type="float" office:value="52.2029798650621" calcext:value-type="float">
            <text:p>52.20298</text:p>
          </table:table-cell>
          <table:table-cell table:style-name="ce48" table:formula="of:=[.T27]*[.V27]" office:value-type="float" office:value="50.2152320191769" calcext:value-type="float">
            <text:p>50.21523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38-06-30" calcext:value-type="date">
            <text:p>2038-06-30</text:p>
          </table:table-cell>
          <table:table-cell table:style-name="ce43" table:formula="of:=DATE(YEAR([.B28])+1;MONTH([.B28]); DAY([.B28]))" office:value-type="date" office:date-value="2039-06-30" calcext:value-type="date">
            <text:p>2039-06-30</text:p>
          </table:table-cell>
          <table:table-cell table:style-name="ce44" table:formula="of:=[.C28]-[.A28]" office:value-type="float" office:value="6418" calcext:value-type="float">
            <text:p>6,418</text:p>
          </table:table-cell>
          <table:table-cell table:style-name="ce44" table:formula="of:=[.E27]-1" office:value-type="float" office:value="3" calcext:value-type="float">
            <text:p>3</text:p>
          </table:table-cell>
          <table:table-cell table:style-name="ce45" table:formula="of:=[.F27]" office:value-type="float" office:value="1" calcext:value-type="float">
            <text:p>1.00000</text:p>
          </table:table-cell>
          <table:table-cell table:style-name="ce45" table:formula="of:=[.O27]" office:value-type="float" office:value="176.36883641156" calcext:value-type="float">
            <text:p>176.36884</text:p>
          </table:table-cell>
          <table:table-cell table:style-name="ce46" table:formula="of:=[.H27]" office:value-type="percentage" office:value="0.01" calcext:value-type="percentage">
            <text:p>1.00000%</text:p>
          </table:table-cell>
          <table:table-cell table:style-name="ce98" table:formula="of:=[.I27]" office:value-type="float" office:value="1" calcext:value-type="float">
            <text:p>1.00000</text:p>
          </table:table-cell>
          <table:table-cell table:style-name="ce98" table:formula="of:=[.J27]" office:value-type="float" office:value="0.01" calcext:value-type="float">
            <text:p>0.01000</text:p>
          </table:table-cell>
          <table:table-cell table:style-name="ce46" table:formula="of:=[.I28]*[.H28]+[.J28]" office:value-type="percentage" office:value="0.02" calcext:value-type="percentage">
            <text:p>2.00000%</text:p>
          </table:table-cell>
          <table:table-cell table:style-name="ce45" table:formula="of:=[.G28]*CALC_ANNUITY_PAYMENT([.K28];[.E28];1/[.F28])" office:value-type="float" office:value="61.1567181252904" calcext:value-type="float">
            <text:p>61.15672</text:p>
          </table:table-cell>
          <table:table-cell table:style-name="ce45" table:formula="of:=[.K28]*[.G28]*[.F28]" office:value-type="float" office:value="3.5273767282312" calcext:value-type="float">
            <text:p>3.52738</text:p>
          </table:table-cell>
          <table:table-cell table:style-name="ce45" table:formula="of:=[.L28]-[.M28]" office:value-type="float" office:value="57.6293413970592" calcext:value-type="float">
            <text:p>57.62934</text:p>
          </table:table-cell>
          <table:table-cell table:style-name="ce45" table:formula="of:=[.G28]-[.N28]" office:value-type="float" office:value="118.739495014501" calcext:value-type="float">
            <text:p>118.7395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5" table:formula="of:=[.G28]*[.H28]*[.F28]" office:value-type="float" office:value="1.7636883641156" calcext:value-type="float">
            <text:p>1.76369</text:p>
          </table:table-cell>
          <table:table-cell table:style-name="ce45" table:formula="of:=[.M28]+[.N28]" office:value-type="float" office:value="61.1567181252904" calcext:value-type="float">
            <text:p>61.15672</text:p>
          </table:table-cell>
          <table:table-cell table:style-name="ce45" table:formula="of:=[.R28]+[.N28]" office:value-type="float" office:value="59.3930297611747" calcext:value-type="float">
            <text:p>59.3930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8" table:formula="of:=[.S28]*[.V28]" office:value-type="float" office:value="51.4642274782386" calcext:value-type="float">
            <text:p>51.46423</text:p>
          </table:table-cell>
          <table:table-cell table:style-name="ce48" table:formula="of:=[.T28]*[.V28]" office:value-type="float" office:value="49.9800592305962" calcext:value-type="float">
            <text:p>49.98006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9-06-30" calcext:value-type="date">
            <text:p>2039-06-30</text:p>
          </table:table-cell>
          <table:table-cell table:style-name="ce43" table:formula="of:=DATE(YEAR([.B29])+1;MONTH([.B29]); DAY([.B29]))" office:value-type="date" office:date-value="2040-06-30" calcext:value-type="date">
            <text:p>2040-06-30</text:p>
          </table:table-cell>
          <table:table-cell table:style-name="ce44" table:formula="of:=[.C29]-[.A29]" office:value-type="float" office:value="6784" calcext:value-type="float">
            <text:p>6,784</text:p>
          </table:table-cell>
          <table:table-cell table:style-name="ce44" table:formula="of:=[.E28]-1" office:value-type="float" office:value="2" calcext:value-type="float">
            <text:p>2</text:p>
          </table:table-cell>
          <table:table-cell table:style-name="ce45" table:formula="of:=[.F28]" office:value-type="float" office:value="1" calcext:value-type="float">
            <text:p>1.00000</text:p>
          </table:table-cell>
          <table:table-cell table:style-name="ce45" table:formula="of:=[.O28]" office:value-type="float" office:value="118.739495014501" calcext:value-type="float">
            <text:p>118.73950</text:p>
          </table:table-cell>
          <table:table-cell table:style-name="ce46" table:formula="of:=[.H28]" office:value-type="percentage" office:value="0.01" calcext:value-type="percentage">
            <text:p>1.00000%</text:p>
          </table:table-cell>
          <table:table-cell table:style-name="ce98" table:formula="of:=[.I28]" office:value-type="float" office:value="1" calcext:value-type="float">
            <text:p>1.00000</text:p>
          </table:table-cell>
          <table:table-cell table:style-name="ce98" table:formula="of:=[.J28]" office:value-type="float" office:value="0.01" calcext:value-type="float">
            <text:p>0.01000</text:p>
          </table:table-cell>
          <table:table-cell table:style-name="ce46" table:formula="of:=[.I29]*[.H29]+[.J29]" office:value-type="percentage" office:value="0.02" calcext:value-type="percentage">
            <text:p>2.00000%</text:p>
          </table:table-cell>
          <table:table-cell table:style-name="ce45" table:formula="of:=[.G29]*CALC_ANNUITY_PAYMENT([.K29];[.E29];1/[.F29])" office:value-type="float" office:value="61.1567181252904" calcext:value-type="float">
            <text:p>61.15672</text:p>
          </table:table-cell>
          <table:table-cell table:style-name="ce45" table:formula="of:=[.K29]*[.G29]*[.F29]" office:value-type="float" office:value="2.37478990029001" calcext:value-type="float">
            <text:p>2.37479</text:p>
          </table:table-cell>
          <table:table-cell table:style-name="ce45" table:formula="of:=[.L29]-[.M29]" office:value-type="float" office:value="58.7819282250003" calcext:value-type="float">
            <text:p>58.78193</text:p>
          </table:table-cell>
          <table:table-cell table:style-name="ce45" table:formula="of:=[.G29]-[.N29]" office:value-type="float" office:value="59.9575667895003" calcext:value-type="float">
            <text:p>59.95757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5" table:formula="of:=[.G29]*[.H29]*[.F29]" office:value-type="float" office:value="1.18739495014501" calcext:value-type="float">
            <text:p>1.18739</text:p>
          </table:table-cell>
          <table:table-cell table:style-name="ce45" table:formula="of:=[.M29]+[.N29]" office:value-type="float" office:value="61.1567181252904" calcext:value-type="float">
            <text:p>61.15672</text:p>
          </table:table-cell>
          <table:table-cell table:style-name="ce45" table:formula="of:=[.R29]+[.N29]" office:value-type="float" office:value="59.9693231751454" calcext:value-type="float">
            <text:p>59.9693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8" table:formula="of:=[.S29]*[.V29]" office:value-type="float" office:value="50.7068043058711" calcext:value-type="float">
            <text:p>50.70680</text:p>
          </table:table-cell>
          <table:table-cell table:style-name="ce48" table:formula="of:=[.T29]*[.V29]" office:value-type="float" office:value="49.7223008005092" calcext:value-type="float">
            <text:p>49.72230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40-06-30" calcext:value-type="date">
            <text:p>2040-06-30</text:p>
          </table:table-cell>
          <table:table-cell table:style-name="ce43" table:formula="of:=DATE(YEAR([.B30])+1;MONTH([.B30]); DAY([.B30]))" office:value-type="date" office:date-value="2041-06-30" calcext:value-type="date">
            <text:p>2041-06-30</text:p>
          </table:table-cell>
          <table:table-cell table:style-name="ce44" table:formula="of:=[.C30]-[.A30]" office:value-type="float" office:value="7149" calcext:value-type="float">
            <text:p>7,149</text:p>
          </table:table-cell>
          <table:table-cell table:style-name="ce44" table:formula="of:=[.E29]-1" office:value-type="float" office:value="1" calcext:value-type="float">
            <text:p>1</text:p>
          </table:table-cell>
          <table:table-cell table:style-name="ce45" table:formula="of:=[.F29]" office:value-type="float" office:value="1" calcext:value-type="float">
            <text:p>1.00000</text:p>
          </table:table-cell>
          <table:table-cell table:style-name="ce45" table:formula="of:=[.O29]" office:value-type="float" office:value="59.9575667895003" calcext:value-type="float">
            <text:p>59.95757</text:p>
          </table:table-cell>
          <table:table-cell table:style-name="ce46" table:formula="of:=[.H29]" office:value-type="percentage" office:value="0.01" calcext:value-type="percentage">
            <text:p>1.00000%</text:p>
          </table:table-cell>
          <table:table-cell table:style-name="ce98" table:formula="of:=[.I29]" office:value-type="float" office:value="1" calcext:value-type="float">
            <text:p>1.00000</text:p>
          </table:table-cell>
          <table:table-cell table:style-name="ce98" table:formula="of:=[.J29]" office:value-type="float" office:value="0.01" calcext:value-type="float">
            <text:p>0.01000</text:p>
          </table:table-cell>
          <table:table-cell table:style-name="ce46" table:formula="of:=[.I30]*[.H30]+[.J30]" office:value-type="percentage" office:value="0.02" calcext:value-type="percentage">
            <text:p>2.00000%</text:p>
          </table:table-cell>
          <table:table-cell table:style-name="ce45" table:formula="of:=[.G30]*CALC_ANNUITY_PAYMENT([.K30];[.E30];1/[.F30])" office:value-type="float" office:value="61.1567181252903" calcext:value-type="float">
            <text:p>61.15672</text:p>
          </table:table-cell>
          <table:table-cell table:style-name="ce45" table:formula="of:=[.K30]*[.G30]*[.F30]" office:value-type="float" office:value="1.19915133579001" calcext:value-type="float">
            <text:p>1.19915</text:p>
          </table:table-cell>
          <table:table-cell table:style-name="ce45" table:formula="of:=[.L30]-[.M30]" office:value-type="float" office:value="59.9575667895003" calcext:value-type="float">
            <text:p>59.95757</text:p>
          </table:table-cell>
          <table:table-cell table:style-name="ce45" table:formula="of:=[.G30]-[.N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5" table:formula="of:=[.G30]*[.H30]*[.F30]" office:value-type="float" office:value="0.599575667895003" calcext:value-type="float">
            <text:p>0.59958</text:p>
          </table:table-cell>
          <table:table-cell table:style-name="ce45" table:formula="of:=[.M30]+[.N30]" office:value-type="float" office:value="61.1567181252903" calcext:value-type="float">
            <text:p>61.15672</text:p>
          </table:table-cell>
          <table:table-cell table:style-name="ce45" table:formula="of:=[.R30]+[.N30]" office:value-type="float" office:value="60.5571424573953" calcext:value-type="float">
            <text:p>60.5571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8" table:formula="of:=[.S30]*[.V30]" office:value-type="float" office:value="49.9359514384645" calcext:value-type="float">
            <text:p>49.93595</text:p>
          </table:table-cell>
          <table:table-cell table:style-name="ce48" table:formula="of:=[.T30]*[.V30]" office:value-type="float" office:value="49.446383287107" calcext:value-type="float">
            <text:p>49.44638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46"/>
          <table:table-cell table:style-name="ce2"/>
          <table:table-cell table:style-name="ce45" table:number-columns-repeated="2"/>
          <table:table-cell table:number-columns-repeated="3"/>
          <table:table-cell table:style-name="ce45"/>
          <table:table-cell table:number-columns-repeated="4"/>
          <table:table-cell table:style-name="ce66" table:formula="of:=SUM([.W11:.W30])" office:value-type="float" office:value="1139.26999045288" calcext:value-type="float">
            <text:p>1,139.26999</text:p>
          </table:table-cell>
          <table:table-cell table:style-name="ce66" table:formula="of:=SUM([.X11:.X30])" office:value-type="float" office:value="1031.74386676914" calcext:value-type="float">
            <text:p>1,031.74387</text:p>
          </table:table-cell>
          <table:table-cell table:style-name="ce2" table:number-columns-repeated="3"/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2" table:style-name="ta5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41" table:default-cell-style-name="ce41"/>
        <table:table-column table:style-name="co18" table:default-cell-style-name="ce41"/>
        <table:table-column table:style-name="co42" table:default-cell-style-name="ce41"/>
        <table:table-column table:style-name="co43" table:default-cell-style-name="ce41"/>
        <table:table-column table:style-name="co44" table:default-cell-style-name="ce41"/>
        <table:table-column table:style-name="co45" table:default-cell-style-name="ce41"/>
        <table:table-column table:style-name="co4" table:default-cell-style-name="ce41"/>
        <table:table-column table:style-name="co22" table:default-cell-style-name="ce41"/>
        <table:table-column table:style-name="co46" table:default-cell-style-name="ce41"/>
        <table:table-column table:style-name="co47" table:default-cell-style-name="ce41"/>
        <table:table-column table:style-name="co39" table:default-cell-style-name="ce41"/>
        <table:table-column table:style-name="co48" table:default-cell-style-name="ce41"/>
        <table:table-column table:style-name="co38" table:default-cell-style-name="ce41"/>
        <table:table-column table:style-name="co21" table:default-cell-style-name="ce41"/>
        <table:table-column table:style-name="co45" table:default-cell-style-name="ce41"/>
        <table:table-column table:style-name="co28" table:default-cell-style-name="ce41"/>
        <table:table-column table:style-name="co21" table:number-columns-repeated="2" table:default-cell-style-name="ce41"/>
        <table:table-column table:style-name="co51" table:default-cell-style-name="ce41"/>
        <table:table-column table:style-name="co27" table:default-cell-style-name="ce41"/>
        <table:table-column table:style-name="co31" table:default-cell-style-name="ce41"/>
        <table:table-column table:style-name="co45" table:default-cell-style-name="ce41"/>
        <table:table-column table:style-name="co50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3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ann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internal_rate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first_ann_date</text:p>
          </table:table-cell>
          <table:table-cell table:style-name="ce40" office:value-type="string" calcext:value-type="string">
            <text:p>an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47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INTERBCRV.EUR</text:p>
          </table:table-cell>
          <table:table-cell/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2" table:number-columns-repeated="2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7" office:value-type="string" calcext:value-type="string">
            <text:p>rate mult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amort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7" office:value-type="string" calcext:value-type="string">
            <text:p>internal interest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style-name="ce2" table:number-columns-repeated="3"/>
          <table:table-cell table:style-name="ce95" table:number-columns-repeated="997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104" office:value-type="float" office:value="1" calcext:value-type="float">
            <text:p>1.00000</text:p>
          </table:table-cell>
          <table:table-cell table:style-name="ce104" office:value-type="float" office:value="0.01" calcext:value-type="float">
            <text:p>0.01000</text:p>
          </table:table-cell>
          <table:table-cell table:style-name="ce60" table:formula="of:=[.H11]*[.I11]+[.J11]" office:value-type="percentage" office:value="0.02" calcext:value-type="percentage">
            <text:p>2.00000%</text:p>
          </table:table-cell>
          <table:table-cell table:style-name="ce55" table:formula="of:=[.G11]*CALC_ANNUITY_PAYMENT([.K11];[.E11];1/[.F11])" office:value-type="float" office:value="61.1567181252904" calcext:value-type="float">
            <text:p>61.15672</text:p>
          </table:table-cell>
          <table:table-cell table:style-name="ce55" table:formula="of:=[.K11]*[.G11]*[.F11]" office:value-type="float" office:value="20" calcext:value-type="float">
            <text:p>20.00000</text:p>
          </table:table-cell>
          <table:table-cell table:style-name="ce55" table:formula="of:=[.L11]-[.M11]" office:value-type="float" office:value="41.1567181252904" calcext:value-type="float">
            <text:p>41.15672</text:p>
          </table:table-cell>
          <table:table-cell table:style-name="ce55" table:formula="of:=[.G11]-[.N11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M11]+[.N11]" office:value-type="float" office:value="61.1567181252904" calcext:value-type="float">
            <text:p>61.15672</text:p>
          </table:table-cell>
          <table:table-cell table:style-name="ce55" table:formula="of:=[.R11]+[.N11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11]*[.V11]" office:value-type="float" office:value="61.2162332046576" calcext:value-type="float">
            <text:p>61.21623</text:p>
          </table:table-cell>
          <table:table-cell table:style-name="ce64" table:formula="of:=[.T11]*[.V11]" office:value-type="float" office:value="51.2065016361249" calcext:value-type="float">
            <text:p>51.20650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O11]" office:value-type="float" office:value="958.84328187471" calcext:value-type="float">
            <text:p>958.84328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105" table:formula="of:=[.I11]" office:value-type="float" office:value="1" calcext:value-type="float">
            <text:p>1.00000</text:p>
          </table:table-cell>
          <table:table-cell table:style-name="ce105" table:formula="of:=[.J11]" office:value-type="float" office:value="0.01" calcext:value-type="float">
            <text:p>0.01000</text:p>
          </table:table-cell>
          <table:table-cell table:style-name="ce60" table:formula="of:=[.H12]*[.I12]+[.J12]" office:value-type="percentage" office:value="0.02" calcext:value-type="percentage">
            <text:p>2.00000%</text:p>
          </table:table-cell>
          <table:table-cell table:style-name="ce55" table:formula="of:=[.G12]*CALC_ANNUITY_PAYMENT([.K12];[.E12];1/[.F12])" office:value-type="float" office:value="61.1567181252904" calcext:value-type="float">
            <text:p>61.15672</text:p>
          </table:table-cell>
          <table:table-cell table:style-name="ce55" table:formula="of:=[.K12]*[.G12]*[.F12]" office:value-type="float" office:value="19.1768656374942" calcext:value-type="float">
            <text:p>19.17687</text:p>
          </table:table-cell>
          <table:table-cell table:style-name="ce55" table:formula="of:=[.L12]-[.M12]" office:value-type="float" office:value="41.9798524877962" calcext:value-type="float">
            <text:p>41.97985</text:p>
          </table:table-cell>
          <table:table-cell table:style-name="ce55" table:formula="of:=[.G12]-[.N12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G12]*[.H12]*[.F12]" office:value-type="float" office:value="9.5884328187471" calcext:value-type="float">
            <text:p>9.58843</text:p>
          </table:table-cell>
          <table:table-cell table:style-name="ce55" table:formula="of:=[.M12]+[.N12]" office:value-type="float" office:value="61.1567181252904" calcext:value-type="float">
            <text:p>61.15672</text:p>
          </table:table-cell>
          <table:table-cell table:style-name="ce55" table:formula="of:=[.R12]+[.N12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12]*[.V12]" office:value-type="float" office:value="61.3047366642308" calcext:value-type="float">
            <text:p>61.30474</text:p>
          </table:table-cell>
          <table:table-cell table:style-name="ce64" table:formula="of:=[.T12]*[.V12]" office:value-type="float" office:value="51.6930968150859" calcext:value-type="float">
            <text:p>51.69310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O12]" office:value-type="float" office:value="916.863429386913" calcext:value-type="float">
            <text:p>916.86343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105" table:formula="of:=[.I12]" office:value-type="float" office:value="1" calcext:value-type="float">
            <text:p>1.00000</text:p>
          </table:table-cell>
          <table:table-cell table:style-name="ce105" table:formula="of:=[.J12]" office:value-type="float" office:value="0.01" calcext:value-type="float">
            <text:p>0.01000</text:p>
          </table:table-cell>
          <table:table-cell table:style-name="ce60" table:formula="of:=[.H13]*[.I13]+[.J13]" office:value-type="percentage" office:value="0.02" calcext:value-type="percentage">
            <text:p>2.00000%</text:p>
          </table:table-cell>
          <table:table-cell table:style-name="ce55" table:formula="of:=[.G13]*CALC_ANNUITY_PAYMENT([.K13];[.E13];1/[.F13])" office:value-type="float" office:value="61.1567181252904" calcext:value-type="float">
            <text:p>61.15672</text:p>
          </table:table-cell>
          <table:table-cell table:style-name="ce55" table:formula="of:=[.K13]*[.G13]*[.F13]" office:value-type="float" office:value="18.3372685877383" calcext:value-type="float">
            <text:p>18.33727</text:p>
          </table:table-cell>
          <table:table-cell table:style-name="ce55" table:formula="of:=[.L13]-[.M13]" office:value-type="float" office:value="42.8194495375521" calcext:value-type="float">
            <text:p>42.81945</text:p>
          </table:table-cell>
          <table:table-cell table:style-name="ce55" table:formula="of:=[.G13]-[.N13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G13]*[.H13]*[.F13]" office:value-type="float" office:value="9.16863429386913" calcext:value-type="float">
            <text:p>9.16863</text:p>
          </table:table-cell>
          <table:table-cell table:style-name="ce55" table:formula="of:=[.M13]+[.N13]" office:value-type="float" office:value="61.1567181252904" calcext:value-type="float">
            <text:p>61.15672</text:p>
          </table:table-cell>
          <table:table-cell table:style-name="ce55" table:formula="of:=[.R13]+[.N13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13]*[.V13]" office:value-type="float" office:value="61.3613253632055" calcext:value-type="float">
            <text:p>61.36133</text:p>
          </table:table-cell>
          <table:table-cell table:style-name="ce64" table:formula="of:=[.T13]*[.V13]" office:value-type="float" office:value="52.1620162882849" calcext:value-type="float">
            <text:p>52.16202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O13]" office:value-type="float" office:value="874.043979849361" calcext:value-type="float">
            <text:p>874.04398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105" table:formula="of:=[.I13]" office:value-type="float" office:value="1" calcext:value-type="float">
            <text:p>1.00000</text:p>
          </table:table-cell>
          <table:table-cell table:style-name="ce105" table:formula="of:=[.J13]" office:value-type="float" office:value="0.01" calcext:value-type="float">
            <text:p>0.01000</text:p>
          </table:table-cell>
          <table:table-cell table:style-name="ce60" table:formula="of:=[.H14]*[.I14]+[.J14]" office:value-type="percentage" office:value="0.02" calcext:value-type="percentage">
            <text:p>2.00000%</text:p>
          </table:table-cell>
          <table:table-cell table:style-name="ce55" table:formula="of:=[.G14]*CALC_ANNUITY_PAYMENT([.K14];[.E14];1/[.F14])" office:value-type="float" office:value="61.1567181252904" calcext:value-type="float">
            <text:p>61.15672</text:p>
          </table:table-cell>
          <table:table-cell table:style-name="ce55" table:formula="of:=[.K14]*[.G14]*[.F14]" office:value-type="float" office:value="17.4808795969872" calcext:value-type="float">
            <text:p>17.48088</text:p>
          </table:table-cell>
          <table:table-cell table:style-name="ce55" table:formula="of:=[.L14]-[.M14]" office:value-type="float" office:value="43.6758385283032" calcext:value-type="float">
            <text:p>43.67584</text:p>
          </table:table-cell>
          <table:table-cell table:style-name="ce55" table:formula="of:=[.G14]-[.N14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G14]*[.H14]*[.F14]" office:value-type="float" office:value="8.74043979849361" calcext:value-type="float">
            <text:p>8.74044</text:p>
          </table:table-cell>
          <table:table-cell table:style-name="ce55" table:formula="of:=[.M14]+[.N14]" office:value-type="float" office:value="61.1567181252904" calcext:value-type="float">
            <text:p>61.15672</text:p>
          </table:table-cell>
          <table:table-cell table:style-name="ce55" table:formula="of:=[.R14]+[.N14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14]*[.V14]" office:value-type="float" office:value="61.3215609695943" calcext:value-type="float">
            <text:p>61.32156</text:p>
          </table:table-cell>
          <table:table-cell table:style-name="ce64" table:formula="of:=[.T14]*[.V14]" office:value-type="float" office:value="52.5575620429948" calcext:value-type="float">
            <text:p>52.55756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O14]" office:value-type="float" office:value="830.368141321058" calcext:value-type="float">
            <text:p>830.36814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105" table:formula="of:=[.I14]" office:value-type="float" office:value="1" calcext:value-type="float">
            <text:p>1.00000</text:p>
          </table:table-cell>
          <table:table-cell table:style-name="ce105" table:formula="of:=[.J14]" office:value-type="float" office:value="0.01" calcext:value-type="float">
            <text:p>0.01000</text:p>
          </table:table-cell>
          <table:table-cell table:style-name="ce60" table:formula="of:=[.H15]*[.I15]+[.J15]" office:value-type="percentage" office:value="0.02" calcext:value-type="percentage">
            <text:p>2.00000%</text:p>
          </table:table-cell>
          <table:table-cell table:style-name="ce55" table:formula="of:=[.G15]*CALC_ANNUITY_PAYMENT([.K15];[.E15];1/[.F15])" office:value-type="float" office:value="61.1567181252904" calcext:value-type="float">
            <text:p>61.15672</text:p>
          </table:table-cell>
          <table:table-cell table:style-name="ce55" table:formula="of:=[.K15]*[.G15]*[.F15]" office:value-type="float" office:value="16.6073628264212" calcext:value-type="float">
            <text:p>16.60736</text:p>
          </table:table-cell>
          <table:table-cell table:style-name="ce55" table:formula="of:=[.L15]-[.M15]" office:value-type="float" office:value="44.5493552988692" calcext:value-type="float">
            <text:p>44.54936</text:p>
          </table:table-cell>
          <table:table-cell table:style-name="ce55" table:formula="of:=[.G15]-[.N15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G15]*[.H15]*[.F15]" office:value-type="float" office:value="8.30368141321058" calcext:value-type="float">
            <text:p>8.30368</text:p>
          </table:table-cell>
          <table:table-cell table:style-name="ce55" table:formula="of:=[.M15]+[.N15]" office:value-type="float" office:value="61.1567181252904" calcext:value-type="float">
            <text:p>61.15672</text:p>
          </table:table-cell>
          <table:table-cell table:style-name="ce55" table:formula="of:=[.R15]+[.N15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15]*[.V15]" office:value-type="float" office:value="61.1517982562466" calcext:value-type="float">
            <text:p>61.15180</text:p>
          </table:table-cell>
          <table:table-cell table:style-name="ce64" table:formula="of:=[.T15]*[.V15]" office:value-type="float" office:value="52.8487848485534" calcext:value-type="float">
            <text:p>52.84878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6-06-30" calcext:value-type="date">
            <text:p>2026-06-30</text:p>
          </table:table-cell>
          <table:table-cell table:style-name="ce51" table:formula="of:=DATE(YEAR([.B16])+1;MONTH([.B16]); DAY([.B16]))" office:value-type="date" office:date-value="2027-06-30" calcext:value-type="date">
            <text:p>2027-06-30</text:p>
          </table:table-cell>
          <table:table-cell table:style-name="ce53" table:formula="of:=[.C16]-[.A16]" office:value-type="float" office:value="2035" calcext:value-type="float">
            <text:p>2,035</text:p>
          </table:table-cell>
          <table:table-cell table:style-name="ce53" table:formula="of:=[.E15]-1" office:value-type="float" office:value="15" calcext:value-type="float">
            <text:p>15</text:p>
          </table:table-cell>
          <table:table-cell table:style-name="ce55" table:formula="of:=[.F15]" office:value-type="float" office:value="1" calcext:value-type="float">
            <text:p>1.00000</text:p>
          </table:table-cell>
          <table:table-cell table:style-name="ce55" table:formula="of:=[.O15]" office:value-type="float" office:value="785.818786022189" calcext:value-type="float">
            <text:p>785.81879</text:p>
          </table:table-cell>
          <table:table-cell table:style-name="ce60" table:formula="of:=[.H15]" office:value-type="percentage" office:value="0.01" calcext:value-type="percentage">
            <text:p>1.00000%</text:p>
          </table:table-cell>
          <table:table-cell table:style-name="ce105" table:formula="of:=[.I15]" office:value-type="float" office:value="1" calcext:value-type="float">
            <text:p>1.00000</text:p>
          </table:table-cell>
          <table:table-cell table:style-name="ce105" table:formula="of:=[.J15]" office:value-type="float" office:value="0.01" calcext:value-type="float">
            <text:p>0.01000</text:p>
          </table:table-cell>
          <table:table-cell table:style-name="ce60" table:formula="of:=[.H16]*[.I16]+[.J16]" office:value-type="percentage" office:value="0.02" calcext:value-type="percentage">
            <text:p>2.00000%</text:p>
          </table:table-cell>
          <table:table-cell table:style-name="ce55" table:formula="of:=[.G16]*CALC_ANNUITY_PAYMENT([.K16];[.E16];1/[.F16])" office:value-type="float" office:value="61.1567181252904" calcext:value-type="float">
            <text:p>61.15672</text:p>
          </table:table-cell>
          <table:table-cell table:style-name="ce55" table:formula="of:=[.K16]*[.G16]*[.F16]" office:value-type="float" office:value="15.7163757204438" calcext:value-type="float">
            <text:p>15.71638</text:p>
          </table:table-cell>
          <table:table-cell table:style-name="ce55" table:formula="of:=[.L16]-[.M16]" office:value-type="float" office:value="45.4403424048466" calcext:value-type="float">
            <text:p>45.44034</text:p>
          </table:table-cell>
          <table:table-cell table:style-name="ce55" table:formula="of:=[.G16]-[.N16]" office:value-type="float" office:value="740.378443617342" calcext:value-type="float">
            <text:p>740.3784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55" table:formula="of:=[.G16]*[.H16]*[.F16]" office:value-type="float" office:value="7.85818786022189" calcext:value-type="float">
            <text:p>7.85819</text:p>
          </table:table-cell>
          <table:table-cell table:style-name="ce55" table:formula="of:=[.M16]+[.N16]" office:value-type="float" office:value="61.1567181252904" calcext:value-type="float">
            <text:p>61.15672</text:p>
          </table:table-cell>
          <table:table-cell table:style-name="ce55" table:formula="of:=[.R16]+[.N16]" office:value-type="float" office:value="53.2985302650685" calcext:value-type="float">
            <text:p>53.2985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64" table:formula="of:=[.S16]*[.V16]" office:value-type="float" office:value="60.8352246311947" calcext:value-type="float">
            <text:p>60.83522</text:p>
          </table:table-cell>
          <table:table-cell table:style-name="ce64" table:formula="of:=[.T16]*[.V16]" office:value-type="float" office:value="53.0183463171664" calcext:value-type="float">
            <text:p>53.01835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7-06-30" calcext:value-type="date">
            <text:p>2027-06-30</text:p>
          </table:table-cell>
          <table:table-cell table:style-name="ce51" table:formula="of:=DATE(YEAR([.B17])+1;MONTH([.B17]); DAY([.B17]))" office:value-type="date" office:date-value="2028-06-30" calcext:value-type="date">
            <text:p>2028-06-30</text:p>
          </table:table-cell>
          <table:table-cell table:style-name="ce53" table:formula="of:=[.C17]-[.A17]" office:value-type="float" office:value="2401" calcext:value-type="float">
            <text:p>2,401</text:p>
          </table:table-cell>
          <table:table-cell table:style-name="ce53" table:formula="of:=[.E16]-1" office:value-type="float" office:value="14" calcext:value-type="float">
            <text:p>14</text:p>
          </table:table-cell>
          <table:table-cell table:style-name="ce55" table:formula="of:=[.F16]" office:value-type="float" office:value="1" calcext:value-type="float">
            <text:p>1.00000</text:p>
          </table:table-cell>
          <table:table-cell table:style-name="ce55" table:formula="of:=[.O16]" office:value-type="float" office:value="740.378443617342" calcext:value-type="float">
            <text:p>740.37844</text:p>
          </table:table-cell>
          <table:table-cell table:style-name="ce60" table:formula="of:=[.H16]" office:value-type="percentage" office:value="0.01" calcext:value-type="percentage">
            <text:p>1.00000%</text:p>
          </table:table-cell>
          <table:table-cell table:style-name="ce105" table:formula="of:=[.I16]" office:value-type="float" office:value="1" calcext:value-type="float">
            <text:p>1.00000</text:p>
          </table:table-cell>
          <table:table-cell table:style-name="ce105" table:formula="of:=[.J16]" office:value-type="float" office:value="0.01" calcext:value-type="float">
            <text:p>0.01000</text:p>
          </table:table-cell>
          <table:table-cell table:style-name="ce60" table:formula="of:=[.H17]*[.I17]+[.J17]" office:value-type="percentage" office:value="0.02" calcext:value-type="percentage">
            <text:p>2.00000%</text:p>
          </table:table-cell>
          <table:table-cell table:style-name="ce55" table:formula="of:=[.G17]*CALC_ANNUITY_PAYMENT([.K17];[.E17];1/[.F17])" office:value-type="float" office:value="61.1567181252904" calcext:value-type="float">
            <text:p>61.15672</text:p>
          </table:table-cell>
          <table:table-cell table:style-name="ce55" table:formula="of:=[.K17]*[.G17]*[.F17]" office:value-type="float" office:value="14.8075688723468" calcext:value-type="float">
            <text:p>14.80757</text:p>
          </table:table-cell>
          <table:table-cell table:style-name="ce55" table:formula="of:=[.L17]-[.M17]" office:value-type="float" office:value="46.3491492529435" calcext:value-type="float">
            <text:p>46.34915</text:p>
          </table:table-cell>
          <table:table-cell table:style-name="ce55" table:formula="of:=[.G17]-[.N17]" office:value-type="float" office:value="694.029294364399" calcext:value-type="float">
            <text:p>694.029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55" table:formula="of:=[.G17]*[.H17]*[.F17]" office:value-type="float" office:value="7.40378443617342" calcext:value-type="float">
            <text:p>7.40378</text:p>
          </table:table-cell>
          <table:table-cell table:style-name="ce55" table:formula="of:=[.M17]+[.N17]" office:value-type="float" office:value="61.1567181252904" calcext:value-type="float">
            <text:p>61.15672</text:p>
          </table:table-cell>
          <table:table-cell table:style-name="ce55" table:formula="of:=[.R17]+[.N17]" office:value-type="float" office:value="53.752933689117" calcext:value-type="float">
            <text:p>53.7529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64" table:formula="of:=[.S17]*[.V17]" office:value-type="float" office:value="60.3588612171595" calcext:value-type="float">
            <text:p>60.35886</text:p>
          </table:table-cell>
          <table:table-cell table:style-name="ce64" table:formula="of:=[.T17]*[.V17]" office:value-type="float" office:value="53.0516673231177" calcext:value-type="float">
            <text:p>53.05167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8-06-30" calcext:value-type="date">
            <text:p>2028-06-30</text:p>
          </table:table-cell>
          <table:table-cell table:style-name="ce51" table:formula="of:=DATE(YEAR([.B18])+1;MONTH([.B18]); DAY([.B18]))" office:value-type="date" office:date-value="2029-06-30" calcext:value-type="date">
            <text:p>2029-06-30</text:p>
          </table:table-cell>
          <table:table-cell table:style-name="ce53" table:formula="of:=[.C18]-[.A18]" office:value-type="float" office:value="2766" calcext:value-type="float">
            <text:p>2,766</text:p>
          </table:table-cell>
          <table:table-cell table:style-name="ce53" table:formula="of:=[.E17]-1" office:value-type="float" office:value="13" calcext:value-type="float">
            <text:p>13</text:p>
          </table:table-cell>
          <table:table-cell table:style-name="ce55" table:formula="of:=[.F17]" office:value-type="float" office:value="1" calcext:value-type="float">
            <text:p>1.00000</text:p>
          </table:table-cell>
          <table:table-cell table:style-name="ce55" table:formula="of:=[.O17]" office:value-type="float" office:value="694.029294364399" calcext:value-type="float">
            <text:p>694.02929</text:p>
          </table:table-cell>
          <table:table-cell table:style-name="ce60" table:formula="of:=[.H17]" office:value-type="percentage" office:value="0.01" calcext:value-type="percentage">
            <text:p>1.00000%</text:p>
          </table:table-cell>
          <table:table-cell table:style-name="ce105" table:formula="of:=[.I17]" office:value-type="float" office:value="1" calcext:value-type="float">
            <text:p>1.00000</text:p>
          </table:table-cell>
          <table:table-cell table:style-name="ce105" table:formula="of:=[.J17]" office:value-type="float" office:value="0.01" calcext:value-type="float">
            <text:p>0.01000</text:p>
          </table:table-cell>
          <table:table-cell table:style-name="ce60" table:formula="of:=[.H18]*[.I18]+[.J18]" office:value-type="percentage" office:value="0.02" calcext:value-type="percentage">
            <text:p>2.00000%</text:p>
          </table:table-cell>
          <table:table-cell table:style-name="ce55" table:formula="of:=[.G18]*CALC_ANNUITY_PAYMENT([.K18];[.E18];1/[.F18])" office:value-type="float" office:value="61.1567181252904" calcext:value-type="float">
            <text:p>61.15672</text:p>
          </table:table-cell>
          <table:table-cell table:style-name="ce55" table:formula="of:=[.K18]*[.G18]*[.F18]" office:value-type="float" office:value="13.880585887288" calcext:value-type="float">
            <text:p>13.88059</text:p>
          </table:table-cell>
          <table:table-cell table:style-name="ce55" table:formula="of:=[.L18]-[.M18]" office:value-type="float" office:value="47.2761322380024" calcext:value-type="float">
            <text:p>47.27613</text:p>
          </table:table-cell>
          <table:table-cell table:style-name="ce55" table:formula="of:=[.G18]-[.N18]" office:value-type="float" office:value="646.753162126396" calcext:value-type="float">
            <text:p>646.753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55" table:formula="of:=[.G18]*[.H18]*[.F18]" office:value-type="float" office:value="6.94029294364399" calcext:value-type="float">
            <text:p>6.94029</text:p>
          </table:table-cell>
          <table:table-cell table:style-name="ce55" table:formula="of:=[.M18]+[.N18]" office:value-type="float" office:value="61.1567181252904" calcext:value-type="float">
            <text:p>61.15672</text:p>
          </table:table-cell>
          <table:table-cell table:style-name="ce55" table:formula="of:=[.R18]+[.N18]" office:value-type="float" office:value="54.2164251816464" calcext:value-type="float">
            <text:p>54.216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64" table:formula="of:=[.S18]*[.V18]" office:value-type="float" office:value="59.7358046453051" calcext:value-type="float">
            <text:p>59.73580</text:p>
          </table:table-cell>
          <table:table-cell table:style-name="ce64" table:formula="of:=[.T18]*[.V18]" office:value-type="float" office:value="52.9567622739771" calcext:value-type="float">
            <text:p>52.95676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9-06-30" calcext:value-type="date">
            <text:p>2029-06-30</text:p>
          </table:table-cell>
          <table:table-cell table:style-name="ce51" table:formula="of:=DATE(YEAR([.B19])+1;MONTH([.B19]); DAY([.B19]))" office:value-type="date" office:date-value="2030-06-30" calcext:value-type="date">
            <text:p>2030-06-30</text:p>
          </table:table-cell>
          <table:table-cell table:style-name="ce53" table:formula="of:=[.C19]-[.A19]" office:value-type="float" office:value="3131" calcext:value-type="float">
            <text:p>3,131</text:p>
          </table:table-cell>
          <table:table-cell table:style-name="ce53" table:formula="of:=[.E18]-1" office:value-type="float" office:value="12" calcext:value-type="float">
            <text:p>12</text:p>
          </table:table-cell>
          <table:table-cell table:style-name="ce55" table:formula="of:=[.F18]" office:value-type="float" office:value="1" calcext:value-type="float">
            <text:p>1.00000</text:p>
          </table:table-cell>
          <table:table-cell table:style-name="ce55" table:formula="of:=[.O18]" office:value-type="float" office:value="646.753162126396" calcext:value-type="float">
            <text:p>646.75316</text:p>
          </table:table-cell>
          <table:table-cell table:style-name="ce60" table:formula="of:=[.H18]" office:value-type="percentage" office:value="0.01" calcext:value-type="percentage">
            <text:p>1.00000%</text:p>
          </table:table-cell>
          <table:table-cell table:style-name="ce105" table:formula="of:=[.I18]" office:value-type="float" office:value="1" calcext:value-type="float">
            <text:p>1.00000</text:p>
          </table:table-cell>
          <table:table-cell table:style-name="ce105" table:formula="of:=[.J18]" office:value-type="float" office:value="0.01" calcext:value-type="float">
            <text:p>0.01000</text:p>
          </table:table-cell>
          <table:table-cell table:style-name="ce60" table:formula="of:=[.H19]*[.I19]+[.J19]" office:value-type="percentage" office:value="0.02" calcext:value-type="percentage">
            <text:p>2.00000%</text:p>
          </table:table-cell>
          <table:table-cell table:style-name="ce55" table:formula="of:=[.G19]*CALC_ANNUITY_PAYMENT([.K19];[.E19];1/[.F19])" office:value-type="float" office:value="61.1567181252904" calcext:value-type="float">
            <text:p>61.15672</text:p>
          </table:table-cell>
          <table:table-cell table:style-name="ce55" table:formula="of:=[.K19]*[.G19]*[.F19]" office:value-type="float" office:value="12.9350632425279" calcext:value-type="float">
            <text:p>12.93506</text:p>
          </table:table-cell>
          <table:table-cell table:style-name="ce55" table:formula="of:=[.L19]-[.M19]" office:value-type="float" office:value="48.2216548827625" calcext:value-type="float">
            <text:p>48.22165</text:p>
          </table:table-cell>
          <table:table-cell table:style-name="ce55" table:formula="of:=[.G19]-[.N19]" office:value-type="float" office:value="598.531507243634" calcext:value-type="float">
            <text:p>598.5315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55" table:formula="of:=[.G19]*[.H19]*[.F19]" office:value-type="float" office:value="6.46753162126396" calcext:value-type="float">
            <text:p>6.46753</text:p>
          </table:table-cell>
          <table:table-cell table:style-name="ce55" table:formula="of:=[.M19]+[.N19]" office:value-type="float" office:value="61.1567181252904" calcext:value-type="float">
            <text:p>61.15672</text:p>
          </table:table-cell>
          <table:table-cell table:style-name="ce55" table:formula="of:=[.R19]+[.N19]" office:value-type="float" office:value="54.6891865040264" calcext:value-type="float">
            <text:p>54.6891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64" table:formula="of:=[.S19]*[.V19]" office:value-type="float" office:value="58.988658777974" calcext:value-type="float">
            <text:p>58.98866</text:p>
          </table:table-cell>
          <table:table-cell table:style-name="ce64" table:formula="of:=[.T19]*[.V19]" office:value-type="float" office:value="52.7504068305607" calcext:value-type="float">
            <text:p>52.75041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30-06-30" calcext:value-type="date">
            <text:p>2030-06-30</text:p>
          </table:table-cell>
          <table:table-cell table:style-name="ce51" table:formula="of:=DATE(YEAR([.B20])+1;MONTH([.B20]); DAY([.B20]))" office:value-type="date" office:date-value="2031-06-30" calcext:value-type="date">
            <text:p>2031-06-30</text:p>
          </table:table-cell>
          <table:table-cell table:style-name="ce53" table:formula="of:=[.C20]-[.A20]" office:value-type="float" office:value="3496" calcext:value-type="float">
            <text:p>3,496</text:p>
          </table:table-cell>
          <table:table-cell table:style-name="ce53" table:formula="of:=[.E19]-1" office:value-type="float" office:value="11" calcext:value-type="float">
            <text:p>11</text:p>
          </table:table-cell>
          <table:table-cell table:style-name="ce55" table:formula="of:=[.F19]" office:value-type="float" office:value="1" calcext:value-type="float">
            <text:p>1.00000</text:p>
          </table:table-cell>
          <table:table-cell table:style-name="ce55" table:formula="of:=[.O19]" office:value-type="float" office:value="598.531507243634" calcext:value-type="float">
            <text:p>598.53151</text:p>
          </table:table-cell>
          <table:table-cell table:style-name="ce60" table:formula="of:=[.H19]" office:value-type="percentage" office:value="0.01" calcext:value-type="percentage">
            <text:p>1.00000%</text:p>
          </table:table-cell>
          <table:table-cell table:style-name="ce105" table:formula="of:=[.I19]" office:value-type="float" office:value="1" calcext:value-type="float">
            <text:p>1.00000</text:p>
          </table:table-cell>
          <table:table-cell table:style-name="ce105" table:formula="of:=[.J19]" office:value-type="float" office:value="0.01" calcext:value-type="float">
            <text:p>0.01000</text:p>
          </table:table-cell>
          <table:table-cell table:style-name="ce60" table:formula="of:=[.H20]*[.I20]+[.J20]" office:value-type="percentage" office:value="0.02" calcext:value-type="percentage">
            <text:p>2.00000%</text:p>
          </table:table-cell>
          <table:table-cell table:style-name="ce55" table:formula="of:=[.G20]*CALC_ANNUITY_PAYMENT([.K20];[.E20];1/[.F20])" office:value-type="float" office:value="61.1567181252904" calcext:value-type="float">
            <text:p>61.15672</text:p>
          </table:table-cell>
          <table:table-cell table:style-name="ce55" table:formula="of:=[.K20]*[.G20]*[.F20]" office:value-type="float" office:value="11.9706301448727" calcext:value-type="float">
            <text:p>11.97063</text:p>
          </table:table-cell>
          <table:table-cell table:style-name="ce55" table:formula="of:=[.L20]-[.M20]" office:value-type="float" office:value="49.1860879804177" calcext:value-type="float">
            <text:p>49.18609</text:p>
          </table:table-cell>
          <table:table-cell table:style-name="ce55" table:formula="of:=[.G20]-[.N20]" office:value-type="float" office:value="549.345419263216" calcext:value-type="float">
            <text:p>549.3454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55" table:formula="of:=[.G20]*[.H20]*[.F20]" office:value-type="float" office:value="5.98531507243634" calcext:value-type="float">
            <text:p>5.98532</text:p>
          </table:table-cell>
          <table:table-cell table:style-name="ce55" table:formula="of:=[.M20]+[.N20]" office:value-type="float" office:value="61.1567181252904" calcext:value-type="float">
            <text:p>61.15672</text:p>
          </table:table-cell>
          <table:table-cell table:style-name="ce55" table:formula="of:=[.R20]+[.N20]" office:value-type="float" office:value="55.171403052854" calcext:value-type="float">
            <text:p>55.1714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64" table:formula="of:=[.S20]*[.V20]" office:value-type="float" office:value="58.1664082058828" calcext:value-type="float">
            <text:p>58.16641</text:p>
          </table:table-cell>
          <table:table-cell table:style-name="ce64" table:formula="of:=[.T20]*[.V20]" office:value-type="float" office:value="52.4737502213435" calcext:value-type="float">
            <text:p>52.47375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31-06-30" calcext:value-type="date">
            <text:p>2031-06-30</text:p>
          </table:table-cell>
          <table:table-cell table:style-name="ce43" table:formula="of:=DATE(YEAR([.B21])+1;MONTH([.B21]); DAY([.B21]))" office:value-type="date" office:date-value="2032-06-30" calcext:value-type="date">
            <text:p>2032-06-30</text:p>
          </table:table-cell>
          <table:table-cell table:style-name="ce44" table:formula="of:=[.C21]-[.A21]" office:value-type="float" office:value="3862" calcext:value-type="float">
            <text:p>3,862</text:p>
          </table:table-cell>
          <table:table-cell table:style-name="ce44" table:formula="of:=[.E20]-1" office:value-type="float" office:value="10" calcext:value-type="float">
            <text:p>10</text:p>
          </table:table-cell>
          <table:table-cell table:style-name="ce45" table:formula="of:=[.F20]" office:value-type="float" office:value="1" calcext:value-type="float">
            <text:p>1.00000</text:p>
          </table:table-cell>
          <table:table-cell table:style-name="ce45" table:formula="of:=[.O20]" office:value-type="float" office:value="549.345419263216" calcext:value-type="float">
            <text:p>549.34542</text:p>
          </table:table-cell>
          <table:table-cell table:style-name="ce103" table:formula="of:=[.AA28]" office:value-type="percentage" office:value="0.0155614196216046" calcext:value-type="percentage">
            <text:p>1.55614%</text:p>
          </table:table-cell>
          <table:table-cell table:style-name="ce98" table:formula="of:=[.I20]" office:value-type="float" office:value="1" calcext:value-type="float">
            <text:p>1.00000</text:p>
          </table:table-cell>
          <table:table-cell table:style-name="ce98" table:formula="of:=[.J20]" office:value-type="float" office:value="0.01" calcext:value-type="float">
            <text:p>0.01000</text:p>
          </table:table-cell>
          <table:table-cell table:style-name="ce46" table:formula="of:=[.I21]*[.H21]+[.J21]" office:value-type="percentage" office:value="0.0255614196216046" calcext:value-type="percentage">
            <text:p>2.55614%</text:p>
          </table:table-cell>
          <table:table-cell table:style-name="ce45" table:formula="of:=[.G21]*CALC_ANNUITY_PAYMENT([.K21];[.E21];1/[.F21])" office:value-type="float" office:value="62.9497554336609" calcext:value-type="float">
            <text:p>62.94976</text:p>
          </table:table-cell>
          <table:table-cell table:style-name="ce45" table:formula="of:=[.K21]*[.G21]*[.F21]" office:value-type="float" office:value="14.0420487789934" calcext:value-type="float">
            <text:p>14.04205</text:p>
          </table:table-cell>
          <table:table-cell table:style-name="ce45" table:formula="of:=[.L21]-[.M21]" office:value-type="float" office:value="48.9077066546676" calcext:value-type="float">
            <text:p>48.90771</text:p>
          </table:table-cell>
          <table:table-cell table:style-name="ce45" table:formula="of:=[.G21]-[.N21]" office:value-type="float" office:value="500.437712608548" calcext:value-type="float">
            <text:p>500.43771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45" table:formula="of:=[.G21]*[.H21]*[.F21]" office:value-type="float" office:value="8.54859458636121" calcext:value-type="float">
            <text:p>8.54859</text:p>
          </table:table-cell>
          <table:table-cell table:style-name="ce45" table:formula="of:=[.M21]+[.N21]" office:value-type="float" office:value="62.9497554336609" calcext:value-type="float">
            <text:p>62.94976</text:p>
          </table:table-cell>
          <table:table-cell table:style-name="ce45" table:formula="of:=[.R21]+[.N21]" office:value-type="float" office:value="57.4563012410288" calcext:value-type="float">
            <text:p>57.4563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48" table:formula="of:=[.S21]*[.V21]" office:value-type="float" office:value="58.9877988739423" calcext:value-type="float">
            <text:p>58.98780</text:p>
          </table:table-cell>
          <table:table-cell table:style-name="ce48" table:formula="of:=[.T21]*[.V21]" office:value-type="float" office:value="53.8400938700731" calcext:value-type="float">
            <text:p>53.84009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32-06-30" calcext:value-type="date">
            <text:p>2032-06-30</text:p>
          </table:table-cell>
          <table:table-cell table:style-name="ce43" table:formula="of:=DATE(YEAR([.B22])+1;MONTH([.B22]); DAY([.B22]))" office:value-type="date" office:date-value="2033-06-30" calcext:value-type="date">
            <text:p>2033-06-30</text:p>
          </table:table-cell>
          <table:table-cell table:style-name="ce44" table:formula="of:=[.C22]-[.A22]" office:value-type="float" office:value="4227" calcext:value-type="float">
            <text:p>4,227</text:p>
          </table:table-cell>
          <table:table-cell table:style-name="ce44" table:formula="of:=[.E21]-1" office:value-type="float" office:value="9" calcext:value-type="float">
            <text:p>9</text:p>
          </table:table-cell>
          <table:table-cell table:style-name="ce45" table:formula="of:=[.F21]" office:value-type="float" office:value="1" calcext:value-type="float">
            <text:p>1.00000</text:p>
          </table:table-cell>
          <table:table-cell table:style-name="ce45" table:formula="of:=[.O21]" office:value-type="float" office:value="500.437712608548" calcext:value-type="float">
            <text:p>500.43771</text:p>
          </table:table-cell>
          <table:table-cell table:style-name="ce46" table:formula="of:=[.H21]" office:value-type="percentage" office:value="0.0155614196216046" calcext:value-type="percentage">
            <text:p>1.55614%</text:p>
          </table:table-cell>
          <table:table-cell table:style-name="ce98" table:formula="of:=[.I21]" office:value-type="float" office:value="1" calcext:value-type="float">
            <text:p>1.00000</text:p>
          </table:table-cell>
          <table:table-cell table:style-name="ce98" table:formula="of:=[.J21]" office:value-type="float" office:value="0.01" calcext:value-type="float">
            <text:p>0.01000</text:p>
          </table:table-cell>
          <table:table-cell table:style-name="ce46" table:formula="of:=[.I22]*[.H22]+[.J22]" office:value-type="percentage" office:value="0.0255614196216046" calcext:value-type="percentage">
            <text:p>2.55614%</text:p>
          </table:table-cell>
          <table:table-cell table:style-name="ce45" table:formula="of:=[.G22]*CALC_ANNUITY_PAYMENT([.K22];[.E22];1/[.F22])" office:value-type="float" office:value="62.949755433661" calcext:value-type="float">
            <text:p>62.94976</text:p>
          </table:table-cell>
          <table:table-cell table:style-name="ce45" table:formula="of:=[.K22]*[.G22]*[.F22]" office:value-type="float" office:value="12.7918983664631" calcext:value-type="float">
            <text:p>12.79190</text:p>
          </table:table-cell>
          <table:table-cell table:style-name="ce45" table:formula="of:=[.L22]-[.M22]" office:value-type="float" office:value="50.1578570671979" calcext:value-type="float">
            <text:p>50.15786</text:p>
          </table:table-cell>
          <table:table-cell table:style-name="ce45" table:formula="of:=[.G22]-[.N22]" office:value-type="float" office:value="450.279855541351" calcext:value-type="float">
            <text:p>450.2798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45" table:formula="of:=[.G22]*[.H22]*[.F22]" office:value-type="float" office:value="7.78752124037759" calcext:value-type="float">
            <text:p>7.78752</text:p>
          </table:table-cell>
          <table:table-cell table:style-name="ce45" table:formula="of:=[.M22]+[.N22]" office:value-type="float" office:value="62.949755433661" calcext:value-type="float">
            <text:p>62.94976</text:p>
          </table:table-cell>
          <table:table-cell table:style-name="ce45" table:formula="of:=[.R22]+[.N22]" office:value-type="float" office:value="57.9453783075755" calcext:value-type="float">
            <text:p>57.9453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48" table:formula="of:=[.S22]*[.V22]" office:value-type="float" office:value="58.0481664722365" calcext:value-type="float">
            <text:p>58.04817</text:p>
          </table:table-cell>
          <table:table-cell table:style-name="ce48" table:formula="of:=[.T22]*[.V22]" office:value-type="float" office:value="53.4334556683002" calcext:value-type="float">
            <text:p>53.43346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2]" office:value-type="date" office:date-value="2021-12-03" calcext:value-type="date">
            <text:p>2021-12-03</text:p>
          </table:table-cell>
          <table:table-cell table:style-name="ce43" table:formula="of:=[.C22]" office:value-type="date" office:date-value="2033-06-30" calcext:value-type="date">
            <text:p>2033-06-30</text:p>
          </table:table-cell>
          <table:table-cell table:style-name="ce43" table:formula="of:=DATE(YEAR([.B23])+1;MONTH([.B23]); DAY([.B23]))" office:value-type="date" office:date-value="2034-06-30" calcext:value-type="date">
            <text:p>2034-06-30</text:p>
          </table:table-cell>
          <table:table-cell table:style-name="ce44" table:formula="of:=[.C23]-[.A23]" office:value-type="float" office:value="4592" calcext:value-type="float">
            <text:p>4,592</text:p>
          </table:table-cell>
          <table:table-cell table:style-name="ce44" table:formula="of:=[.E22]-1" office:value-type="float" office:value="8" calcext:value-type="float">
            <text:p>8</text:p>
          </table:table-cell>
          <table:table-cell table:style-name="ce45" table:formula="of:=[.F22]" office:value-type="float" office:value="1" calcext:value-type="float">
            <text:p>1.00000</text:p>
          </table:table-cell>
          <table:table-cell table:style-name="ce45" table:formula="of:=[.O22]" office:value-type="float" office:value="450.279855541351" calcext:value-type="float">
            <text:p>450.27986</text:p>
          </table:table-cell>
          <table:table-cell table:style-name="ce46" table:formula="of:=[.H22]" office:value-type="percentage" office:value="0.0155614196216046" calcext:value-type="percentage">
            <text:p>1.55614%</text:p>
          </table:table-cell>
          <table:table-cell table:style-name="ce98" table:formula="of:=[.I22]" office:value-type="float" office:value="1" calcext:value-type="float">
            <text:p>1.00000</text:p>
          </table:table-cell>
          <table:table-cell table:style-name="ce98" table:formula="of:=[.J22]" office:value-type="float" office:value="0.01" calcext:value-type="float">
            <text:p>0.01000</text:p>
          </table:table-cell>
          <table:table-cell table:style-name="ce46" table:formula="of:=[.I23]*[.H23]+[.J23]" office:value-type="percentage" office:value="0.0255614196216046" calcext:value-type="percentage">
            <text:p>2.55614%</text:p>
          </table:table-cell>
          <table:table-cell table:style-name="ce45" table:formula="of:=[.G23]*CALC_ANNUITY_PAYMENT([.K23];[.E23];1/[.F23])" office:value-type="float" office:value="62.949755433661" calcext:value-type="float">
            <text:p>62.94976</text:p>
          </table:table-cell>
          <table:table-cell table:style-name="ce45" table:formula="of:=[.K23]*[.G23]*[.F23]" office:value-type="float" office:value="11.509792334648" calcext:value-type="float">
            <text:p>11.50979</text:p>
          </table:table-cell>
          <table:table-cell table:style-name="ce45" table:formula="of:=[.L23]-[.M23]" office:value-type="float" office:value="51.439963099013" calcext:value-type="float">
            <text:p>51.43996</text:p>
          </table:table-cell>
          <table:table-cell table:style-name="ce45" table:formula="of:=[.G23]-[.N23]" office:value-type="float" office:value="398.839892442337" calcext:value-type="float">
            <text:p>398.8398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45" table:formula="of:=[.G23]*[.H23]*[.F23]" office:value-type="float" office:value="7.00699377923446" calcext:value-type="float">
            <text:p>7.00699</text:p>
          </table:table-cell>
          <table:table-cell table:style-name="ce45" table:formula="of:=[.M23]+[.N23]" office:value-type="float" office:value="62.949755433661" calcext:value-type="float">
            <text:p>62.94976</text:p>
          </table:table-cell>
          <table:table-cell table:style-name="ce45" table:formula="of:=[.R23]+[.N23]" office:value-type="float" office:value="58.4469568782475" calcext:value-type="float">
            <text:p>58.4469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48" table:formula="of:=[.S23]*[.V23]" office:value-type="float" office:value="57.1373269097202" calcext:value-type="float">
            <text:p>57.13733</text:p>
          </table:table-cell>
          <table:table-cell table:style-name="ce48" table:formula="of:=[.T23]*[.V23]" office:value-type="float" office:value="53.0502916020071" calcext:value-type="float">
            <text:p>53.05029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34-06-30" calcext:value-type="date">
            <text:p>2034-06-30</text:p>
          </table:table-cell>
          <table:table-cell table:style-name="ce43" table:formula="of:=DATE(YEAR([.B24])+1;MONTH([.B24]); DAY([.B24]))" office:value-type="date" office:date-value="2035-06-30" calcext:value-type="date">
            <text:p>2035-06-30</text:p>
          </table:table-cell>
          <table:table-cell table:style-name="ce44" table:formula="of:=[.C24]-[.A24]" office:value-type="float" office:value="4957" calcext:value-type="float">
            <text:p>4,957</text:p>
          </table:table-cell>
          <table:table-cell table:style-name="ce44" table:formula="of:=[.E23]-1" office:value-type="float" office:value="7" calcext:value-type="float">
            <text:p>7</text:p>
          </table:table-cell>
          <table:table-cell table:style-name="ce45" table:formula="of:=[.F23]" office:value-type="float" office:value="1" calcext:value-type="float">
            <text:p>1.00000</text:p>
          </table:table-cell>
          <table:table-cell table:style-name="ce45" table:formula="of:=[.O23]" office:value-type="float" office:value="398.839892442337" calcext:value-type="float">
            <text:p>398.83989</text:p>
          </table:table-cell>
          <table:table-cell table:style-name="ce46" table:formula="of:=[.H23]" office:value-type="percentage" office:value="0.0155614196216046" calcext:value-type="percentage">
            <text:p>1.55614%</text:p>
          </table:table-cell>
          <table:table-cell table:style-name="ce98" table:formula="of:=[.I23]" office:value-type="float" office:value="1" calcext:value-type="float">
            <text:p>1.00000</text:p>
          </table:table-cell>
          <table:table-cell table:style-name="ce98" table:formula="of:=[.J23]" office:value-type="float" office:value="0.01" calcext:value-type="float">
            <text:p>0.01000</text:p>
          </table:table-cell>
          <table:table-cell table:style-name="ce46" table:formula="of:=[.I24]*[.H24]+[.J24]" office:value-type="percentage" office:value="0.0255614196216046" calcext:value-type="percentage">
            <text:p>2.55614%</text:p>
          </table:table-cell>
          <table:table-cell table:style-name="ce45" table:formula="of:=[.G24]*CALC_ANNUITY_PAYMENT([.K24];[.E24];1/[.F24])" office:value-type="float" office:value="62.949755433661" calcext:value-type="float">
            <text:p>62.94976</text:p>
          </table:table-cell>
          <table:table-cell table:style-name="ce45" table:formula="of:=[.K24]*[.G24]*[.F24]" office:value-type="float" office:value="10.1949138525542" calcext:value-type="float">
            <text:p>10.19491</text:p>
          </table:table-cell>
          <table:table-cell table:style-name="ce45" table:formula="of:=[.L24]-[.M24]" office:value-type="float" office:value="52.7548415811067" calcext:value-type="float">
            <text:p>52.75484</text:p>
          </table:table-cell>
          <table:table-cell table:style-name="ce45" table:formula="of:=[.G24]-[.N24]" office:value-type="float" office:value="346.085050861231" calcext:value-type="float">
            <text:p>346.08505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45" table:formula="of:=[.G24]*[.H24]*[.F24]" office:value-type="float" office:value="6.20651492813086" calcext:value-type="float">
            <text:p>6.20651</text:p>
          </table:table-cell>
          <table:table-cell table:style-name="ce45" table:formula="of:=[.M24]+[.N24]" office:value-type="float" office:value="62.949755433661" calcext:value-type="float">
            <text:p>62.94976</text:p>
          </table:table-cell>
          <table:table-cell table:style-name="ce45" table:formula="of:=[.R24]+[.N24]" office:value-type="float" office:value="58.9613565092376" calcext:value-type="float">
            <text:p>58.96136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48" table:formula="of:=[.S24]*[.V24]" office:value-type="float" office:value="56.2491425524433" calcext:value-type="float">
            <text:p>56.24914</text:p>
          </table:table-cell>
          <table:table-cell table:style-name="ce48" table:formula="of:=[.T24]*[.V24]" office:value-type="float" office:value="52.6852840734009" calcext:value-type="float">
            <text:p>52.68528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35-06-30" calcext:value-type="date">
            <text:p>2035-06-30</text:p>
          </table:table-cell>
          <table:table-cell table:style-name="ce43" table:formula="of:=DATE(YEAR([.B25])+1;MONTH([.B25]); DAY([.B25]))" office:value-type="date" office:date-value="2036-06-30" calcext:value-type="date">
            <text:p>2036-06-30</text:p>
          </table:table-cell>
          <table:table-cell table:style-name="ce44" table:formula="of:=[.C25]-[.A25]" office:value-type="float" office:value="5323" calcext:value-type="float">
            <text:p>5,323</text:p>
          </table:table-cell>
          <table:table-cell table:style-name="ce44" table:formula="of:=[.E24]-1" office:value-type="float" office:value="6" calcext:value-type="float">
            <text:p>6</text:p>
          </table:table-cell>
          <table:table-cell table:style-name="ce45" table:formula="of:=[.F24]" office:value-type="float" office:value="1" calcext:value-type="float">
            <text:p>1.00000</text:p>
          </table:table-cell>
          <table:table-cell table:style-name="ce45" table:formula="of:=[.O24]" office:value-type="float" office:value="346.085050861231" calcext:value-type="float">
            <text:p>346.08505</text:p>
          </table:table-cell>
          <table:table-cell table:style-name="ce46" table:formula="of:=[.H24]" office:value-type="percentage" office:value="0.0155614196216046" calcext:value-type="percentage">
            <text:p>1.55614%</text:p>
          </table:table-cell>
          <table:table-cell table:style-name="ce98" table:formula="of:=[.I24]" office:value-type="float" office:value="1" calcext:value-type="float">
            <text:p>1.00000</text:p>
          </table:table-cell>
          <table:table-cell table:style-name="ce98" table:formula="of:=[.J24]" office:value-type="float" office:value="0.01" calcext:value-type="float">
            <text:p>0.01000</text:p>
          </table:table-cell>
          <table:table-cell table:style-name="ce46" table:formula="of:=[.I25]*[.H25]+[.J25]" office:value-type="percentage" office:value="0.0255614196216046" calcext:value-type="percentage">
            <text:p>2.55614%</text:p>
          </table:table-cell>
          <table:table-cell table:style-name="ce45" table:formula="of:=[.G25]*CALC_ANNUITY_PAYMENT([.K25];[.E25];1/[.F25])" office:value-type="float" office:value="62.949755433661" calcext:value-type="float">
            <text:p>62.94976</text:p>
          </table:table-cell>
          <table:table-cell table:style-name="ce45" table:formula="of:=[.K25]*[.G25]*[.F25]" office:value-type="float" office:value="8.84642520982829" calcext:value-type="float">
            <text:p>8.84643</text:p>
          </table:table-cell>
          <table:table-cell table:style-name="ce45" table:formula="of:=[.L25]-[.M25]" office:value-type="float" office:value="54.1033302238327" calcext:value-type="float">
            <text:p>54.10333</text:p>
          </table:table-cell>
          <table:table-cell table:style-name="ce45" table:formula="of:=[.G25]-[.N25]" office:value-type="float" office:value="291.981720637398" calcext:value-type="float">
            <text:p>291.9817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45" table:formula="of:=[.G25]*[.H25]*[.F25]" office:value-type="float" office:value="5.38557470121598" calcext:value-type="float">
            <text:p>5.38557</text:p>
          </table:table-cell>
          <table:table-cell table:style-name="ce45" table:formula="of:=[.M25]+[.N25]" office:value-type="float" office:value="62.949755433661" calcext:value-type="float">
            <text:p>62.94976</text:p>
          </table:table-cell>
          <table:table-cell table:style-name="ce45" table:formula="of:=[.R25]+[.N25]" office:value-type="float" office:value="59.4889049250487" calcext:value-type="float">
            <text:p>59.4889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48" table:formula="of:=[.S25]*[.V25]" office:value-type="float" office:value="55.3094998610617" calcext:value-type="float">
            <text:p>55.30950</text:p>
          </table:table-cell>
          <table:table-cell table:style-name="ce48" table:formula="of:=[.T25]*[.V25]" office:value-type="float" office:value="52.2686951842751" calcext:value-type="float">
            <text:p>52.26870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36-06-30" calcext:value-type="date">
            <text:p>2036-06-30</text:p>
          </table:table-cell>
          <table:table-cell table:style-name="ce43" table:formula="of:=DATE(YEAR([.B26])+1;MONTH([.B26]); DAY([.B26]))" office:value-type="date" office:date-value="2037-06-30" calcext:value-type="date">
            <text:p>2037-06-30</text:p>
          </table:table-cell>
          <table:table-cell table:style-name="ce44" table:formula="of:=[.C26]-[.A26]" office:value-type="float" office:value="5688" calcext:value-type="float">
            <text:p>5,688</text:p>
          </table:table-cell>
          <table:table-cell table:style-name="ce44" table:formula="of:=[.E25]-1" office:value-type="float" office:value="5" calcext:value-type="float">
            <text:p>5</text:p>
          </table:table-cell>
          <table:table-cell table:style-name="ce45" table:formula="of:=[.F25]" office:value-type="float" office:value="1" calcext:value-type="float">
            <text:p>1.00000</text:p>
          </table:table-cell>
          <table:table-cell table:style-name="ce45" table:formula="of:=[.O25]" office:value-type="float" office:value="291.981720637398" calcext:value-type="float">
            <text:p>291.98172</text:p>
          </table:table-cell>
          <table:table-cell table:style-name="ce46" table:formula="of:=[.H25]" office:value-type="percentage" office:value="0.0155614196216046" calcext:value-type="percentage">
            <text:p>1.55614%</text:p>
          </table:table-cell>
          <table:table-cell table:style-name="ce98" table:formula="of:=[.I25]" office:value-type="float" office:value="1" calcext:value-type="float">
            <text:p>1.00000</text:p>
          </table:table-cell>
          <table:table-cell table:style-name="ce98" table:formula="of:=[.J25]" office:value-type="float" office:value="0.01" calcext:value-type="float">
            <text:p>0.01000</text:p>
          </table:table-cell>
          <table:table-cell table:style-name="ce46" table:formula="of:=[.I26]*[.H26]+[.J26]" office:value-type="percentage" office:value="0.0255614196216046" calcext:value-type="percentage">
            <text:p>2.55614%</text:p>
          </table:table-cell>
          <table:table-cell table:style-name="ce45" table:formula="of:=[.G26]*CALC_ANNUITY_PAYMENT([.K26];[.E26];1/[.F26])" office:value-type="float" office:value="62.9497554336609" calcext:value-type="float">
            <text:p>62.94976</text:p>
          </table:table-cell>
          <table:table-cell table:style-name="ce45" table:formula="of:=[.K26]*[.G26]*[.F26]" office:value-type="float" office:value="7.46346728305066" calcext:value-type="float">
            <text:p>7.46347</text:p>
          </table:table-cell>
          <table:table-cell table:style-name="ce45" table:formula="of:=[.L26]-[.M26]" office:value-type="float" office:value="55.4862881506103" calcext:value-type="float">
            <text:p>55.48629</text:p>
          </table:table-cell>
          <table:table-cell table:style-name="ce45" table:formula="of:=[.G26]-[.N26]" office:value-type="float" office:value="236.495432486788" calcext:value-type="float">
            <text:p>236.4954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5" table:formula="of:=[.G26]*[.H26]*[.F26]" office:value-type="float" office:value="4.54365007667668" calcext:value-type="float">
            <text:p>4.54365</text:p>
          </table:table-cell>
          <table:table-cell table:style-name="ce45" table:formula="of:=[.M26]+[.N26]" office:value-type="float" office:value="62.9497554336609" calcext:value-type="float">
            <text:p>62.94976</text:p>
          </table:table-cell>
          <table:table-cell table:style-name="ce45" table:formula="of:=[.R26]+[.N26]" office:value-type="float" office:value="60.029938227287" calcext:value-type="float">
            <text:p>60.0299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8" table:formula="of:=[.S26]*[.V26]" office:value-type="float" office:value="54.4778902717716" calcext:value-type="float">
            <text:p>54.47789</text:p>
          </table:table-cell>
          <table:table-cell table:style-name="ce48" table:formula="of:=[.T26]*[.V26]" office:value-type="float" office:value="51.9510261038861" calcext:value-type="float">
            <text:p>51.95103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6]" office:value-type="date" office:date-value="2021-12-03" calcext:value-type="date">
            <text:p>2021-12-03</text:p>
          </table:table-cell>
          <table:table-cell table:style-name="ce43" table:formula="of:=[.C26]" office:value-type="date" office:date-value="2037-06-30" calcext:value-type="date">
            <text:p>2037-06-30</text:p>
          </table:table-cell>
          <table:table-cell table:style-name="ce43" table:formula="of:=DATE(YEAR([.B27])+1;MONTH([.B27]); DAY([.B27]))" office:value-type="date" office:date-value="2038-06-30" calcext:value-type="date">
            <text:p>2038-06-30</text:p>
          </table:table-cell>
          <table:table-cell table:style-name="ce44" table:formula="of:=[.C27]-[.A27]" office:value-type="float" office:value="6053" calcext:value-type="float">
            <text:p>6,053</text:p>
          </table:table-cell>
          <table:table-cell table:style-name="ce44" table:formula="of:=[.E26]-1" office:value-type="float" office:value="4" calcext:value-type="float">
            <text:p>4</text:p>
          </table:table-cell>
          <table:table-cell table:style-name="ce45" table:formula="of:=[.F26]" office:value-type="float" office:value="1" calcext:value-type="float">
            <text:p>1.00000</text:p>
          </table:table-cell>
          <table:table-cell table:style-name="ce45" table:formula="of:=[.O26]" office:value-type="float" office:value="236.495432486788" calcext:value-type="float">
            <text:p>236.49543</text:p>
          </table:table-cell>
          <table:table-cell table:style-name="ce46" table:formula="of:=[.H26]" office:value-type="percentage" office:value="0.0155614196216046" calcext:value-type="percentage">
            <text:p>1.55614%</text:p>
          </table:table-cell>
          <table:table-cell table:style-name="ce98" table:formula="of:=[.I26]" office:value-type="float" office:value="1" calcext:value-type="float">
            <text:p>1.00000</text:p>
          </table:table-cell>
          <table:table-cell table:style-name="ce98" table:formula="of:=[.J26]" office:value-type="float" office:value="0.01" calcext:value-type="float">
            <text:p>0.01000</text:p>
          </table:table-cell>
          <table:table-cell table:style-name="ce46" table:formula="of:=[.I27]*[.H27]+[.J27]" office:value-type="percentage" office:value="0.0255614196216046" calcext:value-type="percentage">
            <text:p>2.55614%</text:p>
          </table:table-cell>
          <table:table-cell table:style-name="ce45" table:formula="of:=[.G27]*CALC_ANNUITY_PAYMENT([.K27];[.E27];1/[.F27])" office:value-type="float" office:value="62.949755433661" calcext:value-type="float">
            <text:p>62.94976</text:p>
          </table:table-cell>
          <table:table-cell table:style-name="ce45" table:formula="of:=[.K27]*[.G27]*[.F27]" office:value-type="float" office:value="6.04515898838764" calcext:value-type="float">
            <text:p>6.04516</text:p>
          </table:table-cell>
          <table:table-cell table:style-name="ce45" table:formula="of:=[.L27]-[.M27]" office:value-type="float" office:value="56.9045964452734" calcext:value-type="float">
            <text:p>56.90460</text:p>
          </table:table-cell>
          <table:table-cell table:style-name="ce45" table:formula="of:=[.G27]-[.N27]" office:value-type="float" office:value="179.590836041514" calcext:value-type="float">
            <text:p>179.5908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5" table:formula="of:=[.G27]*[.H27]*[.F27]" office:value-type="float" office:value="3.68020466351977" calcext:value-type="float">
            <text:p>3.68020</text:p>
          </table:table-cell>
          <table:table-cell table:style-name="ce45" table:formula="of:=[.M27]+[.N27]" office:value-type="float" office:value="62.949755433661" calcext:value-type="float">
            <text:p>62.94976</text:p>
          </table:table-cell>
          <table:table-cell table:style-name="ce45" table:formula="of:=[.R27]+[.N27]" office:value-type="float" office:value="60.5848011087931" calcext:value-type="float">
            <text:p>60.5848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8" table:formula="of:=[.S27]*[.V27]" office:value-type="float" office:value="53.7335049386021" calcext:value-type="float">
            <text:p>53.73350</text:p>
          </table:table-cell>
          <table:table-cell table:style-name="ce48" table:formula="of:=[.T27]*[.V27]" office:value-type="float" office:value="51.7147951911309" calcext:value-type="float">
            <text:p>51.71480</text:p>
          </table:table-cell>
          <table:table-cell table:style-name="ce2"/>
          <table:table-cell table:style-name="Default"/>
          <table:table-cell table:style-name="ce2"/>
          <table:table-cell table:number-columns-repeated="997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38-06-30" calcext:value-type="date">
            <text:p>2038-06-30</text:p>
          </table:table-cell>
          <table:table-cell table:style-name="ce43" table:formula="of:=DATE(YEAR([.B28])+1;MONTH([.B28]); DAY([.B28]))" office:value-type="date" office:date-value="2039-06-30" calcext:value-type="date">
            <text:p>2039-06-30</text:p>
          </table:table-cell>
          <table:table-cell table:style-name="ce44" table:formula="of:=[.C28]-[.A28]" office:value-type="float" office:value="6418" calcext:value-type="float">
            <text:p>6,418</text:p>
          </table:table-cell>
          <table:table-cell table:style-name="ce44" table:formula="of:=[.E27]-1" office:value-type="float" office:value="3" calcext:value-type="float">
            <text:p>3</text:p>
          </table:table-cell>
          <table:table-cell table:style-name="ce45" table:formula="of:=[.F27]" office:value-type="float" office:value="1" calcext:value-type="float">
            <text:p>1.00000</text:p>
          </table:table-cell>
          <table:table-cell table:style-name="ce45" table:formula="of:=[.O27]" office:value-type="float" office:value="179.590836041514" calcext:value-type="float">
            <text:p>179.59084</text:p>
          </table:table-cell>
          <table:table-cell table:style-name="ce46" table:formula="of:=[.H27]" office:value-type="percentage" office:value="0.0155614196216046" calcext:value-type="percentage">
            <text:p>1.55614%</text:p>
          </table:table-cell>
          <table:table-cell table:style-name="ce98" table:formula="of:=[.I27]" office:value-type="float" office:value="1" calcext:value-type="float">
            <text:p>1.00000</text:p>
          </table:table-cell>
          <table:table-cell table:style-name="ce98" table:formula="of:=[.J27]" office:value-type="float" office:value="0.01" calcext:value-type="float">
            <text:p>0.01000</text:p>
          </table:table-cell>
          <table:table-cell table:style-name="ce46" table:formula="of:=[.I28]*[.H28]+[.J28]" office:value-type="percentage" office:value="0.0255614196216046" calcext:value-type="percentage">
            <text:p>2.55614%</text:p>
          </table:table-cell>
          <table:table-cell table:style-name="ce45" table:formula="of:=[.G28]*CALC_ANNUITY_PAYMENT([.K28];[.E28];1/[.F28])" office:value-type="float" office:value="62.949755433661" calcext:value-type="float">
            <text:p>62.94976</text:p>
          </table:table-cell>
          <table:table-cell table:style-name="ce45" table:formula="of:=[.K28]*[.G28]*[.F28]" office:value-type="float" office:value="4.59059672025194" calcext:value-type="float">
            <text:p>4.59060</text:p>
          </table:table-cell>
          <table:table-cell table:style-name="ce45" table:formula="of:=[.L28]-[.M28]" office:value-type="float" office:value="58.359158713409" calcext:value-type="float">
            <text:p>58.35916</text:p>
          </table:table-cell>
          <table:table-cell table:style-name="ce45" table:formula="of:=[.G28]-[.N28]" office:value-type="float" office:value="121.231677328105" calcext:value-type="float">
            <text:p>121.2316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5" table:formula="of:=[.G28]*[.H28]*[.F28]" office:value-type="float" office:value="2.7946883598368" calcext:value-type="float">
            <text:p>2.79469</text:p>
          </table:table-cell>
          <table:table-cell table:style-name="ce45" table:formula="of:=[.M28]+[.N28]" office:value-type="float" office:value="62.949755433661" calcext:value-type="float">
            <text:p>62.94976</text:p>
          </table:table-cell>
          <table:table-cell table:style-name="ce45" table:formula="of:=[.R28]+[.N28]" office:value-type="float" office:value="61.1538470732458" calcext:value-type="float">
            <text:p>61.15385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8" table:formula="of:=[.S28]*[.V28]" office:value-type="float" office:value="52.9730932699887" calcext:value-type="float">
            <text:p>52.97309</text:p>
          </table:table-cell>
          <table:table-cell table:style-name="ce48" table:formula="of:=[.T28]*[.V28]" office:value-type="float" office:value="51.4618114480778" calcext:value-type="float">
            <text:p>51.46181</text:p>
          </table:table-cell>
          <table:table-cell table:style-name="ce2"/>
          <table:table-cell table:style-name="ce2" office:value-type="string" calcext:value-type="string">
            <text:p>internal rate</text:p>
          </table:table-cell>
          <table:table-cell table:style-name="ce46" office:value-type="percentage" office:value="0.0155614196216046" calcext:value-type="percentage">
            <text:p>1.55614%</text:p>
          </table:table-cell>
          <table:table-cell table:number-columns-repeated="997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9-06-30" calcext:value-type="date">
            <text:p>2039-06-30</text:p>
          </table:table-cell>
          <table:table-cell table:style-name="ce43" table:formula="of:=DATE(YEAR([.B29])+1;MONTH([.B29]); DAY([.B29]))" office:value-type="date" office:date-value="2040-06-30" calcext:value-type="date">
            <text:p>2040-06-30</text:p>
          </table:table-cell>
          <table:table-cell table:style-name="ce44" table:formula="of:=[.C29]-[.A29]" office:value-type="float" office:value="6784" calcext:value-type="float">
            <text:p>6,784</text:p>
          </table:table-cell>
          <table:table-cell table:style-name="ce44" table:formula="of:=[.E28]-1" office:value-type="float" office:value="2" calcext:value-type="float">
            <text:p>2</text:p>
          </table:table-cell>
          <table:table-cell table:style-name="ce45" table:formula="of:=[.F28]" office:value-type="float" office:value="1" calcext:value-type="float">
            <text:p>1.00000</text:p>
          </table:table-cell>
          <table:table-cell table:style-name="ce45" table:formula="of:=[.O28]" office:value-type="float" office:value="121.231677328105" calcext:value-type="float">
            <text:p>121.23168</text:p>
          </table:table-cell>
          <table:table-cell table:style-name="ce46" table:formula="of:=[.H28]" office:value-type="percentage" office:value="0.0155614196216046" calcext:value-type="percentage">
            <text:p>1.55614%</text:p>
          </table:table-cell>
          <table:table-cell table:style-name="ce98" table:formula="of:=[.I28]" office:value-type="float" office:value="1" calcext:value-type="float">
            <text:p>1.00000</text:p>
          </table:table-cell>
          <table:table-cell table:style-name="ce98" table:formula="of:=[.J28]" office:value-type="float" office:value="0.01" calcext:value-type="float">
            <text:p>0.01000</text:p>
          </table:table-cell>
          <table:table-cell table:style-name="ce46" table:formula="of:=[.I29]*[.H29]+[.J29]" office:value-type="percentage" office:value="0.0255614196216046" calcext:value-type="percentage">
            <text:p>2.55614%</text:p>
          </table:table-cell>
          <table:table-cell table:style-name="ce45" table:formula="of:=[.G29]*CALC_ANNUITY_PAYMENT([.K29];[.E29];1/[.F29])" office:value-type="float" office:value="62.9497554336611" calcext:value-type="float">
            <text:p>62.94976</text:p>
          </table:table-cell>
          <table:table-cell table:style-name="ce45" table:formula="of:=[.K29]*[.G29]*[.F29]" office:value-type="float" office:value="3.09885377561467" calcext:value-type="float">
            <text:p>3.09885</text:p>
          </table:table-cell>
          <table:table-cell table:style-name="ce45" table:formula="of:=[.L29]-[.M29]" office:value-type="float" office:value="59.8509016580464" calcext:value-type="float">
            <text:p>59.85090</text:p>
          </table:table-cell>
          <table:table-cell table:style-name="ce45" table:formula="of:=[.G29]-[.N29]" office:value-type="float" office:value="61.380775670059" calcext:value-type="float">
            <text:p>61.3807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5" table:formula="of:=[.G29]*[.H29]*[.F29]" office:value-type="float" office:value="1.88653700233362" calcext:value-type="float">
            <text:p>1.88654</text:p>
          </table:table-cell>
          <table:table-cell table:style-name="ce45" table:formula="of:=[.M29]+[.N29]" office:value-type="float" office:value="62.9497554336611" calcext:value-type="float">
            <text:p>62.94976</text:p>
          </table:table-cell>
          <table:table-cell table:style-name="ce45" table:formula="of:=[.R29]+[.N29]" office:value-type="float" office:value="61.73743866038" calcext:value-type="float">
            <text:p>61.7374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8" table:formula="of:=[.S29]*[.V29]" office:value-type="float" office:value="52.1934634121106" calcext:value-type="float">
            <text:p>52.19346</text:p>
          </table:table-cell>
          <table:table-cell table:style-name="ce48" table:formula="of:=[.T29]*[.V29]" office:value-type="float" office:value="51.1882965021801" calcext:value-type="float">
            <text:p>51.18830</text:p>
          </table:table-cell>
          <table:table-cell table:style-name="ce2"/>
          <table:table-cell table:style-name="ce2" office:value-type="string" calcext:value-type="string">
            <text:p>annuity payment</text:p>
          </table:table-cell>
          <table:table-cell table:style-name="ce2" table:formula="of:=[.G21]*CALC_ANNUITY_PAYMENT([.AA28];[.E21];1/[.F21])" office:value-type="float" office:value="59.7451284198373" calcext:value-type="float">
            <text:p>59.7451284198373</text:p>
          </table:table-cell>
          <table:table-cell table:number-columns-repeated="997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40-06-30" calcext:value-type="date">
            <text:p>2040-06-30</text:p>
          </table:table-cell>
          <table:table-cell table:style-name="ce43" table:formula="of:=DATE(YEAR([.B30])+1;MONTH([.B30]); DAY([.B30]))" office:value-type="date" office:date-value="2041-06-30" calcext:value-type="date">
            <text:p>2041-06-30</text:p>
          </table:table-cell>
          <table:table-cell table:style-name="ce44" table:formula="of:=[.C30]-[.A30]" office:value-type="float" office:value="7149" calcext:value-type="float">
            <text:p>7,149</text:p>
          </table:table-cell>
          <table:table-cell table:style-name="ce44" table:formula="of:=[.E29]-1" office:value-type="float" office:value="1" calcext:value-type="float">
            <text:p>1</text:p>
          </table:table-cell>
          <table:table-cell table:style-name="ce45" table:formula="of:=[.F29]" office:value-type="float" office:value="1" calcext:value-type="float">
            <text:p>1.00000</text:p>
          </table:table-cell>
          <table:table-cell table:style-name="ce45" table:formula="of:=[.O29]" office:value-type="float" office:value="61.380775670059" calcext:value-type="float">
            <text:p>61.38078</text:p>
          </table:table-cell>
          <table:table-cell table:style-name="ce46" table:formula="of:=[.H29]" office:value-type="percentage" office:value="0.0155614196216046" calcext:value-type="percentage">
            <text:p>1.55614%</text:p>
          </table:table-cell>
          <table:table-cell table:style-name="ce98" table:formula="of:=[.I29]" office:value-type="float" office:value="1" calcext:value-type="float">
            <text:p>1.00000</text:p>
          </table:table-cell>
          <table:table-cell table:style-name="ce98" table:formula="of:=[.J29]" office:value-type="float" office:value="0.01" calcext:value-type="float">
            <text:p>0.01000</text:p>
          </table:table-cell>
          <table:table-cell table:style-name="ce46" table:formula="of:=[.I30]*[.H30]+[.J30]" office:value-type="percentage" office:value="0.0255614196216046" calcext:value-type="percentage">
            <text:p>2.55614%</text:p>
          </table:table-cell>
          <table:table-cell table:style-name="ce45" table:formula="of:=[.G30]*CALC_ANNUITY_PAYMENT([.K30];[.E30];1/[.F30])" office:value-type="float" office:value="62.949755433661" calcext:value-type="float">
            <text:p>62.94976</text:p>
          </table:table-cell>
          <table:table-cell table:style-name="ce45" table:formula="of:=[.K30]*[.G30]*[.F30]" office:value-type="float" office:value="1.56897976360196" calcext:value-type="float">
            <text:p>1.56898</text:p>
          </table:table-cell>
          <table:table-cell table:style-name="ce45" table:formula="of:=[.L30]-[.M30]" office:value-type="float" office:value="61.380775670059" calcext:value-type="float">
            <text:p>61.38078</text:p>
          </table:table-cell>
          <table:table-cell table:style-name="ce45" table:formula="of:=[.G30]-[.N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5" table:formula="of:=[.G30]*[.H30]*[.F30]" office:value-type="float" office:value="0.955172006901367" calcext:value-type="float">
            <text:p>0.95517</text:p>
          </table:table-cell>
          <table:table-cell table:style-name="ce45" table:formula="of:=[.M30]+[.N30]" office:value-type="float" office:value="62.949755433661" calcext:value-type="float">
            <text:p>62.94976</text:p>
          </table:table-cell>
          <table:table-cell table:style-name="ce45" table:formula="of:=[.R30]+[.N30]" office:value-type="float" office:value="62.3359476769604" calcext:value-type="float">
            <text:p>62.33595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8" table:formula="of:=[.S30]*[.V30]" office:value-type="float" office:value="51.4000101175899" calcext:value-type="float">
            <text:p>51.40001</text:p>
          </table:table-cell>
          <table:table-cell table:style-name="ce48" table:formula="of:=[.T30]*[.V30]" office:value-type="float" office:value="50.8988211187237" calcext:value-type="float">
            <text:p>50.89882</text:p>
          </table:table-cell>
          <table:table-cell table:style-name="ce2"/>
          <table:table-cell table:style-name="ce2" office:value-type="string" calcext:value-type="string">
            <text:p>npv</text:p>
          </table:table-cell>
          <table:table-cell table:style-name="ce48" table:formula="of:=ABS([.O20]*[.Q20]-([.AA29]*(SUM([.Q21:.Q30]))+[.O30]*[.Q30]))" office:value-type="float" office:value="0.00000001096589130611" calcext:value-type="float">
            <text:p>0.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46"/>
          <table:table-cell table:style-name="ce2"/>
          <table:table-cell table:style-name="ce45" table:number-columns-repeated="2"/>
          <table:table-cell table:number-columns-repeated="3"/>
          <table:table-cell table:style-name="ce45"/>
          <table:table-cell table:number-columns-repeated="4"/>
          <table:table-cell table:style-name="ce66" table:formula="of:=SUM([.W11:.W30])" office:value-type="float" office:value="1154.95050861492" calcext:value-type="float">
            <text:p>1,154.95051</text:p>
          </table:table-cell>
          <table:table-cell table:style-name="ce66" table:formula="of:=SUM([.X11:.X30])" office:value-type="float" office:value="1047.21146535926" calcext:value-type="float">
            <text:p>1,047.21147</text:p>
          </table:table-cell>
          <table:table-cell table:style-name="ce2" table:number-columns-repeated="3"/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3" table:style-name="ta5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41" table:default-cell-style-name="ce41"/>
        <table:table-column table:style-name="co18" table:default-cell-style-name="ce41"/>
        <table:table-column table:style-name="co42" table:default-cell-style-name="ce41"/>
        <table:table-column table:style-name="co43" table:default-cell-style-name="ce41"/>
        <table:table-column table:style-name="co44" table:default-cell-style-name="ce41"/>
        <table:table-column table:style-name="co45" table:default-cell-style-name="ce41"/>
        <table:table-column table:style-name="co4" table:default-cell-style-name="ce41"/>
        <table:table-column table:style-name="co22" table:default-cell-style-name="ce41"/>
        <table:table-column table:style-name="co46" table:default-cell-style-name="ce41"/>
        <table:table-column table:style-name="co47" table:default-cell-style-name="ce41"/>
        <table:table-column table:style-name="co39" table:default-cell-style-name="ce41"/>
        <table:table-column table:style-name="co48" table:default-cell-style-name="ce41"/>
        <table:table-column table:style-name="co38" table:default-cell-style-name="ce41"/>
        <table:table-column table:style-name="co21" table:default-cell-style-name="ce41"/>
        <table:table-column table:style-name="co45" table:default-cell-style-name="ce41"/>
        <table:table-column table:style-name="co28" table:default-cell-style-name="ce41"/>
        <table:table-column table:style-name="co21" table:number-columns-repeated="2" table:default-cell-style-name="ce41"/>
        <table:table-column table:style-name="co51" table:default-cell-style-name="ce41"/>
        <table:table-column table:style-name="co52" table:default-cell-style-name="ce41"/>
        <table:table-column table:style-name="co31" table:default-cell-style-name="ce41"/>
        <table:table-column table:style-name="co45" table:default-cell-style-name="ce41"/>
        <table:table-column table:style-name="co5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3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ann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internal_rate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first_ann_date</text:p>
          </table:table-cell>
          <table:table-cell table:style-name="ce40" office:value-type="string" calcext:value-type="string">
            <text:p>an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47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INTERBCRV.EUR</text:p>
          </table:table-cell>
          <table:table-cell/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00630" calcext:value-type="float">
            <text:p>2040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2" table:number-columns-repeated="2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7" office:value-type="string" calcext:value-type="string">
            <text:p>rate mult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amort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7" office:value-type="string" calcext:value-type="string">
            <text:p>internal interest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style-name="ce2" table:number-columns-repeated="3"/>
          <table:table-cell table:style-name="ce95" table:number-columns-repeated="997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104" office:value-type="float" office:value="1" calcext:value-type="float">
            <text:p>1.00000</text:p>
          </table:table-cell>
          <table:table-cell table:style-name="ce104" office:value-type="float" office:value="0.01" calcext:value-type="float">
            <text:p>0.01000</text:p>
          </table:table-cell>
          <table:table-cell table:style-name="ce60" table:formula="of:=[.H11]*[.I11]+[.J11]" office:value-type="percentage" office:value="0.02" calcext:value-type="percentage">
            <text:p>2.00000%</text:p>
          </table:table-cell>
          <table:table-cell table:style-name="ce55" table:formula="of:=[.G11]*CALC_ANNUITY_PAYMENT([.K11];[.E11];1/[.F11])" office:value-type="float" office:value="61.1567181252904" calcext:value-type="float">
            <text:p>61.15672</text:p>
          </table:table-cell>
          <table:table-cell table:style-name="ce55" table:formula="of:=[.K11]*[.G11]*[.F11]" office:value-type="float" office:value="20" calcext:value-type="float">
            <text:p>20.00000</text:p>
          </table:table-cell>
          <table:table-cell table:style-name="ce55" table:formula="of:=[.L11]-[.M11]" office:value-type="float" office:value="41.1567181252904" calcext:value-type="float">
            <text:p>41.15672</text:p>
          </table:table-cell>
          <table:table-cell table:style-name="ce55" table:formula="of:=[.G11]-[.N11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M11]+[.N11]" office:value-type="float" office:value="61.1567181252904" calcext:value-type="float">
            <text:p>61.15672</text:p>
          </table:table-cell>
          <table:table-cell table:style-name="ce55" table:formula="of:=[.R11]+[.N11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11]*[.V11]" office:value-type="float" office:value="61.2162332046576" calcext:value-type="float">
            <text:p>61.21623</text:p>
          </table:table-cell>
          <table:table-cell table:style-name="ce64" table:formula="of:=[.T11]*[.V11]" office:value-type="float" office:value="51.2065016361249" calcext:value-type="float">
            <text:p>51.20650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O11]" office:value-type="float" office:value="958.84328187471" calcext:value-type="float">
            <text:p>958.84328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105" table:formula="of:=[.I11]" office:value-type="float" office:value="1" calcext:value-type="float">
            <text:p>1.00000</text:p>
          </table:table-cell>
          <table:table-cell table:style-name="ce105" table:formula="of:=[.J11]" office:value-type="float" office:value="0.01" calcext:value-type="float">
            <text:p>0.01000</text:p>
          </table:table-cell>
          <table:table-cell table:style-name="ce60" table:formula="of:=[.H12]*[.I12]+[.J12]" office:value-type="percentage" office:value="0.02" calcext:value-type="percentage">
            <text:p>2.00000%</text:p>
          </table:table-cell>
          <table:table-cell table:style-name="ce55" table:formula="of:=[.G12]*CALC_ANNUITY_PAYMENT([.K12];[.E12];1/[.F12])" office:value-type="float" office:value="61.1567181252904" calcext:value-type="float">
            <text:p>61.15672</text:p>
          </table:table-cell>
          <table:table-cell table:style-name="ce55" table:formula="of:=[.K12]*[.G12]*[.F12]" office:value-type="float" office:value="19.1768656374942" calcext:value-type="float">
            <text:p>19.17687</text:p>
          </table:table-cell>
          <table:table-cell table:style-name="ce55" table:formula="of:=[.L12]-[.M12]" office:value-type="float" office:value="41.9798524877962" calcext:value-type="float">
            <text:p>41.97985</text:p>
          </table:table-cell>
          <table:table-cell table:style-name="ce55" table:formula="of:=[.G12]-[.N12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G12]*[.H12]*[.F12]" office:value-type="float" office:value="9.5884328187471" calcext:value-type="float">
            <text:p>9.58843</text:p>
          </table:table-cell>
          <table:table-cell table:style-name="ce55" table:formula="of:=[.M12]+[.N12]" office:value-type="float" office:value="61.1567181252904" calcext:value-type="float">
            <text:p>61.15672</text:p>
          </table:table-cell>
          <table:table-cell table:style-name="ce55" table:formula="of:=[.R12]+[.N12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12]*[.V12]" office:value-type="float" office:value="61.3047366642308" calcext:value-type="float">
            <text:p>61.30474</text:p>
          </table:table-cell>
          <table:table-cell table:style-name="ce64" table:formula="of:=[.T12]*[.V12]" office:value-type="float" office:value="51.6930968150859" calcext:value-type="float">
            <text:p>51.69310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O12]" office:value-type="float" office:value="916.863429386913" calcext:value-type="float">
            <text:p>916.86343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105" table:formula="of:=[.I12]" office:value-type="float" office:value="1" calcext:value-type="float">
            <text:p>1.00000</text:p>
          </table:table-cell>
          <table:table-cell table:style-name="ce105" table:formula="of:=[.J12]" office:value-type="float" office:value="0.01" calcext:value-type="float">
            <text:p>0.01000</text:p>
          </table:table-cell>
          <table:table-cell table:style-name="ce60" table:formula="of:=[.H13]*[.I13]+[.J13]" office:value-type="percentage" office:value="0.02" calcext:value-type="percentage">
            <text:p>2.00000%</text:p>
          </table:table-cell>
          <table:table-cell table:style-name="ce55" table:formula="of:=[.G13]*CALC_ANNUITY_PAYMENT([.K13];[.E13];1/[.F13])" office:value-type="float" office:value="61.1567181252904" calcext:value-type="float">
            <text:p>61.15672</text:p>
          </table:table-cell>
          <table:table-cell table:style-name="ce55" table:formula="of:=[.K13]*[.G13]*[.F13]" office:value-type="float" office:value="18.3372685877383" calcext:value-type="float">
            <text:p>18.33727</text:p>
          </table:table-cell>
          <table:table-cell table:style-name="ce55" table:formula="of:=[.L13]-[.M13]" office:value-type="float" office:value="42.8194495375521" calcext:value-type="float">
            <text:p>42.81945</text:p>
          </table:table-cell>
          <table:table-cell table:style-name="ce55" table:formula="of:=[.G13]-[.N13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G13]*[.H13]*[.F13]" office:value-type="float" office:value="9.16863429386913" calcext:value-type="float">
            <text:p>9.16863</text:p>
          </table:table-cell>
          <table:table-cell table:style-name="ce55" table:formula="of:=[.M13]+[.N13]" office:value-type="float" office:value="61.1567181252904" calcext:value-type="float">
            <text:p>61.15672</text:p>
          </table:table-cell>
          <table:table-cell table:style-name="ce55" table:formula="of:=[.R13]+[.N13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13]*[.V13]" office:value-type="float" office:value="61.3613253632055" calcext:value-type="float">
            <text:p>61.36133</text:p>
          </table:table-cell>
          <table:table-cell table:style-name="ce64" table:formula="of:=[.T13]*[.V13]" office:value-type="float" office:value="52.1620162882849" calcext:value-type="float">
            <text:p>52.16202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O13]" office:value-type="float" office:value="874.043979849361" calcext:value-type="float">
            <text:p>874.04398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105" table:formula="of:=[.I13]" office:value-type="float" office:value="1" calcext:value-type="float">
            <text:p>1.00000</text:p>
          </table:table-cell>
          <table:table-cell table:style-name="ce105" table:formula="of:=[.J13]" office:value-type="float" office:value="0.01" calcext:value-type="float">
            <text:p>0.01000</text:p>
          </table:table-cell>
          <table:table-cell table:style-name="ce60" table:formula="of:=[.H14]*[.I14]+[.J14]" office:value-type="percentage" office:value="0.02" calcext:value-type="percentage">
            <text:p>2.00000%</text:p>
          </table:table-cell>
          <table:table-cell table:style-name="ce55" table:formula="of:=[.G14]*CALC_ANNUITY_PAYMENT([.K14];[.E14];1/[.F14])" office:value-type="float" office:value="61.1567181252904" calcext:value-type="float">
            <text:p>61.15672</text:p>
          </table:table-cell>
          <table:table-cell table:style-name="ce55" table:formula="of:=[.K14]*[.G14]*[.F14]" office:value-type="float" office:value="17.4808795969872" calcext:value-type="float">
            <text:p>17.48088</text:p>
          </table:table-cell>
          <table:table-cell table:style-name="ce55" table:formula="of:=[.L14]-[.M14]" office:value-type="float" office:value="43.6758385283032" calcext:value-type="float">
            <text:p>43.67584</text:p>
          </table:table-cell>
          <table:table-cell table:style-name="ce55" table:formula="of:=[.G14]-[.N14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G14]*[.H14]*[.F14]" office:value-type="float" office:value="8.74043979849361" calcext:value-type="float">
            <text:p>8.74044</text:p>
          </table:table-cell>
          <table:table-cell table:style-name="ce55" table:formula="of:=[.M14]+[.N14]" office:value-type="float" office:value="61.1567181252904" calcext:value-type="float">
            <text:p>61.15672</text:p>
          </table:table-cell>
          <table:table-cell table:style-name="ce55" table:formula="of:=[.R14]+[.N14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14]*[.V14]" office:value-type="float" office:value="61.3215609695943" calcext:value-type="float">
            <text:p>61.32156</text:p>
          </table:table-cell>
          <table:table-cell table:style-name="ce64" table:formula="of:=[.T14]*[.V14]" office:value-type="float" office:value="52.5575620429948" calcext:value-type="float">
            <text:p>52.55756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O14]" office:value-type="float" office:value="830.368141321058" calcext:value-type="float">
            <text:p>830.36814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105" table:formula="of:=[.I14]" office:value-type="float" office:value="1" calcext:value-type="float">
            <text:p>1.00000</text:p>
          </table:table-cell>
          <table:table-cell table:style-name="ce105" table:formula="of:=[.J14]" office:value-type="float" office:value="0.01" calcext:value-type="float">
            <text:p>0.01000</text:p>
          </table:table-cell>
          <table:table-cell table:style-name="ce60" table:formula="of:=[.H15]*[.I15]+[.J15]" office:value-type="percentage" office:value="0.02" calcext:value-type="percentage">
            <text:p>2.00000%</text:p>
          </table:table-cell>
          <table:table-cell table:style-name="ce55" table:formula="of:=[.G15]*CALC_ANNUITY_PAYMENT([.K15];[.E15];1/[.F15])" office:value-type="float" office:value="61.1567181252904" calcext:value-type="float">
            <text:p>61.15672</text:p>
          </table:table-cell>
          <table:table-cell table:style-name="ce55" table:formula="of:=[.K15]*[.G15]*[.F15]" office:value-type="float" office:value="16.6073628264212" calcext:value-type="float">
            <text:p>16.60736</text:p>
          </table:table-cell>
          <table:table-cell table:style-name="ce55" table:formula="of:=[.L15]-[.M15]" office:value-type="float" office:value="44.5493552988692" calcext:value-type="float">
            <text:p>44.54936</text:p>
          </table:table-cell>
          <table:table-cell table:style-name="ce55" table:formula="of:=[.G15]-[.N15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G15]*[.H15]*[.F15]" office:value-type="float" office:value="8.30368141321058" calcext:value-type="float">
            <text:p>8.30368</text:p>
          </table:table-cell>
          <table:table-cell table:style-name="ce55" table:formula="of:=[.M15]+[.N15]" office:value-type="float" office:value="61.1567181252904" calcext:value-type="float">
            <text:p>61.15672</text:p>
          </table:table-cell>
          <table:table-cell table:style-name="ce55" table:formula="of:=[.R15]+[.N15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15]*[.V15]" office:value-type="float" office:value="61.1517982562466" calcext:value-type="float">
            <text:p>61.15180</text:p>
          </table:table-cell>
          <table:table-cell table:style-name="ce64" table:formula="of:=[.T15]*[.V15]" office:value-type="float" office:value="52.8487848485534" calcext:value-type="float">
            <text:p>52.84878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6-06-30" calcext:value-type="date">
            <text:p>2026-06-30</text:p>
          </table:table-cell>
          <table:table-cell table:style-name="ce43" table:formula="of:=DATE(YEAR([.B16])+1;MONTH([.B16]); DAY([.B16]))" office:value-type="date" office:date-value="2027-06-30" calcext:value-type="date">
            <text:p>2027-06-30</text:p>
          </table:table-cell>
          <table:table-cell table:style-name="ce44" table:formula="of:=[.C16]-[.A16]" office:value-type="float" office:value="2035" calcext:value-type="float">
            <text:p>2,035</text:p>
          </table:table-cell>
          <table:table-cell table:style-name="ce44" table:formula="of:=[.E15]-1" office:value-type="float" office:value="15" calcext:value-type="float">
            <text:p>15</text:p>
          </table:table-cell>
          <table:table-cell table:style-name="ce45" table:formula="of:=[.F15]" office:value-type="float" office:value="1" calcext:value-type="float">
            <text:p>1.00000</text:p>
          </table:table-cell>
          <table:table-cell table:style-name="ce45" table:formula="of:=[.O15]" office:value-type="float" office:value="785.818786022189" calcext:value-type="float">
            <text:p>785.81879</text:p>
          </table:table-cell>
          <table:table-cell table:style-name="ce46" table:formula="of:=[.AA16]" office:value-type="percentage" office:value="0.00606947868365858" calcext:value-type="percentage">
            <text:p>0.60695%</text:p>
          </table:table-cell>
          <table:table-cell table:style-name="ce98" table:formula="of:=[.I15]" office:value-type="float" office:value="1" calcext:value-type="float">
            <text:p>1.00000</text:p>
          </table:table-cell>
          <table:table-cell table:style-name="ce98" table:formula="of:=[.J15]" office:value-type="float" office:value="0.01" calcext:value-type="float">
            <text:p>0.01000</text:p>
          </table:table-cell>
          <table:table-cell table:style-name="ce46" table:formula="of:=[.H16]*[.I16]+[.J16]" office:value-type="percentage" office:value="0.0160694786836586" calcext:value-type="percentage">
            <text:p>1.60695%</text:p>
          </table:table-cell>
          <table:table-cell table:style-name="ce45" table:formula="of:=[.G16]*CALC_ANNUITY_PAYMENT([.K16];[.E16];1/[.F16])" office:value-type="float" office:value="59.3729678179809" calcext:value-type="float">
            <text:p>59.37297</text:p>
          </table:table-cell>
          <table:table-cell table:style-name="ce45" table:formula="of:=[.K16]*[.G16]*[.F16]" office:value-type="float" office:value="12.627698231202" calcext:value-type="float">
            <text:p>12.62770</text:p>
          </table:table-cell>
          <table:table-cell table:style-name="ce45" table:formula="of:=[.L16]-[.M16]" office:value-type="float" office:value="46.7452695867789" calcext:value-type="float">
            <text:p>46.74527</text:p>
          </table:table-cell>
          <table:table-cell table:style-name="ce45" table:formula="of:=[.G16]-[.N16]" office:value-type="float" office:value="739.07351643541" calcext:value-type="float">
            <text:p>739.0735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45" table:formula="of:=[.G16]*[.H16]*[.F16]" office:value-type="float" office:value="4.76951037098014" calcext:value-type="float">
            <text:p>4.76951</text:p>
          </table:table-cell>
          <table:table-cell table:style-name="ce45" table:formula="of:=[.M16]+[.N16]" office:value-type="float" office:value="59.3729678179809" calcext:value-type="float">
            <text:p>59.37297</text:p>
          </table:table-cell>
          <table:table-cell table:style-name="ce45" table:formula="of:=[.R16]+[.N16]" office:value-type="float" office:value="51.514779957759" calcext:value-type="float">
            <text:p>51.5147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48" table:formula="of:=[.S16]*[.V16]" office:value-type="float" office:value="59.0608512842008" calcext:value-type="float">
            <text:p>59.06085</text:p>
          </table:table-cell>
          <table:table-cell table:style-name="ce48" table:formula="of:=[.T16]*[.V16]" office:value-type="float" office:value="51.2439729701724" calcext:value-type="float">
            <text:p>51.24397</text:p>
          </table:table-cell>
          <table:table-cell table:style-name="ce2"/>
          <table:table-cell table:style-name="ce2" office:value-type="string" calcext:value-type="string">
            <text:p>internal rate</text:p>
          </table:table-cell>
          <table:table-cell table:style-name="ce46" office:value-type="percentage" office:value="0.00606947868365858" calcext:value-type="percentage">
            <text:p>0.60695%</text:p>
          </table:table-cell>
          <table:table-cell table:number-columns-repeated="997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7-06-30" calcext:value-type="date">
            <text:p>2027-06-30</text:p>
          </table:table-cell>
          <table:table-cell table:style-name="ce43" table:formula="of:=DATE(YEAR([.B17])+1;MONTH([.B17]); DAY([.B17]))" office:value-type="date" office:date-value="2028-06-30" calcext:value-type="date">
            <text:p>2028-06-30</text:p>
          </table:table-cell>
          <table:table-cell table:style-name="ce44" table:formula="of:=[.C17]-[.A17]" office:value-type="float" office:value="2401" calcext:value-type="float">
            <text:p>2,401</text:p>
          </table:table-cell>
          <table:table-cell table:style-name="ce44" table:formula="of:=[.E16]-1" office:value-type="float" office:value="14" calcext:value-type="float">
            <text:p>14</text:p>
          </table:table-cell>
          <table:table-cell table:style-name="ce45" table:formula="of:=[.F16]" office:value-type="float" office:value="1" calcext:value-type="float">
            <text:p>1.00000</text:p>
          </table:table-cell>
          <table:table-cell table:style-name="ce45" table:formula="of:=[.O16]" office:value-type="float" office:value="739.07351643541" calcext:value-type="float">
            <text:p>739.07352</text:p>
          </table:table-cell>
          <table:table-cell table:style-name="ce46" table:formula="of:=[.H16]" office:value-type="percentage" office:value="0.00606947868365858" calcext:value-type="percentage">
            <text:p>0.60695%</text:p>
          </table:table-cell>
          <table:table-cell table:style-name="ce98" table:formula="of:=[.I16]" office:value-type="float" office:value="1" calcext:value-type="float">
            <text:p>1.00000</text:p>
          </table:table-cell>
          <table:table-cell table:style-name="ce98" table:formula="of:=[.J16]" office:value-type="float" office:value="0.01" calcext:value-type="float">
            <text:p>0.01000</text:p>
          </table:table-cell>
          <table:table-cell table:style-name="ce46" table:formula="of:=[.H17]*[.I17]+[.J17]" office:value-type="percentage" office:value="0.0160694786836586" calcext:value-type="percentage">
            <text:p>1.60695%</text:p>
          </table:table-cell>
          <table:table-cell table:style-name="ce45" table:formula="of:=[.G17]*CALC_ANNUITY_PAYMENT([.K17];[.E17];1/[.F17])" office:value-type="float" office:value="59.3729678179809" calcext:value-type="float">
            <text:p>59.37297</text:p>
          </table:table-cell>
          <table:table-cell table:style-name="ce45" table:formula="of:=[.K17]*[.G17]*[.F17]" office:value-type="float" office:value="11.8765261180154" calcext:value-type="float">
            <text:p>11.87653</text:p>
          </table:table-cell>
          <table:table-cell table:style-name="ce45" table:formula="of:=[.L17]-[.M17]" office:value-type="float" office:value="47.4964416999655" calcext:value-type="float">
            <text:p>47.49644</text:p>
          </table:table-cell>
          <table:table-cell table:style-name="ce45" table:formula="of:=[.G17]-[.N17]" office:value-type="float" office:value="691.577074735444" calcext:value-type="float">
            <text:p>691.57707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45" table:formula="of:=[.G17]*[.H17]*[.F17]" office:value-type="float" office:value="4.48579095366131" calcext:value-type="float">
            <text:p>4.48579</text:p>
          </table:table-cell>
          <table:table-cell table:style-name="ce45" table:formula="of:=[.M17]+[.N17]" office:value-type="float" office:value="59.3729678179809" calcext:value-type="float">
            <text:p>59.37297</text:p>
          </table:table-cell>
          <table:table-cell table:style-name="ce45" table:formula="of:=[.R17]+[.N17]" office:value-type="float" office:value="51.9822326536268" calcext:value-type="float">
            <text:p>51.9822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48" table:formula="of:=[.S17]*[.V17]" office:value-type="float" office:value="58.5983819019617" calcext:value-type="float">
            <text:p>58.59838</text:p>
          </table:table-cell>
          <table:table-cell table:style-name="ce48" table:formula="of:=[.T17]*[.V17]" office:value-type="float" office:value="51.3040670375813" calcext:value-type="float">
            <text:p>51.30407</text:p>
          </table:table-cell>
          <table:table-cell table:style-name="ce2"/>
          <table:table-cell table:style-name="ce2" office:value-type="string" calcext:value-type="string">
            <text:p>annuity payment</text:p>
          </table:table-cell>
          <table:table-cell table:style-name="ce2" table:formula="of:=[.G16]*CALC_ANNUITY_PAYMENT([.AA16];[.E16];1/[.F16])" office:value-type="float" office:value="54.9675688220287" calcext:value-type="float">
            <text:p>54.9675688220287</text:p>
          </table:table-cell>
          <table:table-cell table:number-columns-repeated="997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8-06-30" calcext:value-type="date">
            <text:p>2028-06-30</text:p>
          </table:table-cell>
          <table:table-cell table:style-name="ce43" table:formula="of:=DATE(YEAR([.B18])+1;MONTH([.B18]); DAY([.B18]))" office:value-type="date" office:date-value="2029-06-30" calcext:value-type="date">
            <text:p>2029-06-30</text:p>
          </table:table-cell>
          <table:table-cell table:style-name="ce44" table:formula="of:=[.C18]-[.A18]" office:value-type="float" office:value="2766" calcext:value-type="float">
            <text:p>2,766</text:p>
          </table:table-cell>
          <table:table-cell table:style-name="ce44" table:formula="of:=[.E17]-1" office:value-type="float" office:value="13" calcext:value-type="float">
            <text:p>13</text:p>
          </table:table-cell>
          <table:table-cell table:style-name="ce45" table:formula="of:=[.F17]" office:value-type="float" office:value="1" calcext:value-type="float">
            <text:p>1.00000</text:p>
          </table:table-cell>
          <table:table-cell table:style-name="ce45" table:formula="of:=[.O17]" office:value-type="float" office:value="691.577074735444" calcext:value-type="float">
            <text:p>691.57707</text:p>
          </table:table-cell>
          <table:table-cell table:style-name="ce46" table:formula="of:=[.H17]" office:value-type="percentage" office:value="0.00606947868365858" calcext:value-type="percentage">
            <text:p>0.60695%</text:p>
          </table:table-cell>
          <table:table-cell table:style-name="ce98" table:formula="of:=[.I17]" office:value-type="float" office:value="1" calcext:value-type="float">
            <text:p>1.00000</text:p>
          </table:table-cell>
          <table:table-cell table:style-name="ce98" table:formula="of:=[.J17]" office:value-type="float" office:value="0.01" calcext:value-type="float">
            <text:p>0.01000</text:p>
          </table:table-cell>
          <table:table-cell table:style-name="ce46" table:formula="of:=[.H18]*[.I18]+[.J18]" office:value-type="percentage" office:value="0.0160694786836586" calcext:value-type="percentage">
            <text:p>1.60695%</text:p>
          </table:table-cell>
          <table:table-cell table:style-name="ce45" table:formula="of:=[.G18]*CALC_ANNUITY_PAYMENT([.K18];[.E18];1/[.F18])" office:value-type="float" office:value="59.3729678179809" calcext:value-type="float">
            <text:p>59.37297</text:p>
          </table:table-cell>
          <table:table-cell table:style-name="ce45" table:formula="of:=[.K18]*[.G18]*[.F18]" office:value-type="float" office:value="11.1132830605682" calcext:value-type="float">
            <text:p>11.11328</text:p>
          </table:table-cell>
          <table:table-cell table:style-name="ce45" table:formula="of:=[.L18]-[.M18]" office:value-type="float" office:value="48.2596847574127" calcext:value-type="float">
            <text:p>48.25968</text:p>
          </table:table-cell>
          <table:table-cell table:style-name="ce45" table:formula="of:=[.G18]-[.N18]" office:value-type="float" office:value="643.317389978032" calcext:value-type="float">
            <text:p>643.3173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45" table:formula="of:=[.G18]*[.H18]*[.F18]" office:value-type="float" office:value="4.19751231321374" calcext:value-type="float">
            <text:p>4.19751</text:p>
          </table:table-cell>
          <table:table-cell table:style-name="ce45" table:formula="of:=[.M18]+[.N18]" office:value-type="float" office:value="59.3729678179809" calcext:value-type="float">
            <text:p>59.37297</text:p>
          </table:table-cell>
          <table:table-cell table:style-name="ce45" table:formula="of:=[.R18]+[.N18]" office:value-type="float" office:value="52.4571970706265" calcext:value-type="float">
            <text:p>52.4572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48" table:formula="of:=[.S18]*[.V18]" office:value-type="float" office:value="57.9934979427913" calcext:value-type="float">
            <text:p>57.99350</text:p>
          </table:table-cell>
          <table:table-cell table:style-name="ce48" table:formula="of:=[.T18]*[.V18]" office:value-type="float" office:value="51.2384080197295" calcext:value-type="float">
            <text:p>51.23841</text:p>
          </table:table-cell>
          <table:table-cell table:style-name="ce2"/>
          <table:table-cell table:style-name="ce2" office:value-type="string" calcext:value-type="string">
            <text:p>npv</text:p>
          </table:table-cell>
          <table:table-cell table:style-name="ce48" table:formula="of:=ABS([.O15]*[.Q15]-([.AA17]*(SUM([.Q16:.Q20]))+[.O20]*[.Q20]))" office:value-type="float" office:value="0.00000000183865722647" calcext:value-type="float">
            <text:p>0.00000</text:p>
          </table:table-cell>
          <table:table-cell table:number-columns-repeated="997"/>
        </table:table-row>
        <table:table-row table:style-name="ro1">
          <table:table-cell table:style-name="ce43" table:formula="of:=[.A18]" office:value-type="date" office:date-value="2021-12-03" calcext:value-type="date">
            <text:p>2021-12-03</text:p>
          </table:table-cell>
          <table:table-cell table:style-name="ce43" table:formula="of:=[.C18]" office:value-type="date" office:date-value="2029-06-30" calcext:value-type="date">
            <text:p>2029-06-30</text:p>
          </table:table-cell>
          <table:table-cell table:style-name="ce43" table:formula="of:=DATE(YEAR([.B19])+1;MONTH([.B19]); DAY([.B19]))" office:value-type="date" office:date-value="2030-06-30" calcext:value-type="date">
            <text:p>2030-06-30</text:p>
          </table:table-cell>
          <table:table-cell table:style-name="ce44" table:formula="of:=[.C19]-[.A19]" office:value-type="float" office:value="3131" calcext:value-type="float">
            <text:p>3,131</text:p>
          </table:table-cell>
          <table:table-cell table:style-name="ce44" table:formula="of:=[.E18]-1" office:value-type="float" office:value="12" calcext:value-type="float">
            <text:p>12</text:p>
          </table:table-cell>
          <table:table-cell table:style-name="ce45" table:formula="of:=[.F18]" office:value-type="float" office:value="1" calcext:value-type="float">
            <text:p>1.00000</text:p>
          </table:table-cell>
          <table:table-cell table:style-name="ce45" table:formula="of:=[.O18]" office:value-type="float" office:value="643.317389978032" calcext:value-type="float">
            <text:p>643.31739</text:p>
          </table:table-cell>
          <table:table-cell table:style-name="ce46" table:formula="of:=[.H18]" office:value-type="percentage" office:value="0.00606947868365858" calcext:value-type="percentage">
            <text:p>0.60695%</text:p>
          </table:table-cell>
          <table:table-cell table:style-name="ce98" table:formula="of:=[.I18]" office:value-type="float" office:value="1" calcext:value-type="float">
            <text:p>1.00000</text:p>
          </table:table-cell>
          <table:table-cell table:style-name="ce98" table:formula="of:=[.J18]" office:value-type="float" office:value="0.01" calcext:value-type="float">
            <text:p>0.01000</text:p>
          </table:table-cell>
          <table:table-cell table:style-name="ce46" table:formula="of:=[.H19]*[.I19]+[.J19]" office:value-type="percentage" office:value="0.0160694786836586" calcext:value-type="percentage">
            <text:p>1.60695%</text:p>
          </table:table-cell>
          <table:table-cell table:style-name="ce45" table:formula="of:=[.G19]*CALC_ANNUITY_PAYMENT([.K19];[.E19];1/[.F19])" office:value-type="float" office:value="59.3729678179809" calcext:value-type="float">
            <text:p>59.37297</text:p>
          </table:table-cell>
          <table:table-cell table:style-name="ce45" table:formula="of:=[.K19]*[.G19]*[.F19]" office:value-type="float" office:value="10.3377750850789" calcext:value-type="float">
            <text:p>10.33778</text:p>
          </table:table-cell>
          <table:table-cell table:style-name="ce45" table:formula="of:=[.L19]-[.M19]" office:value-type="float" office:value="49.035192732902" calcext:value-type="float">
            <text:p>49.03519</text:p>
          </table:table-cell>
          <table:table-cell table:style-name="ce45" table:formula="of:=[.G19]-[.N19]" office:value-type="float" office:value="594.28219724513" calcext:value-type="float">
            <text:p>594.2822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45" table:formula="of:=[.G19]*[.H19]*[.F19]" office:value-type="float" office:value="3.90460118529854" calcext:value-type="float">
            <text:p>3.90460</text:p>
          </table:table-cell>
          <table:table-cell table:style-name="ce45" table:formula="of:=[.M19]+[.N19]" office:value-type="float" office:value="59.3729678179809" calcext:value-type="float">
            <text:p>59.37297</text:p>
          </table:table-cell>
          <table:table-cell table:style-name="ce45" table:formula="of:=[.R19]+[.N19]" office:value-type="float" office:value="52.9397939182006" calcext:value-type="float">
            <text:p>52.9397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48" table:formula="of:=[.S19]*[.V19]" office:value-type="float" office:value="57.2681439850215" calcext:value-type="float">
            <text:p>57.26814</text:p>
          </table:table-cell>
          <table:table-cell table:style-name="ce48" table:formula="of:=[.T19]*[.V19]" office:value-type="float" office:value="51.0630317477025" calcext:value-type="float">
            <text:p>51.06303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30-06-30" calcext:value-type="date">
            <text:p>2030-06-30</text:p>
          </table:table-cell>
          <table:table-cell table:style-name="ce43" table:formula="of:=DATE(YEAR([.B20])+1;MONTH([.B20]); DAY([.B20]))" office:value-type="date" office:date-value="2031-06-30" calcext:value-type="date">
            <text:p>2031-06-30</text:p>
          </table:table-cell>
          <table:table-cell table:style-name="ce44" table:formula="of:=[.C20]-[.A20]" office:value-type="float" office:value="3496" calcext:value-type="float">
            <text:p>3,496</text:p>
          </table:table-cell>
          <table:table-cell table:style-name="ce44" table:formula="of:=[.E19]-1" office:value-type="float" office:value="11" calcext:value-type="float">
            <text:p>11</text:p>
          </table:table-cell>
          <table:table-cell table:style-name="ce45" table:formula="of:=[.F19]" office:value-type="float" office:value="1" calcext:value-type="float">
            <text:p>1.00000</text:p>
          </table:table-cell>
          <table:table-cell table:style-name="ce45" table:formula="of:=[.O19]" office:value-type="float" office:value="594.28219724513" calcext:value-type="float">
            <text:p>594.28220</text:p>
          </table:table-cell>
          <table:table-cell table:style-name="ce46" table:formula="of:=[.H19]" office:value-type="percentage" office:value="0.00606947868365858" calcext:value-type="percentage">
            <text:p>0.60695%</text:p>
          </table:table-cell>
          <table:table-cell table:style-name="ce98" table:formula="of:=[.I19]" office:value-type="float" office:value="1" calcext:value-type="float">
            <text:p>1.00000</text:p>
          </table:table-cell>
          <table:table-cell table:style-name="ce98" table:formula="of:=[.J19]" office:value-type="float" office:value="0.01" calcext:value-type="float">
            <text:p>0.01000</text:p>
          </table:table-cell>
          <table:table-cell table:style-name="ce46" table:formula="of:=[.H20]*[.I20]+[.J20]" office:value-type="percentage" office:value="0.0160694786836586" calcext:value-type="percentage">
            <text:p>1.60695%</text:p>
          </table:table-cell>
          <table:table-cell table:style-name="ce45" table:formula="of:=[.G20]*CALC_ANNUITY_PAYMENT([.K20];[.E20];1/[.F20])" office:value-type="float" office:value="59.3729678179809" calcext:value-type="float">
            <text:p>59.37297</text:p>
          </table:table-cell>
          <table:table-cell table:style-name="ce45" table:formula="of:=[.K20]*[.G20]*[.F20]" office:value-type="float" office:value="9.54980510070841" calcext:value-type="float">
            <text:p>9.54981</text:p>
          </table:table-cell>
          <table:table-cell table:style-name="ce45" table:formula="of:=[.L20]-[.M20]" office:value-type="float" office:value="49.8231627172725" calcext:value-type="float">
            <text:p>49.82316</text:p>
          </table:table-cell>
          <table:table-cell table:style-name="ce45" table:formula="of:=[.G20]-[.N20]" office:value-type="float" office:value="544.459034527857" calcext:value-type="float">
            <text:p>544.4590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45" table:formula="of:=[.G20]*[.H20]*[.F20]" office:value-type="float" office:value="3.6069831282571" calcext:value-type="float">
            <text:p>3.60698</text:p>
          </table:table-cell>
          <table:table-cell table:style-name="ce45" table:formula="of:=[.M20]+[.N20]" office:value-type="float" office:value="59.3729678179809" calcext:value-type="float">
            <text:p>59.37297</text:p>
          </table:table-cell>
          <table:table-cell table:style-name="ce45" table:formula="of:=[.R20]+[.N20]" office:value-type="float" office:value="53.4301458455296" calcext:value-type="float">
            <text:p>53.43015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48" table:formula="of:=[.S20]*[.V20]" office:value-type="float" office:value="56.4698758919713" calcext:value-type="float">
            <text:p>56.46988</text:p>
          </table:table-cell>
          <table:table-cell table:style-name="ce48" table:formula="of:=[.T20]*[.V20]" office:value-type="float" office:value="50.8176332710328" calcext:value-type="float">
            <text:p>50.81763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31-06-30" calcext:value-type="date">
            <text:p>2031-06-30</text:p>
          </table:table-cell>
          <table:table-cell table:style-name="ce51" table:formula="of:=DATE(YEAR([.B21])+1;MONTH([.B21]); DAY([.B21]))" office:value-type="date" office:date-value="2032-06-30" calcext:value-type="date">
            <text:p>2032-06-30</text:p>
          </table:table-cell>
          <table:table-cell table:style-name="ce53" table:formula="of:=[.C21]-[.A21]" office:value-type="float" office:value="3862" calcext:value-type="float">
            <text:p>3,862</text:p>
          </table:table-cell>
          <table:table-cell table:style-name="ce53" table:formula="of:=[.E20]-1" office:value-type="float" office:value="10" calcext:value-type="float">
            <text:p>10</text:p>
          </table:table-cell>
          <table:table-cell table:style-name="ce55" table:formula="of:=[.F20]" office:value-type="float" office:value="1" calcext:value-type="float">
            <text:p>1.00000</text:p>
          </table:table-cell>
          <table:table-cell table:style-name="ce55" table:formula="of:=[.O20]" office:value-type="float" office:value="544.459034527857" calcext:value-type="float">
            <text:p>544.45903</text:p>
          </table:table-cell>
          <table:table-cell table:style-name="ce60" table:formula="of:=[.AA21]" office:value-type="percentage" office:value="0.0129602330860258" calcext:value-type="percentage">
            <text:p>1.29602%</text:p>
          </table:table-cell>
          <table:table-cell table:style-name="ce105" table:formula="of:=[.I20]" office:value-type="float" office:value="1" calcext:value-type="float">
            <text:p>1.00000</text:p>
          </table:table-cell>
          <table:table-cell table:style-name="ce105" table:formula="of:=[.J20]" office:value-type="float" office:value="0.01" calcext:value-type="float">
            <text:p>0.01000</text:p>
          </table:table-cell>
          <table:table-cell table:style-name="ce60" table:formula="of:=[.I21]*[.H21]+[.J21]" office:value-type="percentage" office:value="0.0229602330860258" calcext:value-type="percentage">
            <text:p>2.29602%</text:p>
          </table:table-cell>
          <table:table-cell table:style-name="ce55" table:formula="of:=[.G21]*CALC_ANNUITY_PAYMENT([.K21];[.E21];1/[.F21])" office:value-type="float" office:value="61.5553161519795" calcext:value-type="float">
            <text:p>61.55532</text:p>
          </table:table-cell>
          <table:table-cell table:style-name="ce55" table:formula="of:=[.K21]*[.G21]*[.F21]" office:value-type="float" office:value="12.5009063385522" calcext:value-type="float">
            <text:p>12.50091</text:p>
          </table:table-cell>
          <table:table-cell table:style-name="ce55" table:formula="of:=[.L21]-[.M21]" office:value-type="float" office:value="49.0544098134274" calcext:value-type="float">
            <text:p>49.05441</text:p>
          </table:table-cell>
          <table:table-cell table:style-name="ce55" table:formula="of:=[.G21]-[.N21]" office:value-type="float" office:value="495.40462471443" calcext:value-type="float">
            <text:p>495.4046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55" table:formula="of:=[.G21]*[.H21]*[.F21]" office:value-type="float" office:value="7.0563159932736" calcext:value-type="float">
            <text:p>7.05632</text:p>
          </table:table-cell>
          <table:table-cell table:style-name="ce55" table:formula="of:=[.M21]+[.N21]" office:value-type="float" office:value="61.5553161519795" calcext:value-type="float">
            <text:p>61.55532</text:p>
          </table:table-cell>
          <table:table-cell table:style-name="ce55" table:formula="of:=[.R21]+[.N21]" office:value-type="float" office:value="56.110725806701" calcext:value-type="float">
            <text:p>56.1107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64" table:formula="of:=[.S21]*[.V21]" office:value-type="float" office:value="57.6811233622887" calcext:value-type="float">
            <text:p>57.68112</text:p>
          </table:table-cell>
          <table:table-cell table:style-name="ce64" table:formula="of:=[.T21]*[.V21]" office:value-type="float" office:value="52.5792067936571" calcext:value-type="float">
            <text:p>52.57921</text:p>
          </table:table-cell>
          <table:table-cell table:style-name="ce2"/>
          <table:table-cell table:style-name="ce2" office:value-type="string" calcext:value-type="string">
            <text:p>internal rate</text:p>
          </table:table-cell>
          <table:table-cell table:style-name="ce46" office:value-type="percentage" office:value="0.0129602330860258" calcext:value-type="percentage">
            <text:p>1.29602%</text:p>
          </table:table-cell>
          <table:table-cell table:number-columns-repeated="997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32-06-30" calcext:value-type="date">
            <text:p>2032-06-30</text:p>
          </table:table-cell>
          <table:table-cell table:style-name="ce51" table:formula="of:=DATE(YEAR([.B22])+1;MONTH([.B22]); DAY([.B22]))" office:value-type="date" office:date-value="2033-06-30" calcext:value-type="date">
            <text:p>2033-06-30</text:p>
          </table:table-cell>
          <table:table-cell table:style-name="ce53" table:formula="of:=[.C22]-[.A22]" office:value-type="float" office:value="4227" calcext:value-type="float">
            <text:p>4,227</text:p>
          </table:table-cell>
          <table:table-cell table:style-name="ce53" table:formula="of:=[.E21]-1" office:value-type="float" office:value="9" calcext:value-type="float">
            <text:p>9</text:p>
          </table:table-cell>
          <table:table-cell table:style-name="ce55" table:formula="of:=[.F21]" office:value-type="float" office:value="1" calcext:value-type="float">
            <text:p>1.00000</text:p>
          </table:table-cell>
          <table:table-cell table:style-name="ce55" table:formula="of:=[.O21]" office:value-type="float" office:value="495.40462471443" calcext:value-type="float">
            <text:p>495.40462</text:p>
          </table:table-cell>
          <table:table-cell table:style-name="ce60" table:formula="of:=[.H21]" office:value-type="percentage" office:value="0.0129602330860258" calcext:value-type="percentage">
            <text:p>1.29602%</text:p>
          </table:table-cell>
          <table:table-cell table:style-name="ce105" table:formula="of:=[.I21]" office:value-type="float" office:value="1" calcext:value-type="float">
            <text:p>1.00000</text:p>
          </table:table-cell>
          <table:table-cell table:style-name="ce105" table:formula="of:=[.J21]" office:value-type="float" office:value="0.01" calcext:value-type="float">
            <text:p>0.01000</text:p>
          </table:table-cell>
          <table:table-cell table:style-name="ce60" table:formula="of:=[.I22]*[.H22]+[.J22]" office:value-type="percentage" office:value="0.0229602330860258" calcext:value-type="percentage">
            <text:p>2.29602%</text:p>
          </table:table-cell>
          <table:table-cell table:style-name="ce55" table:formula="of:=[.G22]*CALC_ANNUITY_PAYMENT([.K22];[.E22];1/[.F22])" office:value-type="float" office:value="61.5553161519795" calcext:value-type="float">
            <text:p>61.55532</text:p>
          </table:table-cell>
          <table:table-cell table:style-name="ce55" table:formula="of:=[.K22]*[.G22]*[.F22]" office:value-type="float" office:value="11.3746056553384" calcext:value-type="float">
            <text:p>11.37461</text:p>
          </table:table-cell>
          <table:table-cell table:style-name="ce55" table:formula="of:=[.L22]-[.M22]" office:value-type="float" office:value="50.1807104966411" calcext:value-type="float">
            <text:p>50.18071</text:p>
          </table:table-cell>
          <table:table-cell table:style-name="ce55" table:formula="of:=[.G22]-[.N22]" office:value-type="float" office:value="445.223914217789" calcext:value-type="float">
            <text:p>445.2239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55" table:formula="of:=[.G22]*[.H22]*[.F22]" office:value-type="float" office:value="6.42055940819415" calcext:value-type="float">
            <text:p>6.42056</text:p>
          </table:table-cell>
          <table:table-cell table:style-name="ce55" table:formula="of:=[.M22]+[.N22]" office:value-type="float" office:value="61.5553161519795" calcext:value-type="float">
            <text:p>61.55532</text:p>
          </table:table-cell>
          <table:table-cell table:style-name="ce55" table:formula="of:=[.R22]+[.N22]" office:value-type="float" office:value="56.6012699048352" calcext:value-type="float">
            <text:p>56.6012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64" table:formula="of:=[.S22]*[.V22]" office:value-type="float" office:value="56.7623053437723" calcext:value-type="float">
            <text:p>56.76231</text:p>
          </table:table-cell>
          <table:table-cell table:style-name="ce64" table:formula="of:=[.T22]*[.V22]" office:value-type="float" office:value="52.1940063998877" calcext:value-type="float">
            <text:p>52.19401</text:p>
          </table:table-cell>
          <table:table-cell table:style-name="ce2"/>
          <table:table-cell table:style-name="ce2" office:value-type="string" calcext:value-type="string">
            <text:p>annuity payment</text:p>
          </table:table-cell>
          <table:table-cell table:style-name="ce2" table:formula="of:=[.G21]*CALC_ANNUITY_PAYMENT([.AA21];[.E21];1/[.F21])" office:value-type="float" office:value="58.4018190960256" calcext:value-type="float">
            <text:p>58.4018190960256</text:p>
          </table:table-cell>
          <table:table-cell table:number-columns-repeated="997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33-06-30" calcext:value-type="date">
            <text:p>2033-06-30</text:p>
          </table:table-cell>
          <table:table-cell table:style-name="ce51" table:formula="of:=DATE(YEAR([.B23])+1;MONTH([.B23]); DAY([.B23]))" office:value-type="date" office:date-value="2034-06-30" calcext:value-type="date">
            <text:p>2034-06-30</text:p>
          </table:table-cell>
          <table:table-cell table:style-name="ce53" table:formula="of:=[.C23]-[.A23]" office:value-type="float" office:value="4592" calcext:value-type="float">
            <text:p>4,592</text:p>
          </table:table-cell>
          <table:table-cell table:style-name="ce53" table:formula="of:=[.E22]-1" office:value-type="float" office:value="8" calcext:value-type="float">
            <text:p>8</text:p>
          </table:table-cell>
          <table:table-cell table:style-name="ce55" table:formula="of:=[.F22]" office:value-type="float" office:value="1" calcext:value-type="float">
            <text:p>1.00000</text:p>
          </table:table-cell>
          <table:table-cell table:style-name="ce55" table:formula="of:=[.O22]" office:value-type="float" office:value="445.223914217789" calcext:value-type="float">
            <text:p>445.22391</text:p>
          </table:table-cell>
          <table:table-cell table:style-name="ce60" table:formula="of:=[.H22]" office:value-type="percentage" office:value="0.0129602330860258" calcext:value-type="percentage">
            <text:p>1.29602%</text:p>
          </table:table-cell>
          <table:table-cell table:style-name="ce105" table:formula="of:=[.I22]" office:value-type="float" office:value="1" calcext:value-type="float">
            <text:p>1.00000</text:p>
          </table:table-cell>
          <table:table-cell table:style-name="ce105" table:formula="of:=[.J22]" office:value-type="float" office:value="0.01" calcext:value-type="float">
            <text:p>0.01000</text:p>
          </table:table-cell>
          <table:table-cell table:style-name="ce60" table:formula="of:=[.I23]*[.H23]+[.J23]" office:value-type="percentage" office:value="0.0229602330860258" calcext:value-type="percentage">
            <text:p>2.29602%</text:p>
          </table:table-cell>
          <table:table-cell table:style-name="ce55" table:formula="of:=[.G23]*CALC_ANNUITY_PAYMENT([.K23];[.E23];1/[.F23])" office:value-type="float" office:value="61.5553161519795" calcext:value-type="float">
            <text:p>61.55532</text:p>
          </table:table-cell>
          <table:table-cell table:style-name="ce55" table:formula="of:=[.K23]*[.G23]*[.F23]" office:value-type="float" office:value="10.2224448459132" calcext:value-type="float">
            <text:p>10.22244</text:p>
          </table:table-cell>
          <table:table-cell table:style-name="ce55" table:formula="of:=[.L23]-[.M23]" office:value-type="float" office:value="51.3328713060663" calcext:value-type="float">
            <text:p>51.33287</text:p>
          </table:table-cell>
          <table:table-cell table:style-name="ce55" table:formula="of:=[.G23]-[.N23]" office:value-type="float" office:value="393.891042911722" calcext:value-type="float">
            <text:p>393.891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55" table:formula="of:=[.G23]*[.H23]*[.F23]" office:value-type="float" office:value="5.7702057037353" calcext:value-type="float">
            <text:p>5.77021</text:p>
          </table:table-cell>
          <table:table-cell table:style-name="ce55" table:formula="of:=[.M23]+[.N23]" office:value-type="float" office:value="61.5553161519795" calcext:value-type="float">
            <text:p>61.55532</text:p>
          </table:table-cell>
          <table:table-cell table:style-name="ce55" table:formula="of:=[.R23]+[.N23]" office:value-type="float" office:value="57.1030770098016" calcext:value-type="float">
            <text:p>57.103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64" table:formula="of:=[.S23]*[.V23]" office:value-type="float" office:value="55.8716423563123" calcext:value-type="float">
            <text:p>55.87164</text:p>
          </table:table-cell>
          <table:table-cell table:style-name="ce64" table:formula="of:=[.T23]*[.V23]" office:value-type="float" office:value="51.8304980882467" calcext:value-type="float">
            <text:p>51.83050</text:p>
          </table:table-cell>
          <table:table-cell table:style-name="ce2"/>
          <table:table-cell table:style-name="ce2" office:value-type="string" calcext:value-type="string">
            <text:p>npv</text:p>
          </table:table-cell>
          <table:table-cell table:style-name="ce48" table:formula="of:=ABS([.O20]*[.Q20]-([.AA22]*(SUM([.Q21:.Q25]))+[.O25]*[.Q25]))" office:value-type="float" office:value="0.00000002859553660528" calcext:value-type="float">
            <text:p>0.00000</text:p>
          </table:table-cell>
          <table:table-cell table:number-columns-repeated="997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34-06-30" calcext:value-type="date">
            <text:p>2034-06-30</text:p>
          </table:table-cell>
          <table:table-cell table:style-name="ce51" table:formula="of:=DATE(YEAR([.B24])+1;MONTH([.B24]); DAY([.B24]))" office:value-type="date" office:date-value="2035-06-30" calcext:value-type="date">
            <text:p>2035-06-30</text:p>
          </table:table-cell>
          <table:table-cell table:style-name="ce53" table:formula="of:=[.C24]-[.A24]" office:value-type="float" office:value="4957" calcext:value-type="float">
            <text:p>4,957</text:p>
          </table:table-cell>
          <table:table-cell table:style-name="ce53" table:formula="of:=[.E23]-1" office:value-type="float" office:value="7" calcext:value-type="float">
            <text:p>7</text:p>
          </table:table-cell>
          <table:table-cell table:style-name="ce55" table:formula="of:=[.F23]" office:value-type="float" office:value="1" calcext:value-type="float">
            <text:p>1.00000</text:p>
          </table:table-cell>
          <table:table-cell table:style-name="ce55" table:formula="of:=[.O23]" office:value-type="float" office:value="393.891042911722" calcext:value-type="float">
            <text:p>393.89104</text:p>
          </table:table-cell>
          <table:table-cell table:style-name="ce60" table:formula="of:=[.H23]" office:value-type="percentage" office:value="0.0129602330860258" calcext:value-type="percentage">
            <text:p>1.29602%</text:p>
          </table:table-cell>
          <table:table-cell table:style-name="ce105" table:formula="of:=[.I23]" office:value-type="float" office:value="1" calcext:value-type="float">
            <text:p>1.00000</text:p>
          </table:table-cell>
          <table:table-cell table:style-name="ce105" table:formula="of:=[.J23]" office:value-type="float" office:value="0.01" calcext:value-type="float">
            <text:p>0.01000</text:p>
          </table:table-cell>
          <table:table-cell table:style-name="ce60" table:formula="of:=[.I24]*[.H24]+[.J24]" office:value-type="percentage" office:value="0.0229602330860258" calcext:value-type="percentage">
            <text:p>2.29602%</text:p>
          </table:table-cell>
          <table:table-cell table:style-name="ce55" table:formula="of:=[.G24]*CALC_ANNUITY_PAYMENT([.K24];[.E24];1/[.F24])" office:value-type="float" office:value="61.5553161519795" calcext:value-type="float">
            <text:p>61.55532</text:p>
          </table:table-cell>
          <table:table-cell table:style-name="ce55" table:formula="of:=[.K24]*[.G24]*[.F24]" office:value-type="float" office:value="9.04383015575094" calcext:value-type="float">
            <text:p>9.04383</text:p>
          </table:table-cell>
          <table:table-cell table:style-name="ce55" table:formula="of:=[.L24]-[.M24]" office:value-type="float" office:value="52.5114859962286" calcext:value-type="float">
            <text:p>52.51149</text:p>
          </table:table-cell>
          <table:table-cell table:style-name="ce55" table:formula="of:=[.G24]-[.N24]" office:value-type="float" office:value="341.379556915494" calcext:value-type="float">
            <text:p>341.3795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55" table:formula="of:=[.G24]*[.H24]*[.F24]" office:value-type="float" office:value="5.10491972663371" calcext:value-type="float">
            <text:p>5.10492</text:p>
          </table:table-cell>
          <table:table-cell table:style-name="ce55" table:formula="of:=[.M24]+[.N24]" office:value-type="float" office:value="61.5553161519795" calcext:value-type="float">
            <text:p>61.55532</text:p>
          </table:table-cell>
          <table:table-cell table:style-name="ce55" table:formula="of:=[.R24]+[.N24]" office:value-type="float" office:value="57.6164057228623" calcext:value-type="float">
            <text:p>57.6164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64" table:formula="of:=[.S24]*[.V24]" office:value-type="float" office:value="55.003132724515" calcext:value-type="float">
            <text:p>55.00313</text:p>
          </table:table-cell>
          <table:table-cell table:style-name="ce64" table:formula="of:=[.T24]*[.V24]" office:value-type="float" office:value="51.4834949959426" calcext:value-type="float">
            <text:p>51.48349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35-06-30" calcext:value-type="date">
            <text:p>2035-06-30</text:p>
          </table:table-cell>
          <table:table-cell table:style-name="ce51" table:formula="of:=DATE(YEAR([.B25])+1;MONTH([.B25]); DAY([.B25]))" office:value-type="date" office:date-value="2036-06-30" calcext:value-type="date">
            <text:p>2036-06-30</text:p>
          </table:table-cell>
          <table:table-cell table:style-name="ce53" table:formula="of:=[.C25]-[.A25]" office:value-type="float" office:value="5323" calcext:value-type="float">
            <text:p>5,323</text:p>
          </table:table-cell>
          <table:table-cell table:style-name="ce53" table:formula="of:=[.E24]-1" office:value-type="float" office:value="6" calcext:value-type="float">
            <text:p>6</text:p>
          </table:table-cell>
          <table:table-cell table:style-name="ce55" table:formula="of:=[.F24]" office:value-type="float" office:value="1" calcext:value-type="float">
            <text:p>1.00000</text:p>
          </table:table-cell>
          <table:table-cell table:style-name="ce55" table:formula="of:=[.O24]" office:value-type="float" office:value="341.379556915494" calcext:value-type="float">
            <text:p>341.37956</text:p>
          </table:table-cell>
          <table:table-cell table:style-name="ce60" table:formula="of:=[.H24]" office:value-type="percentage" office:value="0.0129602330860258" calcext:value-type="percentage">
            <text:p>1.29602%</text:p>
          </table:table-cell>
          <table:table-cell table:style-name="ce105" table:formula="of:=[.I24]" office:value-type="float" office:value="1" calcext:value-type="float">
            <text:p>1.00000</text:p>
          </table:table-cell>
          <table:table-cell table:style-name="ce105" table:formula="of:=[.J24]" office:value-type="float" office:value="0.01" calcext:value-type="float">
            <text:p>0.01000</text:p>
          </table:table-cell>
          <table:table-cell table:style-name="ce60" table:formula="of:=[.I25]*[.H25]+[.J25]" office:value-type="percentage" office:value="0.0229602330860258" calcext:value-type="percentage">
            <text:p>2.29602%</text:p>
          </table:table-cell>
          <table:table-cell table:style-name="ce55" table:formula="of:=[.G25]*CALC_ANNUITY_PAYMENT([.K25];[.E25];1/[.F25])" office:value-type="float" office:value="61.5553161519795" calcext:value-type="float">
            <text:p>61.55532</text:p>
          </table:table-cell>
          <table:table-cell table:style-name="ce55" table:formula="of:=[.K25]*[.G25]*[.F25]" office:value-type="float" office:value="7.83815419758395" calcext:value-type="float">
            <text:p>7.83815</text:p>
          </table:table-cell>
          <table:table-cell table:style-name="ce55" table:formula="of:=[.L25]-[.M25]" office:value-type="float" office:value="53.7171619543956" calcext:value-type="float">
            <text:p>53.71716</text:p>
          </table:table-cell>
          <table:table-cell table:style-name="ce55" table:formula="of:=[.G25]-[.N25]" office:value-type="float" office:value="287.662394961098" calcext:value-type="float">
            <text:p>287.6623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55" table:formula="of:=[.G25]*[.H25]*[.F25]" office:value-type="float" office:value="4.42435862842901" calcext:value-type="float">
            <text:p>4.42436</text:p>
          </table:table-cell>
          <table:table-cell table:style-name="ce55" table:formula="of:=[.M25]+[.N25]" office:value-type="float" office:value="61.5553161519795" calcext:value-type="float">
            <text:p>61.55532</text:p>
          </table:table-cell>
          <table:table-cell table:style-name="ce55" table:formula="of:=[.R25]+[.N25]" office:value-type="float" office:value="58.1415205828246" calcext:value-type="float">
            <text:p>58.1415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64" table:formula="of:=[.S25]*[.V25]" office:value-type="float" office:value="54.0843046442558" calcext:value-type="float">
            <text:p>54.08430</text:p>
          </table:table-cell>
          <table:table-cell table:style-name="ce64" table:formula="of:=[.T25]*[.V25]" office:value-type="float" office:value="51.0848438162174" calcext:value-type="float">
            <text:p>51.08484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36-06-30" calcext:value-type="date">
            <text:p>2036-06-30</text:p>
          </table:table-cell>
          <table:table-cell table:style-name="ce43" table:formula="of:=DATE(YEAR([.B26])+1;MONTH([.B26]); DAY([.B26]))" office:value-type="date" office:date-value="2037-06-30" calcext:value-type="date">
            <text:p>2037-06-30</text:p>
          </table:table-cell>
          <table:table-cell table:style-name="ce44" table:formula="of:=[.C26]-[.A26]" office:value-type="float" office:value="5688" calcext:value-type="float">
            <text:p>5,688</text:p>
          </table:table-cell>
          <table:table-cell table:style-name="ce44" table:formula="of:=[.E25]-1" office:value-type="float" office:value="5" calcext:value-type="float">
            <text:p>5</text:p>
          </table:table-cell>
          <table:table-cell table:style-name="ce45" table:formula="of:=[.F25]" office:value-type="float" office:value="1" calcext:value-type="float">
            <text:p>1.00000</text:p>
          </table:table-cell>
          <table:table-cell table:style-name="ce45" table:formula="of:=[.O25]" office:value-type="float" office:value="287.662394961098" calcext:value-type="float">
            <text:p>287.66239</text:p>
          </table:table-cell>
          <table:table-cell table:style-name="ce46" table:formula="of:=[.AA26]" office:value-type="percentage" office:value="0.0146743624395803" calcext:value-type="percentage">
            <text:p>1.46744%</text:p>
          </table:table-cell>
          <table:table-cell table:style-name="ce98" table:formula="of:=[.I25]" office:value-type="float" office:value="1" calcext:value-type="float">
            <text:p>1.00000</text:p>
          </table:table-cell>
          <table:table-cell table:style-name="ce98" table:formula="of:=[.J25]" office:value-type="float" office:value="0.01" calcext:value-type="float">
            <text:p>0.01000</text:p>
          </table:table-cell>
          <table:table-cell table:style-name="ce46" table:formula="of:=[.I26]*[.H26]+[.J26]" office:value-type="percentage" office:value="0.0246743624395803" calcext:value-type="percentage">
            <text:p>2.46744%</text:p>
          </table:table-cell>
          <table:table-cell table:style-name="ce45" table:formula="of:=[.G26]*CALC_ANNUITY_PAYMENT([.K26];[.E26];1/[.F26])" office:value-type="float" office:value="61.8603969100881" calcext:value-type="float">
            <text:p>61.86040</text:p>
          </table:table-cell>
          <table:table-cell table:style-name="ce45" table:formula="of:=[.K26]*[.G26]*[.F26]" office:value-type="float" office:value="7.09788619350783" calcext:value-type="float">
            <text:p>7.09789</text:p>
          </table:table-cell>
          <table:table-cell table:style-name="ce45" table:formula="of:=[.L26]-[.M26]" office:value-type="float" office:value="54.7625107165803" calcext:value-type="float">
            <text:p>54.76251</text:p>
          </table:table-cell>
          <table:table-cell table:style-name="ce45" table:formula="of:=[.G26]-[.N26]" office:value-type="float" office:value="232.899884244518" calcext:value-type="float">
            <text:p>232.89988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5" table:formula="of:=[.G26]*[.H26]*[.F26]" office:value-type="float" office:value="4.22126224389685" calcext:value-type="float">
            <text:p>4.22126</text:p>
          </table:table-cell>
          <table:table-cell table:style-name="ce45" table:formula="of:=[.M26]+[.N26]" office:value-type="float" office:value="61.8603969100881" calcext:value-type="float">
            <text:p>61.86040</text:p>
          </table:table-cell>
          <table:table-cell table:style-name="ce45" table:formula="of:=[.R26]+[.N26]" office:value-type="float" office:value="58.9837729604771" calcext:value-type="float">
            <text:p>58.98377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48" table:formula="of:=[.S26]*[.V26]" office:value-type="float" office:value="53.5351391251629" calcext:value-type="float">
            <text:p>53.53514</text:p>
          </table:table-cell>
          <table:table-cell table:style-name="ce48" table:formula="of:=[.T26]*[.V26]" office:value-type="float" office:value="51.045655205798" calcext:value-type="float">
            <text:p>51.04566</text:p>
          </table:table-cell>
          <table:table-cell table:style-name="ce2"/>
          <table:table-cell table:style-name="ce2" office:value-type="string" calcext:value-type="string">
            <text:p>internal rate</text:p>
          </table:table-cell>
          <table:table-cell table:style-name="ce46" office:value-type="percentage" office:value="0.0146743624395803" calcext:value-type="percentage">
            <text:p>1.46744%</text:p>
          </table:table-cell>
          <table:table-cell table:number-columns-repeated="997"/>
        </table:table-row>
        <table:table-row table:style-name="ro1">
          <table:table-cell table:style-name="ce43" table:formula="of:=[.A26]" office:value-type="date" office:date-value="2021-12-03" calcext:value-type="date">
            <text:p>2021-12-03</text:p>
          </table:table-cell>
          <table:table-cell table:style-name="ce43" table:formula="of:=[.C26]" office:value-type="date" office:date-value="2037-06-30" calcext:value-type="date">
            <text:p>2037-06-30</text:p>
          </table:table-cell>
          <table:table-cell table:style-name="ce43" table:formula="of:=DATE(YEAR([.B27])+1;MONTH([.B27]); DAY([.B27]))" office:value-type="date" office:date-value="2038-06-30" calcext:value-type="date">
            <text:p>2038-06-30</text:p>
          </table:table-cell>
          <table:table-cell table:style-name="ce44" table:formula="of:=[.C27]-[.A27]" office:value-type="float" office:value="6053" calcext:value-type="float">
            <text:p>6,053</text:p>
          </table:table-cell>
          <table:table-cell table:style-name="ce44" table:formula="of:=[.E26]-1" office:value-type="float" office:value="4" calcext:value-type="float">
            <text:p>4</text:p>
          </table:table-cell>
          <table:table-cell table:style-name="ce45" table:formula="of:=[.F26]" office:value-type="float" office:value="1" calcext:value-type="float">
            <text:p>1.00000</text:p>
          </table:table-cell>
          <table:table-cell table:style-name="ce45" table:formula="of:=[.O26]" office:value-type="float" office:value="232.899884244518" calcext:value-type="float">
            <text:p>232.89988</text:p>
          </table:table-cell>
          <table:table-cell table:style-name="ce46" table:formula="of:=[.H26]" office:value-type="percentage" office:value="0.0146743624395803" calcext:value-type="percentage">
            <text:p>1.46744%</text:p>
          </table:table-cell>
          <table:table-cell table:style-name="ce98" table:formula="of:=[.I26]" office:value-type="float" office:value="1" calcext:value-type="float">
            <text:p>1.00000</text:p>
          </table:table-cell>
          <table:table-cell table:style-name="ce98" table:formula="of:=[.J26]" office:value-type="float" office:value="0.01" calcext:value-type="float">
            <text:p>0.01000</text:p>
          </table:table-cell>
          <table:table-cell table:style-name="ce46" table:formula="of:=[.I27]*[.H27]+[.J27]" office:value-type="percentage" office:value="0.0246743624395803" calcext:value-type="percentage">
            <text:p>2.46744%</text:p>
          </table:table-cell>
          <table:table-cell table:style-name="ce45" table:formula="of:=[.G27]*CALC_ANNUITY_PAYMENT([.K27];[.E27];1/[.F27])" office:value-type="float" office:value="61.8603969100881" calcext:value-type="float">
            <text:p>61.86040</text:p>
          </table:table-cell>
          <table:table-cell table:style-name="ce45" table:formula="of:=[.K27]*[.G27]*[.F27]" office:value-type="float" office:value="5.74665615598553" calcext:value-type="float">
            <text:p>5.74666</text:p>
          </table:table-cell>
          <table:table-cell table:style-name="ce45" table:formula="of:=[.L27]-[.M27]" office:value-type="float" office:value="56.1137407541026" calcext:value-type="float">
            <text:p>56.11374</text:p>
          </table:table-cell>
          <table:table-cell table:style-name="ce45" table:formula="of:=[.G27]-[.N27]" office:value-type="float" office:value="176.786143490415" calcext:value-type="float">
            <text:p>176.7861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5" table:formula="of:=[.G27]*[.H27]*[.F27]" office:value-type="float" office:value="3.41765731354035" calcext:value-type="float">
            <text:p>3.41766</text:p>
          </table:table-cell>
          <table:table-cell table:style-name="ce45" table:formula="of:=[.M27]+[.N27]" office:value-type="float" office:value="61.8603969100881" calcext:value-type="float">
            <text:p>61.86040</text:p>
          </table:table-cell>
          <table:table-cell table:style-name="ce45" table:formula="of:=[.R27]+[.N27]" office:value-type="float" office:value="59.5313980676429" calcext:value-type="float">
            <text:p>59.5314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48" table:formula="of:=[.S27]*[.V27]" office:value-type="float" office:value="52.8036355339783" calcext:value-type="float">
            <text:p>52.80364</text:p>
          </table:table-cell>
          <table:table-cell table:style-name="ce48" table:formula="of:=[.T27]*[.V27]" office:value-type="float" office:value="50.815617154234" calcext:value-type="float">
            <text:p>50.81562</text:p>
          </table:table-cell>
          <table:table-cell table:style-name="ce2"/>
          <table:table-cell table:style-name="ce2" office:value-type="string" calcext:value-type="string">
            <text:p>annuity payment</text:p>
          </table:table-cell>
          <table:table-cell table:style-name="ce2" table:formula="of:=[.G26]*CALC_ANNUITY_PAYMENT([.AA26];[.E26];1/[.F26])" office:value-type="float" office:value="60.0898317701071" calcext:value-type="float">
            <text:p>60.0898317701071</text:p>
          </table:table-cell>
          <table:table-cell table:number-columns-repeated="997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38-06-30" calcext:value-type="date">
            <text:p>2038-06-30</text:p>
          </table:table-cell>
          <table:table-cell table:style-name="ce43" table:formula="of:=DATE(YEAR([.B28])+1;MONTH([.B28]); DAY([.B28]))" office:value-type="date" office:date-value="2039-06-30" calcext:value-type="date">
            <text:p>2039-06-30</text:p>
          </table:table-cell>
          <table:table-cell table:style-name="ce44" table:formula="of:=[.C28]-[.A28]" office:value-type="float" office:value="6418" calcext:value-type="float">
            <text:p>6,418</text:p>
          </table:table-cell>
          <table:table-cell table:style-name="ce44" table:formula="of:=[.E27]-1" office:value-type="float" office:value="3" calcext:value-type="float">
            <text:p>3</text:p>
          </table:table-cell>
          <table:table-cell table:style-name="ce45" table:formula="of:=[.F27]" office:value-type="float" office:value="1" calcext:value-type="float">
            <text:p>1.00000</text:p>
          </table:table-cell>
          <table:table-cell table:style-name="ce45" table:formula="of:=[.O27]" office:value-type="float" office:value="176.786143490415" calcext:value-type="float">
            <text:p>176.78614</text:p>
          </table:table-cell>
          <table:table-cell table:style-name="ce46" table:formula="of:=[.H27]" office:value-type="percentage" office:value="0.0146743624395803" calcext:value-type="percentage">
            <text:p>1.46744%</text:p>
          </table:table-cell>
          <table:table-cell table:style-name="ce98" table:formula="of:=[.I27]" office:value-type="float" office:value="1" calcext:value-type="float">
            <text:p>1.00000</text:p>
          </table:table-cell>
          <table:table-cell table:style-name="ce98" table:formula="of:=[.J27]" office:value-type="float" office:value="0.01" calcext:value-type="float">
            <text:p>0.01000</text:p>
          </table:table-cell>
          <table:table-cell table:style-name="ce46" table:formula="of:=[.I28]*[.H28]+[.J28]" office:value-type="percentage" office:value="0.0246743624395803" calcext:value-type="percentage">
            <text:p>2.46744%</text:p>
          </table:table-cell>
          <table:table-cell table:style-name="ce45" table:formula="of:=[.G28]*CALC_ANNUITY_PAYMENT([.K28];[.E28];1/[.F28])" office:value-type="float" office:value="61.8603969100882" calcext:value-type="float">
            <text:p>61.86040</text:p>
          </table:table-cell>
          <table:table-cell table:style-name="ce45" table:formula="of:=[.K28]*[.G28]*[.F28]" office:value-type="float" office:value="4.36208537877816" calcext:value-type="float">
            <text:p>4.36209</text:p>
          </table:table-cell>
          <table:table-cell table:style-name="ce45" table:formula="of:=[.L28]-[.M28]" office:value-type="float" office:value="57.49831153131" calcext:value-type="float">
            <text:p>57.49831</text:p>
          </table:table-cell>
          <table:table-cell table:style-name="ce45" table:formula="of:=[.G28]-[.N28]" office:value-type="float" office:value="119.287831959105" calcext:value-type="float">
            <text:p>119.28783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5" table:formula="of:=[.G28]*[.H28]*[.F28]" office:value-type="float" office:value="2.594223943874" calcext:value-type="float">
            <text:p>2.59422</text:p>
          </table:table-cell>
          <table:table-cell table:style-name="ce45" table:formula="of:=[.M28]+[.N28]" office:value-type="float" office:value="61.8603969100882" calcext:value-type="float">
            <text:p>61.86040</text:p>
          </table:table-cell>
          <table:table-cell table:style-name="ce45" table:formula="of:=[.R28]+[.N28]" office:value-type="float" office:value="60.092535475184" calcext:value-type="float">
            <text:p>60.09254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48" table:formula="of:=[.S28]*[.V28]" office:value-type="float" office:value="52.0563829463959" calcext:value-type="float">
            <text:p>52.05638</text:p>
          </table:table-cell>
          <table:table-cell table:style-name="ce48" table:formula="of:=[.T28]*[.V28]" office:value-type="float" office:value="50.5687030017409" calcext:value-type="float">
            <text:p>50.56870</text:p>
          </table:table-cell>
          <table:table-cell table:style-name="ce2"/>
          <table:table-cell table:style-name="ce2" office:value-type="string" calcext:value-type="string">
            <text:p>npv</text:p>
          </table:table-cell>
          <table:table-cell table:style-name="ce48" table:formula="of:=ABS([.O25]*[.Q25]-([.AA27]*(SUM([.Q26:.Q30]))+[.O30]*[.Q30]))" office:value-type="float" office:value="0.00000000821364665171" calcext:value-type="float">
            <text:p>0.00000</text:p>
          </table:table-cell>
          <table:table-cell table:number-columns-repeated="997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9-06-30" calcext:value-type="date">
            <text:p>2039-06-30</text:p>
          </table:table-cell>
          <table:table-cell table:style-name="ce43" table:formula="of:=DATE(YEAR([.B29])+1;MONTH([.B29]); DAY([.B29]))" office:value-type="date" office:date-value="2040-06-30" calcext:value-type="date">
            <text:p>2040-06-30</text:p>
          </table:table-cell>
          <table:table-cell table:style-name="ce44" table:formula="of:=[.C29]-[.A29]" office:value-type="float" office:value="6784" calcext:value-type="float">
            <text:p>6,784</text:p>
          </table:table-cell>
          <table:table-cell table:style-name="ce44" table:formula="of:=[.E28]-1" office:value-type="float" office:value="2" calcext:value-type="float">
            <text:p>2</text:p>
          </table:table-cell>
          <table:table-cell table:style-name="ce45" table:formula="of:=[.F28]" office:value-type="float" office:value="1" calcext:value-type="float">
            <text:p>1.00000</text:p>
          </table:table-cell>
          <table:table-cell table:style-name="ce45" table:formula="of:=[.O28]" office:value-type="float" office:value="119.287831959105" calcext:value-type="float">
            <text:p>119.28783</text:p>
          </table:table-cell>
          <table:table-cell table:style-name="ce46" table:formula="of:=[.H28]" office:value-type="percentage" office:value="0.0146743624395803" calcext:value-type="percentage">
            <text:p>1.46744%</text:p>
          </table:table-cell>
          <table:table-cell table:style-name="ce98" table:formula="of:=[.I28]" office:value-type="float" office:value="1" calcext:value-type="float">
            <text:p>1.00000</text:p>
          </table:table-cell>
          <table:table-cell table:style-name="ce98" table:formula="of:=[.J28]" office:value-type="float" office:value="0.01" calcext:value-type="float">
            <text:p>0.01000</text:p>
          </table:table-cell>
          <table:table-cell table:style-name="ce46" table:formula="of:=[.I29]*[.H29]+[.J29]" office:value-type="percentage" office:value="0.0246743624395803" calcext:value-type="percentage">
            <text:p>2.46744%</text:p>
          </table:table-cell>
          <table:table-cell table:style-name="ce45" table:formula="of:=[.G29]*CALC_ANNUITY_PAYMENT([.K29];[.E29];1/[.F29])" office:value-type="float" office:value="61.8603969100882" calcext:value-type="float">
            <text:p>61.86040</text:p>
          </table:table-cell>
          <table:table-cell table:style-name="ce45" table:formula="of:=[.K29]*[.G29]*[.F29]" office:value-type="float" office:value="2.94335120039071" calcext:value-type="float">
            <text:p>2.94335</text:p>
          </table:table-cell>
          <table:table-cell table:style-name="ce45" table:formula="of:=[.L29]-[.M29]" office:value-type="float" office:value="58.9170457096975" calcext:value-type="float">
            <text:p>58.91705</text:p>
          </table:table-cell>
          <table:table-cell table:style-name="ce45" table:formula="of:=[.G29]-[.N29]" office:value-type="float" office:value="60.3707862494078" calcext:value-type="float">
            <text:p>60.3707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5" table:formula="of:=[.G29]*[.H29]*[.F29]" office:value-type="float" office:value="1.75047288079966" calcext:value-type="float">
            <text:p>1.75047</text:p>
          </table:table-cell>
          <table:table-cell table:style-name="ce45" table:formula="of:=[.M29]+[.N29]" office:value-type="float" office:value="61.8603969100882" calcext:value-type="float">
            <text:p>61.86040</text:p>
          </table:table-cell>
          <table:table-cell table:style-name="ce45" table:formula="of:=[.R29]+[.N29]" office:value-type="float" office:value="60.6675185904971" calcext:value-type="float">
            <text:p>60.66752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48" table:formula="of:=[.S29]*[.V29]" office:value-type="float" office:value="51.2902447442844" calcext:value-type="float">
            <text:p>51.29024</text:p>
          </table:table-cell>
          <table:table-cell table:style-name="ce48" table:formula="of:=[.T29]*[.V29]" office:value-type="float" office:value="50.3011948186769" calcext:value-type="float">
            <text:p>50.30119</text:p>
          </table:table-cell>
          <table:table-cell table:style-name="ce2" table:number-columns-repeated="3"/>
          <table:table-cell table:number-columns-repeated="997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40-06-30" calcext:value-type="date">
            <text:p>2040-06-30</text:p>
          </table:table-cell>
          <table:table-cell table:style-name="ce43" table:formula="of:=DATE(YEAR([.B30])+1;MONTH([.B30]); DAY([.B30]))" office:value-type="date" office:date-value="2041-06-30" calcext:value-type="date">
            <text:p>2041-06-30</text:p>
          </table:table-cell>
          <table:table-cell table:style-name="ce44" table:formula="of:=[.C30]-[.A30]" office:value-type="float" office:value="7149" calcext:value-type="float">
            <text:p>7,149</text:p>
          </table:table-cell>
          <table:table-cell table:style-name="ce44" table:formula="of:=[.E29]-1" office:value-type="float" office:value="1" calcext:value-type="float">
            <text:p>1</text:p>
          </table:table-cell>
          <table:table-cell table:style-name="ce45" table:formula="of:=[.F29]" office:value-type="float" office:value="1" calcext:value-type="float">
            <text:p>1.00000</text:p>
          </table:table-cell>
          <table:table-cell table:style-name="ce45" table:formula="of:=[.O29]" office:value-type="float" office:value="60.3707862494078" calcext:value-type="float">
            <text:p>60.37079</text:p>
          </table:table-cell>
          <table:table-cell table:style-name="ce46" table:formula="of:=[.H29]" office:value-type="percentage" office:value="0.0146743624395803" calcext:value-type="percentage">
            <text:p>1.46744%</text:p>
          </table:table-cell>
          <table:table-cell table:style-name="ce98" table:formula="of:=[.I29]" office:value-type="float" office:value="1" calcext:value-type="float">
            <text:p>1.00000</text:p>
          </table:table-cell>
          <table:table-cell table:style-name="ce98" table:formula="of:=[.J29]" office:value-type="float" office:value="0.01" calcext:value-type="float">
            <text:p>0.01000</text:p>
          </table:table-cell>
          <table:table-cell table:style-name="ce46" table:formula="of:=[.I30]*[.H30]+[.J30]" office:value-type="percentage" office:value="0.0246743624395803" calcext:value-type="percentage">
            <text:p>2.46744%</text:p>
          </table:table-cell>
          <table:table-cell table:style-name="ce45" table:formula="of:=[.G30]*CALC_ANNUITY_PAYMENT([.K30];[.E30];1/[.F30])" office:value-type="float" office:value="61.8603969100881" calcext:value-type="float">
            <text:p>61.86040</text:p>
          </table:table-cell>
          <table:table-cell table:style-name="ce45" table:formula="of:=[.K30]*[.G30]*[.F30]" office:value-type="float" office:value="1.48961066068032" calcext:value-type="float">
            <text:p>1.48961</text:p>
          </table:table-cell>
          <table:table-cell table:style-name="ce45" table:formula="of:=[.L30]-[.M30]" office:value-type="float" office:value="60.3707862494078" calcext:value-type="float">
            <text:p>60.37079</text:p>
          </table:table-cell>
          <table:table-cell table:style-name="ce45" table:formula="of:=[.G30]-[.N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5" table:formula="of:=[.G30]*[.H30]*[.F30]" office:value-type="float" office:value="0.885902798186241" calcext:value-type="float">
            <text:p>0.88590</text:p>
          </table:table-cell>
          <table:table-cell table:style-name="ce45" table:formula="of:=[.M30]+[.N30]" office:value-type="float" office:value="61.8603969100881" calcext:value-type="float">
            <text:p>61.86040</text:p>
          </table:table-cell>
          <table:table-cell table:style-name="ce45" table:formula="of:=[.R30]+[.N30]" office:value-type="float" office:value="61.2566890475941" calcext:value-type="float">
            <text:p>61.25669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48" table:formula="of:=[.S30]*[.V30]" office:value-type="float" office:value="50.5105223229576" calcext:value-type="float">
            <text:p>50.51052</text:p>
          </table:table-cell>
          <table:table-cell table:style-name="ce48" table:formula="of:=[.T30]*[.V30]" office:value-type="float" office:value="50.0175801339611" calcext:value-type="float">
            <text:p>50.01758</text:p>
          </table:table-cell>
          <table:table-cell table:style-name="ce2" table:number-columns-repeated="2"/>
          <table:table-cell table:style-name="ce48"/>
          <table:table-cell table:number-columns-repeated="99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46"/>
          <table:table-cell table:style-name="ce2"/>
          <table:table-cell table:style-name="ce45" table:number-columns-repeated="2"/>
          <table:table-cell table:number-columns-repeated="3"/>
          <table:table-cell table:style-name="ce45"/>
          <table:table-cell table:number-columns-repeated="4"/>
          <table:table-cell table:style-name="ce66" table:formula="of:=SUM([.W11:.W30])" office:value-type="float" office:value="1135.3448385678" calcext:value-type="float">
            <text:p>1,135.34484</text:p>
          </table:table-cell>
          <table:table-cell table:style-name="ce66" table:formula="of:=SUM([.X11:.X30])" office:value-type="float" office:value="1028.05587508562" calcext:value-type="float">
            <text:p>1,028.05588</text:p>
          </table:table-cell>
          <table:table-cell table:style-name="ce2" table:number-columns-repeated="3"/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5" number:min-decimal-places="5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3:49:20.2004434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17:21:01.553185278</dc:date>
    <meta:editing-duration>PT15H26M19S</meta:editing-duration>
    <meta:editing-cycles>89</meta:editing-cycles>
    <meta:generator>LibreOffice/7.2.4.1$Linux_X86_64 LibreOffice_project/20$Build-1</meta:generator>
    <meta:document-statistic meta:table-count="11" meta:cell-count="56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manual_calc.I1:manual_calc.I45 manual_calc.K1:manual_calc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nual_calc.I2:manual_calc.I45" chart:label-cell-address="manual_calc.I1:manual_calc.I1" chart:class="chart:line">
            <chart:data-point chart:repeated="44"/>
          </chart:series>
          <chart:series chart:style-name="ch8" chart:values-cell-range-address="manual_calc.K2:manual_calc.K45" chart:label-cell-address="manual_calc.K1:manual_calc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manual_calc.I1:manual_calc.I1</svg:desc>
                </draw:g>
              </table:table-cell>
              <table:table-cell office:value-type="string">
                <text:p>df_rp</text:p>
                <draw:g>
                  <svg:desc>manual_calc.K1:manual_calc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manual_calc.I2:manual_calc.I45</svg:desc>
                </draw:g>
              </table:table-cell>
              <table:table-cell office:value-type="float" office:value="1.0000103">
                <text:p>1.0000103</text:p>
                <draw:g>
                  <svg:desc>manual_calc.K2:manual_calc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manual_calc.F2:manual_calc.F45 manual_calc.J1:manual_calc.J45 manual_calc.L1:manual_calc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manual_calc.F2:manual_calc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nual_calc.J2:manual_calc.J45" chart:label-cell-address="manual_calc.J1:manual_calc.J1" chart:class="chart:line">
            <chart:data-point chart:repeated="44"/>
          </chart:series>
          <chart:series chart:style-name="ch8" chart:values-cell-range-address="manual_calc.L2:manual_calc.L45" chart:label-cell-address="manual_calc.L1:manual_calc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manual_calc.J1:manual_calc.J1</svg:desc>
                </draw:g>
              </table:table-cell>
              <table:table-cell office:value-type="string">
                <text:p>zero_rate_rp</text:p>
                <draw:g>
                  <svg:desc>manual_calc.L1:manual_calc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manual_calc.F2:manual_calc.F45</svg:desc>
                </draw:g>
              </table:table-cell>
              <table:table-cell office:value-type="float" office:value="-0.00373741761046564">
                <text:p>-0.00373741761046564</text:p>
                <draw:g>
                  <svg:desc>manual_calc.J2:manual_calc.J45</svg:desc>
                </draw:g>
              </table:table-cell>
              <table:table-cell office:value-type="float" office:value="-0.0037444">
                <text:p>-0.0037444</text:p>
                <draw:g>
                  <svg:desc>manual_calc.L2:manual_calc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